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ce5" style:family="table-cell" style:parent-style-name="Default" style:data-style-name="N104"/>
    <style:style style:name="ce6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5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P16" table:end-x="0.0846in" table:end-y="0.0831in" draw:z-index="0" draw:style-name="gr1" svg:width="6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  <table:table-cell table:number-columns-repeated="10"/>
        </table:table-row>
        <table:table-row table:style-name="ro1">
          <table:table-cell office:value-type="string">
            <text:p>20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L28" table:end-x="0.8264in" table:end-y="0.0906in" draw:z-index="9" draw:style-name="gr1" svg:width="6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2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2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2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24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18">
          <table:table-cell table:number-columns-repeated="2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2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>
            <draw:frame table:end-cell-address="Sheet1.AA170" table:end-x="0.1102in" table:end-y="0.0949in" draw:z-index="45" draw:style-name="gr1" svg:width="6.1028in" svg:height="2.7508in" svg:x="0.2307in" svg:y="0.011in">
              <draw:object draw:notify-on-update-of-ranges="Sheet1.L160:Sheet1.L180 Sheet1.M159:Sheet1.M159 Sheet1.M160:Sheet1.M180 Sheet1.N159:Sheet1.N159 Sheet1.N160:Sheet1.N180 Sheet1.O159:Sheet1.O159 Sheet1.O160:Sheet1.O180 Sheet1.P159:Sheet1.P159 Sheet1.P160:Sheet1.P180 Sheet1.Q159:Sheet1.Q159 Sheet1.Q160:Sheet1.Q180 Sheet1.R159:Sheet1.R159 Sheet1.R160:Sheet1.R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one direction change, Speed compare, random h=0.2, p = 0.99, 8 Agents</text:p>
          </table:table-cell>
          <table:table-cell office:value-type="string">
            <text:p>Speed</text:p>
          </table:table-cell>
          <table:table-cell table:number-columns-repeated="3"/>
          <table:table-cell office:value-type="string">
            <text:p>XCS (2000)</text:p>
          </table:table-cell>
          <table:table-cell office:value-type="string">
            <text:p>SXCS (2000)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Zufällige Bewegung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>
            <draw:frame table:end-cell-address="Sheet1.L174" table:end-x="0.7055in" table:end-y="0.1319in" draw:z-index="47" draw:style-name="gr1" svg:width="6in" svg:height="2.7598in" svg:x="0.0398in" svg:y="0.0394in">
              <draw:object draw:notify-on-update-of-ranges="Sheet1.B160:Sheet1.B180 Sheet1.C159:Sheet1.C159 Sheet1.C160:Sheet1.C180 Sheet1.D159:Sheet1.D159 Sheet1.D160:Sheet1.D180 Sheet1.E159:Sheet1.E159 Sheet1.E160:Sheet1.E180"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number-columns-repeated="4"/>
          <table:table-cell office:value-type="string">
            <text:p>one direction change, Speed compare, random h=0.2, p = 0.99, 8 Agents</text:p>
          </table:table-cell>
          <table:table-cell office:value-type="string">
            <text:p>Spe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2000)</text:p>
          </table:table-cell>
          <table:table-cell office:value-type="string">
            <text:p>SXCS (2000)</text:p>
          </table:table-cell>
          <table: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 office:value-type="float" office:value="98.69">
            <text:p>98.69</text:p>
          </table:table-cell>
          <table:table-cell office:value-type="float" office:value="98.39">
            <text:p>98.39</text:p>
          </table:table-cell>
          <table:table-cell office:value-type="float" office:value="45.62">
            <text:p>45.62</text:p>
          </table:table-cell>
          <table:table-cell/>
          <table:table-cell table:number-columns-repeated="4"/>
          <table:table-cell office:value-type="float" office:value="0">
            <text:p>0</text:p>
          </table:table-cell>
          <table:table-cell table:formula="of:=[.D160]-[.$C160]" office:value-type="float" office:value="64.23">
            <text:p>64.23</text:p>
          </table:table-cell>
          <table:table-cell table:formula="of:=[.E160]-[.$C160]" office:value-type="float" office:value="63.93">
            <text:p>63.93</text:p>
          </table:table-cell>
          <table:table-cell table:formula="of:=[.F160]-[.$C160]" office:value-type="float" office:value="11.16">
            <text:p>11.16</text:p>
          </table:table-cell>
          <table:table-cell table:formula="of:=[.G160]-[.$C160]" office:value-type="float" office:value="-34.46">
            <text:p>-34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31">
            <text:p>35.31</text:p>
          </table:table-cell>
          <table:table-cell office:value-type="float" office:value="96.26">
            <text:p>96.26</text:p>
          </table:table-cell>
          <table:table-cell office:value-type="float" office:value="96.28">
            <text:p>96.28</text:p>
          </table:table-cell>
          <table:table-cell office:value-type="float" office:value="29.78">
            <text:p>29.78</text:p>
          </table:table-cell>
          <table:table-cell/>
          <table:table-cell table:number-columns-repeated="4"/>
          <table:table-cell office:value-type="float" office:value="0.1">
            <text:p>0.1</text:p>
          </table:table-cell>
          <table:table-cell table:formula="of:=[.D161]-[.$C161]" office:value-type="float" office:value="60.95">
            <text:p>60.95</text:p>
          </table:table-cell>
          <table:table-cell table:formula="of:=[.E161]-[.$C161]" office:value-type="float" office:value="60.97">
            <text:p>60.97</text:p>
          </table:table-cell>
          <table:table-cell table:formula="of:=[.F161]-[.$C161]" office:value-type="float" office:value="-5.53">
            <text:p>-5.53</text:p>
          </table:table-cell>
          <table:table-cell table:formula="of:=[.G161]-[.$C161]" office:value-type="float" office:value="-35.31">
            <text:p>-35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2.22">
            <text:p>32.22</text:p>
          </table:table-cell>
          <table:table-cell office:value-type="float" office:value="93.27">
            <text:p>93.27</text:p>
          </table:table-cell>
          <table:table-cell office:value-type="float" office:value="95.1">
            <text:p>95.1</text:p>
          </table:table-cell>
          <table:table-cell office:value-type="float" office:value="26.1">
            <text:p>26.1</text:p>
          </table:table-cell>
          <table:table-cell/>
          <table:table-cell table:number-columns-repeated="4"/>
          <table:table-cell office:value-type="float" office:value="0.2">
            <text:p>0.2</text:p>
          </table:table-cell>
          <table:table-cell table:formula="of:=[.D162]-[.$C162]" office:value-type="float" office:value="61.05">
            <text:p>61.05</text:p>
          </table:table-cell>
          <table:table-cell table:formula="of:=[.E162]-[.$C162]" office:value-type="float" office:value="62.88">
            <text:p>62.88</text:p>
          </table:table-cell>
          <table:table-cell table:formula="of:=[.F162]-[.$C162]" office:value-type="float" office:value="-6.12">
            <text:p>-6.12</text:p>
          </table:table-cell>
          <table:table-cell table:formula="of:=[.G162]-[.$C162]" office:value-type="float" office:value="-32.22">
            <text:p>-3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3.16">
            <text:p>33.16</text:p>
          </table:table-cell>
          <table:table-cell office:value-type="float" office:value="91.77">
            <text:p>91.77</text:p>
          </table:table-cell>
          <table:table-cell office:value-type="float" office:value="92.59">
            <text:p>92.59</text:p>
          </table:table-cell>
          <table:table-cell office:value-type="float" office:value="25.4">
            <text:p>25.4</text:p>
          </table:table-cell>
          <table:table-cell/>
          <table:table-cell table:number-columns-repeated="4"/>
          <table:table-cell office:value-type="float" office:value="0.3">
            <text:p>0.3</text:p>
          </table:table-cell>
          <table:table-cell table:formula="of:=[.D163]-[.$C163]" office:value-type="float" office:value="58.61">
            <text:p>58.61</text:p>
          </table:table-cell>
          <table:table-cell table:formula="of:=[.E163]-[.$C163]" office:value-type="float" office:value="59.43">
            <text:p>59.43</text:p>
          </table:table-cell>
          <table:table-cell table:formula="of:=[.F163]-[.$C163]" office:value-type="float" office:value="-7.76">
            <text:p>-7.76</text:p>
          </table:table-cell>
          <table:table-cell table:formula="of:=[.G163]-[.$C163]" office:value-type="float" office:value="-33.16">
            <text:p>-3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3.2">
            <text:p>33.2</text:p>
          </table:table-cell>
          <table:table-cell office:value-type="float" office:value="91.27">
            <text:p>91.27</text:p>
          </table:table-cell>
          <table:table-cell office:value-type="float" office:value="92.96">
            <text:p>92.96</text:p>
          </table:table-cell>
          <table:table-cell office:value-type="float" office:value="25.59">
            <text:p>25.59</text:p>
          </table:table-cell>
          <table:table-cell/>
          <table:table-cell table:number-columns-repeated="4"/>
          <table:table-cell office:value-type="float" office:value="0.4">
            <text:p>0.4</text:p>
          </table:table-cell>
          <table:table-cell table:formula="of:=[.D164]-[.$C164]" office:value-type="float" office:value="58.07">
            <text:p>58.07</text:p>
          </table:table-cell>
          <table:table-cell table:formula="of:=[.E164]-[.$C164]" office:value-type="float" office:value="59.76">
            <text:p>59.76</text:p>
          </table:table-cell>
          <table:table-cell table:formula="of:=[.F164]-[.$C164]" office:value-type="float" office:value="-7.61">
            <text:p>-7.61</text:p>
          </table:table-cell>
          <table:table-cell table:formula="of:=[.G164]-[.$C164]" office:value-type="float" office:value="-33.2">
            <text:p>-3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3.03">
            <text:p>33.03</text:p>
          </table:table-cell>
          <table:table-cell office:value-type="float" office:value="89.95">
            <text:p>89.95</text:p>
          </table:table-cell>
          <table:table-cell office:value-type="float" office:value="91.38">
            <text:p>91.38</text:p>
          </table:table-cell>
          <table:table-cell office:value-type="float" office:value="24.38">
            <text:p>24.38</text:p>
          </table:table-cell>
          <table:table-cell/>
          <table:table-cell table:number-columns-repeated="4"/>
          <table:table-cell office:value-type="float" office:value="0.5">
            <text:p>0.5</text:p>
          </table:table-cell>
          <table:table-cell table:formula="of:=[.D165]-[.$C165]" office:value-type="float" office:value="56.92">
            <text:p>56.92</text:p>
          </table:table-cell>
          <table:table-cell table:formula="of:=[.E165]-[.$C165]" office:value-type="float" office:value="58.35">
            <text:p>58.35</text:p>
          </table:table-cell>
          <table:table-cell table:formula="of:=[.F165]-[.$C165]" office:value-type="float" office:value="-8.65">
            <text:p>-8.65</text:p>
          </table:table-cell>
          <table:table-cell table:formula="of:=[.G165]-[.$C165]" office:value-type="float" office:value="-33.03">
            <text:p>-3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05">
            <text:p>33.05</text:p>
          </table:table-cell>
          <table:table-cell office:value-type="float" office:value="88.02">
            <text:p>88.02</text:p>
          </table:table-cell>
          <table:table-cell office:value-type="float" office:value="89.28">
            <text:p>89.28</text:p>
          </table:table-cell>
          <table:table-cell office:value-type="float" office:value="24.92">
            <text:p>24.92</text:p>
          </table:table-cell>
          <table:table-cell/>
          <table:table-cell table:number-columns-repeated="4"/>
          <table:table-cell office:value-type="float" office:value="0.6">
            <text:p>0.6</text:p>
          </table:table-cell>
          <table:table-cell table:formula="of:=[.D166]-[.$C166]" office:value-type="float" office:value="54.97">
            <text:p>54.97</text:p>
          </table:table-cell>
          <table:table-cell table:formula="of:=[.E166]-[.$C166]" office:value-type="float" office:value="56.23">
            <text:p>56.23</text:p>
          </table:table-cell>
          <table:table-cell table:formula="of:=[.F166]-[.$C166]" office:value-type="float" office:value="-8.13">
            <text:p>-8.13</text:p>
          </table:table-cell>
          <table:table-cell table:formula="of:=[.G166]-[.$C166]" office:value-type="float" office:value="-33.05">
            <text:p>-33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3.13">
            <text:p>33.13</text:p>
          </table:table-cell>
          <table:table-cell office:value-type="float" office:value="86.86">
            <text:p>86.86</text:p>
          </table:table-cell>
          <table:table-cell office:value-type="float" office:value="88.11">
            <text:p>88.11</text:p>
          </table:table-cell>
          <table:table-cell office:value-type="float" office:value="24.45">
            <text:p>24.45</text:p>
          </table:table-cell>
          <table:table-cell/>
          <table:table-cell table:number-columns-repeated="4"/>
          <table:table-cell office:value-type="float" office:value="0.7">
            <text:p>0.7</text:p>
          </table:table-cell>
          <table:table-cell table:formula="of:=[.D167]-[.$C167]" office:value-type="float" office:value="53.73">
            <text:p>53.73</text:p>
          </table:table-cell>
          <table:table-cell table:formula="of:=[.E167]-[.$C167]" office:value-type="float" office:value="54.98">
            <text:p>54.98</text:p>
          </table:table-cell>
          <table:table-cell table:formula="of:=[.F167]-[.$C167]" office:value-type="float" office:value="-8.68">
            <text:p>-8.68</text:p>
          </table:table-cell>
          <table:table-cell table:formula="of:=[.G167]-[.$C167]" office:value-type="float" office:value="-33.13">
            <text:p>-33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45">
            <text:p>33.45</text:p>
          </table:table-cell>
          <table:table-cell office:value-type="float" office:value="84.81">
            <text:p>84.81</text:p>
          </table:table-cell>
          <table:table-cell office:value-type="float" office:value="86.7">
            <text:p>86.7</text:p>
          </table:table-cell>
          <table:table-cell office:value-type="float" office:value="23.35">
            <text:p>23.35</text:p>
          </table:table-cell>
          <table:table-cell/>
          <table:table-cell table:number-columns-repeated="4"/>
          <table:table-cell office:value-type="float" office:value="0.8">
            <text:p>0.8</text:p>
          </table:table-cell>
          <table:table-cell table:formula="of:=[.D168]-[.$C168]" office:value-type="float" office:value="51.36">
            <text:p>51.36</text:p>
          </table:table-cell>
          <table:table-cell table:formula="of:=[.E168]-[.$C168]" office:value-type="float" office:value="53.25">
            <text:p>53.25</text:p>
          </table:table-cell>
          <table:table-cell table:formula="of:=[.F168]-[.$C168]" office:value-type="float" office:value="-10.1">
            <text:p>-10.1</text:p>
          </table:table-cell>
          <table:table-cell table:formula="of:=[.G168]-[.$C168]" office:value-type="float" office:value="-33.45">
            <text:p>-33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3.74">
            <text:p>33.74</text:p>
          </table:table-cell>
          <table:table-cell office:value-type="float" office:value="82.63">
            <text:p>82.63</text:p>
          </table:table-cell>
          <table:table-cell office:value-type="float" office:value="84.95">
            <text:p>84.95</text:p>
          </table:table-cell>
          <table:table-cell office:value-type="float" office:value="23.63">
            <text:p>23.63</text:p>
          </table:table-cell>
          <table:table-cell/>
          <table:table-cell table:number-columns-repeated="4"/>
          <table:table-cell office:value-type="float" office:value="0.9">
            <text:p>0.9</text:p>
          </table:table-cell>
          <table:table-cell table:formula="of:=[.D169]-[.$C169]" office:value-type="float" office:value="48.89">
            <text:p>48.89</text:p>
          </table:table-cell>
          <table:table-cell table:formula="of:=[.E169]-[.$C169]" office:value-type="float" office:value="51.21">
            <text:p>51.21</text:p>
          </table:table-cell>
          <table:table-cell table:formula="of:=[.F169]-[.$C169]" office:value-type="float" office:value="-10.11">
            <text:p>-10.11</text:p>
          </table:table-cell>
          <table:table-cell table:formula="of:=[.G169]-[.$C169]" office:value-type="float" office:value="-33.74">
            <text:p>-33.74</text:p>
          </table:table-cell>
          <table:table-cell table:number-columns-repeated="12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81">
            <text:p>32.81</text:p>
          </table:table-cell>
          <table:table-cell office:value-type="float" office:value="80.69">
            <text:p>80.69</text:p>
          </table:table-cell>
          <table:table-cell office:value-type="float" office:value="82.95">
            <text:p>82.95</text:p>
          </table:table-cell>
          <table:table-cell office:value-type="float" office:value="23.9">
            <text:p>23.9</text:p>
          </table:table-cell>
          <table:table-cell office:value-type="float" office:value="39.64">
            <text:p>39.64</text:p>
          </table:table-cell>
          <table:table-cell table:number-columns-repeated="3"/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table:formula="of:=[.D170]-[.$C170]" office:value-type="float" office:value="47.88">
            <text:p>47.88</text:p>
          </table:table-cell>
          <table:table-cell table:formula="of:=[.E170]-[.$C170]" office:value-type="float" office:value="50.14">
            <text:p>50.14</text:p>
          </table:table-cell>
          <table:table-cell table:formula="of:=[.F170]-[.$C170]" office:value-type="float" office:value="-8.91">
            <text:p>-8.91</text:p>
          </table:table-cell>
          <table:table-cell table:formula="of:=[.G170]-[.$C170]" office:value-type="float" office:value="6.83">
            <text:p>6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35">
            <text:p>33.35</text:p>
          </table:table-cell>
          <table:table-cell office:value-type="float" office:value="77.17">
            <text:p>77.17</text:p>
          </table:table-cell>
          <table:table-cell office:value-type="float" office:value="79.8">
            <text:p>79.8</text:p>
          </table:table-cell>
          <table:table-cell office:value-type="float" office:value="23.76">
            <text:p>23.76</text:p>
          </table:table-cell>
          <table:table-cell office:value-type="float" office:value="38.68">
            <text:p>38.68</text:p>
          </table:table-cell>
          <table:table-cell table:number-columns-repeated="4"/>
          <table:table-cell office:value-type="float" office:value="1.1">
            <text:p>1.1</text:p>
          </table:table-cell>
          <table:table-cell table:formula="of:=[.D171]-[.$C171]" office:value-type="float" office:value="43.82">
            <text:p>43.82</text:p>
          </table:table-cell>
          <table:table-cell table:formula="of:=[.E171]-[.$C171]" office:value-type="float" office:value="46.45">
            <text:p>46.45</text:p>
          </table:table-cell>
          <table:table-cell table:formula="of:=[.F171]-[.$C171]" office:value-type="float" office:value="-9.59">
            <text:p>-9.59</text:p>
          </table:table-cell>
          <table:table-cell table:formula="of:=[.G171]-[.$C171]" office:value-type="float" office:value="5.33">
            <text:p>5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4">
            <text:p>34</text:p>
          </table:table-cell>
          <table:table-cell office:value-type="float" office:value="75.25">
            <text:p>75.25</text:p>
          </table:table-cell>
          <table:table-cell office:value-type="float" office:value="76.59">
            <text:p>76.59</text:p>
          </table:table-cell>
          <table:table-cell office:value-type="float" office:value="23.29">
            <text:p>23.29</text:p>
          </table:table-cell>
          <table:table-cell office:value-type="float" office:value="38.23">
            <text:p>38.23</text:p>
          </table:table-cell>
          <table:table-cell table:number-columns-repeated="4"/>
          <table:table-cell office:value-type="float" office:value="1.2">
            <text:p>1.2</text:p>
          </table:table-cell>
          <table:table-cell table:formula="of:=[.D172]-[.$C172]" office:value-type="float" office:value="41.25">
            <text:p>41.25</text:p>
          </table:table-cell>
          <table:table-cell table:formula="of:=[.E172]-[.$C172]" office:value-type="float" office:value="42.59">
            <text:p>42.59</text:p>
          </table:table-cell>
          <table:table-cell table:formula="of:=[.F172]-[.$C172]" office:value-type="float" office:value="-10.71">
            <text:p>-10.71</text:p>
          </table:table-cell>
          <table:table-cell table:formula="of:=[.G172]-[.$C172]" office:value-type="float" office:value="4.23">
            <text:p>4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3.24">
            <text:p>33.24</text:p>
          </table:table-cell>
          <table:table-cell office:value-type="float" office:value="72.31">
            <text:p>72.31</text:p>
          </table:table-cell>
          <table:table-cell office:value-type="float" office:value="75.05">
            <text:p>75.05</text:p>
          </table:table-cell>
          <table:table-cell office:value-type="float" office:value="23.89">
            <text:p>23.89</text:p>
          </table:table-cell>
          <table:table-cell office:value-type="float" office:value="38.09">
            <text:p>38.09</text:p>
          </table:table-cell>
          <table:table-cell table:number-columns-repeated="4"/>
          <table:table-cell office:value-type="float" office:value="1.3">
            <text:p>1.3</text:p>
          </table:table-cell>
          <table:table-cell table:formula="of:=[.D173]-[.$C173]" office:value-type="float" office:value="39.07">
            <text:p>39.07</text:p>
          </table:table-cell>
          <table:table-cell table:formula="of:=[.E173]-[.$C173]" office:value-type="float" office:value="41.81">
            <text:p>41.81</text:p>
          </table:table-cell>
          <table:table-cell table:formula="of:=[.F173]-[.$C173]" office:value-type="float" office:value="-9.35">
            <text:p>-9.35</text:p>
          </table:table-cell>
          <table:table-cell table:formula="of:=[.G173]-[.$C173]" office:value-type="float" office:value="4.85">
            <text:p>4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3.66">
            <text:p>33.66</text:p>
          </table:table-cell>
          <table:table-cell office:value-type="float" office:value="70">
            <text:p>70</text:p>
          </table:table-cell>
          <table:table-cell office:value-type="float" office:value="71.99">
            <text:p>71.99</text:p>
          </table:table-cell>
          <table:table-cell office:value-type="float" office:value="23.56">
            <text:p>23.56</text:p>
          </table:table-cell>
          <table:table-cell office:value-type="float" office:value="37.68">
            <text:p>37.68</text:p>
          </table:table-cell>
          <table:table-cell table:number-columns-repeated="4"/>
          <table:table-cell office:value-type="float" office:value="1.4">
            <text:p>1.4</text:p>
          </table:table-cell>
          <table:table-cell table:formula="of:=[.D174]-[.$C174]" office:value-type="float" office:value="36.34">
            <text:p>36.34</text:p>
          </table:table-cell>
          <table:table-cell table:formula="of:=[.E174]-[.$C174]" office:value-type="float" office:value="38.33">
            <text:p>38.33</text:p>
          </table:table-cell>
          <table:table-cell table:formula="of:=[.F174]-[.$C174]" office:value-type="float" office:value="-10.1">
            <text:p>-10.1</text:p>
          </table:table-cell>
          <table:table-cell table:formula="of:=[.G174]-[.$C174]" office:value-type="float" office:value="4.02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4.19">
            <text:p>34.19</text:p>
          </table:table-cell>
          <table:table-cell office:value-type="float" office:value="66.89">
            <text:p>66.89</text:p>
          </table:table-cell>
          <table:table-cell office:value-type="float" office:value="69.93">
            <text:p>69.93</text:p>
          </table:table-cell>
          <table:table-cell office:value-type="float" office:value="24.03">
            <text:p>24.03</text:p>
          </table:table-cell>
          <table:table-cell office:value-type="float" office:value="38.09">
            <text:p>38.09</text:p>
          </table:table-cell>
          <table:table-cell table:number-columns-repeated="4"/>
          <table:table-cell office:value-type="float" office:value="1.5">
            <text:p>1.5</text:p>
          </table:table-cell>
          <table:table-cell table:formula="of:=[.D175]-[.$C175]" office:value-type="float" office:value="32.7">
            <text:p>32.7</text:p>
          </table:table-cell>
          <table:table-cell table:formula="of:=[.E175]-[.$C175]" office:value-type="float" office:value="35.74">
            <text:p>35.74</text:p>
          </table:table-cell>
          <table:table-cell table:formula="of:=[.F175]-[.$C175]" office:value-type="float" office:value="-10.16">
            <text:p>-10.16</text:p>
          </table:table-cell>
          <table:table-cell table:formula="of:=[.G175]-[.$C175]" office:value-type="float" office:value="3.90000000000001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3.15">
            <text:p>33.15</text:p>
          </table:table-cell>
          <table:table-cell office:value-type="float" office:value="65.51">
            <text:p>65.51</text:p>
          </table:table-cell>
          <table:table-cell office:value-type="float" office:value="67.34">
            <text:p>67.34</text:p>
          </table:table-cell>
          <table:table-cell office:value-type="float" office:value="23.74">
            <text:p>23.74</text:p>
          </table:table-cell>
          <table:table-cell office:value-type="float" office:value="37.76">
            <text:p>37.76</text:p>
          </table:table-cell>
          <table:table-cell table:number-columns-repeated="4"/>
          <table:table-cell office:value-type="float" office:value="1.6">
            <text:p>1.6</text:p>
          </table:table-cell>
          <table:table-cell table:formula="of:=[.D176]-[.$C176]" office:value-type="float" office:value="32.36">
            <text:p>32.36</text:p>
          </table:table-cell>
          <table:table-cell table:formula="of:=[.E176]-[.$C176]" office:value-type="float" office:value="34.19">
            <text:p>34.19</text:p>
          </table:table-cell>
          <table:table-cell table:formula="of:=[.F176]-[.$C176]" office:value-type="float" office:value="-9.41">
            <text:p>-9.41</text:p>
          </table:table-cell>
          <table:table-cell table:formula="of:=[.G176]-[.$C176]" office:value-type="float" office:value="4.61">
            <text:p>4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3.19">
            <text:p>33.19</text:p>
          </table:table-cell>
          <table:table-cell office:value-type="float" office:value="62.99">
            <text:p>62.99</text:p>
          </table:table-cell>
          <table:table-cell office:value-type="float" office:value="66.02">
            <text:p>66.02</text:p>
          </table:table-cell>
          <table:table-cell office:value-type="float" office:value="23.47">
            <text:p>23.47</text:p>
          </table:table-cell>
          <table:table-cell office:value-type="float" office:value="38.17">
            <text:p>38.17</text:p>
          </table:table-cell>
          <table:table-cell table:number-columns-repeated="4"/>
          <table:table-cell office:value-type="float" office:value="1.7">
            <text:p>1.7</text:p>
          </table:table-cell>
          <table:table-cell table:formula="of:=[.D177]-[.$C177]" office:value-type="float" office:value="29.8">
            <text:p>29.8</text:p>
          </table:table-cell>
          <table:table-cell table:formula="of:=[.E177]-[.$C177]" office:value-type="float" office:value="32.83">
            <text:p>32.83</text:p>
          </table:table-cell>
          <table:table-cell table:formula="of:=[.F177]-[.$C177]" office:value-type="float" office:value="-9.72">
            <text:p>-9.72</text:p>
          </table:table-cell>
          <table:table-cell table:formula="of:=[.G177]-[.$C177]" office:value-type="float" office:value="4.98">
            <text:p>4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2.85">
            <text:p>32.85</text:p>
          </table:table-cell>
          <table:table-cell office:value-type="float" office:value="62">
            <text:p>62</text:p>
          </table:table-cell>
          <table:table-cell office:value-type="float" office:value="64.73">
            <text:p>64.73</text:p>
          </table:table-cell>
          <table:table-cell office:value-type="float" office:value="23.95">
            <text:p>23.95</text:p>
          </table:table-cell>
          <table:table-cell office:value-type="float" office:value="38.12">
            <text:p>38.12</text:p>
          </table:table-cell>
          <table:table-cell table:number-columns-repeated="4"/>
          <table:table-cell office:value-type="float" office:value="1.8">
            <text:p>1.8</text:p>
          </table:table-cell>
          <table:table-cell table:formula="of:=[.D178]-[.$C178]" office:value-type="float" office:value="29.15">
            <text:p>29.15</text:p>
          </table:table-cell>
          <table:table-cell table:formula="of:=[.E178]-[.$C178]" office:value-type="float" office:value="31.88">
            <text:p>31.88</text:p>
          </table:table-cell>
          <table:table-cell table:formula="of:=[.F178]-[.$C178]" office:value-type="float" office:value="-8.9">
            <text:p>-8.9</text:p>
          </table:table-cell>
          <table:table-cell table:formula="of:=[.G178]-[.$C178]" office:value-type="float" office:value="5.27">
            <text:p>5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3.06">
            <text:p>33.06</text:p>
          </table:table-cell>
          <table:table-cell office:value-type="float" office:value="59.98">
            <text:p>59.98</text:p>
          </table:table-cell>
          <table:table-cell office:value-type="float" office:value="63">
            <text:p>63</text:p>
          </table:table-cell>
          <table:table-cell office:value-type="float" office:value="23.74">
            <text:p>23.74</text:p>
          </table:table-cell>
          <table:table-cell office:value-type="float" office:value="36.14">
            <text:p>36.14</text:p>
          </table:table-cell>
          <table:table-cell table:number-columns-repeated="4"/>
          <table:table-cell office:value-type="float" office:value="1.9">
            <text:p>1.9</text:p>
          </table:table-cell>
          <table:table-cell table:formula="of:=[.D179]-[.$C179]" office:value-type="float" office:value="26.92">
            <text:p>26.92</text:p>
          </table:table-cell>
          <table:table-cell table:formula="of:=[.E179]-[.$C179]" office:value-type="float" office:value="29.94">
            <text:p>29.94</text:p>
          </table:table-cell>
          <table:table-cell table:formula="of:=[.F179]-[.$C179]" office:value-type="float" office:value="-9.32">
            <text:p>-9.32</text:p>
          </table:table-cell>
          <table:table-cell table:formula="of:=[.G179]-[.$C179]" office:value-type="float" office:value="3.08">
            <text:p>3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.76">
            <text:p>32.76</text:p>
          </table:table-cell>
          <table:table-cell office:value-type="float" office:value="60.93">
            <text:p>60.93</text:p>
          </table:table-cell>
          <table:table-cell office:value-type="float" office:value="63.83">
            <text:p>63.83</text:p>
          </table:table-cell>
          <table:table-cell office:value-type="float" office:value="23.21">
            <text:p>23.21</text:p>
          </table:table-cell>
          <table:table-cell office:value-type="float" office:value="35.96">
            <text:p>35.96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D180]-[.$C180]" office:value-type="float" office:value="28.17">
            <text:p>28.17</text:p>
          </table:table-cell>
          <table:table-cell table:formula="of:=[.E180]-[.$C180]" office:value-type="float" office:value="31.07">
            <text:p>31.07</text:p>
          </table:table-cell>
          <table:table-cell table:formula="of:=[.F180]-[.$C180]" office:value-type="float" office:value="-9.55">
            <text:p>-9.55</text:p>
          </table:table-cell>
          <table:table-cell table:formula="of:=[.G180]-[.$C180]" office:value-type="float" office:value="3.2">
            <text:p>3.2</text:p>
          </table:table-cell>
          <table:table-cell table:number-columns-repeated="12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6"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5"/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4"/>
          <table:table-cell>
            <draw:frame table:end-cell-address="Sheet1.U223" table:end-x="0.7102in" table:end-y="0.0728in" draw:z-index="44" draw:style-name="gr1" svg:width="6in" svg:height="2.75in" svg:x="0.0445in" svg:y="0.1677in">
              <draw:object draw:notify-on-update-of-ranges="Sheet1.B210:Sheet1.B230 Sheet1.C209:Sheet1.C209 Sheet1.C210:Sheet1.C230 Sheet1.D209:Sheet1.D209 Sheet1.D210:Sheet1.D230 Sheet1.E209:Sheet1.E209 Sheet1.E210:Sheet1.E230"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0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1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>
            <draw:frame table:end-cell-address="Sheet1.S247" table:end-x="0.6972in" table:end-y="0.1386in" draw:z-index="46" draw:style-name="gr1" svg:width="3.1492in" svg:height="2.7555in" svg:x="0.2154in" svg:y="0.05in">
              <draw:object draw:notify-on-update-of-ranges="Sheet1.B210:Sheet1.B230 Sheet1.F209:Sheet1.F209 Sheet1.F210:Sheet1.F2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2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3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3"/>
          <table:table-cell>
            <draw:frame table:end-cell-address="Sheet1.P306" table:end-x="0.1677in" table:end-y="0.1425in" draw:z-index="14" draw:style-name="gr1" svg:width="6in" svg:height="2.7598in" svg:x="0.3906in" svg:y="0.0496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office:value-type="string">
            <text:p>Qualität DSXCS 2</text:p>
          </table:table-cell>
          <table:table-cell office:value-type="string">
            <text:p>Random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.3">
            <text:p>1.3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.1">
            <text:p>1.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6.52">
            <text:p>6.52</text:p>
          </table:table-cell>
          <table:table-cell office:value-type="float" office:value="8.04">
            <text:p>8.04</text:p>
          </table:table-cell>
          <table:table-cell office:value-type="float" office:value="4.4">
            <text:p>4.4</text:p>
          </table:table-cell>
          <table:table-cell office:value-type="float" office:value="4.42">
            <text:p>4.4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5.18">
            <text:p>15.18</text:p>
          </table:table-cell>
          <table:table-cell office:value-type="float" office:value="17.51">
            <text:p>17.51</text:p>
          </table:table-cell>
          <table:table-cell office:value-type="float" office:value="13.68">
            <text:p>13.68</text:p>
          </table:table-cell>
          <table:table-cell office:value-type="float" office:value="9.73">
            <text:p>9.7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69">
            <text:p>21.69</text:p>
          </table:table-cell>
          <table:table-cell office:value-type="float" office:value="23.46">
            <text:p>23.46</text:p>
          </table:table-cell>
          <table:table-cell office:value-type="float" office:value="19.46">
            <text:p>19.46</text:p>
          </table:table-cell>
          <table:table-cell office:value-type="float" office:value="17.09">
            <text:p>17.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25.24">
            <text:p>25.24</text:p>
          </table:table-cell>
          <table:table-cell office:value-type="float" office:value="25.42">
            <text:p>25.42</text:p>
          </table:table-cell>
          <table:table-cell office:value-type="float" office:value="20.9">
            <text:p>20.9</text:p>
          </table:table-cell>
          <table:table-cell office:value-type="float" office:value="18.88">
            <text:p>18.8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6.14">
            <text:p>26.14</text:p>
          </table:table-cell>
          <table:table-cell office:value-type="float" office:value="25.58">
            <text:p>25.58</text:p>
          </table:table-cell>
          <table:table-cell office:value-type="float" office:value="20.33">
            <text:p>20.33</text:p>
          </table:table-cell>
          <table:table-cell office:value-type="float" office:value="17.71">
            <text:p>17.71</text:p>
          </table:table-cell>
          <table:table-cell table:number-columns-repeated="22"/>
        </table:table-row>
        <table:table-row table:style-name="ro1">
          <table:table-cell table:number-columns-repeated="8"/>
          <table:table-cell>
            <draw:frame table:end-cell-address="Sheet1.O324" table:end-x="0.8043in" table:end-y="0.1528in" draw:z-index="33" draw:style-name="gr1" svg:width="6in" svg:height="2.7598in" svg:x="0.1382in" svg:y="0.0602in">
              <draw:object draw:notify-on-update-of-ranges="Sheet1.B303:Sheet1.B308 Sheet1.C302:Sheet1.C302 Sheet1.C303:Sheet1.C308 Sheet1.D302:Sheet1.D302 Sheet1.D303:Sheet1.D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303]-[.$C295]" office:value-type="float" office:value="1.3">
            <text:p>1.3</text:p>
          </table:table-cell>
          <table:table-cell table:formula="of:=[.D303]-[.$C295]" office:value-type="float" office:value="1.86">
            <text:p>1.86</text:p>
          </table:table-cell>
          <table:table-cell table:formula="of:=[.E303]-[.$C295]" office:value-type="float" office:value="2">
            <text:p>2</text:p>
          </table:table-cell>
          <table:table-cell table:formula="of:=[.F303]-[.$C295]" office:value-type="float" office:value="1.1">
            <text:p>1.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304]-[.$C296]" office:value-type="float" office:value="6.36">
            <text:p>6.36</text:p>
          </table:table-cell>
          <table:table-cell table:formula="of:=[.D304]-[.$C296]" office:value-type="float" office:value="7.88">
            <text:p>7.88</text:p>
          </table:table-cell>
          <table:table-cell table:formula="of:=[.E304]-[.$C296]" office:value-type="float" office:value="4.24">
            <text:p>4.24</text:p>
          </table:table-cell>
          <table:table-cell table:formula="of:=[.F304]-[.$C296]" office:value-type="float" office:value="4.26">
            <text:p>4.2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305]-[.$C297]" office:value-type="float" office:value="13.4">
            <text:p>13.4</text:p>
          </table:table-cell>
          <table:table-cell table:formula="of:=[.D305]-[.$C297]" office:value-type="float" office:value="15.73">
            <text:p>15.73</text:p>
          </table:table-cell>
          <table:table-cell table:formula="of:=[.E305]-[.$C297]" office:value-type="float" office:value="11.9">
            <text:p>11.9</text:p>
          </table:table-cell>
          <table:table-cell table:formula="of:=[.F305]-[.$C297]" office:value-type="float" office:value="7.95">
            <text:p>7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306]-[.$C298]" office:value-type="float" office:value="14.31">
            <text:p>14.31</text:p>
          </table:table-cell>
          <table:table-cell table:formula="of:=[.D306]-[.$C298]" office:value-type="float" office:value="16.08">
            <text:p>16.08</text:p>
          </table:table-cell>
          <table:table-cell table:formula="of:=[.E306]-[.$C298]" office:value-type="float" office:value="12.08">
            <text:p>12.08</text:p>
          </table:table-cell>
          <table:table-cell table:formula="of:=[.F306]-[.$C298]" office:value-type="float" office:value="9.71">
            <text:p>9.7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307]-[.$C299]" office:value-type="float" office:value="8.99">
            <text:p>8.99</text:p>
          </table:table-cell>
          <table:table-cell table:formula="of:=[.D307]-[.$C299]" office:value-type="float" office:value="9.17">
            <text:p>9.17</text:p>
          </table:table-cell>
          <table:table-cell table:formula="of:=[.E307]-[.$C299]" office:value-type="float" office:value="4.65">
            <text:p>4.65</text:p>
          </table:table-cell>
          <table:table-cell table:formula="of:=[.F307]-[.$C299]" office:value-type="float" office:value="2.63">
            <text:p>2.6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C308]-[.$C300]" office:value-type="float" office:value="2.14">
            <text:p>2.14</text:p>
          </table:table-cell>
          <table:table-cell table:formula="of:=[.D308]-[.$C300]" office:value-type="float" office:value="1.58">
            <text:p>1.58</text:p>
          </table:table-cell>
          <table:table-cell table:formula="of:=[.E308]-[.$C300]" office:value-type="float" office:value="-3.67">
            <text:p>-3.67</text:p>
          </table:table-cell>
          <table:table-cell table:formula="of:=[.F308]-[.$C300]" office:value-type="float" office:value="-6.29">
            <text:p>-6.29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teps * problems = 8000</text:p>
          </table:table-cell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4.21">
            <text:p>54.21</text:p>
          </table:table-cell>
          <table:table-cell office:value-type="float" office:value="24.54">
            <text:p>24.5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8.21">
            <text:p>48.21</text:p>
          </table:table-cell>
          <table:table-cell office:value-type="float" office:value="25.86">
            <text:p>25.8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2">
            <text:p>42.2</text:p>
          </table:table-cell>
          <table:table-cell office:value-type="float" office:value="23.83">
            <text:p>23.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.79">
            <text:p>31.79</text:p>
          </table:table-cell>
          <table:table-cell office:value-type="float" office:value="22.23">
            <text:p>22.2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.8">
            <text:p>13.8</text:p>
          </table:table-cell>
          <table:table-cell office:value-type="float" office:value="17.87">
            <text:p>17.8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51">
            <text:p>2.51</text:p>
          </table:table-cell>
          <table:table-cell office:value-type="float" office:value="7.77">
            <text:p>7.7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table:number-columns-repeated="8"/>
          <table:table-cell>
            <draw:frame table:end-cell-address="Sheet1.T340" table:end-x="0.0142in" table:end-y="0.1531in" draw:z-index="34" draw:style-name="gr1" svg:width="6in" svg:height="2.7598in" svg:x="0.2374in" svg:y="0.0606in">
              <draw:object draw:notify-on-update-of-ranges="Sheet1.B319:Sheet1.B325 Sheet1.C318:Sheet1.C318 Sheet1.C319:Sheet1.C325 Sheet1.D318:Sheet1.D318 Sheet1.D319:Sheet1.D325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4"/>
          <table:table-cell>
            <draw:frame table:end-cell-address="Sheet1.K345" table:end-x="0.7382in" table:end-y="0.0594in" draw:z-index="15" draw:style-name="gr1" svg:width="6in" svg:height="2.7598in" svg:x="0.0724in" svg:y="0.1445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6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17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18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5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19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0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1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2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3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25"/>
        </table:table-row>
        <table:table-row table:style-name="ro1">
          <table:table-cell table:number-columns-repeated="8"/>
          <table:table-cell>
            <draw:frame table:end-cell-address="Sheet1.P528" table:end-x="0.5626in" table:end-y="0.0906in" draw:z-index="28" draw:style-name="gr1" svg:width="6in" svg:height="2.7598in" svg:x="0.7854in" svg:y="0.1756in">
              <draw:object draw:notify-on-update-of-ranges="Sheet1.B516:Sheet1.B523 Sheet1.C515:Sheet1.C515 Sheet1.C516:Sheet1.C523 Sheet1.D515:Sheet1.D515 Sheet1.D516:Sheet1.D523 Sheet1.E515:Sheet1.E515 Sheet1.E516:Sheet1.E523 Sheet1.F515:Sheet1.F515 Sheet1.F516:Sheet1.F523 Sheet1.G515:Sheet1.G515 Sheet1.G516:Sheet1.G52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2000 Schritte, Geschwindigkeit 2</text:p>
          </table:table-cell>
          <table:table-cell office:value-type="string">
            <text:p>Stack Size</text:p>
          </table:table-cell>
          <table:table-cell office:value-type="string">
            <text:p>Säulenszenario 16x16, einfache Richtungsänderung</text:p>
          </table:table-cell>
          <table:table-cell office:value-type="string">
            <text:p>Säulenszenario 32x32, einfache Richtungsänderung</text:p>
          </table:table-cell>
          <table:table-cell office:value-type="string">
            <text:p>Schwieriges Szenario, ohne Richtungsänderung</text:p>
          </table:table-cell>
          <table:table-cell office:value-type="string">
            <text:p>Säulenszenario, intelligentes Zielobjekt (Geschwindigkeit 1)</text:p>
          </table:table-cell>
          <table:table-cell office:value-type="string">
            <text:p>Säulenszenario, intelligentes Zielobjekt</text:p>
          </table:table-cell>
          <table:table-cell office:value-type="string">
            <text:p>Szenario mit Hindernissen, einfache Richtungsänderung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25]-[.C$524]" office:value-type="float" office:value="3.44">
            <text:p>3.44</text:p>
          </table:table-cell>
          <table:table-cell table:formula="of:=[.D525]-[.D$524]" office:value-type="float" office:value="1.66">
            <text:p>1.66</text:p>
          </table:table-cell>
          <table:table-cell table:formula="of:=[.E525]-[.E$524]" office:value-type="float" office:value="3.44">
            <text:p>3.44</text:p>
          </table:table-cell>
          <table:table-cell table:formula="of:=[.F525]-[.F$524]" office:value-type="float" office:value="10.24">
            <text:p>10.24</text:p>
          </table:table-cell>
          <table:table-cell table:formula="of:=[.G525]-[.G$524]" office:value-type="float" office:value="5.09">
            <text:p>5.09</text:p>
          </table:table-cell>
          <table:table-cell table:formula="of:=[.H525]-[.H$524]" office:value-type="float" office:value="-2.28">
            <text:p>-2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526]-[.C$524]" office:value-type="float" office:value="3.94">
            <text:p>3.94</text:p>
          </table:table-cell>
          <table:table-cell table:formula="of:=[.D526]-[.D$524]" office:value-type="float" office:value="2.2">
            <text:p>2.2</text:p>
          </table:table-cell>
          <table:table-cell table:formula="of:=[.E526]-[.E$524]" office:value-type="float" office:value="2.61">
            <text:p>2.61</text:p>
          </table:table-cell>
          <table:table-cell table:formula="of:=[.F526]-[.F$524]" office:value-type="float" office:value="10.11">
            <text:p>10.11</text:p>
          </table:table-cell>
          <table:table-cell table:formula="of:=[.G526]-[.G$524]" office:value-type="float" office:value="5.34">
            <text:p>5.34</text:p>
          </table:table-cell>
          <table:table-cell table:formula="of:=[.H526]-[.H$524]" office:value-type="float" office:value="-3.11">
            <text:p>-3.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27]-[.C$524]" office:value-type="float" office:value="4.03">
            <text:p>4.03</text:p>
          </table:table-cell>
          <table:table-cell table:formula="of:=[.D527]-[.D$524]" office:value-type="float" office:value="2.43">
            <text:p>2.43</text:p>
          </table:table-cell>
          <table:table-cell table:formula="of:=[.E527]-[.E$524]" office:value-type="float" office:value="2.85">
            <text:p>2.85</text:p>
          </table:table-cell>
          <table:table-cell table:formula="of:=[.F527]-[.F$524]" office:value-type="float" office:value="10.03">
            <text:p>10.03</text:p>
          </table:table-cell>
          <table:table-cell table:formula="of:=[.G527]-[.G$524]" office:value-type="float" office:value="5.12">
            <text:p>5.12</text:p>
          </table:table-cell>
          <table:table-cell table:formula="of:=[.H527]-[.H$524]" office:value-type="float" office:value="-4.61">
            <text:p>-4.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528]-[.C$524]" office:value-type="float" office:value="3.84">
            <text:p>3.84</text:p>
          </table:table-cell>
          <table:table-cell table:formula="of:=[.D528]-[.D$524]" office:value-type="float" office:value="3.01">
            <text:p>3.01</text:p>
          </table:table-cell>
          <table:table-cell table:formula="of:=[.E528]-[.E$524]" office:value-type="float" office:value="3.1">
            <text:p>3.1</text:p>
          </table:table-cell>
          <table:table-cell table:formula="of:=[.F528]-[.F$524]" office:value-type="float" office:value="9.27">
            <text:p>9.27</text:p>
          </table:table-cell>
          <table:table-cell table:formula="of:=[.G528]-[.G$524]" office:value-type="float" office:value="4.93">
            <text:p>4.93</text:p>
          </table:table-cell>
          <table:table-cell table:formula="of:=[.H528]-[.H$524]" office:value-type="float" office:value="-5.76">
            <text:p>-5.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529]-[.C$524]" office:value-type="float" office:value="4.06">
            <text:p>4.06</text:p>
          </table:table-cell>
          <table:table-cell table:formula="of:=[.D529]-[.D$524]" office:value-type="float" office:value="3">
            <text:p>3</text:p>
          </table:table-cell>
          <table:table-cell table:formula="of:=[.E529]-[.E$524]" office:value-type="float" office:value="2.54">
            <text:p>2.54</text:p>
          </table:table-cell>
          <table:table-cell table:formula="of:=[.F529]-[.F$524]" office:value-type="float" office:value="9.66">
            <text:p>9.66</text:p>
          </table:table-cell>
          <table:table-cell table:formula="of:=[.G529]-[.G$524]" office:value-type="float" office:value="4.91">
            <text:p>4.91</text:p>
          </table:table-cell>
          <table:table-cell table:formula="of:=[.H529]-[.H$524]" office:value-type="float" office:value="-6.26">
            <text:p>-6.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530]-[.C$524]" office:value-type="float" office:value="3.69">
            <text:p>3.69</text:p>
          </table:table-cell>
          <table:table-cell table:formula="of:=[.D530]-[.D$524]" office:value-type="float" office:value="2.79">
            <text:p>2.79</text:p>
          </table:table-cell>
          <table:table-cell table:formula="of:=[.E530]-[.E$524]" office:value-type="float" office:value="1.41">
            <text:p>1.41</text:p>
          </table:table-cell>
          <table:table-cell table:formula="of:=[.F530]-[.F$524]" office:value-type="float" office:value="9.59">
            <text:p>9.59</text:p>
          </table:table-cell>
          <table:table-cell table:formula="of:=[.G530]-[.G$524]" office:value-type="float" office:value="4.69">
            <text:p>4.69</text:p>
          </table:table-cell>
          <table:table-cell table:formula="of:=[.H530]-[.H$524]" office:value-type="float" office:value="-6.37">
            <text:p>-6.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531]-[.C$524]" office:value-type="float" office:value="3.71">
            <text:p>3.71</text:p>
          </table:table-cell>
          <table:table-cell table:formula="of:=[.D531]-[.D$524]" office:value-type="float" office:value="2.96">
            <text:p>2.96</text:p>
          </table:table-cell>
          <table:table-cell table:formula="of:=[.E531]-[.E$524]" office:value-type="float" office:value="1.64">
            <text:p>1.64</text:p>
          </table:table-cell>
          <table:table-cell table:formula="of:=[.F531]-[.F$524]" office:value-type="float" office:value="9">
            <text:p>9</text:p>
          </table:table-cell>
          <table:table-cell table:formula="of:=[.G531]-[.G$524]" office:value-type="float" office:value="4.89">
            <text:p>4.89</text:p>
          </table:table-cell>
          <table:table-cell table:formula="of:=[.H531]-[.H$524]" office:value-type="float" office:value="-6.85">
            <text:p>-6.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532]-[.C$524]" office:value-type="float" office:value="3.83">
            <text:p>3.83</text:p>
          </table:table-cell>
          <table:table-cell table:formula="of:=[.D532]-[.D$524]" office:value-type="float" office:value="2.78">
            <text:p>2.78</text:p>
          </table:table-cell>
          <table:table-cell table:formula="of:=[.E532]-[.E$524]" office:value-type="float" office:value="-0.0100000000000016">
            <text:p>-0.01</text:p>
          </table:table-cell>
          <table:table-cell table:formula="of:=[.F532]-[.F$524]" office:value-type="float" office:value="9.69">
            <text:p>9.69</text:p>
          </table:table-cell>
          <table:table-cell table:formula="of:=[.G532]-[.G$524]" office:value-type="float" office:value="4.3">
            <text:p>4.3</text:p>
          </table:table-cell>
          <table:table-cell table:formula="of:=[.H532]-[.H$524]" office:value-type="float" office:value="-6.95">
            <text:p>-6.9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9.91">
            <text:p>29.91</text:p>
          </table:table-cell>
          <table:table-cell office:value-type="float" office:value="8.12">
            <text:p>8.12</text:p>
          </table:table-cell>
          <table:table-cell office:value-type="float" office:value="16.25">
            <text:p>16.25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33.24">
            <text:p>33.2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9.78">
            <text:p>9.78</text:p>
          </table:table-cell>
          <table:table-cell office:value-type="float" office:value="19.69">
            <text:p>19.69</text:p>
          </table:table-cell>
          <table:table-cell office:value-type="float" office:value="23.02">
            <text:p>23.02</text:p>
          </table:table-cell>
          <table:table-cell office:value-type="float" office:value="15.58">
            <text:p>15.58</text:p>
          </table:table-cell>
          <table:table-cell office:value-type="float" office:value="30.96">
            <text:p>30.96</text:p>
          </table:table-cell>
          <table:table-cell table:number-columns-repeated="20"/>
        </table:table-row>
        <table:table-row table:style-name="ro1">
          <table:table-cell/>
          <table:table-cell table:style-name="ce4"/>
          <table:table-cell office:value-type="float" office:value="33.85">
            <text:p>33.85</text:p>
          </table:table-cell>
          <table:table-cell office:value-type="float" office:value="10.32">
            <text:p>10.32</text:p>
          </table:table-cell>
          <table:table-cell office:value-type="float" office:value="18.86">
            <text:p>18.86</text:p>
          </table:table-cell>
          <table:table-cell office:value-type="float" office:value="22.89">
            <text:p>22.89</text:p>
          </table:table-cell>
          <table:table-cell office:value-type="float" office:value="15.83">
            <text:p>15.83</text:p>
          </table:table-cell>
          <table:table-cell office:value-type="float" office:value="30.13">
            <text:p>30.13</text:p>
          </table:table-cell>
          <table:table-cell table:number-columns-repeated="20"/>
        </table:table-row>
        <table:table-row table:style-name="ro1">
          <table:table-cell/>
          <table:table-cell table:style-name="ce4"/>
          <table:table-cell office:value-type="float" office:value="33.94">
            <text:p>33.94</text:p>
          </table:table-cell>
          <table:table-cell office:value-type="float" office:value="10.55">
            <text:p>10.55</text:p>
          </table:table-cell>
          <table:table-cell office:value-type="float" office:value="19.1">
            <text:p>19.1</text:p>
          </table:table-cell>
          <table:table-cell office:value-type="float" office:value="22.81">
            <text:p>22.81</text:p>
          </table:table-cell>
          <table:table-cell office:value-type="float" office:value="15.61">
            <text:p>15.61</text:p>
          </table:table-cell>
          <table:table-cell office:value-type="float" office:value="28.63">
            <text:p>28.63</text:p>
          </table:table-cell>
          <table:table-cell table:number-columns-repeated="20"/>
        </table:table-row>
        <table:table-row table:style-name="ro1">
          <table:table-cell/>
          <table:table-cell table:style-name="ce1"/>
          <table:table-cell office:value-type="float" office:value="33.75">
            <text:p>33.75</text:p>
          </table:table-cell>
          <table:table-cell office:value-type="float" office:value="11.13">
            <text:p>11.13</text:p>
          </table:table-cell>
          <table:table-cell office:value-type="float" office:value="19.35">
            <text:p>19.35</text:p>
          </table:table-cell>
          <table:table-cell office:value-type="float" office:value="22.05">
            <text:p>22.05</text:p>
          </table:table-cell>
          <table:table-cell office:value-type="float" office:value="15.42">
            <text:p>15.42</text:p>
          </table:table-cell>
          <table:table-cell office:value-type="float" office:value="27.48">
            <text:p>27.48</text:p>
          </table:table-cell>
          <table:table-cell table:number-columns-repeated="20"/>
        </table:table-row>
        <table:table-row table:style-name="ro1">
          <table:table-cell/>
          <table:table-cell table:style-name="ce1"/>
          <table:table-cell office:value-type="float" office:value="33.97">
            <text:p>33.97</text:p>
          </table:table-cell>
          <table:table-cell office:value-type="float" office:value="11.12">
            <text:p>11.12</text:p>
          </table:table-cell>
          <table:table-cell office:value-type="float" office:value="18.79">
            <text:p>18.79</text:p>
          </table:table-cell>
          <table:table-cell office:value-type="float" office:value="22.44">
            <text:p>22.44</text:p>
          </table:table-cell>
          <table:table-cell office:value-type="float" office:value="15.4">
            <text:p>15.4</text:p>
          </table:table-cell>
          <table:table-cell office:value-type="float" office:value="26.98">
            <text:p>26.9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6">
            <text:p>33.6</text:p>
          </table:table-cell>
          <table:table-cell office:value-type="float" office:value="10.91">
            <text:p>10.91</text:p>
          </table:table-cell>
          <table:table-cell office:value-type="float" office:value="17.66">
            <text:p>17.66</text:p>
          </table:table-cell>
          <table:table-cell office:value-type="float" office:value="22.37">
            <text:p>22.37</text:p>
          </table:table-cell>
          <table:table-cell office:value-type="float" office:value="15.18">
            <text:p>15.18</text:p>
          </table:table-cell>
          <table:table-cell office:value-type="float" office:value="26.87">
            <text:p>26.8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62">
            <text:p>33.62</text:p>
          </table:table-cell>
          <table:table-cell office:value-type="float" office:value="11.08">
            <text:p>11.08</text:p>
          </table:table-cell>
          <table:table-cell office:value-type="float" office:value="17.89">
            <text:p>17.89</text:p>
          </table:table-cell>
          <table:table-cell office:value-type="float" office:value="21.78">
            <text:p>21.78</text:p>
          </table:table-cell>
          <table:table-cell office:value-type="float" office:value="15.38">
            <text:p>15.38</text:p>
          </table:table-cell>
          <table:table-cell office:value-type="float" office:value="26.39">
            <text:p>26.3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74">
            <text:p>33.74</text:p>
          </table:table-cell>
          <table:table-cell office:value-type="float" office:value="10.9">
            <text:p>10.9</text:p>
          </table:table-cell>
          <table:table-cell office:value-type="float" office:value="16.24">
            <text:p>16.24</text:p>
          </table:table-cell>
          <table:table-cell office:value-type="float" office:value="22.47">
            <text:p>22.47</text:p>
          </table:table-cell>
          <table:table-cell office:value-type="float" office:value="14.79">
            <text:p>14.79</text:p>
          </table:table-cell>
          <table:table-cell office:value-type="float" office:value="26.29">
            <text:p>26.29</text:p>
          </table:table-cell>
          <table:table-cell table:number-columns-repeated="20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12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4] - [.C$553]" office:value-type="float" office:value="3.22">
            <text:p>3.22</text:p>
          </table:table-cell>
          <table:table-cell table:formula="of:=[.D554] - [.D$553]" office:value-type="float" office:value="5.84">
            <text:p>5.84</text:p>
          </table:table-cell>
          <table:table-cell table:formula="of:=[.E554] - [.E$553]" office:value-type="float" office:value="2.03">
            <text:p>2.03</text:p>
          </table:table-cell>
          <table:table-cell table:formula="of:=[.F554] - [.F$553]" office:value-type="float" office:value="3.11">
            <text:p>3.11</text:p>
          </table:table-cell>
          <table:table-cell table:formula="of:=[.G554] - [.G$553]" office:value-type="float" office:value="1.33">
            <text:p>1.33</text:p>
          </table:table-cell>
          <table:table-cell table:formula="of:=[.H554] - [.H$553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4] - [.K$553]" office:value-type="float" office:value="7.13">
            <text:p>7.13</text:p>
          </table:table-cell>
          <table:table-cell table:formula="of:=[.L554] - [.L$553]" office:value-type="float" office:value="5.53">
            <text:p>5.53</text:p>
          </table:table-cell>
          <table:table-cell table:formula="of:=[.M554] - [.M$553]" office:value-type="float" office:value="3.42">
            <text:p>3.42</text:p>
          </table:table-cell>
          <table:table-cell table:formula="of:=[.N554] - [.N$553]" office:value-type="float" office:value="2.53">
            <text:p>2.53</text:p>
          </table:table-cell>
          <table:table-cell table:formula="of:=[.O554] - [.O$553]" office:value-type="float" office:value="4.94">
            <text:p>4.94</text:p>
          </table:table-cell>
          <table:table-cell table:formula="of:=[.P554] - [.P$553]" office:value-type="float" office:value="2.53">
            <text:p>2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5] - [.C$553]" office:value-type="float" office:value="3.3">
            <text:p>3.3</text:p>
          </table:table-cell>
          <table:table-cell table:formula="of:=[.D555] - [.D$553]" office:value-type="float" office:value="6.24">
            <text:p>6.24</text:p>
          </table:table-cell>
          <table:table-cell table:formula="of:=[.E555] - [.E$553]" office:value-type="float" office:value="0.969999999999999">
            <text:p>0.97</text:p>
          </table:table-cell>
          <table:table-cell table:formula="of:=[.F555] - [.F$553]" office:value-type="float" office:value="3.47">
            <text:p>3.47</text:p>
          </table:table-cell>
          <table:table-cell table:formula="of:=[.G555] - [.G$553]" office:value-type="float" office:value="1.24">
            <text:p>1.24</text:p>
          </table:table-cell>
          <table:table-cell table:formula="of:=[.H555] - [.H$553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5] - [.K$553]" office:value-type="float" office:value="8.43">
            <text:p>8.43</text:p>
          </table:table-cell>
          <table:table-cell table:formula="of:=[.L555] - [.L$553]" office:value-type="float" office:value="6.21">
            <text:p>6.21</text:p>
          </table:table-cell>
          <table:table-cell table:formula="of:=[.M555] - [.M$553]" office:value-type="float" office:value="3.89">
            <text:p>3.89</text:p>
          </table:table-cell>
          <table:table-cell table:formula="of:=[.N555] - [.N$553]" office:value-type="float" office:value="2.97">
            <text:p>2.97</text:p>
          </table:table-cell>
          <table:table-cell table:formula="of:=[.O555] - [.O$553]" office:value-type="float" office:value="5.74">
            <text:p>5.74</text:p>
          </table:table-cell>
          <table:table-cell table:formula="of:=[.P555] - [.P$553]" office:value-type="float" office:value="2.73">
            <text:p>2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6] - [.C$553]" office:value-type="float" office:value="3.3">
            <text:p>3.3</text:p>
          </table:table-cell>
          <table:table-cell table:formula="of:=[.D556] - [.D$553]" office:value-type="float" office:value="6.41">
            <text:p>6.41</text:p>
          </table:table-cell>
          <table:table-cell table:formula="of:=[.E556] - [.E$553]" office:value-type="float" office:value="1.21">
            <text:p>1.21</text:p>
          </table:table-cell>
          <table:table-cell table:formula="of:=[.F556] - [.F$553]" office:value-type="float" office:value="3.64">
            <text:p>3.64</text:p>
          </table:table-cell>
          <table:table-cell table:formula="of:=[.G556] - [.G$553]" office:value-type="float" office:value="1.81">
            <text:p>1.81</text:p>
          </table:table-cell>
          <table:table-cell table:formula="of:=[.H556] - [.H$553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6] - [.K$553]" office:value-type="float" office:value="9.28">
            <text:p>9.28</text:p>
          </table:table-cell>
          <table:table-cell table:formula="of:=[.L556] - [.L$553]" office:value-type="float" office:value="6.54">
            <text:p>6.54</text:p>
          </table:table-cell>
          <table:table-cell table:formula="of:=[.M556] - [.M$553]" office:value-type="float" office:value="4.04">
            <text:p>4.04</text:p>
          </table:table-cell>
          <table:table-cell table:formula="of:=[.N556] - [.N$553]" office:value-type="float" office:value="3.16">
            <text:p>3.16</text:p>
          </table:table-cell>
          <table:table-cell table:formula="of:=[.O556] - [.O$553]" office:value-type="float" office:value="6.83">
            <text:p>6.83</text:p>
          </table:table-cell>
          <table:table-cell table:formula="of:=[.P556] - [.P$553]" office:value-type="float" office:value="3.03">
            <text:p>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7] - [.C$553]" office:value-type="float" office:value="3.45">
            <text:p>3.45</text:p>
          </table:table-cell>
          <table:table-cell table:formula="of:=[.D557] - [.D$553]" office:value-type="float" office:value="7.1">
            <text:p>7.1</text:p>
          </table:table-cell>
          <table:table-cell table:formula="of:=[.E557] - [.E$553]" office:value-type="float" office:value="1.62">
            <text:p>1.62</text:p>
          </table:table-cell>
          <table:table-cell table:formula="of:=[.F557] - [.F$553]" office:value-type="float" office:value="3.94">
            <text:p>3.94</text:p>
          </table:table-cell>
          <table:table-cell table:formula="of:=[.G557] - [.G$553]" office:value-type="float" office:value="2.3">
            <text:p>2.3</text:p>
          </table:table-cell>
          <table:table-cell table:formula="of:=[.H557] - [.H$553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7] - [.K$553]" office:value-type="float" office:value="9.27">
            <text:p>9.27</text:p>
          </table:table-cell>
          <table:table-cell table:formula="of:=[.L557] - [.L$553]" office:value-type="float" office:value="7.47">
            <text:p>7.47</text:p>
          </table:table-cell>
          <table:table-cell table:formula="of:=[.M557] - [.M$553]" office:value-type="float" office:value="4.61">
            <text:p>4.61</text:p>
          </table:table-cell>
          <table:table-cell table:formula="of:=[.N557] - [.N$553]" office:value-type="float" office:value="3.12">
            <text:p>3.12</text:p>
          </table:table-cell>
          <table:table-cell table:formula="of:=[.O557] - [.O$553]" office:value-type="float" office:value="7.67">
            <text:p>7.67</text:p>
          </table:table-cell>
          <table:table-cell table:formula="of:=[.P557] - [.P$553]" office:value-type="float" office:value="3.54">
            <text:p>3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8] - [.C$553]" office:value-type="float" office:value="3.84">
            <text:p>3.84</text:p>
          </table:table-cell>
          <table:table-cell table:formula="of:=[.D558] - [.D$553]" office:value-type="float" office:value="7.29">
            <text:p>7.29</text:p>
          </table:table-cell>
          <table:table-cell table:formula="of:=[.E558] - [.E$553]" office:value-type="float" office:value="1.3">
            <text:p>1.3</text:p>
          </table:table-cell>
          <table:table-cell table:formula="of:=[.F558] - [.F$553]" office:value-type="float" office:value="4.08">
            <text:p>4.08</text:p>
          </table:table-cell>
          <table:table-cell table:formula="of:=[.G558] - [.G$553]" office:value-type="float" office:value="2.22">
            <text:p>2.22</text:p>
          </table:table-cell>
          <table:table-cell table:formula="of:=[.H558] - [.H$553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8] - [.K$553]" office:value-type="float" office:value="9.26">
            <text:p>9.26</text:p>
          </table:table-cell>
          <table:table-cell table:formula="of:=[.L558] - [.L$553]" office:value-type="float" office:value="6.82">
            <text:p>6.82</text:p>
          </table:table-cell>
          <table:table-cell table:formula="of:=[.M558] - [.M$553]" office:value-type="float" office:value="5.01">
            <text:p>5.01</text:p>
          </table:table-cell>
          <table:table-cell table:formula="of:=[.N558] - [.N$553]" office:value-type="float" office:value="3.41">
            <text:p>3.41</text:p>
          </table:table-cell>
          <table:table-cell table:formula="of:=[.O558] - [.O$553]" office:value-type="float" office:value="8.1">
            <text:p>8.1</text:p>
          </table:table-cell>
          <table:table-cell table:formula="of:=[.P558] - [.P$553]" office:value-type="float" office:value="3.72">
            <text:p>3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9] - [.C$553]" office:value-type="float" office:value="4.18">
            <text:p>4.18</text:p>
          </table:table-cell>
          <table:table-cell table:formula="of:=[.D559] - [.D$553]" office:value-type="float" office:value="7.17">
            <text:p>7.17</text:p>
          </table:table-cell>
          <table:table-cell table:formula="of:=[.E559] - [.E$553]" office:value-type="float" office:value="1.11">
            <text:p>1.11</text:p>
          </table:table-cell>
          <table:table-cell table:formula="of:=[.F559] - [.F$553]" office:value-type="float" office:value="4.43">
            <text:p>4.43</text:p>
          </table:table-cell>
          <table:table-cell table:formula="of:=[.G559] - [.G$553]" office:value-type="float" office:value="2.99">
            <text:p>2.99</text:p>
          </table:table-cell>
          <table:table-cell table:formula="of:=[.H559] - [.H$553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9] - [.K$553]" office:value-type="float" office:value="9.87">
            <text:p>9.87</text:p>
          </table:table-cell>
          <table:table-cell table:formula="of:=[.L559] - [.L$553]" office:value-type="float" office:value="6.9">
            <text:p>6.9</text:p>
          </table:table-cell>
          <table:table-cell table:formula="of:=[.M559] - [.M$553]" office:value-type="float" office:value="4.67">
            <text:p>4.67</text:p>
          </table:table-cell>
          <table:table-cell table:formula="of:=[.N559] - [.N$553]" office:value-type="float" office:value="3.56">
            <text:p>3.56</text:p>
          </table:table-cell>
          <table:table-cell table:formula="of:=[.O559] - [.O$553]" office:value-type="float" office:value="8.33">
            <text:p>8.33</text:p>
          </table:table-cell>
          <table:table-cell table:formula="of:=[.P559] - [.P$553]" office:value-type="float" office:value="4.06">
            <text:p>4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60] - [.C$553]" office:value-type="float" office:value="4.28">
            <text:p>4.28</text:p>
          </table:table-cell>
          <table:table-cell table:formula="of:=[.D560] - [.D$553]" office:value-type="float" office:value="7.06">
            <text:p>7.06</text:p>
          </table:table-cell>
          <table:table-cell table:formula="of:=[.E560] - [.E$553]" office:value-type="float" office:value="1.34">
            <text:p>1.34</text:p>
          </table:table-cell>
          <table:table-cell table:formula="of:=[.F560] - [.F$553]" office:value-type="float" office:value="4.45">
            <text:p>4.45</text:p>
          </table:table-cell>
          <table:table-cell table:formula="of:=[.G560] - [.G$553]" office:value-type="float" office:value="3.71">
            <text:p>3.71</text:p>
          </table:table-cell>
          <table:table-cell table:formula="of:=[.H560] - [.H$553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60] - [.K$553]" office:value-type="float" office:value="9.53">
            <text:p>9.53</text:p>
          </table:table-cell>
          <table:table-cell table:formula="of:=[.L560] - [.L$553]" office:value-type="float" office:value="7.75">
            <text:p>7.75</text:p>
          </table:table-cell>
          <table:table-cell table:formula="of:=[.M560] - [.M$553]" office:value-type="float" office:value="4.68">
            <text:p>4.68</text:p>
          </table:table-cell>
          <table:table-cell table:formula="of:=[.N560] - [.N$553]" office:value-type="float" office:value="3.08">
            <text:p>3.08</text:p>
          </table:table-cell>
          <table:table-cell table:formula="of:=[.O560] - [.O$553]" office:value-type="float" office:value="8.25">
            <text:p>8.25</text:p>
          </table:table-cell>
          <table:table-cell table:formula="of:=[.P560] - [.P$553]" office:value-type="float" office:value="4.06">
            <text:p>4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61] - [.C$553]" office:value-type="float" office:value="4.1">
            <text:p>4.1</text:p>
          </table:table-cell>
          <table:table-cell table:formula="of:=[.D561] - [.D$553]" office:value-type="float" office:value="7.14">
            <text:p>7.14</text:p>
          </table:table-cell>
          <table:table-cell table:formula="of:=[.E561] - [.E$553]" office:value-type="float" office:value="0.649999999999999">
            <text:p>0.65</text:p>
          </table:table-cell>
          <table:table-cell table:formula="of:=[.F561] - [.F$553]" office:value-type="float" office:value="4.58">
            <text:p>4.58</text:p>
          </table:table-cell>
          <table:table-cell table:formula="of:=[.G561] - [.G$553]" office:value-type="float" office:value="3.98">
            <text:p>3.98</text:p>
          </table:table-cell>
          <table:table-cell table:formula="of:=[.H561] - [.H$553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61] - [.K$553]" office:value-type="float" office:value="8.77">
            <text:p>8.77</text:p>
          </table:table-cell>
          <table:table-cell table:formula="of:=[.L561] - [.L$553]" office:value-type="float" office:value="6.79">
            <text:p>6.79</text:p>
          </table:table-cell>
          <table:table-cell table:formula="of:=[.M561] - [.M$553]" office:value-type="float" office:value="4.32">
            <text:p>4.32</text:p>
          </table:table-cell>
          <table:table-cell table:formula="of:=[.N561] - [.N$553]" office:value-type="float" office:value="3.11">
            <text:p>3.11</text:p>
          </table:table-cell>
          <table:table-cell table:formula="of:=[.O561] - [.O$553]" office:value-type="float" office:value="8.16">
            <text:p>8.16</text:p>
          </table:table-cell>
          <table:table-cell table:formula="of:=[.P561] - [.P$553]" office:value-type="float" office:value="4.63">
            <text:p>4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2] - [.C$553]" office:value-type="float" office:value="4.3">
            <text:p>4.3</text:p>
          </table:table-cell>
          <table:table-cell table:formula="of:=[.D562] - [.D$553]" office:value-type="float" office:value="6.24">
            <text:p>6.24</text:p>
          </table:table-cell>
          <table:table-cell table:formula="of:=[.E562] - [.E$553]" office:value-type="float" office:value="0.509999999999998">
            <text:p>0.51</text:p>
          </table:table-cell>
          <table:table-cell table:formula="of:=[.F562] - [.F$553]" office:value-type="float" office:value="4.81">
            <text:p>4.81</text:p>
          </table:table-cell>
          <table:table-cell table:formula="of:=[.G562] - [.G$553]" office:value-type="float" office:value="3.78">
            <text:p>3.78</text:p>
          </table:table-cell>
          <table:table-cell table:formula="of:=[.H562] - [.H$553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2] - [.K$553]" office:value-type="float" office:value="7.69">
            <text:p>7.69</text:p>
          </table:table-cell>
          <table:table-cell table:formula="of:=[.L562] - [.L$553]" office:value-type="float" office:value="6.05">
            <text:p>6.05</text:p>
          </table:table-cell>
          <table:table-cell table:formula="of:=[.M562] - [.M$553]" office:value-type="float" office:value="4.6">
            <text:p>4.6</text:p>
          </table:table-cell>
          <table:table-cell table:formula="of:=[.N562] - [.N$553]" office:value-type="float" office:value="3.12">
            <text:p>3.12</text:p>
          </table:table-cell>
          <table:table-cell table:formula="of:=[.O562] - [.O$553]" office:value-type="float" office:value="8.11">
            <text:p>8.11</text:p>
          </table:table-cell>
          <table:table-cell table:formula="of:=[.P562] - [.P$553]" office:value-type="float" office:value="4.61">
            <text:p>4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3] - [.C$553]" office:value-type="float" office:value="3.31">
            <text:p>3.31</text:p>
          </table:table-cell>
          <table:table-cell table:formula="of:=[.D563] - [.D$553]" office:value-type="float" office:value="5.9">
            <text:p>5.9</text:p>
          </table:table-cell>
          <table:table-cell table:formula="of:=[.E563] - [.E$553]" office:value-type="float" office:value="0.0499999999999972">
            <text:p>0.05</text:p>
          </table:table-cell>
          <table:table-cell table:formula="of:=[.F563] - [.F$553]" office:value-type="float" office:value="4.57">
            <text:p>4.57</text:p>
          </table:table-cell>
          <table:table-cell table:formula="of:=[.G563] - [.G$553]" office:value-type="float" office:value="3.05">
            <text:p>3.05</text:p>
          </table:table-cell>
          <table:table-cell table:formula="of:=[.H563] - [.H$553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3] - [.K$553]" office:value-type="float" office:value="6.56">
            <text:p>6.56</text:p>
          </table:table-cell>
          <table:table-cell table:formula="of:=[.L563] - [.L$553]" office:value-type="float" office:value="4.55">
            <text:p>4.55</text:p>
          </table:table-cell>
          <table:table-cell table:formula="of:=[.M563] - [.M$553]" office:value-type="float" office:value="3.47">
            <text:p>3.47</text:p>
          </table:table-cell>
          <table:table-cell table:formula="of:=[.N563] - [.N$553]" office:value-type="float" office:value="2.2">
            <text:p>2.2</text:p>
          </table:table-cell>
          <table:table-cell table:formula="of:=[.O563] - [.O$553]" office:value-type="float" office:value="7.11">
            <text:p>7.11</text:p>
          </table:table-cell>
          <table:table-cell table:formula="of:=[.P563] - [.P$553]" office:value-type="float" office:value="4.68">
            <text:p>4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4] - [.C$553]" office:value-type="float" office:value="2.22">
            <text:p>2.22</text:p>
          </table:table-cell>
          <table:table-cell table:formula="of:=[.D564] - [.D$553]" office:value-type="float" office:value="5.07">
            <text:p>5.07</text:p>
          </table:table-cell>
          <table:table-cell table:formula="of:=[.E564] - [.E$553]" office:value-type="float" office:value="-1.04">
            <text:p>-1.04</text:p>
          </table:table-cell>
          <table:table-cell table:formula="of:=[.F564] - [.F$553]" office:value-type="float" office:value="3.94">
            <text:p>3.94</text:p>
          </table:table-cell>
          <table:table-cell table:formula="of:=[.G564] - [.G$553]" office:value-type="float" office:value="2.8">
            <text:p>2.8</text:p>
          </table:table-cell>
          <table:table-cell table:formula="of:=[.H564] - [.H$553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4] - [.K$553]" office:value-type="float" office:value="1.94">
            <text:p>1.94</text:p>
          </table:table-cell>
          <table:table-cell table:formula="of:=[.L564] - [.L$553]" office:value-type="float" office:value="1.12">
            <text:p>1.12</text:p>
          </table:table-cell>
          <table:table-cell table:formula="of:=[.M564] - [.M$553]" office:value-type="float" office:value="2.07">
            <text:p>2.07</text:p>
          </table:table-cell>
          <table:table-cell table:formula="of:=[.N564] - [.N$553]" office:value-type="float" office:value="0.210000000000001">
            <text:p>0.21</text:p>
          </table:table-cell>
          <table:table-cell table:formula="of:=[.O564] - [.O$553]" office:value-type="float" office:value="3.18">
            <text:p>3.18</text:p>
          </table:table-cell>
          <table:table-cell table:formula="of:=[.P564] - [.P$553]" office:value-type="float" office:value="5.52">
            <text:p>5.5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/>
          <table:table-cell office:value-type="float" office:value="0.6">
            <text:p>0.6</text:p>
          </table:table-cell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/>
          <table:table-cell office:value-type="float" office:value="0.64">
            <text:p>0.64</text:p>
          </table:table-cell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/>
          <table:table-cell office:value-type="float" office:value="0.68">
            <text:p>0.68</text:p>
          </table:table-cell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/>
          <table:table-cell office:value-type="float" office:value="0.72">
            <text:p>0.72</text:p>
          </table:table-cell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/>
          <table:table-cell office:value-type="float" office:value="0.76">
            <text:p>0.76</text:p>
          </table:table-cell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/>
          <table:table-cell office:value-type="float" office:value="0.8">
            <text:p>0.8</text:p>
          </table:table-cell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/>
          <table:table-cell office:value-type="float" office:value="0.84">
            <text:p>0.84</text:p>
          </table:table-cell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/>
          <table:table-cell office:value-type="float" office:value="0.88">
            <text:p>0.88</text:p>
          </table:table-cell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/>
          <table:table-cell office:value-type="float" office:value="0.92">
            <text:p>0.92</text:p>
          </table:table-cell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/>
          <table:table-cell office:value-type="float" office:value="0.96">
            <text:p>0.96</text:p>
          </table:table-cell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/>
          <table:table-cell office:value-type="float" office:value="1">
            <text:p>1</text:p>
          </table:table-cell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/>
          <table:table-cell>
            <draw:frame table:end-cell-address="Sheet1.H581" table:end-x="0.826in" table:end-y="0.1429in" draw:z-index="24" draw:style-name="gr1" svg:width="6in" svg:height="2.7598in" svg:x="0.1598in" svg:y="0.05in">
              <draw:object draw:notify-on-update-of-ranges="Sheet1.B542:Sheet1.B552 Sheet1.C541:Sheet1.C541 Sheet1.C542:Sheet1.C552 Sheet1.D541:Sheet1.D541 Sheet1.D542:Sheet1.D552 Sheet1.G541:Sheet1.G541 Sheet1.G542:Sheet1.G55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81" table:end-x="0.3764in" table:end-y="0.1634in" draw:z-index="26" draw:style-name="gr1" svg:width="6in" svg:height="2.7598in" svg:x="0.5996in" svg:y="0.0705in">
              <draw:object draw:notify-on-update-of-ranges="Sheet1.J542:Sheet1.J552 Sheet1.K541:Sheet1.K541 Sheet1.K542:Sheet1.K552 Sheet1.L541:Sheet1.L541 Sheet1.L542:Sheet1.L552 Sheet1.O541:Sheet1.O541 Sheet1.O542:Sheet1.O55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/>
          <table:table-cell>
            <draw:frame table:end-cell-address="Sheet1.H599" table:end-x="0.7283in" table:end-y="0.1425in" draw:z-index="25" draw:style-name="gr1" svg:width="6in" svg:height="2.7598in" svg:x="0.0622in" svg:y="0.05in">
              <draw:object draw:notify-on-update-of-ranges="Sheet1.B542:Sheet1.B552 Sheet1.E541:Sheet1.E541 Sheet1.E542:Sheet1.E552 Sheet1.F541:Sheet1.F541 Sheet1.F542:Sheet1.F552 Sheet1.H541:Sheet1.H541 Sheet1.H542:Sheet1.H55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6"/>
        </table:table-row>
        <table:table-row table:style-name="ro1">
          <table:table-cell table:number-columns-repeated="9"/>
          <table:table-cell>
            <draw:frame table:end-cell-address="Sheet1.Q600" table:end-x="0.2118in" table:end-y="0.122in" draw:z-index="27" draw:style-name="gr1" svg:width="6in" svg:height="2.7598in" svg:x="0.435in" svg:y="0.0291in">
              <draw:object draw:notify-on-update-of-ranges="Sheet1.J542:Sheet1.J552 Sheet1.M541:Sheet1.M541 Sheet1.M542:Sheet1.M552 Sheet1.N541:Sheet1.N541 Sheet1.N542:Sheet1.N552 Sheet1.P541:Sheet1.P541 Sheet1.P542:Sheet1.P55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 office:value-type="string">
            <text:p>Varianz</text:p>
          </table:table-cell>
          <table:table-cell office:value-type="string">
            <text:p>Anzahl Experimente</text:p>
          </table:table-cell>
          <table:table-cell office:value-type="string">
            <text:p>1. Lauf</text:p>
          </table:table-cell>
          <table:table-cell office:value-type="string">
            <text:p>2. Lauf</text:p>
          </table:table-cell>
          <table:table-cell office:value-type="string">
            <text:p>3. Lauf</text:p>
          </table:table-cell>
          <table:table-cell office:value-type="string">
            <text:p>4. Lauf</text:p>
          </table:table-cell>
          <table:table-cell office:value-type="string">
            <text:p>5. Lauf</text:p>
          </table:table-cell>
          <table:table-cell office:value-type="string">
            <text:p>6. Lauf</text:p>
          </table:table-cell>
          <table:table-cell office:value-type="string">
            <text:p>7. Lauf</text:p>
          </table:table-cell>
          <table:table-cell office:value-type="string">
            <text:p>8. Lauf</text:p>
          </table:table-cell>
          <table:table-cell office:value-type="string">
            <text:p>9. Lauf</text:p>
          </table:table-cell>
          <table:table-cell office:value-type="string">
            <text:p>10. Lauf</text:p>
          </table:table-cell>
          <table:table-cell table:number-columns-repeated="13"/>
          <table:table-cell office:value-type="string">
            <text:p>Sich zufällig bewegende Agen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.48">
            <text:p>30.48</text:p>
          </table:table-cell>
          <table:table-cell office:value-type="float" office:value="29.6">
            <text:p>29.6</text:p>
          </table:table-cell>
          <table:table-cell office:value-type="float" office:value="27.3">
            <text:p>27.3</text:p>
          </table:table-cell>
          <table:table-cell office:value-type="float" office:value="29.78">
            <text:p>29.78</text:p>
          </table:table-cell>
          <table:table-cell office:value-type="float" office:value="29.14">
            <text:p>29.14</text:p>
          </table:table-cell>
          <table:table-cell office:value-type="float" office:value="29.96">
            <text:p>29.96</text:p>
          </table:table-cell>
          <table:table-cell office:value-type="float" office:value="28.6">
            <text:p>28.6</text:p>
          </table:table-cell>
          <table:table-cell office:value-type="float" office:value="31.38">
            <text:p>31.38</text:p>
          </table:table-cell>
          <table:table-cell office:value-type="float" office:value="30.86">
            <text:p>30.86</text:p>
          </table:table-cell>
          <table:table-cell office:value-type="float" office:value="30.14">
            <text:p>30.14</text:p>
          </table:table-cell>
          <table:table-cell table:style-name="ce4" table:formula="of:=SUM([.C604:.L604])/1000" office:value-type="float" office:value="0.29724">
            <text:p>0.2972</text:p>
          </table:table-cell>
          <table:table-cell table:formula="of:=VARA([.C604:.L604])" office:value-type="float" office:value="1.37020444444444">
            <text:p>1.37</text:p>
          </table:table-cell>
          <table:table-cell table:formula="of:=SUM([.C604:.L604])/10" office:value-type="float" office:value="29.724">
            <text:p>29.72</text:p>
          </table:table-cell>
          <table:table-cell table:formula="of:=([.C604]-[.$O604])*([.C604]-[.$O604])" office:value-type="float" office:value="0.571536">
            <text:p>0.57</text:p>
          </table:table-cell>
          <table:table-cell table:formula="of:=([.D604]-[.$O604])*([.D604]-[.$O604])" office:value-type="float" office:value="0.0153759999999997">
            <text:p>0.02</text:p>
          </table:table-cell>
          <table:table-cell table:formula="of:=([.E604]-[.$O604])*([.E604]-[.$O604])" office:value-type="float" office:value="5.875776">
            <text:p>5.88</text:p>
          </table:table-cell>
          <table:table-cell table:formula="of:=([.F604]-[.$O604])*([.F604]-[.$O604])" office:value-type="float" office:value="0.0031360000000001">
            <text:p>0</text:p>
          </table:table-cell>
          <table:table-cell table:formula="of:=([.G604]-[.$O604])*([.G604]-[.$O604])" office:value-type="float" office:value="0.341056">
            <text:p>0.34</text:p>
          </table:table-cell>
          <table:table-cell table:formula="of:=([.H604]-[.$O604])*([.H604]-[.$O604])" office:value-type="float" office:value="0.0556960000000003">
            <text:p>0.06</text:p>
          </table:table-cell>
          <table:table-cell table:formula="of:=([.I604]-[.$O604])*([.I604]-[.$O604])" office:value-type="float" office:value="1.263376">
            <text:p>1.26</text:p>
          </table:table-cell>
          <table:table-cell table:formula="of:=([.J604]-[.$O604])*([.J604]-[.$O604])" office:value-type="float" office:value="2.742336">
            <text:p>2.74</text:p>
          </table:table-cell>
          <table:table-cell table:formula="of:=([.K604]-[.$O604])*([.K604]-[.$O604])" office:value-type="float" office:value="1.290496">
            <text:p>1.29</text:p>
          </table:table-cell>
          <table:table-cell table:formula="of:=([.L604]-[.$O604])*([.L604]-[.$O604])" office:value-type="float" office:value="0.173056">
            <text:p>0.17</text:p>
          </table:table-cell>
          <table:table-cell table:formula="of:=SUM([.P604:.Y604])" office:value-type="float" office:value="12.33184">
            <text:p>12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6">
            <text:p>30.16</text:p>
          </table:table-cell>
          <table:table-cell office:value-type="float" office:value="28.77">
            <text:p>28.77</text:p>
          </table:table-cell>
          <table:table-cell office:value-type="float" office:value="30.83">
            <text:p>30.83</text:p>
          </table:table-cell>
          <table:table-cell office:value-type="float" office:value="29.8">
            <text:p>29.8</text:p>
          </table:table-cell>
          <table:table-cell office:value-type="float" office:value="30.16">
            <text:p>30.16</text:p>
          </table:table-cell>
          <table:table-cell office:value-type="float" office:value="29.74">
            <text:p>29.74</text:p>
          </table:table-cell>
          <table:table-cell office:value-type="float" office:value="31.38">
            <text:p>31.38</text:p>
          </table:table-cell>
          <table:table-cell office:value-type="float" office:value="28.95">
            <text:p>28.95</text:p>
          </table:table-cell>
          <table:table-cell office:value-type="float" office:value="28.82">
            <text:p>28.82</text:p>
          </table:table-cell>
          <table:table-cell office:value-type="float" office:value="28.76">
            <text:p>28.76</text:p>
          </table:table-cell>
          <table:table-cell table:style-name="ce4" table:formula="of:=SUM([.C605:.L605])/1000" office:value-type="float" office:value="0.29737">
            <text:p>0.2974</text:p>
          </table:table-cell>
          <table:table-cell table:formula="of:=VARA([.C605:.L605])" office:value-type="float" office:value="0.845089999999999">
            <text:p>0.85</text:p>
          </table:table-cell>
          <table:table-cell table:formula="of:=SUM([.C605:.L605])/10" office:value-type="float" office:value="29.737">
            <text:p>29.74</text:p>
          </table:table-cell>
          <table:table-cell table:formula="of:=([.C605]-[.$O605])*([.C605]-[.$O605])" office:value-type="float" office:value="0.178928999999999">
            <text:p>0.18</text:p>
          </table:table-cell>
          <table:table-cell table:formula="of:=([.D605]-[.$O605])*([.D605]-[.$O605])" office:value-type="float" office:value="0.935089000000004">
            <text:p>0.94</text:p>
          </table:table-cell>
          <table:table-cell table:formula="of:=([.E605]-[.$O605])*([.E605]-[.$O605])" office:value-type="float" office:value="1.19464899999999">
            <text:p>1.19</text:p>
          </table:table-cell>
          <table:table-cell table:formula="of:=([.F605]-[.$O605])*([.F605]-[.$O605])" office:value-type="float" office:value="0.00396899999999985">
            <text:p>0</text:p>
          </table:table-cell>
          <table:table-cell table:formula="of:=([.G605]-[.$O605])*([.G605]-[.$O605])" office:value-type="float" office:value="0.178928999999999">
            <text:p>0.18</text:p>
          </table:table-cell>
          <table:table-cell table:formula="of:=([.H605]-[.$O605])*([.H605]-[.$O605])" office:value-type="float" office:value="0.00000899999999997937">
            <text:p>0</text:p>
          </table:table-cell>
          <table:table-cell table:formula="of:=([.I605]-[.$O605])*([.I605]-[.$O605])" office:value-type="float" office:value="2.69944899999999">
            <text:p>2.7</text:p>
          </table:table-cell>
          <table:table-cell table:formula="of:=([.J605]-[.$O605])*([.J605]-[.$O605])" office:value-type="float" office:value="0.619369000000004">
            <text:p>0.62</text:p>
          </table:table-cell>
          <table:table-cell table:formula="of:=([.K605]-[.$O605])*([.K605]-[.$O605])" office:value-type="float" office:value="0.840889000000003">
            <text:p>0.84</text:p>
          </table:table-cell>
          <table:table-cell table:formula="of:=([.L605]-[.$O605])*([.L605]-[.$O605])" office:value-type="float" office:value="0.954529000000001">
            <text:p>0.95</text:p>
          </table:table-cell>
          <table:table-cell table:formula="of:=SUM([.P605:.Y605])" office:value-type="float" office:value="7.60580999999999">
            <text:p>7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.84">
            <text:p>29.84</text:p>
          </table:table-cell>
          <table:table-cell office:value-type="float" office:value="29.09">
            <text:p>29.09</text:p>
          </table:table-cell>
          <table:table-cell office:value-type="float" office:value="29.89">
            <text:p>29.89</text:p>
          </table:table-cell>
          <table:table-cell office:value-type="float" office:value="30.42">
            <text:p>30.42</text:p>
          </table:table-cell>
          <table:table-cell office:value-type="float" office:value="30.02">
            <text:p>30.02</text:p>
          </table:table-cell>
          <table:table-cell office:value-type="float" office:value="29.39">
            <text:p>29.39</text:p>
          </table:table-cell>
          <table:table-cell office:value-type="float" office:value="29.76">
            <text:p>29.76</text:p>
          </table:table-cell>
          <table:table-cell office:value-type="float" office:value="29.56">
            <text:p>29.56</text:p>
          </table:table-cell>
          <table:table-cell office:value-type="float" office:value="29.13">
            <text:p>29.13</text:p>
          </table:table-cell>
          <table:table-cell office:value-type="float" office:value="29.65">
            <text:p>29.65</text:p>
          </table:table-cell>
          <table:table-cell table:style-name="ce4" table:formula="of:=SUM([.C606:.L606])/1000" office:value-type="float" office:value="0.29675">
            <text:p>0.2968</text:p>
          </table:table-cell>
          <table:table-cell table:formula="of:=VARA([.C606:.L606])" office:value-type="float" office:value="0.16545">
            <text:p>0.17</text:p>
          </table:table-cell>
          <table:table-cell table:formula="of:=SUM([.C606:.L606])/10" office:value-type="float" office:value="29.675">
            <text:p>29.68</text:p>
          </table:table-cell>
          <table:table-cell table:formula="of:=([.C606]-[.$O606])*([.C606]-[.$O606])" office:value-type="float" office:value="0.0272250000000021">
            <text:p>0.03</text:p>
          </table:table-cell>
          <table:table-cell table:formula="of:=([.D606]-[.$O606])*([.D606]-[.$O606])" office:value-type="float" office:value="0.342224999999993">
            <text:p>0.34</text:p>
          </table:table-cell>
          <table:table-cell table:formula="of:=([.E606]-[.$O606])*([.E606]-[.$O606])" office:value-type="float" office:value="0.046225000000003">
            <text:p>0.05</text:p>
          </table:table-cell>
          <table:table-cell table:formula="of:=([.F606]-[.$O606])*([.F606]-[.$O606])" office:value-type="float" office:value="0.555025000000012">
            <text:p>0.56</text:p>
          </table:table-cell>
          <table:table-cell table:formula="of:=([.G606]-[.$O606])*([.G606]-[.$O606])" office:value-type="float" office:value="0.119025000000004">
            <text:p>0.12</text:p>
          </table:table-cell>
          <table:table-cell table:formula="of:=([.H606]-[.$O606])*([.H606]-[.$O606])" office:value-type="float" office:value="0.081224999999996">
            <text:p>0.08</text:p>
          </table:table-cell>
          <table:table-cell table:formula="of:=([.I606]-[.$O606])*([.I606]-[.$O606])" office:value-type="float" office:value="0.00722500000000135">
            <text:p>0.01</text:p>
          </table:table-cell>
          <table:table-cell table:formula="of:=([.J606]-[.$O606])*([.J606]-[.$O606])" office:value-type="float" office:value="0.0132249999999988">
            <text:p>0.01</text:p>
          </table:table-cell>
          <table:table-cell table:formula="of:=([.K606]-[.$O606])*([.K606]-[.$O606])" office:value-type="float" office:value="0.297024999999994">
            <text:p>0.3</text:p>
          </table:table-cell>
          <table:table-cell table:formula="of:=([.L606]-[.$O606])*([.L606]-[.$O606])" office:value-type="float" office:value="0.000624999999999751">
            <text:p>0</text:p>
          </table:table-cell>
          <table:table-cell table:formula="of:=SUM([.P606:.Y606])" office:value-type="float" office:value="1.48905">
            <text:p>1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.69">
            <text:p>29.69</text:p>
          </table:table-cell>
          <table:table-cell office:value-type="float" office:value="29.05">
            <text:p>29.05</text:p>
          </table:table-cell>
          <table:table-cell office:value-type="float" office:value="30.51">
            <text:p>30.51</text:p>
          </table:table-cell>
          <table:table-cell office:value-type="float" office:value="29.74">
            <text:p>29.74</text:p>
          </table:table-cell>
          <table:table-cell office:value-type="float" office:value="30.36">
            <text:p>30.36</text:p>
          </table:table-cell>
          <table:table-cell office:value-type="float" office:value="29.6">
            <text:p>29.6</text:p>
          </table:table-cell>
          <table:table-cell office:value-type="float" office:value="28.75">
            <text:p>28.75</text:p>
          </table:table-cell>
          <table:table-cell office:value-type="float" office:value="28.82">
            <text:p>28.82</text:p>
          </table:table-cell>
          <table:table-cell office:value-type="float" office:value="29.42">
            <text:p>29.42</text:p>
          </table:table-cell>
          <table:table-cell office:value-type="float" office:value="29.09">
            <text:p>29.09</text:p>
          </table:table-cell>
          <table:table-cell table:style-name="ce4" table:formula="of:=SUM([.C607:.L607])/1000" office:value-type="float" office:value="0.29503">
            <text:p>0.2950</text:p>
          </table:table-cell>
          <table:table-cell table:formula="of:=VARA([.C607:.L607])" office:value-type="float" office:value="0.362801111111111">
            <text:p>0.36</text:p>
          </table:table-cell>
          <table:table-cell table:formula="of:=SUM([.C607:.L607])/10" office:value-type="float" office:value="29.503">
            <text:p>29.5</text:p>
          </table:table-cell>
          <table:table-cell table:formula="of:=([.C607]-[.$O607])*([.C607]-[.$O607])" office:value-type="float" office:value="0.0349690000000018">
            <text:p>0.03</text:p>
          </table:table-cell>
          <table:table-cell table:formula="of:=([.D607]-[.$O607])*([.D607]-[.$O607])" office:value-type="float" office:value="0.205208999999996">
            <text:p>0.21</text:p>
          </table:table-cell>
          <table:table-cell table:formula="of:=([.E607]-[.$O607])*([.E607]-[.$O607])" office:value-type="float" office:value="1.01404900000001">
            <text:p>1.01</text:p>
          </table:table-cell>
          <table:table-cell table:formula="of:=([.F607]-[.$O607])*([.F607]-[.$O607])" office:value-type="float" office:value="0.0561690000000009">
            <text:p>0.06</text:p>
          </table:table-cell>
          <table:table-cell table:formula="of:=([.G607]-[.$O607])*([.G607]-[.$O607])" office:value-type="float" office:value="0.734449000000005">
            <text:p>0.73</text:p>
          </table:table-cell>
          <table:table-cell table:formula="of:=([.H607]-[.$O607])*([.H607]-[.$O607])" office:value-type="float" office:value="0.00940900000000094">
            <text:p>0.01</text:p>
          </table:table-cell>
          <table:table-cell table:formula="of:=([.I607]-[.$O607])*([.I607]-[.$O607])" office:value-type="float" office:value="0.567008999999995">
            <text:p>0.57</text:p>
          </table:table-cell>
          <table:table-cell table:formula="of:=([.J607]-[.$O607])*([.J607]-[.$O607])" office:value-type="float" office:value="0.466488999999995">
            <text:p>0.47</text:p>
          </table:table-cell>
          <table:table-cell table:formula="of:=([.K607]-[.$O607])*([.K607]-[.$O607])" office:value-type="float" office:value="0.00688899999999915">
            <text:p>0.01</text:p>
          </table:table-cell>
          <table:table-cell table:formula="of:=([.L607]-[.$O607])*([.L607]-[.$O607])" office:value-type="float" office:value="0.170568999999997">
            <text:p>0.17</text:p>
          </table:table-cell>
          <table:table-cell table:formula="of:=SUM([.P607:.Y607])" office:value-type="float" office:value="3.26521">
            <text:p>3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.33">
            <text:p>30.33</text:p>
          </table:table-cell>
          <table:table-cell office:value-type="float" office:value="29.57">
            <text:p>29.57</text:p>
          </table:table-cell>
          <table:table-cell office:value-type="float" office:value="30.84">
            <text:p>30.84</text:p>
          </table:table-cell>
          <table:table-cell office:value-type="float" office:value="30.61">
            <text:p>30.61</text:p>
          </table:table-cell>
          <table:table-cell office:value-type="float" office:value="30.3">
            <text:p>30.3</text:p>
          </table:table-cell>
          <table:table-cell office:value-type="float" office:value="29.28">
            <text:p>29.28</text:p>
          </table:table-cell>
          <table:table-cell office:value-type="float" office:value="30.65">
            <text:p>30.65</text:p>
          </table:table-cell>
          <table:table-cell office:value-type="float" office:value="29.59">
            <text:p>29.59</text:p>
          </table:table-cell>
          <table:table-cell office:value-type="float" office:value="28.29">
            <text:p>28.29</text:p>
          </table:table-cell>
          <table:table-cell office:value-type="float" office:value="29.88">
            <text:p>29.88</text:p>
          </table:table-cell>
          <table:table-cell table:style-name="ce4" table:formula="of:=SUM([.C608:.L608])/1000" office:value-type="float" office:value="0.29934">
            <text:p>0.2993</text:p>
          </table:table-cell>
          <table:table-cell table:formula="of:=VARA([.C608:.L608])" office:value-type="float" office:value="0.607271111111111">
            <text:p>0.61</text:p>
          </table:table-cell>
          <table:table-cell table:formula="of:=SUM([.C608:.L608])/10" office:value-type="float" office:value="29.934">
            <text:p>29.93</text:p>
          </table:table-cell>
          <table:table-cell table:formula="of:=([.C608]-[.$O608])*([.C608]-[.$O608])" office:value-type="float" office:value="0.156816000000001">
            <text:p>0.16</text:p>
          </table:table-cell>
          <table:table-cell table:formula="of:=([.D608]-[.$O608])*([.D608]-[.$O608])" office:value-type="float" office:value="0.132495999999998">
            <text:p>0.13</text:p>
          </table:table-cell>
          <table:table-cell table:formula="of:=([.E608]-[.$O608])*([.E608]-[.$O608])" office:value-type="float" office:value="0.820836000000004">
            <text:p>0.82</text:p>
          </table:table-cell>
          <table:table-cell table:formula="of:=([.F608]-[.$O608])*([.F608]-[.$O608])" office:value-type="float" office:value="0.456976000000003">
            <text:p>0.46</text:p>
          </table:table-cell>
          <table:table-cell table:formula="of:=([.G608]-[.$O608])*([.G608]-[.$O608])" office:value-type="float" office:value="0.133956000000002">
            <text:p>0.13</text:p>
          </table:table-cell>
          <table:table-cell table:formula="of:=([.H608]-[.$O608])*([.H608]-[.$O608])" office:value-type="float" office:value="0.427715999999995">
            <text:p>0.43</text:p>
          </table:table-cell>
          <table:table-cell table:formula="of:=([.I608]-[.$O608])*([.I608]-[.$O608])" office:value-type="float" office:value="0.512656000000002">
            <text:p>0.51</text:p>
          </table:table-cell>
          <table:table-cell table:formula="of:=([.J608]-[.$O608])*([.J608]-[.$O608])" office:value-type="float" office:value="0.118335999999998">
            <text:p>0.12</text:p>
          </table:table-cell>
          <table:table-cell table:formula="of:=([.K608]-[.$O608])*([.K608]-[.$O608])" office:value-type="float" office:value="2.70273599999999">
            <text:p>2.7</text:p>
          </table:table-cell>
          <table:table-cell table:formula="of:=([.L608]-[.$O608])*([.L608]-[.$O608])" office:value-type="float" office:value="0.00291599999999984">
            <text:p>0</text:p>
          </table:table-cell>
          <table:table-cell table:formula="of:=SUM([.P608:.Y608])" office:value-type="float" office:value="5.46544">
            <text:p>5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32">
            <text:p>30.32</text:p>
          </table:table-cell>
          <table:table-cell office:value-type="float" office:value="30.06">
            <text:p>30.06</text:p>
          </table:table-cell>
          <table:table-cell office:value-type="float" office:value="29.43">
            <text:p>29.43</text:p>
          </table:table-cell>
          <table:table-cell office:value-type="float" office:value="29.07">
            <text:p>29.07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52">
            <text:p>29.52</text:p>
          </table:table-cell>
          <table:table-cell office:value-type="float" office:value="29.04">
            <text:p>29.04</text:p>
          </table:table-cell>
          <table:table-cell office:value-type="float" office:value="29.54">
            <text:p>29.54</text:p>
          </table:table-cell>
          <table:table-cell office:value-type="float" office:value="29.49">
            <text:p>29.49</text:p>
          </table:table-cell>
          <table:table-cell table:style-name="ce4" table:formula="of:=SUM([.C609:.L609])/1000" office:value-type="float" office:value="0.29587">
            <text:p>0.2959</text:p>
          </table:table-cell>
          <table:table-cell table:formula="of:=VARA([.C609:.L609])" office:value-type="float" office:value="0.154867777777778">
            <text:p>0.15</text:p>
          </table:table-cell>
          <table:table-cell table:formula="of:=SUM([.C609:.L609])/10" office:value-type="float" office:value="29.587">
            <text:p>29.59</text:p>
          </table:table-cell>
          <table:table-cell table:formula="of:=([.C609]-[.$O609])*([.C609]-[.$O609])" office:value-type="float" office:value="0.537289000000001">
            <text:p>0.54</text:p>
          </table:table-cell>
          <table:table-cell table:formula="of:=([.D609]-[.$O609])*([.D609]-[.$O609])" office:value-type="float" office:value="0.223728999999999">
            <text:p>0.22</text:p>
          </table:table-cell>
          <table:table-cell table:formula="of:=([.E609]-[.$O609])*([.E609]-[.$O609])" office:value-type="float" office:value="0.024649">
            <text:p>0.02</text:p>
          </table:table-cell>
          <table:table-cell table:formula="of:=([.F609]-[.$O609])*([.F609]-[.$O609])" office:value-type="float" office:value="0.267288999999999">
            <text:p>0.27</text:p>
          </table:table-cell>
          <table:table-cell table:formula="of:=([.G609]-[.$O609])*([.G609]-[.$O609])" office:value-type="float" office:value="0.0127689999999999">
            <text:p>0.01</text:p>
          </table:table-cell>
          <table:table-cell table:formula="of:=([.H609]-[.$O609])*([.H609]-[.$O609])" office:value-type="float" office:value="0.0127689999999999">
            <text:p>0.01</text:p>
          </table:table-cell>
          <table:table-cell table:formula="of:=([.I609]-[.$O609])*([.I609]-[.$O609])" office:value-type="float" office:value="0.00448900000000002">
            <text:p>0</text:p>
          </table:table-cell>
          <table:table-cell table:formula="of:=([.J609]-[.$O609])*([.J609]-[.$O609])" office:value-type="float" office:value="0.299209000000001">
            <text:p>0.3</text:p>
          </table:table-cell>
          <table:table-cell table:formula="of:=([.K609]-[.$O609])*([.K609]-[.$O609])" office:value-type="float" office:value="0.00220900000000006">
            <text:p>0</text:p>
          </table:table-cell>
          <table:table-cell table:formula="of:=([.L609]-[.$O609])*([.L609]-[.$O609])" office:value-type="float" office:value="0.00940900000000025">
            <text:p>0.01</text:p>
          </table:table-cell>
          <table:table-cell table:formula="of:=SUM([.P609:.Y609])" office:value-type="float" office:value="1.39381">
            <text:p>1.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.33">
            <text:p>29.33</text:p>
          </table:table-cell>
          <table:table-cell office:value-type="float" office:value="29.43">
            <text:p>29.43</text:p>
          </table:table-cell>
          <table:table-cell office:value-type="float" office:value="30.3">
            <text:p>30.3</text:p>
          </table:table-cell>
          <table:table-cell office:value-type="float" office:value="29.44">
            <text:p>29.44</text:p>
          </table:table-cell>
          <table:table-cell office:value-type="float" office:value="30.15">
            <text:p>30.15</text:p>
          </table:table-cell>
          <table:table-cell office:value-type="float" office:value="29.94">
            <text:p>29.94</text:p>
          </table:table-cell>
          <table:table-cell office:value-type="float" office:value="30.27">
            <text:p>30.27</text:p>
          </table:table-cell>
          <table:table-cell office:value-type="float" office:value="29.33">
            <text:p>29.33</text:p>
          </table:table-cell>
          <table:table-cell office:value-type="float" office:value="30.54">
            <text:p>30.54</text:p>
          </table:table-cell>
          <table:table-cell office:value-type="float" office:value="29.27">
            <text:p>29.27</text:p>
          </table:table-cell>
          <table:table-cell table:style-name="ce4" table:formula="of:=SUM([.C610:.L610])/1000" office:value-type="float" office:value="0.298">
            <text:p>0.2980</text:p>
          </table:table-cell>
          <table:table-cell table:formula="of:=VARA([.C610:.L610])" office:value-type="float" office:value="0.238866666666667">
            <text:p>0.24</text:p>
          </table:table-cell>
          <table:table-cell table:formula="of:=SUM([.C610:.L610])/10" office:value-type="float" office:value="29.8">
            <text:p>29.8</text:p>
          </table:table-cell>
          <table:table-cell table:formula="of:=([.C610]-[.$O610])*([.C610]-[.$O610])" office:value-type="float" office:value="0.220900000000002">
            <text:p>0.22</text:p>
          </table:table-cell>
          <table:table-cell table:formula="of:=([.D610]-[.$O610])*([.D610]-[.$O610])" office:value-type="float" office:value="0.136900000000001">
            <text:p>0.14</text:p>
          </table:table-cell>
          <table:table-cell table:formula="of:=([.E610]-[.$O610])*([.E610]-[.$O610])" office:value-type="float" office:value="0.25">
            <text:p>0.25</text:p>
          </table:table-cell>
          <table:table-cell table:formula="of:=([.F610]-[.$O610])*([.F610]-[.$O610])" office:value-type="float" office:value="0.1296">
            <text:p>0.13</text:p>
          </table:table-cell>
          <table:table-cell table:formula="of:=([.G610]-[.$O610])*([.G610]-[.$O610])" office:value-type="float" office:value="0.122499999999999">
            <text:p>0.12</text:p>
          </table:table-cell>
          <table:table-cell table:formula="of:=([.H610]-[.$O610])*([.H610]-[.$O610])" office:value-type="float" office:value="0.0196000000000002">
            <text:p>0.02</text:p>
          </table:table-cell>
          <table:table-cell table:formula="of:=([.I610]-[.$O610])*([.I610]-[.$O610])" office:value-type="float" office:value="0.220899999999999">
            <text:p>0.22</text:p>
          </table:table-cell>
          <table:table-cell table:formula="of:=([.J610]-[.$O610])*([.J610]-[.$O610])" office:value-type="float" office:value="0.220900000000002">
            <text:p>0.22</text:p>
          </table:table-cell>
          <table:table-cell table:formula="of:=([.K610]-[.$O610])*([.K610]-[.$O610])" office:value-type="float" office:value="0.547599999999998">
            <text:p>0.55</text:p>
          </table:table-cell>
          <table:table-cell table:formula="of:=([.L610]-[.$O610])*([.L610]-[.$O610])" office:value-type="float" office:value="0.280900000000001">
            <text:p>0.28</text:p>
          </table:table-cell>
          <table:table-cell table:formula="of:=SUM([.P610:.Y610])" office:value-type="float" office:value="2.1498">
            <text:p>2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.19">
            <text:p>30.19</text:p>
          </table:table-cell>
          <table:table-cell office:value-type="float" office:value="29.7">
            <text:p>29.7</text:p>
          </table:table-cell>
          <table:table-cell office:value-type="float" office:value="29.84">
            <text:p>29.84</text:p>
          </table:table-cell>
          <table:table-cell office:value-type="float" office:value="29.73">
            <text:p>29.73</text:p>
          </table:table-cell>
          <table:table-cell office:value-type="float" office:value="29.66">
            <text:p>29.66</text:p>
          </table:table-cell>
          <table:table-cell office:value-type="float" office:value="29.65">
            <text:p>29.65</text:p>
          </table:table-cell>
          <table:table-cell office:value-type="float" office:value="29.64">
            <text:p>29.64</text:p>
          </table:table-cell>
          <table:table-cell office:value-type="float" office:value="29.73">
            <text:p>29.73</text:p>
          </table:table-cell>
          <table:table-cell office:value-type="float" office:value="29.34">
            <text:p>29.34</text:p>
          </table:table-cell>
          <table:table-cell office:value-type="float" office:value="30.1">
            <text:p>30.1</text:p>
          </table:table-cell>
          <table:table-cell table:style-name="ce4" table:formula="of:=SUM([.C611:.L611])/1000" office:value-type="float" office:value="0.29758">
            <text:p>0.2976</text:p>
          </table:table-cell>
          <table:table-cell table:formula="of:=VARA([.C611:.L611])" office:value-type="float" office:value="0.0583511111111114">
            <text:p>0.06</text:p>
          </table:table-cell>
          <table:table-cell table:formula="of:=SUM([.C611:.L611])/10" office:value-type="float" office:value="29.758">
            <text:p>29.76</text:p>
          </table:table-cell>
          <table:table-cell table:formula="of:=([.C611]-[.$O611])*([.C611]-[.$O611])" office:value-type="float" office:value="0.186624000000002">
            <text:p>0.19</text:p>
          </table:table-cell>
          <table:table-cell table:formula="of:=([.D611]-[.$O611])*([.D611]-[.$O611])" office:value-type="float" office:value="0.00336399999999998">
            <text:p>0</text:p>
          </table:table-cell>
          <table:table-cell table:formula="of:=([.E611]-[.$O611])*([.E611]-[.$O611])" office:value-type="float" office:value="0.00672400000000012">
            <text:p>0.01</text:p>
          </table:table-cell>
          <table:table-cell table:formula="of:=([.F611]-[.$O611])*([.F611]-[.$O611])" office:value-type="float" office:value="0.000783999999999927">
            <text:p>0</text:p>
          </table:table-cell>
          <table:table-cell table:formula="of:=([.G611]-[.$O611])*([.G611]-[.$O611])" office:value-type="float" office:value="0.0096039999999998">
            <text:p>0.01</text:p>
          </table:table-cell>
          <table:table-cell table:formula="of:=([.H611]-[.$O611])*([.H611]-[.$O611])" office:value-type="float" office:value="0.0116640000000001">
            <text:p>0.01</text:p>
          </table:table-cell>
          <table:table-cell table:formula="of:=([.I611]-[.$O611])*([.I611]-[.$O611])" office:value-type="float" office:value="0.0139239999999997">
            <text:p>0.01</text:p>
          </table:table-cell>
          <table:table-cell table:formula="of:=([.J611]-[.$O611])*([.J611]-[.$O611])" office:value-type="float" office:value="0.000783999999999927">
            <text:p>0</text:p>
          </table:table-cell>
          <table:table-cell table:formula="of:=([.K611]-[.$O611])*([.K611]-[.$O611])" office:value-type="float" office:value="0.174723999999999">
            <text:p>0.17</text:p>
          </table:table-cell>
          <table:table-cell table:formula="of:=([.L611]-[.$O611])*([.L611]-[.$O611])" office:value-type="float" office:value="0.116964000000002">
            <text:p>0.12</text:p>
          </table:table-cell>
          <table:table-cell table:formula="of:=SUM([.P611:.Y611])" office:value-type="float" office:value="0.525160000000002">
            <text:p>0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.64">
            <text:p>29.64</text:p>
          </table:table-cell>
          <table:table-cell office:value-type="float" office:value="29.95">
            <text:p>29.95</text:p>
          </table:table-cell>
          <table:table-cell office:value-type="float" office:value="29.67">
            <text:p>29.67</text:p>
          </table:table-cell>
          <table:table-cell office:value-type="float" office:value="29.4">
            <text:p>29.4</text:p>
          </table:table-cell>
          <table:table-cell office:value-type="float" office:value="30.34">
            <text:p>30.34</text:p>
          </table:table-cell>
          <table:table-cell office:value-type="float" office:value="29.64">
            <text:p>29.64</text:p>
          </table:table-cell>
          <table:table-cell office:value-type="float" office:value="30">
            <text:p>30</text:p>
          </table:table-cell>
          <table:table-cell office:value-type="float" office:value="29.78">
            <text:p>29.78</text:p>
          </table:table-cell>
          <table:table-cell office:value-type="float" office:value="29.7">
            <text:p>29.7</text:p>
          </table:table-cell>
          <table:table-cell office:value-type="float" office:value="29.89">
            <text:p>29.89</text:p>
          </table:table-cell>
          <table:table-cell table:style-name="ce4" table:formula="of:=SUM([.C612:.L612])/1000" office:value-type="float" office:value="0.29801">
            <text:p>0.2980</text:p>
          </table:table-cell>
          <table:table-cell table:formula="of:=VARA([.C612:.L612])" office:value-type="float" office:value="0.0667433333333334">
            <text:p>0.07</text:p>
          </table:table-cell>
          <table:table-cell table:formula="of:=SUM([.C612:.L612])/10" office:value-type="float" office:value="29.801">
            <text:p>29.8</text:p>
          </table:table-cell>
          <table:table-cell table:formula="of:=([.C612]-[.$O612])*([.C612]-[.$O612])" office:value-type="float" office:value="0.0259209999999993">
            <text:p>0.03</text:p>
          </table:table-cell>
          <table:table-cell table:formula="of:=([.D612]-[.$O612])*([.D612]-[.$O612])" office:value-type="float" office:value="0.0222010000000003">
            <text:p>0.02</text:p>
          </table:table-cell>
          <table:table-cell table:formula="of:=([.E612]-[.$O612])*([.E612]-[.$O612])" office:value-type="float" office:value="0.0171609999999991">
            <text:p>0.02</text:p>
          </table:table-cell>
          <table:table-cell table:formula="of:=([.F612]-[.$O612])*([.F612]-[.$O612])" office:value-type="float" office:value="0.160801">
            <text:p>0.16</text:p>
          </table:table-cell>
          <table:table-cell table:formula="of:=([.G612]-[.$O612])*([.G612]-[.$O612])" office:value-type="float" office:value="0.290521000000002">
            <text:p>0.29</text:p>
          </table:table-cell>
          <table:table-cell table:formula="of:=([.H612]-[.$O612])*([.H612]-[.$O612])" office:value-type="float" office:value="0.0259209999999993">
            <text:p>0.03</text:p>
          </table:table-cell>
          <table:table-cell table:formula="of:=([.I612]-[.$O612])*([.I612]-[.$O612])" office:value-type="float" office:value="0.0396010000000006">
            <text:p>0.04</text:p>
          </table:table-cell>
          <table:table-cell table:formula="of:=([.J612]-[.$O612])*([.J612]-[.$O612])" office:value-type="float" office:value="0.000440999999999884">
            <text:p>0</text:p>
          </table:table-cell>
          <table:table-cell table:formula="of:=([.K612]-[.$O612])*([.K612]-[.$O612])" office:value-type="float" office:value="0.0102009999999998">
            <text:p>0.01</text:p>
          </table:table-cell>
          <table:table-cell table:formula="of:=([.L612]-[.$O612])*([.L612]-[.$O612])" office:value-type="float" office:value="0.00792100000000039">
            <text:p>0.01</text:p>
          </table:table-cell>
          <table:table-cell table:formula="of:=SUM([.P612:.Y612])" office:value-type="float" office:value="0.60069">
            <text:p>0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.17">
            <text:p>30.17</text:p>
          </table:table-cell>
          <table:table-cell office:value-type="float" office:value="29.84">
            <text:p>29.84</text:p>
          </table:table-cell>
          <table:table-cell office:value-type="float" office:value="29.98">
            <text:p>29.98</text:p>
          </table:table-cell>
          <table:table-cell office:value-type="float" office:value="29.49">
            <text:p>29.49</text:p>
          </table:table-cell>
          <table:table-cell office:value-type="float" office:value="29.72">
            <text:p>29.72</text:p>
          </table:table-cell>
          <table:table-cell office:value-type="float" office:value="29.85">
            <text:p>29.85</text:p>
          </table:table-cell>
          <table:table-cell office:value-type="float" office:value="29.51">
            <text:p>29.51</text:p>
          </table:table-cell>
          <table:table-cell office:value-type="float" office:value="29.14">
            <text:p>29.14</text:p>
          </table:table-cell>
          <table:table-cell office:value-type="float" office:value="29.53">
            <text:p>29.53</text:p>
          </table:table-cell>
          <table:table-cell office:value-type="float" office:value="29.68">
            <text:p>29.68</text:p>
          </table:table-cell>
          <table:table-cell table:style-name="ce4" table:formula="of:=SUM([.C613:.L613])/1000" office:value-type="float" office:value="0.29691">
            <text:p>0.2969</text:p>
          </table:table-cell>
          <table:table-cell table:formula="of:=VARA([.C613:.L613])" office:value-type="float" office:value="0.084898888888889">
            <text:p>0.08</text:p>
          </table:table-cell>
          <table:table-cell table:formula="of:=SUM([.C613:.L613])/10" office:value-type="float" office:value="29.691">
            <text:p>29.69</text:p>
          </table:table-cell>
          <table:table-cell table:formula="of:=([.C613]-[.$O613])*([.C613]-[.$O613])" office:value-type="float" office:value="0.229441000000006">
            <text:p>0.23</text:p>
          </table:table-cell>
          <table:table-cell table:formula="of:=([.D613]-[.$O613])*([.D613]-[.$O613])" office:value-type="float" office:value="0.0222010000000013">
            <text:p>0.02</text:p>
          </table:table-cell>
          <table:table-cell table:formula="of:=([.E613]-[.$O613])*([.E613]-[.$O613])" office:value-type="float" office:value="0.0835210000000029">
            <text:p>0.08</text:p>
          </table:table-cell>
          <table:table-cell table:formula="of:=([.F613]-[.$O613])*([.F613]-[.$O613])" office:value-type="float" office:value="0.0404009999999988">
            <text:p>0.04</text:p>
          </table:table-cell>
          <table:table-cell table:formula="of:=([.G613]-[.$O613])*([.G613]-[.$O613])" office:value-type="float" office:value="0.000841000000000201">
            <text:p>0</text:p>
          </table:table-cell>
          <table:table-cell table:formula="of:=([.H613]-[.$O613])*([.H613]-[.$O613])" office:value-type="float" office:value="0.0252810000000019">
            <text:p>0.03</text:p>
          </table:table-cell>
          <table:table-cell table:formula="of:=([.I613]-[.$O613])*([.I613]-[.$O613])" office:value-type="float" office:value="0.0327609999999978">
            <text:p>0.03</text:p>
          </table:table-cell>
          <table:table-cell table:formula="of:=([.J613]-[.$O613])*([.J613]-[.$O613])" office:value-type="float" office:value="0.303600999999994">
            <text:p>0.3</text:p>
          </table:table-cell>
          <table:table-cell table:formula="of:=([.K613]-[.$O613])*([.K613]-[.$O613])" office:value-type="float" office:value="0.0259209999999981">
            <text:p>0.03</text:p>
          </table:table-cell>
          <table:table-cell table:formula="of:=([.L613]-[.$O613])*([.L613]-[.$O613])" office:value-type="float" office:value="0.000120999999999905">
            <text:p>0</text:p>
          </table:table-cell>
          <table:table-cell table:formula="of:=SUM([.P613:.Y613])" office:value-type="float" office:value="0.764090000000001">
            <text:p>0.76</text:p>
          </table:table-cell>
          <table:table-cell table:number-columns-repeated="2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4"/>
          <table:table-cell>
            <draw:frame table:end-cell-address="Sheet1.L634" table:end-x="0.1453in" table:end-y="0.0697in" draw:z-index="29" draw:style-name="gr1" svg:width="6in" svg:height="2.7598in" svg:x="0.3685in" svg:y="0.1547in">
              <draw:object draw:notify-on-update-of-ranges="Sheet1.B604:Sheet1.B613 Sheet1.Z603:Sheet1.Z603 Sheet1.Z604:Sheet1.Z61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18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3"/>
          <table:table-cell>
            <draw:frame table:end-cell-address="Sheet1.O653" table:end-x="0.4969in" table:end-y="0.0795in" draw:z-index="30" draw:style-name="gr1" svg:width="6in" svg:height="2.7598in" svg:x="0.7201in" svg:y="0.1646in">
              <draw:object draw:notify-on-update-of-ranges="Sheet1.B639:Sheet1.B651 Sheet1.C638:Sheet1.C638 Sheet1.C639:Sheet1.C651 Sheet1.D638:Sheet1.D638 Sheet1.D639:Sheet1.D651 Sheet1.E638:Sheet1.E638 Sheet1.E639:Sheet1.E651 Sheet1.F638:Sheet1.F638 Sheet1.F639:Sheet1.F651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einfache Richtungsänderung</text:p>
          </table:table-cell>
          <table:table-cell office:value-type="string">
            <text:p>XCS, intelligent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53]-[.C$652]" office:value-type="float" office:value="7.81">
            <text:p>7.81</text:p>
          </table:table-cell>
          <table:table-cell table:formula="of:=[.D653]-[.D$652]" office:value-type="float" office:value="6.14">
            <text:p>6.14</text:p>
          </table:table-cell>
          <table:table-cell table:formula="of:=[.E653]-[.E$652]" office:value-type="float" office:value="2.72">
            <text:p>2.72</text:p>
          </table:table-cell>
          <table:table-cell table:formula="of:=[.F653]-[.F$652]" office:value-type="float" office:value="7.85">
            <text:p>7.85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54]-[.C$652]" office:value-type="float" office:value="8.13">
            <text:p>8.13</text:p>
          </table:table-cell>
          <table:table-cell table:formula="of:=[.D654]-[.D$652]" office:value-type="float" office:value="6.46">
            <text:p>6.46</text:p>
          </table:table-cell>
          <table:table-cell table:formula="of:=[.E654]-[.E$652]" office:value-type="float" office:value="3.26">
            <text:p>3.26</text:p>
          </table:table-cell>
          <table:table-cell table:formula="of:=[.F654]-[.F$652]" office:value-type="float" office:value="7.81">
            <text:p>7.81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55]-[.C$652]" office:value-type="float" office:value="7.63">
            <text:p>7.63</text:p>
          </table:table-cell>
          <table:table-cell table:formula="of:=[.D655]-[.D$652]" office:value-type="float" office:value="6.11">
            <text:p>6.11</text:p>
          </table:table-cell>
          <table:table-cell table:formula="of:=[.E655]-[.E$652]" office:value-type="float" office:value="3.3">
            <text:p>3.3</text:p>
          </table:table-cell>
          <table:table-cell table:formula="of:=[.F655]-[.F$652]" office:value-type="float" office:value="7.45">
            <text:p>7.45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56]-[.C$652]" office:value-type="float" office:value="8.08">
            <text:p>8.08</text:p>
          </table:table-cell>
          <table:table-cell table:formula="of:=[.D656]-[.D$652]" office:value-type="float" office:value="6.65">
            <text:p>6.65</text:p>
          </table:table-cell>
          <table:table-cell table:formula="of:=[.E656]-[.E$652]" office:value-type="float" office:value="3.35">
            <text:p>3.35</text:p>
          </table:table-cell>
          <table:table-cell table:formula="of:=[.F656]-[.F$652]" office:value-type="float" office:value="8.32">
            <text:p>8.32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57]-[.C$652]" office:value-type="float" office:value="8.43">
            <text:p>8.43</text:p>
          </table:table-cell>
          <table:table-cell table:formula="of:=[.D657]-[.D$652]" office:value-type="float" office:value="6.29">
            <text:p>6.29</text:p>
          </table:table-cell>
          <table:table-cell table:formula="of:=[.E657]-[.E$652]" office:value-type="float" office:value="2.82">
            <text:p>2.82</text:p>
          </table:table-cell>
          <table:table-cell table:formula="of:=[.F657]-[.F$652]" office:value-type="float" office:value="8.75">
            <text:p>8.7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58]-[.C$652]" office:value-type="float" office:value="9.46">
            <text:p>9.46</text:p>
          </table:table-cell>
          <table:table-cell table:formula="of:=[.D658]-[.D$652]" office:value-type="float" office:value="6.61">
            <text:p>6.61</text:p>
          </table:table-cell>
          <table:table-cell table:formula="of:=[.E658]-[.E$652]" office:value-type="float" office:value="2.86">
            <text:p>2.86</text:p>
          </table:table-cell>
          <table:table-cell table:formula="of:=[.F658]-[.F$652]" office:value-type="float" office:value="8.49">
            <text:p>8.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59]-[.C$652]" office:value-type="float" office:value="9.59">
            <text:p>9.59</text:p>
          </table:table-cell>
          <table:table-cell table:formula="of:=[.D659]-[.D$652]" office:value-type="float" office:value="6.74">
            <text:p>6.74</text:p>
          </table:table-cell>
          <table:table-cell table:formula="of:=[.E659]-[.E$652]" office:value-type="float" office:value="3.39">
            <text:p>3.39</text:p>
          </table:table-cell>
          <table:table-cell table:formula="of:=[.F659]-[.F$652]" office:value-type="float" office:value="8.31">
            <text:p>8.3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60]-[.C$652]" office:value-type="float" office:value="8.82">
            <text:p>8.82</text:p>
          </table:table-cell>
          <table:table-cell table:formula="of:=[.D660]-[.D$652]" office:value-type="float" office:value="6.94">
            <text:p>6.94</text:p>
          </table:table-cell>
          <table:table-cell table:formula="of:=[.E660]-[.E$652]" office:value-type="float" office:value="2.5">
            <text:p>2.5</text:p>
          </table:table-cell>
          <table:table-cell table:formula="of:=[.F660]-[.F$652]" office:value-type="float" office:value="8.65">
            <text:p>8.6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61]-[.C$652]" office:value-type="float" office:value="9.12">
            <text:p>9.12</text:p>
          </table:table-cell>
          <table:table-cell table:formula="of:=[.D661]-[.D$652]" office:value-type="float" office:value="6.06">
            <text:p>6.06</text:p>
          </table:table-cell>
          <table:table-cell table:formula="of:=[.E661]-[.E$652]" office:value-type="float" office:value="2.34">
            <text:p>2.34</text:p>
          </table:table-cell>
          <table:table-cell table:formula="of:=[.F661]-[.F$652]" office:value-type="float" office:value="8.62">
            <text:p>8.6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62]-[.C$652]" office:value-type="float" office:value="8.96">
            <text:p>8.96</text:p>
          </table:table-cell>
          <table:table-cell table:formula="of:=[.D662]-[.D$652]" office:value-type="float" office:value="5.28">
            <text:p>5.28</text:p>
          </table:table-cell>
          <table:table-cell table:formula="of:=[.E662]-[.E$652]" office:value-type="float" office:value="1.69">
            <text:p>1.69</text:p>
          </table:table-cell>
          <table:table-cell table:formula="of:=[.F662]-[.F$652]" office:value-type="float" office:value="7.78">
            <text:p>7.7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63]-[.C$652]" office:value-type="float" office:value="8.06">
            <text:p>8.06</text:p>
          </table:table-cell>
          <table:table-cell table:formula="of:=[.D663]-[.D$652]" office:value-type="float" office:value="5.14">
            <text:p>5.14</text:p>
          </table:table-cell>
          <table:table-cell table:formula="of:=[.E663]-[.E$652]" office:value-type="float" office:value="0.25">
            <text:p>0.25</text:p>
          </table:table-cell>
          <table:table-cell table:formula="of:=[.F663]-[.F$652]" office:value-type="float" office:value="7.42">
            <text:p>7.4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64]-[.C$652]" office:value-type="float" office:value="7.42">
            <text:p>7.42</text:p>
          </table:table-cell>
          <table:table-cell table:formula="of:=[.D664]-[.D$652]" office:value-type="float" office:value="4.74">
            <text:p>4.74</text:p>
          </table:table-cell>
          <table:table-cell table:formula="of:=[.E664]-[.E$652]" office:value-type="float" office:value="-1.13">
            <text:p>-1.13</text:p>
          </table:table-cell>
          <table:table-cell table:formula="of:=[.F664]-[.F$652]" office:value-type="float" office:value="5.71">
            <text:p>5.7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65]-[.C$652]" office:value-type="float" office:value="6.46">
            <text:p>6.46</text:p>
          </table:table-cell>
          <table:table-cell table:formula="of:=[.D665]-[.D$652]" office:value-type="float" office:value="3.53">
            <text:p>3.53</text:p>
          </table:table-cell>
          <table:table-cell table:formula="of:=[.E665]-[.E$652]" office:value-type="float" office:value="-2.6">
            <text:p>-2.6</text:p>
          </table:table-cell>
          <table:table-cell table:formula="of:=[.F665]-[.F$652]" office:value-type="float" office:value="4.58">
            <text:p>4.58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table:number-columns-repeated="2"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20.59">
            <text:p>20.59</text:p>
          </table:table-cell>
          <table:table-cell office:value-type="float" office:value="35.51">
            <text:p>35.51</text:p>
          </table:table-cell>
          <table:table-cell office:value-type="float" office:value="32.09">
            <text:p>32.09</text:p>
          </table:table-cell>
          <table:table-cell office:value-type="float" office:value="20.63">
            <text:p>20.63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20.91">
            <text:p>20.91</text:p>
          </table:table-cell>
          <table:table-cell office:value-type="float" office:value="35.83">
            <text:p>35.83</text:p>
          </table:table-cell>
          <table:table-cell office:value-type="float" office:value="32.63">
            <text:p>32.63</text:p>
          </table:table-cell>
          <table:table-cell office:value-type="float" office:value="20.59">
            <text:p>20.59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20.41">
            <text:p>20.41</text:p>
          </table:table-cell>
          <table:table-cell office:value-type="float" office:value="35.48">
            <text:p>35.48</text:p>
          </table:table-cell>
          <table:table-cell office:value-type="float" office:value="32.67">
            <text:p>32.67</text:p>
          </table:table-cell>
          <table:table-cell office:value-type="float" office:value="20.23">
            <text:p>20.23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20.86">
            <text:p>20.86</text:p>
          </table:table-cell>
          <table:table-cell office:value-type="float" office:value="36.02">
            <text:p>36.02</text:p>
          </table:table-cell>
          <table:table-cell office:value-type="float" office:value="32.72">
            <text:p>32.72</text:p>
          </table:table-cell>
          <table:table-cell office:value-type="float" office:value="21.1">
            <text:p>21.1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21.21">
            <text:p>21.21</text:p>
          </table:table-cell>
          <table:table-cell office:value-type="float" office:value="35.66">
            <text:p>35.66</text:p>
          </table:table-cell>
          <table:table-cell office:value-type="float" office:value="32.19">
            <text:p>32.19</text:p>
          </table:table-cell>
          <table:table-cell office:value-type="float" office:value="21.53">
            <text:p>21.5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22.24">
            <text:p>22.24</text:p>
          </table:table-cell>
          <table:table-cell office:value-type="float" office:value="35.98">
            <text:p>35.98</text:p>
          </table:table-cell>
          <table:table-cell office:value-type="float" office:value="32.23">
            <text:p>32.23</text:p>
          </table:table-cell>
          <table:table-cell office:value-type="float" office:value="21.27">
            <text:p>21.2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2.37">
            <text:p>22.37</text:p>
          </table:table-cell>
          <table:table-cell office:value-type="float" office:value="36.11">
            <text:p>36.11</text:p>
          </table:table-cell>
          <table:table-cell office:value-type="float" office:value="32.76">
            <text:p>32.76</text:p>
          </table:table-cell>
          <table:table-cell office:value-type="float" office:value="21.09">
            <text:p>21.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1.6">
            <text:p>21.6</text:p>
          </table:table-cell>
          <table:table-cell office:value-type="float" office:value="36.31">
            <text:p>36.31</text:p>
          </table:table-cell>
          <table:table-cell office:value-type="float" office:value="31.87">
            <text:p>31.87</text:p>
          </table:table-cell>
          <table:table-cell office:value-type="float" office:value="21.43">
            <text:p>21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1.9">
            <text:p>21.9</text:p>
          </table:table-cell>
          <table:table-cell office:value-type="float" office:value="35.43">
            <text:p>35.43</text:p>
          </table:table-cell>
          <table:table-cell office:value-type="float" office:value="31.71">
            <text:p>31.71</text:p>
          </table:table-cell>
          <table:table-cell office:value-type="float" office:value="21.4">
            <text:p>21.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74">
            <text:p>21.74</text:p>
          </table:table-cell>
          <table:table-cell office:value-type="float" office:value="34.65">
            <text:p>34.65</text:p>
          </table:table-cell>
          <table:table-cell office:value-type="float" office:value="31.06">
            <text:p>31.06</text:p>
          </table:table-cell>
          <table:table-cell office:value-type="float" office:value="20.56">
            <text:p>20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4">
            <text:p>20.84</text:p>
          </table:table-cell>
          <table:table-cell office:value-type="float" office:value="34.51">
            <text:p>34.51</text:p>
          </table:table-cell>
          <table:table-cell office:value-type="float" office:value="29.62">
            <text:p>29.62</text:p>
          </table:table-cell>
          <table:table-cell office:value-type="float" office:value="20.2">
            <text:p>20.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0.2">
            <text:p>20.2</text:p>
          </table:table-cell>
          <table:table-cell office:value-type="float" office:value="34.11">
            <text:p>34.11</text:p>
          </table:table-cell>
          <table:table-cell office:value-type="float" office:value="28.24">
            <text:p>28.24</text:p>
          </table:table-cell>
          <table:table-cell office:value-type="float" office:value="18.49">
            <text:p>18.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24">
            <text:p>19.24</text:p>
          </table:table-cell>
          <table:table-cell office:value-type="float" office:value="32.9">
            <text:p>32.9</text:p>
          </table:table-cell>
          <table:table-cell office:value-type="float" office:value="26.77">
            <text:p>26.77</text:p>
          </table:table-cell>
          <table:table-cell office:value-type="float" office:value="17.36">
            <text:p>17.36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office:value-type="string">
            <text:p>64 maxStackSize</text:p>
          </table:table-cell>
          <table:table-cell table:number-columns-repeated="26"/>
        </table:table-row>
        <table:table-row table:style-name="ro1">
          <table:table-cell office:value-type="string">
            <text:p>Difficult, Geschwindigkeit 2, one direction</text:p>
          </table:table-cell>
          <table:table-cell office:value-type="string">
            <text:p>Lernrate beta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office:value-type="string">
            <text:p>DSXCS (einzelne Gruppe)</text:p>
          </table:table-cell>
          <table:table-cell office:value-type="string">
            <text:p>DSXCS (egoistische Relation)</text:p>
          </table:table-cell>
          <table:table-cell office:value-type="string">
            <text:p>DSXCS (maxPrediction)</text:p>
          </table:table-cell>
          <table:table-cell office:value-type="string">
            <text:p>DSXCS (maxPrediction, einzelne Gruppe)</text:p>
          </table:table-cell>
          <table:table-cell office:value-type="string">
            <text:p>DSXCS (maxPrediction, egoistische Relation)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85]-[.C$684]" office:value-type="float" office:value="1.01">
            <text:p>1.01</text:p>
          </table:table-cell>
          <table:table-cell table:formula="of:=[.D685]-[.D$684]" office:value-type="float" office:value="0.149999999999999">
            <text:p>0.15</text:p>
          </table:table-cell>
          <table:table-cell table:formula="of:=[.E685]-[.E$684]" office:value-type="float" office:value="0.899999999999999">
            <text:p>0.9</text:p>
          </table:table-cell>
          <table:table-cell table:formula="of:=[.F685]-[.F$684]" office:value-type="float" office:value="-16.25">
            <text:p>-16.25</text:p>
          </table:table-cell>
          <table:table-cell table:formula="of:=[.G685]-[.G$684]" office:value-type="float" office:value="-16.25">
            <text:p>-16.25</text:p>
          </table:table-cell>
          <table:table-cell table:formula="of:=[.H685]-[.H$684]" office:value-type="float" office:value="-16.25">
            <text:p>-16.25</text:p>
          </table:table-cell>
          <table:table-cell table:formula="of:=[.I685]-[.I$684]" office:value-type="float" office:value="0.34">
            <text:p>0.34</text:p>
          </table:table-cell>
          <table:table-cell table:formula="of:=[.J685]-[.J$684]" office:value-type="float" office:value="1.74">
            <text:p>1.74</text:p>
          </table:table-cell>
          <table:table-cell table:formula="of:=[.K685]-[.K$684]" office:value-type="float" office:value="4.11">
            <text:p>4.11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86]-[.C$684]" office:value-type="float" office:value="0.640000000000001">
            <text:p>0.64</text:p>
          </table:table-cell>
          <table:table-cell table:formula="of:=[.D686]-[.D$684]" office:value-type="float" office:value="0.989999999999998">
            <text:p>0.99</text:p>
          </table:table-cell>
          <table:table-cell table:formula="of:=[.E686]-[.E$684]" office:value-type="float" office:value="1.42">
            <text:p>1.42</text:p>
          </table:table-cell>
          <table:table-cell table:formula="of:=[.F686]-[.F$684]" office:value-type="float" office:value="-16.25">
            <text:p>-16.25</text:p>
          </table:table-cell>
          <table:table-cell table:formula="of:=[.G686]-[.G$684]" office:value-type="float" office:value="-16.25">
            <text:p>-16.25</text:p>
          </table:table-cell>
          <table:table-cell table:formula="of:=[.H686]-[.H$684]" office:value-type="float" office:value="-16.25">
            <text:p>-16.25</text:p>
          </table:table-cell>
          <table:table-cell table:formula="of:=[.I686]-[.I$684]" office:value-type="float" office:value="0.920000000000002">
            <text:p>0.92</text:p>
          </table:table-cell>
          <table:table-cell table:formula="of:=[.J686]-[.J$684]" office:value-type="float" office:value="0.949999999999999">
            <text:p>0.95</text:p>
          </table:table-cell>
          <table:table-cell table:formula="of:=[.K686]-[.K$684]" office:value-type="float" office:value="0.649999999999999">
            <text:p>0.65</text:p>
          </table:table-cell>
          <table:table-cell table:number-columns-repeated="2"/>
          <table:table-cell>
            <draw:frame table:end-cell-address="Sheet1.U687" table:end-x="0.1504in" table:end-y="0.1043in" draw:z-index="31" draw:style-name="gr1" svg:width="6in" svg:height="2.75in" svg:x="0.3736in" svg:y="0.0217in">
              <draw:object draw:notify-on-update-of-ranges="Sheet1.B671:Sheet1.B683 Sheet1.C670:Sheet1.C670 Sheet1.C671:Sheet1.C683 Sheet1.D670:Sheet1.D670 Sheet1.D671:Sheet1.D683 Sheet1.E670:Sheet1.E670 Sheet1.E671:Sheet1.E683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87]-[.C$684]" office:value-type="float" office:value="2.5">
            <text:p>2.5</text:p>
          </table:table-cell>
          <table:table-cell table:formula="of:=[.D687]-[.D$684]" office:value-type="float" office:value="0.0500000000000007">
            <text:p>0.05</text:p>
          </table:table-cell>
          <table:table-cell table:formula="of:=[.E687]-[.E$684]" office:value-type="float" office:value="1.26">
            <text:p>1.26</text:p>
          </table:table-cell>
          <table:table-cell table:formula="of:=[.F687]-[.F$684]" office:value-type="float" office:value="-16.25">
            <text:p>-16.25</text:p>
          </table:table-cell>
          <table:table-cell table:formula="of:=[.G687]-[.G$684]" office:value-type="float" office:value="-16.25">
            <text:p>-16.25</text:p>
          </table:table-cell>
          <table:table-cell table:formula="of:=[.H687]-[.H$684]" office:value-type="float" office:value="-16.25">
            <text:p>-16.25</text:p>
          </table:table-cell>
          <table:table-cell table:formula="of:=[.I687]-[.I$684]" office:value-type="float" office:value="1.96">
            <text:p>1.96</text:p>
          </table:table-cell>
          <table:table-cell table:formula="of:=[.J687]-[.J$684]" office:value-type="float" office:value="3.44">
            <text:p>3.44</text:p>
          </table:table-cell>
          <table:table-cell table:formula="of:=[.K687]-[.K$684]" office:value-type="float" office:value="-0.49">
            <text:p>-0.49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88]-[.C$684]" office:value-type="float" office:value="2.02">
            <text:p>2.02</text:p>
          </table:table-cell>
          <table:table-cell table:formula="of:=[.D688]-[.D$684]" office:value-type="float" office:value="-0.149999999999999">
            <text:p>-0.15</text:p>
          </table:table-cell>
          <table:table-cell table:formula="of:=[.E688]-[.E$684]" office:value-type="float" office:value="0.800000000000001">
            <text:p>0.8</text:p>
          </table:table-cell>
          <table:table-cell table:formula="of:=[.F688]-[.F$684]" office:value-type="float" office:value="-16.25">
            <text:p>-16.25</text:p>
          </table:table-cell>
          <table:table-cell table:formula="of:=[.G688]-[.G$684]" office:value-type="float" office:value="-16.25">
            <text:p>-16.25</text:p>
          </table:table-cell>
          <table:table-cell table:formula="of:=[.H688]-[.H$684]" office:value-type="float" office:value="-16.25">
            <text:p>-16.25</text:p>
          </table:table-cell>
          <table:table-cell table:formula="of:=[.I688]-[.I$684]" office:value-type="float" office:value="-0.279999999999999">
            <text:p>-0.28</text:p>
          </table:table-cell>
          <table:table-cell table:formula="of:=[.J688]-[.J$684]" office:value-type="float" office:value="0.100000000000001">
            <text:p>0.1</text:p>
          </table:table-cell>
          <table:table-cell table:formula="of:=[.K688]-[.K$684]" office:value-type="float" office:value="0.739999999999998">
            <text:p>0.74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89]-[.C$684]" office:value-type="float" office:value="0.0500000000000007">
            <text:p>0.05</text:p>
          </table:table-cell>
          <table:table-cell table:formula="of:=[.D689]-[.D$684]" office:value-type="float" office:value="0.77">
            <text:p>0.77</text:p>
          </table:table-cell>
          <table:table-cell table:formula="of:=[.E689]-[.E$684]" office:value-type="float" office:value="1.56">
            <text:p>1.56</text:p>
          </table:table-cell>
          <table:table-cell table:formula="of:=[.F689]-[.F$684]" office:value-type="float" office:value="-16.25">
            <text:p>-16.25</text:p>
          </table:table-cell>
          <table:table-cell table:formula="of:=[.G689]-[.G$684]" office:value-type="float" office:value="-16.25">
            <text:p>-16.25</text:p>
          </table:table-cell>
          <table:table-cell table:formula="of:=[.H689]-[.H$684]" office:value-type="float" office:value="-16.25">
            <text:p>-16.25</text:p>
          </table:table-cell>
          <table:table-cell table:formula="of:=[.I689]-[.I$684]" office:value-type="float" office:value="-0.289999999999999">
            <text:p>-0.29</text:p>
          </table:table-cell>
          <table:table-cell table:formula="of:=[.J689]-[.J$684]" office:value-type="float" office:value="2.01">
            <text:p>2.01</text:p>
          </table:table-cell>
          <table:table-cell table:formula="of:=[.K689]-[.K$684]" office:value-type="float" office:value="1.82">
            <text:p>1.82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90]-[.C$684]" office:value-type="float" office:value="1.93">
            <text:p>1.93</text:p>
          </table:table-cell>
          <table:table-cell table:formula="of:=[.D690]-[.D$684]" office:value-type="float" office:value="1.12">
            <text:p>1.12</text:p>
          </table:table-cell>
          <table:table-cell table:formula="of:=[.E690]-[.E$684]" office:value-type="float" office:value="0.41">
            <text:p>0.41</text:p>
          </table:table-cell>
          <table:table-cell table:formula="of:=[.F690]-[.F$684]" office:value-type="float" office:value="-16.25">
            <text:p>-16.25</text:p>
          </table:table-cell>
          <table:table-cell table:formula="of:=[.G690]-[.G$684]" office:value-type="float" office:value="-16.25">
            <text:p>-16.25</text:p>
          </table:table-cell>
          <table:table-cell table:formula="of:=[.H690]-[.H$684]" office:value-type="float" office:value="-16.25">
            <text:p>-16.25</text:p>
          </table:table-cell>
          <table:table-cell table:formula="of:=[.I690]-[.I$684]" office:value-type="float" office:value="2.04">
            <text:p>2.04</text:p>
          </table:table-cell>
          <table:table-cell table:formula="of:=[.J690]-[.J$684]" office:value-type="float" office:value="0.390000000000001">
            <text:p>0.39</text:p>
          </table:table-cell>
          <table:table-cell table:formula="of:=[.K690]-[.K$684]" office:value-type="float" office:value="-0.720000000000001">
            <text:p>-0.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91]-[.C$684]" office:value-type="float" office:value="3.7">
            <text:p>3.7</text:p>
          </table:table-cell>
          <table:table-cell table:formula="of:=[.D691]-[.D$684]" office:value-type="float" office:value="3.1">
            <text:p>3.1</text:p>
          </table:table-cell>
          <table:table-cell table:formula="of:=[.E691]-[.E$684]" office:value-type="float" office:value="-1">
            <text:p>-1</text:p>
          </table:table-cell>
          <table:table-cell table:formula="of:=[.F691]-[.F$684]" office:value-type="float" office:value="-16.25">
            <text:p>-16.25</text:p>
          </table:table-cell>
          <table:table-cell table:formula="of:=[.G691]-[.G$684]" office:value-type="float" office:value="-16.25">
            <text:p>-16.25</text:p>
          </table:table-cell>
          <table:table-cell table:formula="of:=[.H691]-[.H$684]" office:value-type="float" office:value="-16.25">
            <text:p>-16.25</text:p>
          </table:table-cell>
          <table:table-cell table:formula="of:=[.I691]-[.I$684]" office:value-type="float" office:value="0.219999999999999">
            <text:p>0.22</text:p>
          </table:table-cell>
          <table:table-cell table:formula="of:=[.J691]-[.J$684]" office:value-type="float" office:value="1.82">
            <text:p>1.82</text:p>
          </table:table-cell>
          <table:table-cell table:formula="of:=[.K691]-[.K$684]" office:value-type="float" office:value="-3.68">
            <text:p>-3.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92]-[.C$684]" office:value-type="float" office:value="8.18">
            <text:p>8.18</text:p>
          </table:table-cell>
          <table:table-cell table:formula="of:=[.D692]-[.D$684]" office:value-type="float" office:value="5.3">
            <text:p>5.3</text:p>
          </table:table-cell>
          <table:table-cell table:formula="of:=[.E692]-[.E$684]" office:value-type="float" office:value="-1.92">
            <text:p>-1.92</text:p>
          </table:table-cell>
          <table:table-cell table:formula="of:=[.F692]-[.F$684]" office:value-type="float" office:value="-16.25">
            <text:p>-16.25</text:p>
          </table:table-cell>
          <table:table-cell table:formula="of:=[.G692]-[.G$684]" office:value-type="float" office:value="-16.25">
            <text:p>-16.25</text:p>
          </table:table-cell>
          <table:table-cell table:formula="of:=[.H692]-[.H$684]" office:value-type="float" office:value="-16.25">
            <text:p>-16.25</text:p>
          </table:table-cell>
          <table:table-cell table:formula="of:=[.I692]-[.I$684]" office:value-type="float" office:value="-2.75">
            <text:p>-2.75</text:p>
          </table:table-cell>
          <table:table-cell table:formula="of:=[.J692]-[.J$684]" office:value-type="float" office:value="3.82">
            <text:p>3.82</text:p>
          </table:table-cell>
          <table:table-cell table:formula="of:=[.K692]-[.K$684]" office:value-type="float" office:value="-6.81">
            <text:p>-6.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93]-[.C$684]" office:value-type="float" office:value="9.01">
            <text:p>9.01</text:p>
          </table:table-cell>
          <table:table-cell table:formula="of:=[.D693]-[.D$684]" office:value-type="float" office:value="6.45">
            <text:p>6.45</text:p>
          </table:table-cell>
          <table:table-cell table:formula="of:=[.E693]-[.E$684]" office:value-type="float" office:value="0.690000000000001">
            <text:p>0.69</text:p>
          </table:table-cell>
          <table:table-cell table:formula="of:=[.F693]-[.F$684]" office:value-type="float" office:value="-16.25">
            <text:p>-16.25</text:p>
          </table:table-cell>
          <table:table-cell table:formula="of:=[.G693]-[.G$684]" office:value-type="float" office:value="-16.25">
            <text:p>-16.25</text:p>
          </table:table-cell>
          <table:table-cell table:formula="of:=[.H693]-[.H$684]" office:value-type="float" office:value="-16.25">
            <text:p>-16.25</text:p>
          </table:table-cell>
          <table:table-cell table:formula="of:=[.I693]-[.I$684]" office:value-type="float" office:value="-6.57">
            <text:p>-6.57</text:p>
          </table:table-cell>
          <table:table-cell table:formula="of:=[.J693]-[.J$684]" office:value-type="float" office:value="3.74">
            <text:p>3.74</text:p>
          </table:table-cell>
          <table:table-cell table:formula="of:=[.K693]-[.K$684]" office:value-type="float" office:value="-5.6">
            <text:p>-5.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94]-[.C$684]" office:value-type="float" office:value="8.69">
            <text:p>8.69</text:p>
          </table:table-cell>
          <table:table-cell table:formula="of:=[.D694]-[.D$684]" office:value-type="float" office:value="6.2">
            <text:p>6.2</text:p>
          </table:table-cell>
          <table:table-cell table:formula="of:=[.E694]-[.E$684]" office:value-type="float" office:value="-3">
            <text:p>-3</text:p>
          </table:table-cell>
          <table:table-cell table:formula="of:=[.F694]-[.F$684]" office:value-type="float" office:value="-16.25">
            <text:p>-16.25</text:p>
          </table:table-cell>
          <table:table-cell table:formula="of:=[.G694]-[.G$684]" office:value-type="float" office:value="-16.25">
            <text:p>-16.25</text:p>
          </table:table-cell>
          <table:table-cell table:formula="of:=[.H694]-[.H$684]" office:value-type="float" office:value="-16.25">
            <text:p>-16.25</text:p>
          </table:table-cell>
          <table:table-cell table:formula="of:=[.I694]-[.I$684]" office:value-type="float" office:value="-5.53">
            <text:p>-5.53</text:p>
          </table:table-cell>
          <table:table-cell table:formula="of:=[.J694]-[.J$684]" office:value-type="float" office:value="5.68">
            <text:p>5.68</text:p>
          </table:table-cell>
          <table:table-cell table:formula="of:=[.K694]-[.K$684]" office:value-type="float" office:value="-3.84">
            <text:p>-3.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95]-[.C$684]" office:value-type="float" office:value="7.22">
            <text:p>7.22</text:p>
          </table:table-cell>
          <table:table-cell table:formula="of:=[.D695]-[.D$684]" office:value-type="float" office:value="4.96">
            <text:p>4.96</text:p>
          </table:table-cell>
          <table:table-cell table:formula="of:=[.E695]-[.E$684]" office:value-type="float" office:value="-2.28">
            <text:p>-2.28</text:p>
          </table:table-cell>
          <table:table-cell table:formula="of:=[.F695]-[.F$684]" office:value-type="float" office:value="-16.25">
            <text:p>-16.25</text:p>
          </table:table-cell>
          <table:table-cell table:formula="of:=[.G695]-[.G$684]" office:value-type="float" office:value="-16.25">
            <text:p>-16.25</text:p>
          </table:table-cell>
          <table:table-cell table:formula="of:=[.H695]-[.H$684]" office:value-type="float" office:value="-16.25">
            <text:p>-16.25</text:p>
          </table:table-cell>
          <table:table-cell table:formula="of:=[.I695]-[.I$684]" office:value-type="float" office:value="-4.39">
            <text:p>-4.39</text:p>
          </table:table-cell>
          <table:table-cell table:formula="of:=[.J695]-[.J$684]" office:value-type="float" office:value="6.71">
            <text:p>6.71</text:p>
          </table:table-cell>
          <table:table-cell table:formula="of:=[.K695]-[.K$684]" office:value-type="float" office:value="-0.390000000000001">
            <text:p>-0.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96]-[.C$684]" office:value-type="float" office:value="6.73">
            <text:p>6.73</text:p>
          </table:table-cell>
          <table:table-cell table:formula="of:=[.D696]-[.D$684]" office:value-type="float" office:value="5.55">
            <text:p>5.55</text:p>
          </table:table-cell>
          <table:table-cell table:formula="of:=[.E696]-[.E$684]" office:value-type="float" office:value="-3.8">
            <text:p>-3.8</text:p>
          </table:table-cell>
          <table:table-cell table:formula="of:=[.F696]-[.F$684]" office:value-type="float" office:value="-16.25">
            <text:p>-16.25</text:p>
          </table:table-cell>
          <table:table-cell table:formula="of:=[.G696]-[.G$684]" office:value-type="float" office:value="-16.25">
            <text:p>-16.25</text:p>
          </table:table-cell>
          <table:table-cell table:formula="of:=[.H696]-[.H$684]" office:value-type="float" office:value="-16.25">
            <text:p>-16.25</text:p>
          </table:table-cell>
          <table:table-cell table:formula="of:=[.I696]-[.I$684]" office:value-type="float" office:value="-6.8">
            <text:p>-6.8</text:p>
          </table:table-cell>
          <table:table-cell table:formula="of:=[.J696]-[.J$684]" office:value-type="float" office:value="7.09">
            <text:p>7.09</text:p>
          </table:table-cell>
          <table:table-cell table:formula="of:=[.K696]-[.K$684]" office:value-type="float" office:value="0.699999999999999">
            <text:p>0.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97]-[.C$684]" office:value-type="float" office:value="7.96">
            <text:p>7.96</text:p>
          </table:table-cell>
          <table:table-cell table:formula="of:=[.D697]-[.D$684]" office:value-type="float" office:value="5.78">
            <text:p>5.78</text:p>
          </table:table-cell>
          <table:table-cell table:formula="of:=[.E697]-[.E$684]" office:value-type="float" office:value="-4.73">
            <text:p>-4.73</text:p>
          </table:table-cell>
          <table:table-cell table:formula="of:=[.F697]-[.F$684]" office:value-type="float" office:value="-16.25">
            <text:p>-16.25</text:p>
          </table:table-cell>
          <table:table-cell table:formula="of:=[.G697]-[.G$684]" office:value-type="float" office:value="-16.25">
            <text:p>-16.25</text:p>
          </table:table-cell>
          <table:table-cell table:formula="of:=[.H697]-[.H$684]" office:value-type="float" office:value="-16.25">
            <text:p>-16.25</text:p>
          </table:table-cell>
          <table:table-cell table:formula="of:=[.I697]-[.I$684]" office:value-type="float" office:value="-6.1">
            <text:p>-6.1</text:p>
          </table:table-cell>
          <table:table-cell table:formula="of:=[.J697]-[.J$684]" office:value-type="float" office:value="8.14">
            <text:p>8.14</text:p>
          </table:table-cell>
          <table:table-cell table:formula="of:=[.K697]-[.K$684]" office:value-type="float" office:value="4.04">
            <text:p>4.0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9" office:value-type="float" office:value="16.25">
            <text:p>16.25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7.26">
            <text:p>17.26</text:p>
          </table:table-cell>
          <table:table-cell office:value-type="float" office:value="16.4">
            <text:p>16.4</text:p>
          </table:table-cell>
          <table:table-cell office:value-type="float" office:value="17.15">
            <text:p>17.15</text:p>
          </table:table-cell>
          <table:table-cell table:number-columns-repeated="3"/>
          <table:table-cell office:value-type="float" office:value="16.59">
            <text:p>16.59</text:p>
          </table:table-cell>
          <table:table-cell office:value-type="float" office:value="17.99">
            <text:p>17.99</text:p>
          </table:table-cell>
          <table:table-cell office:value-type="float" office:value="20.36">
            <text:p>20.36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16.89">
            <text:p>16.89</text:p>
          </table:table-cell>
          <table:table-cell office:value-type="float" office:value="17.24">
            <text:p>17.24</text:p>
          </table:table-cell>
          <table:table-cell office:value-type="float" office:value="17.67">
            <text:p>17.67</text:p>
          </table:table-cell>
          <table:table-cell table:number-columns-repeated="3"/>
          <table:table-cell office:value-type="float" office:value="17.17">
            <text:p>17.17</text:p>
          </table:table-cell>
          <table:table-cell office:value-type="float" office:value="17.2">
            <text:p>17.2</text:p>
          </table:table-cell>
          <table:table-cell office:value-type="float" office:value="16.9">
            <text:p>16.9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18.75">
            <text:p>18.75</text:p>
          </table:table-cell>
          <table:table-cell office:value-type="float" office:value="16.3">
            <text:p>16.3</text:p>
          </table:table-cell>
          <table:table-cell office:value-type="float" office:value="17.51">
            <text:p>17.51</text:p>
          </table:table-cell>
          <table:table-cell table:number-columns-repeated="3"/>
          <table:table-cell office:value-type="float" office:value="18.21">
            <text:p>18.21</text:p>
          </table:table-cell>
          <table:table-cell office:value-type="float" office:value="19.69">
            <text:p>19.69</text:p>
          </table:table-cell>
          <table:table-cell office:value-type="float" office:value="15.76">
            <text:p>15.76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18.27">
            <text:p>18.27</text:p>
          </table:table-cell>
          <table:table-cell office:value-type="float" office:value="16.1">
            <text:p>16.1</text:p>
          </table:table-cell>
          <table:table-cell office:value-type="float" office:value="17.05">
            <text:p>17.05</text:p>
          </table:table-cell>
          <table:table-cell table:number-columns-repeated="3"/>
          <table:table-cell office:value-type="float" office:value="15.97">
            <text:p>15.97</text:p>
          </table:table-cell>
          <table:table-cell office:value-type="float" office:value="16.35">
            <text:p>16.35</text:p>
          </table:table-cell>
          <table:table-cell office:value-type="float" office:value="16.99">
            <text:p>16.99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16.3">
            <text:p>16.3</text:p>
          </table:table-cell>
          <table:table-cell office:value-type="float" office:value="17.02">
            <text:p>17.02</text:p>
          </table:table-cell>
          <table:table-cell office:value-type="float" office:value="17.81">
            <text:p>17.81</text:p>
          </table:table-cell>
          <table:table-cell table:number-columns-repeated="3"/>
          <table:table-cell office:value-type="float" office:value="15.96">
            <text:p>15.96</text:p>
          </table:table-cell>
          <table:table-cell office:value-type="float" office:value="18.26">
            <text:p>18.26</text:p>
          </table:table-cell>
          <table:table-cell office:value-type="float" office:value="18.07">
            <text:p>18.07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8.18">
            <text:p>18.18</text:p>
          </table:table-cell>
          <table:table-cell office:value-type="float" office:value="17.37">
            <text:p>17.37</text:p>
          </table:table-cell>
          <table:table-cell office:value-type="float" office:value="16.66">
            <text:p>16.66</text:p>
          </table:table-cell>
          <table:table-cell table:number-columns-repeated="3"/>
          <table:table-cell office:value-type="float" office:value="18.29">
            <text:p>18.29</text:p>
          </table:table-cell>
          <table:table-cell office:value-type="float" office:value="16.64">
            <text:p>16.64</text:p>
          </table:table-cell>
          <table:table-cell office:value-type="float" office:value="15.53">
            <text:p>15.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9.95">
            <text:p>19.95</text:p>
          </table:table-cell>
          <table:table-cell office:value-type="float" office:value="19.35">
            <text:p>19.35</text:p>
          </table:table-cell>
          <table:table-cell office:value-type="float" office:value="15.25">
            <text:p>15.25</text:p>
          </table:table-cell>
          <table:table-cell table:number-columns-repeated="3"/>
          <table:table-cell office:value-type="float" office:value="16.47">
            <text:p>16.47</text:p>
          </table:table-cell>
          <table:table-cell office:value-type="float" office:value="18.07">
            <text:p>18.07</text:p>
          </table:table-cell>
          <table:table-cell office:value-type="float" office:value="12.57">
            <text:p>12.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4.43">
            <text:p>24.43</text:p>
          </table:table-cell>
          <table:table-cell office:value-type="float" office:value="21.55">
            <text:p>21.55</text:p>
          </table:table-cell>
          <table:table-cell office:value-type="float" office:value="14.33">
            <text:p>14.33</text:p>
          </table:table-cell>
          <table:table-cell table:number-columns-repeated="3"/>
          <table:table-cell office:value-type="float" office:value="13.5">
            <text:p>13.5</text:p>
          </table:table-cell>
          <table:table-cell office:value-type="float" office:value="20.07">
            <text:p>20.07</text:p>
          </table:table-cell>
          <table:table-cell office:value-type="float" office:value="9.44">
            <text:p>9.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5.26">
            <text:p>25.26</text:p>
          </table:table-cell>
          <table:table-cell office:value-type="float" office:value="22.7">
            <text:p>22.7</text:p>
          </table:table-cell>
          <table:table-cell office:value-type="float" office:value="16.94">
            <text:p>16.94</text:p>
          </table:table-cell>
          <table:table-cell table:number-columns-repeated="3"/>
          <table:table-cell office:value-type="float" office:value="9.68">
            <text:p>9.68</text:p>
          </table:table-cell>
          <table:table-cell office:value-type="float" office:value="19.99">
            <text:p>19.99</text:p>
          </table:table-cell>
          <table:table-cell office:value-type="float" office:value="10.65">
            <text:p>10.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4.94">
            <text:p>24.94</text:p>
          </table:table-cell>
          <table:table-cell office:value-type="float" office:value="22.45">
            <text:p>22.45</text:p>
          </table:table-cell>
          <table:table-cell office:value-type="float" office:value="13.25">
            <text:p>13.25</text:p>
          </table:table-cell>
          <table:table-cell table:number-columns-repeated="3"/>
          <table:table-cell office:value-type="float" office:value="10.72">
            <text:p>10.72</text:p>
          </table:table-cell>
          <table:table-cell office:value-type="float" office:value="21.93">
            <text:p>21.93</text:p>
          </table:table-cell>
          <table:table-cell office:value-type="float" office:value="12.41">
            <text:p>12.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3.47">
            <text:p>23.47</text:p>
          </table:table-cell>
          <table:table-cell office:value-type="float" office:value="21.21">
            <text:p>21.21</text:p>
          </table:table-cell>
          <table:table-cell office:value-type="float" office:value="13.97">
            <text:p>13.97</text:p>
          </table:table-cell>
          <table:table-cell table:number-columns-repeated="3"/>
          <table:table-cell office:value-type="float" office:value="11.86">
            <text:p>11.86</text:p>
          </table:table-cell>
          <table:table-cell office:value-type="float" office:value="22.96">
            <text:p>22.96</text:p>
          </table:table-cell>
          <table:table-cell office:value-type="float" office:value="15.86">
            <text:p>15.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2.98">
            <text:p>22.98</text:p>
          </table:table-cell>
          <table:table-cell office:value-type="float" office:value="21.8">
            <text:p>21.8</text:p>
          </table:table-cell>
          <table:table-cell office:value-type="float" office:value="12.45">
            <text:p>12.45</text:p>
          </table:table-cell>
          <table:table-cell table:number-columns-repeated="3"/>
          <table:table-cell office:value-type="float" office:value="9.45">
            <text:p>9.45</text:p>
          </table:table-cell>
          <table:table-cell office:value-type="float" office:value="23.34">
            <text:p>23.34</text:p>
          </table:table-cell>
          <table:table-cell office:value-type="float" office:value="16.95">
            <text:p>16.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4.21">
            <text:p>24.21</text:p>
          </table:table-cell>
          <table:table-cell office:value-type="float" office:value="22.03">
            <text:p>22.03</text:p>
          </table:table-cell>
          <table:table-cell office:value-type="float" office:value="11.52">
            <text:p>11.52</text:p>
          </table:table-cell>
          <table:table-cell table:number-columns-repeated="3"/>
          <table:table-cell office:value-type="float" office:value="10.15">
            <text:p>10.15</text:p>
          </table:table-cell>
          <table:table-cell office:value-type="float" office:value="24.39">
            <text:p>24.39</text:p>
          </table:table-cell>
          <table:table-cell office:value-type="float" office:value="20.29">
            <text:p>20.29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halbzeitqualitäten vergleichen!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Speed 2</text:p>
          </table:table-cell>
          <table:table-cell office:value-type="string">
            <text:p>Speed 1</text:p>
          </table:table-cell>
          <table:table-cell office:value-type="string">
            <text:p>rand speed 1</text:p>
          </table:table-cell>
          <table:table-cell office:value-type="string">
            <text:p>rand speed 2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prediction discount, speed 2, intelligent, säulenszenario</text:p>
          </table:table-cell>
          <table:table-cell office:value-type="string">
            <text:p>Intelligent, Geschwindigkeit 2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einfache Richtungsänderung, Geschwindigkeit 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24]-[.C$723]" office:value-type="float" office:value="4.55">
            <text:p>4.55</text:p>
          </table:table-cell>
          <table:table-cell table:formula="of:=[.D724]-[.D$723]" office:value-type="float" office:value="8.18">
            <text:p>8.18</text:p>
          </table:table-cell>
          <table:table-cell table:formula="of:=[.E724]-[.E$723]" office:value-type="float" office:value="3.16">
            <text:p>3.16</text:p>
          </table:table-cell>
          <table:table-cell table:formula="of:=[.F724]-[.F$723]" office:value-type="float" office:value="-0.0500000000000007">
            <text:p>-0.0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725]-[.C$723]" office:value-type="float" office:value="4.32">
            <text:p>4.32</text:p>
          </table:table-cell>
          <table:table-cell table:formula="of:=[.D725]-[.D$723]" office:value-type="float" office:value="9.04">
            <text:p>9.04</text:p>
          </table:table-cell>
          <table:table-cell table:formula="of:=[.E725]-[.E$723]" office:value-type="float" office:value="2.99">
            <text:p>2.99</text:p>
          </table:table-cell>
          <table:table-cell table:formula="of:=[.F725]-[.F$723]" office:value-type="float" office:value="0.48">
            <text:p>0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726]-[.C$723]" office:value-type="float" office:value="4.46">
            <text:p>4.46</text:p>
          </table:table-cell>
          <table:table-cell table:formula="of:=[.D726]-[.D$723]" office:value-type="float" office:value="8.72">
            <text:p>8.72</text:p>
          </table:table-cell>
          <table:table-cell table:formula="of:=[.E726]-[.E$723]" office:value-type="float" office:value="3.05">
            <text:p>3.05</text:p>
          </table:table-cell>
          <table:table-cell table:formula="of:=[.F726]-[.F$723]" office:value-type="float" office:value="0.449999999999999">
            <text:p>0.45</text:p>
          </table:table-cell>
          <table:table-cell/>
          <table:table-cell>
            <draw:frame table:end-cell-address="Sheet1.N723" table:end-x="0.6724in" table:end-y="0.1114in" draw:z-index="32" draw:style-name="gr1" svg:width="6in" svg:height="2.7598in" svg:x="0.0067in" svg:y="0.0185in">
              <draw:object draw:notify-on-update-of-ranges="Sheet1.B706:Sheet1.B722 Sheet1.C705:Sheet1.C705 Sheet1.C706:Sheet1.C722 Sheet1.D705:Sheet1.D705 Sheet1.D706:Sheet1.D722 Sheet1.E705:Sheet1.E705 Sheet1.E706:Sheet1.E722 Sheet1.F705:Sheet1.F705 Sheet1.F706:Sheet1.F722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727]-[.C$723]" office:value-type="float" office:value="4.63">
            <text:p>4.63</text:p>
          </table:table-cell>
          <table:table-cell table:formula="of:=[.D727]-[.D$723]" office:value-type="float" office:value="8.74">
            <text:p>8.74</text:p>
          </table:table-cell>
          <table:table-cell table:formula="of:=[.E727]-[.E$723]" office:value-type="float" office:value="3.45">
            <text:p>3.45</text:p>
          </table:table-cell>
          <table:table-cell table:formula="of:=[.F727]-[.F$723]" office:value-type="float" office:value="0.280000000000001">
            <text:p>0.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728]-[.C$723]" office:value-type="float" office:value="4.65">
            <text:p>4.65</text:p>
          </table:table-cell>
          <table:table-cell table:formula="of:=[.D728]-[.D$723]" office:value-type="float" office:value="8.57">
            <text:p>8.57</text:p>
          </table:table-cell>
          <table:table-cell table:formula="of:=[.E728]-[.E$723]" office:value-type="float" office:value="2.85">
            <text:p>2.85</text:p>
          </table:table-cell>
          <table:table-cell table:formula="of:=[.F728]-[.F$723]" office:value-type="float" office:value="0.0500000000000007">
            <text:p>0.0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729]-[.C$723]" office:value-type="float" office:value="4.84">
            <text:p>4.84</text:p>
          </table:table-cell>
          <table:table-cell table:formula="of:=[.D729]-[.D$723]" office:value-type="float" office:value="8.85">
            <text:p>8.85</text:p>
          </table:table-cell>
          <table:table-cell table:formula="of:=[.E729]-[.E$723]" office:value-type="float" office:value="2.87">
            <text:p>2.87</text:p>
          </table:table-cell>
          <table:table-cell table:formula="of:=[.F729]-[.F$723]" office:value-type="float" office:value="0.109999999999999">
            <text:p>0.1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730]-[.C$723]" office:value-type="float" office:value="4.43">
            <text:p>4.43</text:p>
          </table:table-cell>
          <table:table-cell table:formula="of:=[.D730]-[.D$723]" office:value-type="float" office:value="8.74">
            <text:p>8.74</text:p>
          </table:table-cell>
          <table:table-cell table:formula="of:=[.E730]-[.E$723]" office:value-type="float" office:value="2.55">
            <text:p>2.55</text:p>
          </table:table-cell>
          <table:table-cell table:formula="of:=[.F730]-[.F$723]" office:value-type="float" office:value="0.469999999999999">
            <text:p>0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5">
            <text:p>0.65</text:p>
          </table:table-cell>
          <table:table-cell table:formula="of:=[.C731]-[.C$723]" office:value-type="float" office:value="4.62">
            <text:p>4.62</text:p>
          </table:table-cell>
          <table:table-cell table:formula="of:=[.D731]-[.D$723]" office:value-type="float" office:value="8.77">
            <text:p>8.77</text:p>
          </table:table-cell>
          <table:table-cell table:formula="of:=[.E731]-[.E$723]" office:value-type="float" office:value="2.79">
            <text:p>2.79</text:p>
          </table:table-cell>
          <table:table-cell table:formula="of:=[.F731]-[.F$723]" office:value-type="float" office:value="0.0399999999999991">
            <text:p>0.0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[.C732]-[.C$723]" office:value-type="float" office:value="4.58">
            <text:p>4.58</text:p>
          </table:table-cell>
          <table:table-cell table:formula="of:=[.D732]-[.D$723]" office:value-type="float" office:value="8.81">
            <text:p>8.81</text:p>
          </table:table-cell>
          <table:table-cell table:formula="of:=[.E732]-[.E$723]" office:value-type="float" office:value="3.43">
            <text:p>3.43</text:p>
          </table:table-cell>
          <table:table-cell table:formula="of:=[.F732]-[.F$723]" office:value-type="float" office:value="0.23">
            <text:p>0.2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1">
            <text:p>0.71</text:p>
          </table:table-cell>
          <table:table-cell table:formula="of:=[.C733]-[.C$723]" office:value-type="float" office:value="4.62">
            <text:p>4.62</text:p>
          </table:table-cell>
          <table:table-cell table:formula="of:=[.D733]-[.D$723]" office:value-type="float" office:value="9.21">
            <text:p>9.21</text:p>
          </table:table-cell>
          <table:table-cell table:formula="of:=[.E733]-[.E$723]" office:value-type="float" office:value="2.51">
            <text:p>2.51</text:p>
          </table:table-cell>
          <table:table-cell table:formula="of:=[.F733]-[.F$723]" office:value-type="float" office:value="0.41">
            <text:p>0.4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734]-[.C$723]" office:value-type="float" office:value="4.6">
            <text:p>4.6</text:p>
          </table:table-cell>
          <table:table-cell table:formula="of:=[.D734]-[.D$723]" office:value-type="float" office:value="9.07">
            <text:p>9.07</text:p>
          </table:table-cell>
          <table:table-cell table:formula="of:=[.E734]-[.E$723]" office:value-type="float" office:value="3.4">
            <text:p>3.4</text:p>
          </table:table-cell>
          <table:table-cell table:formula="of:=[.F734]-[.F$723]" office:value-type="float" office:value="-0.120000000000001">
            <text:p>-0.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>
            <text:p>0.75</text:p>
          </table:table-cell>
          <table:table-cell table:formula="of:=[.C735]-[.C$723]" office:value-type="float" office:value="4.37">
            <text:p>4.37</text:p>
          </table:table-cell>
          <table:table-cell table:formula="of:=[.D735]-[.D$723]" office:value-type="float" office:value="8.49">
            <text:p>8.49</text:p>
          </table:table-cell>
          <table:table-cell table:formula="of:=[.E735]-[.E$723]" office:value-type="float" office:value="3.3">
            <text:p>3.3</text:p>
          </table:table-cell>
          <table:table-cell table:formula="of:=[.F735]-[.F$723]" office:value-type="float" office:value="0.609999999999999">
            <text:p>0.6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736]-[.C$723]" office:value-type="float" office:value="4.66">
            <text:p>4.66</text:p>
          </table:table-cell>
          <table:table-cell table:formula="of:=[.D736]-[.D$723]" office:value-type="float" office:value="8.51">
            <text:p>8.51</text:p>
          </table:table-cell>
          <table:table-cell table:formula="of:=[.E736]-[.E$723]" office:value-type="float" office:value="3.14">
            <text:p>3.14</text:p>
          </table:table-cell>
          <table:table-cell table:formula="of:=[.F736]-[.F$723]" office:value-type="float" office:value="0.600000000000001">
            <text:p>0.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5">
            <text:p>0.85</text:p>
          </table:table-cell>
          <table:table-cell table:formula="of:=[.C737]-[.C$723]" office:value-type="float" office:value="4.21">
            <text:p>4.21</text:p>
          </table:table-cell>
          <table:table-cell table:formula="of:=[.D737]-[.D$723]" office:value-type="float" office:value="9.03">
            <text:p>9.03</text:p>
          </table:table-cell>
          <table:table-cell table:formula="of:=[.E737]-[.E$723]" office:value-type="float" office:value="2.64">
            <text:p>2.64</text:p>
          </table:table-cell>
          <table:table-cell table:formula="of:=[.F737]-[.F$723]" office:value-type="float" office:value="0.5">
            <text:p>0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[.C738]-[.C$723]" office:value-type="float" office:value="4.2">
            <text:p>4.2</text:p>
          </table:table-cell>
          <table:table-cell table:formula="of:=[.D738]-[.D$723]" office:value-type="float" office:value="8.92">
            <text:p>8.92</text:p>
          </table:table-cell>
          <table:table-cell table:formula="of:=[.E738]-[.E$723]" office:value-type="float" office:value="3.48">
            <text:p>3.48</text:p>
          </table:table-cell>
          <table:table-cell table:formula="of:=[.F738]-[.F$723]" office:value-type="float" office:value="0.210000000000001">
            <text:p>0.2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formula="of:=[.C739]-[.C$723]" office:value-type="float" office:value="4.84">
            <text:p>4.84</text:p>
          </table:table-cell>
          <table:table-cell table:formula="of:=[.D739]-[.D$723]" office:value-type="float" office:value="8.78">
            <text:p>8.78</text:p>
          </table:table-cell>
          <table:table-cell table:formula="of:=[.E739]-[.E$723]" office:value-type="float" office:value="3.2">
            <text:p>3.2</text:p>
          </table:table-cell>
          <table:table-cell table:formula="of:=[.F739]-[.F$723]" office:value-type="float" office:value="0.57">
            <text:p>0.5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740]-[.C$723]" office:value-type="float" office:value="4.77">
            <text:p>4.77</text:p>
          </table:table-cell>
          <table:table-cell table:formula="of:=[.D740]-[.D$723]" office:value-type="float" office:value="7.45">
            <text:p>7.45</text:p>
          </table:table-cell>
          <table:table-cell table:formula="of:=[.E740]-[.E$723]" office:value-type="float" office:value="3.57">
            <text:p>3.57</text:p>
          </table:table-cell>
          <table:table-cell table:formula="of:=[.F740]-[.F$723]" office:value-type="float" office:value="0.620000000000001">
            <text:p>0.62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.04">
            <text:p>15.04</text:p>
          </table:table-cell>
          <table:table-cell office:value-type="float" office:value="20.96">
            <text:p>20.96</text:p>
          </table:table-cell>
          <table:table-cell office:value-type="float" office:value="32.53">
            <text:p>32.53</text:p>
          </table:table-cell>
          <table:table-cell office:value-type="float" office:value="29.86">
            <text:p>29.8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4.81">
            <text:p>14.81</text:p>
          </table:table-cell>
          <table:table-cell office:value-type="float" office:value="21.82">
            <text:p>21.82</text:p>
          </table:table-cell>
          <table:table-cell office:value-type="float" office:value="32.36">
            <text:p>32.36</text:p>
          </table:table-cell>
          <table:table-cell office:value-type="float" office:value="30.39">
            <text:p>30.3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4.95">
            <text:p>14.95</text:p>
          </table:table-cell>
          <table:table-cell office:value-type="float" office:value="21.5">
            <text:p>21.5</text:p>
          </table:table-cell>
          <table:table-cell office:value-type="float" office:value="32.42">
            <text:p>32.42</text:p>
          </table:table-cell>
          <table:table-cell office:value-type="float" office:value="30.36">
            <text:p>30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5.12">
            <text:p>15.12</text:p>
          </table:table-cell>
          <table:table-cell office:value-type="float" office:value="21.52">
            <text:p>21.52</text:p>
          </table:table-cell>
          <table:table-cell office:value-type="float" office:value="32.82">
            <text:p>32.82</text:p>
          </table:table-cell>
          <table:table-cell office:value-type="float" office:value="30.19">
            <text:p>30.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14">
            <text:p>15.14</text:p>
          </table:table-cell>
          <table:table-cell office:value-type="float" office:value="21.35">
            <text:p>21.35</text:p>
          </table:table-cell>
          <table:table-cell office:value-type="float" office:value="32.22">
            <text:p>32.22</text:p>
          </table:table-cell>
          <table:table-cell office:value-type="float" office:value="29.96">
            <text:p>29.9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33">
            <text:p>15.33</text:p>
          </table:table-cell>
          <table:table-cell office:value-type="float" office:value="21.63">
            <text:p>21.63</text:p>
          </table:table-cell>
          <table:table-cell office:value-type="float" office:value="32.24">
            <text:p>32.24</text:p>
          </table:table-cell>
          <table:table-cell office:value-type="float" office:value="30.02">
            <text:p>30.0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92">
            <text:p>14.92</text:p>
          </table:table-cell>
          <table:table-cell office:value-type="float" office:value="21.52">
            <text:p>21.52</text:p>
          </table:table-cell>
          <table:table-cell office:value-type="float" office:value="31.92">
            <text:p>31.92</text:p>
          </table:table-cell>
          <table:table-cell office:value-type="float" office:value="30.38">
            <text:p>30.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5">
            <text:p>0.65</text:p>
          </table:table-cell>
          <table:table-cell office:value-type="float" office:value="15.11">
            <text:p>15.11</text:p>
          </table:table-cell>
          <table:table-cell office:value-type="float" office:value="21.55">
            <text:p>21.55</text:p>
          </table:table-cell>
          <table:table-cell office:value-type="float" office:value="32.16">
            <text:p>32.16</text:p>
          </table:table-cell>
          <table:table-cell office:value-type="float" office:value="29.95">
            <text:p>29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5.07">
            <text:p>15.07</text:p>
          </table:table-cell>
          <table:table-cell office:value-type="float" office:value="21.59">
            <text:p>21.59</text:p>
          </table:table-cell>
          <table:table-cell office:value-type="float" office:value="32.8">
            <text:p>32.8</text:p>
          </table:table-cell>
          <table:table-cell office:value-type="float" office:value="30.14">
            <text:p>30.1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15.11">
            <text:p>15.11</text:p>
          </table:table-cell>
          <table:table-cell office:value-type="float" office:value="21.99">
            <text:p>21.99</text:p>
          </table:table-cell>
          <table:table-cell office:value-type="float" office:value="31.88">
            <text:p>31.88</text:p>
          </table:table-cell>
          <table:table-cell office:value-type="float" office:value="30.32">
            <text:p>30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5.09">
            <text:p>15.09</text:p>
          </table:table-cell>
          <table:table-cell office:value-type="float" office:value="21.85">
            <text:p>21.85</text:p>
          </table:table-cell>
          <table:table-cell office:value-type="float" office:value="32.77">
            <text:p>32.77</text:p>
          </table:table-cell>
          <table:table-cell office:value-type="float" office:value="29.79">
            <text:p>29.7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14.86">
            <text:p>14.86</text:p>
          </table:table-cell>
          <table:table-cell office:value-type="float" office:value="21.27">
            <text:p>21.27</text:p>
          </table:table-cell>
          <table:table-cell office:value-type="float" office:value="32.67">
            <text:p>32.67</text:p>
          </table:table-cell>
          <table:table-cell office:value-type="float" office:value="30.52">
            <text:p>30.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15">
            <text:p>15.15</text:p>
          </table:table-cell>
          <table:table-cell office:value-type="float" office:value="21.29">
            <text:p>21.29</text:p>
          </table:table-cell>
          <table:table-cell office:value-type="float" office:value="32.51">
            <text:p>32.51</text:p>
          </table:table-cell>
          <table:table-cell office:value-type="float" office:value="30.51">
            <text:p>30.5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14.7">
            <text:p>14.7</text:p>
          </table:table-cell>
          <table:table-cell office:value-type="float" office:value="21.81">
            <text:p>21.81</text:p>
          </table:table-cell>
          <table:table-cell office:value-type="float" office:value="32.01">
            <text:p>32.01</text:p>
          </table:table-cell>
          <table:table-cell office:value-type="float" office:value="30.41">
            <text:p>30.4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69">
            <text:p>14.69</text:p>
          </table:table-cell>
          <table:table-cell office:value-type="float" office:value="21.7">
            <text:p>21.7</text:p>
          </table:table-cell>
          <table:table-cell office:value-type="float" office:value="32.85">
            <text:p>32.85</text:p>
          </table:table-cell>
          <table:table-cell office:value-type="float" office:value="30.12">
            <text:p>30.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15.33">
            <text:p>15.33</text:p>
          </table:table-cell>
          <table:table-cell office:value-type="float" office:value="21.56">
            <text:p>21.56</text:p>
          </table:table-cell>
          <table:table-cell office:value-type="float" office:value="32.57">
            <text:p>32.57</text:p>
          </table:table-cell>
          <table:table-cell office:value-type="float" office:value="30.48">
            <text:p>30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.26">
            <text:p>15.26</text:p>
          </table:table-cell>
          <table:table-cell office:value-type="float" office:value="20.23">
            <text:p>20.23</text:p>
          </table:table-cell>
          <table:table-cell office:value-type="float" office:value="32.94">
            <text:p>32.94</text:p>
          </table:table-cell>
          <table:table-cell office:value-type="float" office:value="30.53">
            <text:p>30.53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>
            <text:p>Qualität/Ausbreitung</text:p>
          </table:table-cell>
          <table:table-cell office:value-type="string">
            <text:p>Leeres Szenario</text:p>
          </table:table-cell>
          <table:table-cell office:value-type="float" office:value="73.78">
            <text:p>73.78</text:p>
          </table:table-cell>
          <table:table-cell office:value-type="float" office:value="32.36">
            <text:p>32.36</text:p>
          </table:table-cell>
          <table:table-cell>
            <draw:frame table:end-cell-address="Sheet1.K759" table:end-x="0.7055in" table:end-y="0.1323in" draw:z-index="35" draw:style-name="gr1" svg:width="6in" svg:height="2.7598in" svg:x="0.0398in" svg:y="0.0394in">
              <draw:object draw:notify-on-update-of-ranges="Sheet1.A744:Sheet1.A770 Sheet1.B744:Sheet1.B744 Sheet1.D744:Sheet1.D746 Sheet1.C744:Sheet1.C746 Sheet1.B753:Sheet1.B753 Sheet1.D753:Sheet1.D755 Sheet1.C753:Sheet1.C755 Sheet1.B762:Sheet1.B762 Sheet1.D762:Sheet1.D764 Sheet1.C762:Sheet1.C764 Sheet1.B765:Sheet1.B765 Sheet1.D765:Sheet1.D767 Sheet1.C765:Sheet1.C767 Sheet1.B768:Sheet1.B768 Sheet1.D768:Sheet1.D770 Sheet1.C768:Sheet1.C770"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3.22">
            <text:p>73.22</text:p>
          </table:table-cell>
          <table:table-cell office:value-type="float" office:value="32.1">
            <text:p>32.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1.26">
            <text:p>81.26</text:p>
          </table:table-cell>
          <table:table-cell office:value-type="float" office:value="35.91">
            <text:p>35.9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9.55">
            <text:p>69.55</text:p>
          </table:table-cell>
          <table:table-cell office:value-type="float" office:value="44.75">
            <text:p>44.7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88">
            <text:p>68.88</text:p>
          </table:table-cell>
          <table:table-cell office:value-type="float" office:value="43.86">
            <text:p>43.8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7.6">
            <text:p>77.6</text:p>
          </table:table-cell>
          <table:table-cell office:value-type="float" office:value="49.49">
            <text:p>49.4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4.28">
            <text:p>64.28</text:p>
          </table:table-cell>
          <table:table-cell office:value-type="float" office:value="54.55">
            <text:p>54.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.65">
            <text:p>63.65</text:p>
          </table:table-cell>
          <table:table-cell office:value-type="float" office:value="53.99">
            <text:p>53.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1.44">
            <text:p>71.44</text:p>
          </table:table-cell>
          <table:table-cell office:value-type="float" office:value="60.73">
            <text:p>60.73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äulenszenario</text:p>
          </table:table-cell>
          <table:table-cell office:value-type="float" office:value="72.11">
            <text:p>72.11</text:p>
          </table:table-cell>
          <table:table-cell office:value-type="float" office:value="32.13">
            <text:p>32.1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1.7">
            <text:p>71.7</text:p>
          </table:table-cell>
          <table:table-cell office:value-type="float" office:value="31.99">
            <text:p>31.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9.61">
            <text:p>79.61</text:p>
          </table:table-cell>
          <table:table-cell office:value-type="float" office:value="35.29">
            <text:p>35.2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7.72">
            <text:p>67.72</text:p>
          </table:table-cell>
          <table:table-cell office:value-type="float" office:value="44.44">
            <text:p>44.4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7.23">
            <text:p>67.23</text:p>
          </table:table-cell>
          <table:table-cell office:value-type="float" office:value="43.81">
            <text:p>43.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5.86">
            <text:p>75.86</text:p>
          </table:table-cell>
          <table:table-cell office:value-type="float" office:value="49.34">
            <text:p>49.3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2.53">
            <text:p>62.53</text:p>
          </table:table-cell>
          <table:table-cell office:value-type="float" office:value="54.26">
            <text:p>54.2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53.58">
            <text:p>53.5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9.91">
            <text:p>69.91</text:p>
          </table:table-cell>
          <table:table-cell office:value-type="float" office:value="60.43">
            <text:p>60.43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zenario mit Hindernissen, h = 0,2; p = 0,99</text:p>
          </table:table-cell>
          <table:table-cell office:value-type="float" office:value="62.5">
            <text:p>62.5</text:p>
          </table:table-cell>
          <table:table-cell office:value-type="float" office:value="34.54">
            <text:p>34.5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.02">
            <text:p>63.02</text:p>
          </table:table-cell>
          <table:table-cell office:value-type="float" office:value="34.48">
            <text:p>34.4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22">
            <text:p>68.22</text:p>
          </table:table-cell>
          <table:table-cell office:value-type="float" office:value="37.89">
            <text:p>37.89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zenario mit Hindernissen, h = 0,1; p = 0,99</text:p>
          </table:table-cell>
          <table:table-cell office:value-type="float" office:value="68.33">
            <text:p>68.33</text:p>
          </table:table-cell>
          <table:table-cell office:value-type="float" office:value="32.81">
            <text:p>32.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49">
            <text:p>68.49</text:p>
          </table:table-cell>
          <table:table-cell office:value-type="float" office:value="33.36">
            <text:p>33.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4.81">
            <text:p>74.81</text:p>
          </table:table-cell>
          <table:table-cell office:value-type="float" office:value="36.29">
            <text:p>36.29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zenario mit Hindernissen, h = 0,1; p = 0,5</text:p>
          </table:table-cell>
          <table:table-cell office:value-type="float" office:value="66.01">
            <text:p>66.01</text:p>
          </table:table-cell>
          <table:table-cell office:value-type="float" office:value="32.03">
            <text:p>32.0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6.52">
            <text:p>66.52</text:p>
          </table:table-cell>
          <table:table-cell office:value-type="float" office:value="32.38">
            <text:p>32.3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2.63">
            <text:p>72.63</text:p>
          </table:table-cell>
          <table:table-cell office:value-type="float" office:value="35.12">
            <text:p>35.12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XCS, Geschwindigkeit 1, einfache Richtungsänderung</text:p>
          </table:table-cell>
          <table:table-cell office:value-type="string">
            <text:p>XCS, Geschwindigkeit 2, einfache Richtungsänderung</text:p>
          </table:table-cell>
          <table:table-cell office:value-type="string">
            <text:p>XCS, Geschwindigkeit 1, intelligentes Verhalten</text:p>
          </table:table-cell>
          <table:table-cell office:value-type="string">
            <text:p>XCS, Geschwindigkeit 2, intelligentes Verhalten</text:p>
          </table:table-cell>
          <table:table-cell office:value-type="string">
            <text:p>SXCS, Geschwindigkeit 1, einfache Richtungsänderung</text:p>
          </table:table-cell>
          <table:table-cell office:value-type="string">
            <text:p>SXCS, Geschwindigkeit 2, einfache Richtungsänderung</text:p>
          </table:table-cell>
          <table:table-cell office:value-type="string">
            <text:p>SXCS, Geschwindigkeit 1, intelligentes Verhalten</text:p>
          </table:table-cell>
          <table:table-cell office:value-type="string">
            <text:p>SXCS, Geschwindigkeit 2, intelligentes Verhalte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oulette wheel selection</text:p>
          </table:table-cell>
          <table:table-cell table:style-name="ce5" office:value-type="string">
            <text:p>[1]</text:p>
          </table:table-cell>
          <table:table-cell table:formula="of:=[.D784]-[.D$783]" office:value-type="float" office:value="-0.440000000000001">
            <text:p>-0.44</text:p>
          </table:table-cell>
          <table:table-cell table:formula="of:=[.E784]-[.E$783]" office:value-type="float" office:value="0.440000000000001">
            <text:p>0.44</text:p>
          </table:table-cell>
          <table:table-cell table:formula="of:=[.F784]-[.F$783]" office:value-type="float" office:value="-0.0899999999999999">
            <text:p>-0.09</text:p>
          </table:table-cell>
          <table:table-cell table:formula="of:=[.G784]-[.G$783]" office:value-type="float" office:value="-0.0600000000000005">
            <text:p>-0.06</text:p>
          </table:table-cell>
          <table:table-cell table:formula="of:=[.H784]-[.H$783]" office:value-type="float" office:value="0.0399999999999991">
            <text:p>0.04</text:p>
          </table:table-cell>
          <table:table-cell table:formula="of:=[.I784]-[.I$783]" office:value-type="float" office:value="0.539999999999999">
            <text:p>0.54</text:p>
          </table:table-cell>
          <table:table-cell table:formula="of:=[.J784]-[.J$783]" office:value-type="float" office:value="0.66">
            <text:p>0.66</text:p>
          </table:table-cell>
          <table:table-cell table:formula="of:=[.K784]-[.K$783]" office:value-type="float" office:value="0.18">
            <text:p>0.18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andom selection</text:p>
          </table:table-cell>
          <table:table-cell office:value-type="string">
            <text:p>[2]</text:p>
          </table:table-cell>
          <table:table-cell table:formula="of:=[.D785]-[.D$783]" office:value-type="float" office:value="0.0899999999999999">
            <text:p>0.09</text:p>
          </table:table-cell>
          <table:table-cell table:formula="of:=[.E785]-[.E$783]" office:value-type="float" office:value="0.41">
            <text:p>0.41</text:p>
          </table:table-cell>
          <table:table-cell table:formula="of:=[.F785]-[.F$783]" office:value-type="float" office:value="0.0200000000000013">
            <text:p>0.02</text:p>
          </table:table-cell>
          <table:table-cell table:formula="of:=[.G785]-[.G$783]" office:value-type="float" office:value="-0.0600000000000005">
            <text:p>-0.06</text:p>
          </table:table-cell>
          <table:table-cell table:formula="of:=[.H785]-[.H$783]" office:value-type="float" office:value="0.0399999999999991">
            <text:p>0.04</text:p>
          </table:table-cell>
          <table:table-cell table:formula="of:=[.I785]-[.I$783]" office:value-type="float" office:value="0.419999999999998">
            <text:p>0.42</text:p>
          </table:table-cell>
          <table:table-cell table:formula="of:=[.J785]-[.J$783]" office:value-type="float" office:value="-0.319999999999998">
            <text:p>-0.32</text:p>
          </table:table-cell>
          <table:table-cell table:formula="of:=[.K785]-[.K$783]" office:value-type="float" office:value="-0.370000000000001">
            <text:p>-0.3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ournament selection</text:p>
          </table:table-cell>
          <table:table-cell office:value-type="string">
            <text:p>[3]</text:p>
          </table:table-cell>
          <table:table-cell table:formula="of:=[.D786]-[.D$783]" office:value-type="float" office:value="2.51">
            <text:p>2.51</text:p>
          </table:table-cell>
          <table:table-cell table:formula="of:=[.E786]-[.E$783]" office:value-type="float" office:value="0.41">
            <text:p>0.41</text:p>
          </table:table-cell>
          <table:table-cell table:formula="of:=[.F786]-[.F$783]" office:value-type="float" office:value="9.22">
            <text:p>9.22</text:p>
          </table:table-cell>
          <table:table-cell table:formula="of:=[.G786]-[.G$783]" office:value-type="float" office:value="4.62">
            <text:p>4.62</text:p>
          </table:table-cell>
          <table:table-cell table:formula="of:=[.H786]-[.H$783]" office:value-type="float" office:value="3.84">
            <text:p>3.84</text:p>
          </table:table-cell>
          <table:table-cell table:formula="of:=[.I786]-[.I$783]" office:value-type="float" office:value="0.859999999999999">
            <text:p>0.86</text:p>
          </table:table-cell>
          <table:table-cell table:formula="of:=[.J786]-[.J$783]" office:value-type="float" office:value="8.88">
            <text:p>8.88</text:p>
          </table:table-cell>
          <table:table-cell table:formula="of:=[.K786]-[.K$783]" office:value-type="float" office:value="4.56">
            <text:p>4.5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 selection</text:p>
          </table:table-cell>
          <table:table-cell office:value-type="string">
            <text:p>[4]</text:p>
          </table:table-cell>
          <table:table-cell table:formula="of:=[.D787]-[.D$783]" office:value-type="float" office:value="3.55">
            <text:p>3.55</text:p>
          </table:table-cell>
          <table:table-cell table:formula="of:=[.E787]-[.E$783]" office:value-type="float" office:value="0.0899999999999999">
            <text:p>0.09</text:p>
          </table:table-cell>
          <table:table-cell table:formula="of:=[.F787]-[.F$783]" office:value-type="float" office:value="7.28">
            <text:p>7.28</text:p>
          </table:table-cell>
          <table:table-cell table:formula="of:=[.G787]-[.G$783]" office:value-type="float" office:value="5.93">
            <text:p>5.93</text:p>
          </table:table-cell>
          <table:table-cell table:formula="of:=[.H787]-[.H$783]" office:value-type="float" office:value="2.36">
            <text:p>2.36</text:p>
          </table:table-cell>
          <table:table-cell table:formula="of:=[.I787]-[.I$783]" office:value-type="float" office:value="-0.739999999999998">
            <text:p>-0.74</text:p>
          </table:table-cell>
          <table:table-cell table:formula="of:=[.J787]-[.J$783]" office:value-type="float" office:value="2.91">
            <text:p>2.91</text:p>
          </table:table-cell>
          <table:table-cell table:formula="of:=[.K787]-[.K$783]" office:value-type="float" office:value="2.72">
            <text:p>2.7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re/exploit</text:p>
          </table:table-cell>
          <table:table-cell office:value-type="string">
            <text:p>[5]</text:p>
          </table:table-cell>
          <table:table-cell table:formula="of:=[.D788]-[.D$783]" office:value-type="float" office:value="0.109999999999999">
            <text:p>0.11</text:p>
          </table:table-cell>
          <table:table-cell table:formula="of:=[.E788]-[.E$783]" office:value-type="float" office:value="0.399999999999999">
            <text:p>0.4</text:p>
          </table:table-cell>
          <table:table-cell table:formula="of:=[.F788]-[.F$783]" office:value-type="float" office:value="3.25">
            <text:p>3.25</text:p>
          </table:table-cell>
          <table:table-cell table:formula="of:=[.G788]-[.G$783]" office:value-type="float" office:value="1.29">
            <text:p>1.29</text:p>
          </table:table-cell>
          <table:table-cell table:formula="of:=[.H788]-[.H$783]" office:value-type="float" office:value="-2.13">
            <text:p>-2.13</text:p>
          </table:table-cell>
          <table:table-cell table:formula="of:=[.I788]-[.I$783]" office:value-type="float" office:value="-1.89">
            <text:p>-1.89</text:p>
          </table:table-cell>
          <table:table-cell table:formula="of:=[.J788]-[.J$783]" office:value-type="float" office:value="3.08">
            <text:p>3.08</text:p>
          </table:table-cell>
          <table:table-cell table:formula="of:=[.K788]-[.K$783]" office:value-type="float" office:value="0.91">
            <text:p>0.9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it/explore</text:p>
          </table:table-cell>
          <table:table-cell office:value-type="string">
            <text:p>[6]</text:p>
          </table:table-cell>
          <table:table-cell table:formula="of:=[.D789]-[.D$783]" office:value-type="float" office:value="0.00999999999999801">
            <text:p>0.01</text:p>
          </table:table-cell>
          <table:table-cell table:formula="of:=[.E789]-[.E$783]" office:value-type="float" office:value="0.449999999999999">
            <text:p>0.45</text:p>
          </table:table-cell>
          <table:table-cell table:formula="of:=[.F789]-[.F$783]" office:value-type="float" office:value="3.25">
            <text:p>3.25</text:p>
          </table:table-cell>
          <table:table-cell table:formula="of:=[.G789]-[.G$783]" office:value-type="float" office:value="1.47">
            <text:p>1.47</text:p>
          </table:table-cell>
          <table:table-cell table:formula="of:=[.H789]-[.H$783]" office:value-type="float" office:value="6.25">
            <text:p>6.25</text:p>
          </table:table-cell>
          <table:table-cell table:formula="of:=[.I789]-[.I$783]" office:value-type="float" office:value="3.6">
            <text:p>3.6</text:p>
          </table:table-cell>
          <table:table-cell table:formula="of:=[.J789]-[.J$783]" office:value-type="float" office:value="6.85">
            <text:p>6.85</text:p>
          </table:table-cell>
          <table:table-cell table:formula="of:=[.K789]-[.K$783]" office:value-type="float" office:value="3.73">
            <text:p>3.73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zufällig explore/exploit</text:p>
          </table:table-cell>
          <table:table-cell office:value-type="string">
            <text:p>[7]</text:p>
          </table:table-cell>
          <table:table-cell table:formula="of:=[.D790]-[.D$783]" office:value-type="float" office:value="0.309999999999999">
            <text:p>0.31</text:p>
          </table:table-cell>
          <table:table-cell table:formula="of:=[.E790]-[.E$783]" office:value-type="float" office:value="-0.0500000000000007">
            <text:p>-0.05</text:p>
          </table:table-cell>
          <table:table-cell table:formula="of:=[.F790]-[.F$783]" office:value-type="float" office:value="3.19">
            <text:p>3.19</text:p>
          </table:table-cell>
          <table:table-cell table:formula="of:=[.G790]-[.G$783]" office:value-type="float" office:value="1.42">
            <text:p>1.42</text:p>
          </table:table-cell>
          <table:table-cell table:formula="of:=[.H790]-[.H$783]" office:value-type="float" office:value="2.05">
            <text:p>2.05</text:p>
          </table:table-cell>
          <table:table-cell table:formula="of:=[.I790]-[.I$783]" office:value-type="float" office:value="0.780000000000001">
            <text:p>0.78</text:p>
          </table:table-cell>
          <table:table-cell table:formula="of:=[.J790]-[.J$783]" office:value-type="float" office:value="5.43">
            <text:p>5.43</text:p>
          </table:table-cell>
          <table:table-cell table:formula="of:=[.K790]-[.K$783]" office:value-type="float" office:value="2.42">
            <text:p>2.4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random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oulette wheel selection</text:p>
          </table:table-cell>
          <table:table-cell table:style-name="ce5" office:value-type="string">
            <text:p>[1]</text:p>
          </table:table-cell>
          <table:table-cell office:value-type="float" office:value="28.93">
            <text:p>28.93</text:p>
          </table:table-cell>
          <table:table-cell office:value-type="float" office:value="30.35">
            <text:p>30.35</text:p>
          </table:table-cell>
          <table:table-cell office:value-type="float" office:value="12.69">
            <text:p>12.69</text:p>
          </table:table-cell>
          <table:table-cell office:value-type="float" office:value="10.43">
            <text:p>10.43</text:p>
          </table:table-cell>
          <table:table-cell office:value-type="float" office:value="29.41">
            <text:p>29.41</text:p>
          </table:table-cell>
          <table:table-cell office:value-type="float" office:value="30.45">
            <text:p>30.45</text:p>
          </table:table-cell>
          <table:table-cell office:value-type="float" office:value="13.44">
            <text:p>13.44</text:p>
          </table:table-cell>
          <table:table-cell office:value-type="float" office:value="10.67">
            <text:p>10.6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andom selection</text:p>
          </table:table-cell>
          <table:table-cell office:value-type="string">
            <text:p>[2]</text:p>
          </table:table-cell>
          <table:table-cell office:value-type="float" office:value="29.46">
            <text:p>29.46</text:p>
          </table:table-cell>
          <table:table-cell office:value-type="float" office:value="30.32">
            <text:p>30.32</text:p>
          </table:table-cell>
          <table:table-cell office:value-type="float" office:value="12.8">
            <text:p>12.8</text:p>
          </table:table-cell>
          <table:table-cell office:value-type="float" office:value="10.43">
            <text:p>10.43</text:p>
          </table:table-cell>
          <table:table-cell office:value-type="float" office:value="29.41">
            <text:p>29.41</text:p>
          </table:table-cell>
          <table:table-cell office:value-type="float" office:value="30.33">
            <text:p>30.33</text:p>
          </table:table-cell>
          <table:table-cell office:value-type="float" office:value="12.46">
            <text:p>12.46</text:p>
          </table:table-cell>
          <table:table-cell office:value-type="float" office:value="10.12">
            <text:p>10.1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ournament selection</text:p>
          </table:table-cell>
          <table:table-cell office:value-type="string">
            <text:p>[3]</text:p>
          </table:table-cell>
          <table:table-cell office:value-type="float" office:value="31.88">
            <text:p>31.88</text:p>
          </table:table-cell>
          <table:table-cell office:value-type="float" office:value="30.32">
            <text:p>30.32</text:p>
          </table:table-cell>
          <table:table-cell office:value-type="float" office:value="22">
            <text:p>22</text:p>
          </table:table-cell>
          <table:table-cell office:value-type="float" office:value="15.11">
            <text:p>15.11</text:p>
          </table:table-cell>
          <table:table-cell office:value-type="float" office:value="33.21">
            <text:p>33.21</text:p>
          </table:table-cell>
          <table:table-cell office:value-type="float" office:value="30.77">
            <text:p>30.77</text:p>
          </table:table-cell>
          <table:table-cell office:value-type="float" office:value="21.66">
            <text:p>21.66</text:p>
          </table:table-cell>
          <table:table-cell office:value-type="float" office:value="15.05">
            <text:p>15.0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 selection</text:p>
          </table:table-cell>
          <table:table-cell office:value-type="string">
            <text:p>[4]</text:p>
          </table:table-cell>
          <table:table-cell office:value-type="float" office:value="32.92">
            <text:p>32.92</text:p>
          </table:table-cell>
          <table:table-cell office:value-type="float" office:value="30">
            <text:p>30</text:p>
          </table:table-cell>
          <table:table-cell office:value-type="float" office:value="20.06">
            <text:p>20.06</text:p>
          </table:table-cell>
          <table:table-cell office:value-type="float" office:value="16.42">
            <text:p>16.42</text:p>
          </table:table-cell>
          <table:table-cell office:value-type="float" office:value="31.73">
            <text:p>31.73</text:p>
          </table:table-cell>
          <table:table-cell office:value-type="float" office:value="29.17">
            <text:p>29.17</text:p>
          </table:table-cell>
          <table:table-cell office:value-type="float" office:value="15.69">
            <text:p>15.69</text:p>
          </table:table-cell>
          <table:table-cell office:value-type="float" office:value="13.21">
            <text:p>13.2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re/exploit</text:p>
          </table:table-cell>
          <table:table-cell office:value-type="string">
            <text:p>[5]</text:p>
          </table:table-cell>
          <table:table-cell office:value-type="float" office:value="29.48">
            <text:p>29.48</text:p>
          </table:table-cell>
          <table:table-cell office:value-type="float" office:value="30.31">
            <text:p>30.31</text:p>
          </table:table-cell>
          <table:table-cell office:value-type="float" office:value="16.03">
            <text:p>16.03</text:p>
          </table:table-cell>
          <table:table-cell office:value-type="float" office:value="11.78">
            <text:p>11.78</text:p>
          </table:table-cell>
          <table:table-cell office:value-type="float" office:value="27.24">
            <text:p>27.24</text:p>
          </table:table-cell>
          <table:table-cell office:value-type="float" office:value="28.02">
            <text:p>28.02</text:p>
          </table:table-cell>
          <table:table-cell office:value-type="float" office:value="15.86">
            <text:p>15.86</text:p>
          </table:table-cell>
          <table:table-cell office:value-type="float" office:value="11.4">
            <text:p>11.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it/explore</text:p>
          </table:table-cell>
          <table:table-cell office:value-type="string">
            <text:p>[6]</text:p>
          </table:table-cell>
          <table:table-cell office:value-type="float" office:value="29.38">
            <text:p>29.38</text:p>
          </table:table-cell>
          <table:table-cell office:value-type="float" office:value="30.36">
            <text:p>30.36</text:p>
          </table:table-cell>
          <table:table-cell office:value-type="float" office:value="16.03">
            <text:p>16.03</text:p>
          </table:table-cell>
          <table:table-cell office:value-type="float" office:value="11.96">
            <text:p>11.96</text:p>
          </table:table-cell>
          <table:table-cell office:value-type="float" office:value="35.62">
            <text:p>35.62</text:p>
          </table:table-cell>
          <table:table-cell office:value-type="float" office:value="33.51">
            <text:p>33.51</text:p>
          </table:table-cell>
          <table:table-cell office:value-type="float" office:value="19.63">
            <text:p>19.63</text:p>
          </table:table-cell>
          <table:table-cell office:value-type="float" office:value="14.22">
            <text:p>14.2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zufällig explore/exploit</text:p>
          </table:table-cell>
          <table:table-cell office:value-type="string">
            <text:p>[7]</text:p>
          </table:table-cell>
          <table:table-cell office:value-type="float" office:value="29.68">
            <text:p>29.68</text:p>
          </table:table-cell>
          <table:table-cell office:value-type="float" office:value="29.86">
            <text:p>29.86</text:p>
          </table:table-cell>
          <table:table-cell office:value-type="float" office:value="15.97">
            <text:p>15.97</text:p>
          </table:table-cell>
          <table:table-cell office:value-type="float" office:value="11.91">
            <text:p>11.91</text:p>
          </table:table-cell>
          <table:table-cell office:value-type="float" office:value="31.42">
            <text:p>31.42</text:p>
          </table:table-cell>
          <table:table-cell office:value-type="float" office:value="30.69">
            <text:p>30.69</text:p>
          </table:table-cell>
          <table:table-cell office:value-type="float" office:value="18.21">
            <text:p>18.21</text:p>
          </table:table-cell>
          <table:table-cell office:value-type="float" office:value="12.91">
            <text:p>12.91</text:p>
          </table:table-cell>
          <table:table-cell table:number-columns-repeated="1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>
            <draw:frame table:end-cell-address="Sheet1.I823" table:end-x="0.0138in" table:end-y="0.0189in" draw:z-index="37" draw:style-name="gr1" svg:width="6in" svg:height="5in" svg:x="0.237in" svg:y="0.1752in">
              <draw:object draw:notify-on-update-of-ranges="Sheet1.D775:Sheet1.K775 Sheet1.C776:Sheet1.C776 Sheet1.D776:Sheet1.K776 Sheet1.C777:Sheet1.C777 Sheet1.D777:Sheet1.K777 Sheet1.C778:Sheet1.C778 Sheet1.D778:Sheet1.K778 Sheet1.C779:Sheet1.C779 Sheet1.D779:Sheet1.K779 Sheet1.C780:Sheet1.C780 Sheet1.D780:Sheet1.K780 Sheet1.C781:Sheet1.C781 Sheet1.D781:Sheet1.K781 Sheet1.C782:Sheet1.C782 Sheet1.D782:Sheet1.K782"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6"/>
          <table:table-cell>
            <draw:frame table:end-cell-address="Sheet1.P809" table:end-x="0.4748in" table:end-y="0.1012in" draw:z-index="36" draw:style-name="gr1" svg:width="6in" svg:height="2.7598in" svg:x="0.6976in" svg:y="0.0083in">
              <draw:object draw:notify-on-update-of-ranges="Sheet1.D775:Sheet1.G775 Sheet1.C776:Sheet1.C776 Sheet1.D776:Sheet1.G776 Sheet1.C777:Sheet1.C777 Sheet1.D777:Sheet1.G777 Sheet1.C778:Sheet1.C778 Sheet1.D778:Sheet1.G778 Sheet1.C779:Sheet1.C779 Sheet1.D779:Sheet1.G779 Sheet1.C780:Sheet1.C780 Sheet1.D780:Sheet1.G780 Sheet1.C781:Sheet1.C781 Sheet1.D781:Sheet1.G781 Sheet1.C782:Sheet1.C782 Sheet1.D782:Sheet1.G782"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vielleicht noch 500 Schritte?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Konvergenzgeschwindigkeit?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Speed 1 intelligent... neu machen... nicht always exploit!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8"/>
          <table:table-cell office:value-type="string">
            <text:p>wasted movements!</text:p>
          </table:table-cell>
          <table:table-cell table:number-columns-repeated="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>
            <text:p>2 99</text:p>
          </table:table-cell>
          <table:table-cell/>
          <table:table-cell office:value-type="float" office:value="0.05">
            <text:p>0.05</text:p>
          </table:table-cell>
          <table:table-cell table:number-columns-repeated="13"/>
          <table:table-cell table:style-name="ce6" office:value-type="string">
            <text:p>2 99</text:p>
          </table:table-cell>
          <table:table-cell/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string">
            <text:p>tournament factor, intelligent, speed 1, 2000</text:p>
          </table:table-cell>
          <table:table-cell table:number-columns-repeated="7"/>
          <table:table-cell office:value-type="string">
            <text:p>dirchange</text:p>
          </table:table-cell>
          <table:table-cell table:number-columns-repeated="7"/>
          <table:table-cell office:value-type="string">
            <text:p>tournament factor, intelligent, speed 1, 2000</text:p>
          </table:table-cell>
          <table:table-cell table:number-columns-repeated="7"/>
          <table:table-cell office:value-type="string">
            <text:p>dirchan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  <table:table-cell table:number-columns-repeated="2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  <table:table-cell table:number-columns-repeated="6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  <table:table-cell table:number-columns-repeated="2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859]-[.C$858]" office:value-type="float" office:value="-0.780000000000001">
            <text:p>-0.78</text:p>
          </table:table-cell>
          <table:table-cell table:formula="of:=[.D859]-[.D$858]" office:value-type="float" office:value="0.52">
            <text:p>0.52</text:p>
          </table:table-cell>
          <table:table-cell table:formula="of:=[.E859]-[.E$858]" office:value-type="float" office:value="1.61">
            <text:p>1.61</text:p>
          </table:table-cell>
          <table:table-cell table:formula="of:=[.F859]-[.F$858]" office:value-type="float" office:value="2.59">
            <text:p>2.59</text:p>
          </table:table-cell>
          <table:table-cell/>
          <table:table-cell office:value-type="float" office:value="0.2">
            <text:p>0.2</text:p>
          </table:table-cell>
          <table:table-cell table:formula="of:=[.I859]-[.I$858]" office:value-type="float" office:value="-3.08">
            <text:p>-3.08</text:p>
          </table:table-cell>
          <table:table-cell table:formula="of:=[.J859]-[.J$858]" office:value-type="float" office:value="-1.04">
            <text:p>-1.04</text:p>
          </table:table-cell>
          <table:table-cell table:formula="of:=[.K859]-[.K$858]" office:value-type="float" office:value="0.149999999999999">
            <text:p>0.15</text:p>
          </table:table-cell>
          <table:table-cell table:formula="of:=[.L859]-[.L$858]" office:value-type="float" office:value="2.03">
            <text:p>2.03</text:p>
          </table:table-cell>
          <table:table-cell table:number-columns-repeated="5"/>
          <table:table-cell office:value-type="float" office:value="0.2">
            <text:p>0.2</text:p>
          </table:table-cell>
          <table:table-cell table:formula="of:=[.S859]-[.S$858]" office:value-type="float" office:value="24.91">
            <text:p>24.91</text:p>
          </table:table-cell>
          <table:table-cell table:formula="of:=[.T859]-[.T$858]" office:value-type="float" office:value="23.3">
            <text:p>23.3</text:p>
          </table:table-cell>
          <table:table-cell table:formula="of:=[.U859]-[.U$858]" office:value-type="float" office:value="8.04">
            <text:p>8.04</text:p>
          </table:table-cell>
          <table:table-cell table:formula="of:=[.V859]-[.V$858]" office:value-type="float" office:value="7.87">
            <text:p>7.87</text:p>
          </table:table-cell>
          <table:table-cell/>
          <table:table-cell office:value-type="float" office:value="0.2">
            <text:p>0.2</text:p>
          </table:table-cell>
          <table:table-cell table:formula="of:=[.Y859]-[.Y$858]" office:value-type="float" office:value="23.7">
            <text:p>23.7</text:p>
          </table:table-cell>
          <table:table-cell table:formula="of:=[.Z859]-[.Z$858]" office:value-type="float" office:value="23.17">
            <text:p>23.17</text:p>
          </table:table-cell>
          <table:table-cell table:formula="of:=[.AA859]-[.AA$858]" office:value-type="float" office:value="8">
            <text:p>8</text:p>
          </table:table-cell>
          <table:table-cell table:formula="of:=[.V859]-[.AB$858]" office:value-type="float" office:value="7.87">
            <text:p>7.87</text:p>
          </table:table-cell>
        </table:table-row>
        <table:table-row table:style-name="ro1">
          <table:table-cell/>
          <table:table-cell office:value-type="float" office:value="0.24">
            <text:p>0.24</text:p>
          </table:table-cell>
          <table:table-cell table:formula="of:=[.C860]-[.C$858]" office:value-type="float" office:value="-0.4">
            <text:p>-0.4</text:p>
          </table:table-cell>
          <table:table-cell table:formula="of:=[.D860]-[.D$858]" office:value-type="float" office:value="0.83">
            <text:p>0.83</text:p>
          </table:table-cell>
          <table:table-cell table:formula="of:=[.E860]-[.E$858]" office:value-type="float" office:value="0.5">
            <text:p>0.5</text:p>
          </table:table-cell>
          <table:table-cell table:formula="of:=[.F860]-[.F$858]" office:value-type="float" office:value="1.65">
            <text:p>1.65</text:p>
          </table:table-cell>
          <table:table-cell/>
          <table:table-cell office:value-type="float" office:value="0.24">
            <text:p>0.24</text:p>
          </table:table-cell>
          <table:table-cell table:formula="of:=[.I860]-[.I$858]" office:value-type="float" office:value="-1.39">
            <text:p>-1.39</text:p>
          </table:table-cell>
          <table:table-cell table:formula="of:=[.J860]-[.J$858]" office:value-type="float" office:value="-0.879999999999999">
            <text:p>-0.88</text:p>
          </table:table-cell>
          <table:table-cell table:formula="of:=[.K860]-[.K$858]" office:value-type="float" office:value="-0.0700000000000003">
            <text:p>-0.07</text:p>
          </table:table-cell>
          <table:table-cell table:formula="of:=[.L860]-[.L$858]" office:value-type="float" office:value="1.17">
            <text:p>1.17</text:p>
          </table:table-cell>
          <table:table-cell table:number-columns-repeated="5"/>
          <table:table-cell office:value-type="float" office:value="0.24">
            <text:p>0.24</text:p>
          </table:table-cell>
          <table:table-cell table:formula="of:=[.S860]-[.S$858]" office:value-type="float" office:value="20.2">
            <text:p>20.2</text:p>
          </table:table-cell>
          <table:table-cell table:formula="of:=[.T860]-[.T$858]" office:value-type="float" office:value="19.71">
            <text:p>19.71</text:p>
          </table:table-cell>
          <table:table-cell table:formula="of:=[.U860]-[.U$858]" office:value-type="float" office:value="7.01">
            <text:p>7.01</text:p>
          </table:table-cell>
          <table:table-cell table:formula="of:=[.V860]-[.V$858]" office:value-type="float" office:value="6.79">
            <text:p>6.79</text:p>
          </table:table-cell>
          <table:table-cell/>
          <table:table-cell office:value-type="float" office:value="0.24">
            <text:p>0.24</text:p>
          </table:table-cell>
          <table:table-cell table:formula="of:=[.Y860]-[.Y$858]" office:value-type="float" office:value="19.96">
            <text:p>19.96</text:p>
          </table:table-cell>
          <table:table-cell table:formula="of:=[.Z860]-[.Z$858]" office:value-type="float" office:value="19.35">
            <text:p>19.35</text:p>
          </table:table-cell>
          <table:table-cell table:formula="of:=[.AA860]-[.AA$858]" office:value-type="float" office:value="6.91">
            <text:p>6.91</text:p>
          </table:table-cell>
          <table:table-cell table:formula="of:=[.V860]-[.AB$858]" office:value-type="float" office:value="6.79">
            <text:p>6.79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table:formula="of:=[.C861]-[.C$858]" office:value-type="float" office:value="0.77">
            <text:p>0.77</text:p>
          </table:table-cell>
          <table:table-cell table:formula="of:=[.D861]-[.D$858]" office:value-type="float" office:value="1.22">
            <text:p>1.22</text:p>
          </table:table-cell>
          <table:table-cell table:formula="of:=[.E861]-[.E$858]" office:value-type="float" office:value="0.42">
            <text:p>0.42</text:p>
          </table:table-cell>
          <table:table-cell table:formula="of:=[.F861]-[.F$858]" office:value-type="float" office:value="0.99">
            <text:p>0.99</text:p>
          </table:table-cell>
          <table:table-cell/>
          <table:table-cell office:value-type="float" office:value="0.28">
            <text:p>0.28</text:p>
          </table:table-cell>
          <table:table-cell table:formula="of:=[.I861]-[.I$858]" office:value-type="float" office:value="-1.09">
            <text:p>-1.09</text:p>
          </table:table-cell>
          <table:table-cell table:formula="of:=[.J861]-[.J$858]" office:value-type="float" office:value="-0.649999999999999">
            <text:p>-0.65</text:p>
          </table:table-cell>
          <table:table-cell table:formula="of:=[.K861]-[.K$858]" office:value-type="float" office:value="0.25">
            <text:p>0.25</text:p>
          </table:table-cell>
          <table:table-cell table:formula="of:=[.L861]-[.L$858]" office:value-type="float" office:value="0.799999999999997">
            <text:p>0.8</text:p>
          </table:table-cell>
          <table:table-cell table:number-columns-repeated="5"/>
          <table:table-cell office:value-type="float" office:value="0.28">
            <text:p>0.28</text:p>
          </table:table-cell>
          <table:table-cell table:formula="of:=[.S861]-[.S$858]" office:value-type="float" office:value="17.14">
            <text:p>17.14</text:p>
          </table:table-cell>
          <table:table-cell table:formula="of:=[.T861]-[.T$858]" office:value-type="float" office:value="16.55">
            <text:p>16.55</text:p>
          </table:table-cell>
          <table:table-cell table:formula="of:=[.U861]-[.U$858]" office:value-type="float" office:value="6.21">
            <text:p>6.21</text:p>
          </table:table-cell>
          <table:table-cell table:formula="of:=[.V861]-[.V$858]" office:value-type="float" office:value="6.13">
            <text:p>6.13</text:p>
          </table:table-cell>
          <table:table-cell/>
          <table:table-cell office:value-type="float" office:value="0.28">
            <text:p>0.28</text:p>
          </table:table-cell>
          <table:table-cell table:formula="of:=[.Y861]-[.Y$858]" office:value-type="float" office:value="17.23">
            <text:p>17.23</text:p>
          </table:table-cell>
          <table:table-cell table:formula="of:=[.Z861]-[.Z$858]" office:value-type="float" office:value="16.75">
            <text:p>16.75</text:p>
          </table:table-cell>
          <table:table-cell table:formula="of:=[.AA861]-[.AA$858]" office:value-type="float" office:value="6.17">
            <text:p>6.17</text:p>
          </table:table-cell>
          <table:table-cell table:formula="of:=[.V861]-[.AB$858]" office:value-type="float" office:value="6.13">
            <text:p>6.13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table:formula="of:=[.C862]-[.C$858]" office:value-type="float" office:value="0.949999999999999">
            <text:p>0.95</text:p>
          </table:table-cell>
          <table:table-cell table:formula="of:=[.D862]-[.D$858]" office:value-type="float" office:value="0.5">
            <text:p>0.5</text:p>
          </table:table-cell>
          <table:table-cell table:formula="of:=[.E862]-[.E$858]" office:value-type="float" office:value="0.85">
            <text:p>0.85</text:p>
          </table:table-cell>
          <table:table-cell table:formula="of:=[.F862]-[.F$858]" office:value-type="float" office:value="0.51">
            <text:p>0.51</text:p>
          </table:table-cell>
          <table:table-cell/>
          <table:table-cell office:value-type="float" office:value="0.32">
            <text:p>0.32</text:p>
          </table:table-cell>
          <table:table-cell table:formula="of:=[.I862]-[.I$858]" office:value-type="float" office:value="-0.48">
            <text:p>-0.48</text:p>
          </table:table-cell>
          <table:table-cell table:formula="of:=[.J862]-[.J$858]" office:value-type="float" office:value="-1.09">
            <text:p>-1.09</text:p>
          </table:table-cell>
          <table:table-cell table:formula="of:=[.K862]-[.K$858]" office:value-type="float" office:value="0.699999999999999">
            <text:p>0.7</text:p>
          </table:table-cell>
          <table:table-cell table:formula="of:=[.L862]-[.L$858]" office:value-type="float" office:value="0.439999999999998">
            <text:p>0.44</text:p>
          </table:table-cell>
          <table:table-cell table:number-columns-repeated="5"/>
          <table:table-cell office:value-type="float" office:value="0.32">
            <text:p>0.32</text:p>
          </table:table-cell>
          <table:table-cell table:formula="of:=[.S862]-[.S$858]" office:value-type="float" office:value="16.21">
            <text:p>16.21</text:p>
          </table:table-cell>
          <table:table-cell table:formula="of:=[.T862]-[.T$858]" office:value-type="float" office:value="15.51">
            <text:p>15.51</text:p>
          </table:table-cell>
          <table:table-cell table:formula="of:=[.U862]-[.U$858]" office:value-type="float" office:value="5.94">
            <text:p>5.94</text:p>
          </table:table-cell>
          <table:table-cell table:formula="of:=[.V862]-[.V$858]" office:value-type="float" office:value="5.73">
            <text:p>5.73</text:p>
          </table:table-cell>
          <table:table-cell/>
          <table:table-cell office:value-type="float" office:value="0.32">
            <text:p>0.32</text:p>
          </table:table-cell>
          <table:table-cell table:formula="of:=[.Y862]-[.Y$858]" office:value-type="float" office:value="16.16">
            <text:p>16.16</text:p>
          </table:table-cell>
          <table:table-cell table:formula="of:=[.Z862]-[.Z$858]" office:value-type="float" office:value="15.47">
            <text:p>15.47</text:p>
          </table:table-cell>
          <table:table-cell table:formula="of:=[.AA862]-[.AA$858]" office:value-type="float" office:value="5.96">
            <text:p>5.96</text:p>
          </table:table-cell>
          <table:table-cell table:formula="of:=[.V862]-[.AB$858]" office:value-type="float" office:value="5.73">
            <text:p>5.73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table:formula="of:=[.C863]-[.C$858]" office:value-type="float" office:value="1.86">
            <text:p>1.86</text:p>
          </table:table-cell>
          <table:table-cell table:formula="of:=[.D863]-[.D$858]" office:value-type="float" office:value="-0.0999999999999996">
            <text:p>-0.1</text:p>
          </table:table-cell>
          <table:table-cell table:formula="of:=[.E863]-[.E$858]" office:value-type="float" office:value="1.33">
            <text:p>1.33</text:p>
          </table:table-cell>
          <table:table-cell table:formula="of:=[.F863]-[.F$858]" office:value-type="float" office:value="0.19">
            <text:p>0.19</text:p>
          </table:table-cell>
          <table:table-cell/>
          <table:table-cell office:value-type="float" office:value="0.36">
            <text:p>0.36</text:p>
          </table:table-cell>
          <table:table-cell table:formula="of:=[.I863]-[.I$858]" office:value-type="float" office:value="-0.52">
            <text:p>-0.52</text:p>
          </table:table-cell>
          <table:table-cell table:formula="of:=[.J863]-[.J$858]" office:value-type="float" office:value="-1.39">
            <text:p>-1.39</text:p>
          </table:table-cell>
          <table:table-cell table:formula="of:=[.K863]-[.K$858]" office:value-type="float" office:value="0.59">
            <text:p>0.59</text:p>
          </table:table-cell>
          <table:table-cell table:formula="of:=[.L863]-[.L$858]" office:value-type="float" office:value="-0.180000000000003">
            <text:p>-0.18</text:p>
          </table:table-cell>
          <table:table-cell table:number-columns-repeated="5"/>
          <table:table-cell office:value-type="float" office:value="0.36">
            <text:p>0.36</text:p>
          </table:table-cell>
          <table:table-cell table:formula="of:=[.S863]-[.S$858]" office:value-type="float" office:value="17.23">
            <text:p>17.23</text:p>
          </table:table-cell>
          <table:table-cell table:formula="of:=[.T863]-[.T$858]" office:value-type="float" office:value="16.37">
            <text:p>16.37</text:p>
          </table:table-cell>
          <table:table-cell table:formula="of:=[.U863]-[.U$858]" office:value-type="float" office:value="6.16">
            <text:p>6.16</text:p>
          </table:table-cell>
          <table:table-cell table:formula="of:=[.V863]-[.V$858]" office:value-type="float" office:value="6">
            <text:p>6</text:p>
          </table:table-cell>
          <table:table-cell/>
          <table:table-cell office:value-type="float" office:value="0.36">
            <text:p>0.36</text:p>
          </table:table-cell>
          <table:table-cell table:formula="of:=[.Y863]-[.Y$858]" office:value-type="float" office:value="17.23">
            <text:p>17.23</text:p>
          </table:table-cell>
          <table:table-cell table:formula="of:=[.Z863]-[.Z$858]" office:value-type="float" office:value="16.66">
            <text:p>16.66</text:p>
          </table:table-cell>
          <table:table-cell table:formula="of:=[.AA863]-[.AA$858]" office:value-type="float" office:value="6.21">
            <text:p>6.21</text:p>
          </table:table-cell>
          <table:table-cell table:formula="of:=[.V863]-[.AB$858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864]-[.C$858]" office:value-type="float" office:value="1.76">
            <text:p>1.76</text:p>
          </table:table-cell>
          <table:table-cell table:formula="of:=[.D864]-[.D$858]" office:value-type="float" office:value="-0.17">
            <text:p>-0.17</text:p>
          </table:table-cell>
          <table:table-cell table:formula="of:=[.E864]-[.E$858]" office:value-type="float" office:value="2.06">
            <text:p>2.06</text:p>
          </table:table-cell>
          <table:table-cell table:formula="of:=[.F864]-[.F$858]" office:value-type="float" office:value="0.51">
            <text:p>0.51</text:p>
          </table:table-cell>
          <table:table-cell/>
          <table:table-cell office:value-type="float" office:value="0.4">
            <text:p>0.4</text:p>
          </table:table-cell>
          <table:table-cell table:formula="of:=[.I864]-[.I$858]" office:value-type="float" office:value="-1.08">
            <text:p>-1.08</text:p>
          </table:table-cell>
          <table:table-cell table:formula="of:=[.J864]-[.J$858]" office:value-type="float" office:value="-2.02">
            <text:p>-2.02</text:p>
          </table:table-cell>
          <table:table-cell table:formula="of:=[.K864]-[.K$858]" office:value-type="float" office:value="0.639999999999997">
            <text:p>0.64</text:p>
          </table:table-cell>
          <table:table-cell table:formula="of:=[.L864]-[.L$858]" office:value-type="float" office:value="-0.460000000000001">
            <text:p>-0.46</text:p>
          </table:table-cell>
          <table:table-cell table:number-columns-repeated="5"/>
          <table:table-cell office:value-type="float" office:value="0.4">
            <text:p>0.4</text:p>
          </table:table-cell>
          <table:table-cell table:formula="of:=[.S864]-[.S$858]" office:value-type="float" office:value="19.93">
            <text:p>19.93</text:p>
          </table:table-cell>
          <table:table-cell table:formula="of:=[.T864]-[.T$858]" office:value-type="float" office:value="18.47">
            <text:p>18.47</text:p>
          </table:table-cell>
          <table:table-cell table:formula="of:=[.U864]-[.U$858]" office:value-type="float" office:value="6.85">
            <text:p>6.85</text:p>
          </table:table-cell>
          <table:table-cell table:formula="of:=[.V864]-[.V$858]" office:value-type="float" office:value="6.55">
            <text:p>6.55</text:p>
          </table:table-cell>
          <table:table-cell/>
          <table:table-cell office:value-type="float" office:value="0.4">
            <text:p>0.4</text:p>
          </table:table-cell>
          <table:table-cell table:formula="of:=[.Y864]-[.Y$858]" office:value-type="float" office:value="19.47">
            <text:p>19.47</text:p>
          </table:table-cell>
          <table:table-cell table:formula="of:=[.Z864]-[.Z$858]" office:value-type="float" office:value="18.54">
            <text:p>18.54</text:p>
          </table:table-cell>
          <table:table-cell table:formula="of:=[.AA864]-[.AA$858]" office:value-type="float" office:value="6.68">
            <text:p>6.68</text:p>
          </table:table-cell>
          <table:table-cell table:formula="of:=[.V864]-[.AB$858]" office:value-type="float" office:value="6.55">
            <text:p>6.55</text:p>
          </table:table-cell>
        </table:table-row>
        <table:table-row table:style-name="ro1">
          <table:table-cell/>
          <table:table-cell office:value-type="float" office:value="0.44">
            <text:p>0.44</text:p>
          </table:table-cell>
          <table:table-cell table:formula="of:=[.C865]-[.C$858]" office:value-type="float" office:value="1.44">
            <text:p>1.44</text:p>
          </table:table-cell>
          <table:table-cell table:formula="of:=[.D865]-[.D$858]" office:value-type="float" office:value="-0.27">
            <text:p>-0.27</text:p>
          </table:table-cell>
          <table:table-cell table:formula="of:=[.E865]-[.E$858]" office:value-type="float" office:value="3.09">
            <text:p>3.09</text:p>
          </table:table-cell>
          <table:table-cell table:formula="of:=[.F865]-[.F$858]" office:value-type="float" office:value="0.74">
            <text:p>0.74</text:p>
          </table:table-cell>
          <table:table-cell/>
          <table:table-cell office:value-type="float" office:value="0.44">
            <text:p>0.44</text:p>
          </table:table-cell>
          <table:table-cell table:formula="of:=[.I865]-[.I$858]" office:value-type="float" office:value="-2.26">
            <text:p>-2.26</text:p>
          </table:table-cell>
          <table:table-cell table:formula="of:=[.J865]-[.J$858]" office:value-type="float" office:value="-3.32">
            <text:p>-3.32</text:p>
          </table:table-cell>
          <table:table-cell table:formula="of:=[.K865]-[.K$858]" office:value-type="float" office:value="1.62">
            <text:p>1.62</text:p>
          </table:table-cell>
          <table:table-cell table:formula="of:=[.L865]-[.L$858]" office:value-type="float" office:value="-0.300000000000001">
            <text:p>-0.3</text:p>
          </table:table-cell>
          <table:table-cell table:number-columns-repeated="5"/>
          <table:table-cell office:value-type="float" office:value="0.44">
            <text:p>0.44</text:p>
          </table:table-cell>
          <table:table-cell table:formula="of:=[.S865]-[.S$858]" office:value-type="float" office:value="23.09">
            <text:p>23.09</text:p>
          </table:table-cell>
          <table:table-cell table:formula="of:=[.T865]-[.T$858]" office:value-type="float" office:value="21.44">
            <text:p>21.44</text:p>
          </table:table-cell>
          <table:table-cell table:formula="of:=[.U865]-[.U$858]" office:value-type="float" office:value="7.78">
            <text:p>7.78</text:p>
          </table:table-cell>
          <table:table-cell table:formula="of:=[.V865]-[.V$858]" office:value-type="float" office:value="7.24">
            <text:p>7.24</text:p>
          </table:table-cell>
          <table:table-cell/>
          <table:table-cell office:value-type="float" office:value="0.44">
            <text:p>0.44</text:p>
          </table:table-cell>
          <table:table-cell table:formula="of:=[.Y865]-[.Y$858]" office:value-type="float" office:value="23.05">
            <text:p>23.05</text:p>
          </table:table-cell>
          <table:table-cell table:formula="of:=[.Z865]-[.Z$858]" office:value-type="float" office:value="21.96">
            <text:p>21.96</text:p>
          </table:table-cell>
          <table:table-cell table:formula="of:=[.AA865]-[.AA$858]" office:value-type="float" office:value="7.64">
            <text:p>7.64</text:p>
          </table:table-cell>
          <table:table-cell table:formula="of:=[.V865]-[.AB$858]" office:value-type="float" office:value="7.24">
            <text:p>7.24</text:p>
          </table:table-cell>
        </table:table-row>
        <table:table-row table:style-name="ro1">
          <table:table-cell/>
          <table:table-cell office:value-type="float" office:value="0.48">
            <text:p>0.48</text:p>
          </table:table-cell>
          <table:table-cell table:formula="of:=[.C866]-[.C$858]" office:value-type="float" office:value="1.35">
            <text:p>1.35</text:p>
          </table:table-cell>
          <table:table-cell table:formula="of:=[.D866]-[.D$858]" office:value-type="float" office:value="-0.23">
            <text:p>-0.23</text:p>
          </table:table-cell>
          <table:table-cell table:formula="of:=[.E866]-[.E$858]" office:value-type="float" office:value="3.91">
            <text:p>3.91</text:p>
          </table:table-cell>
          <table:table-cell table:formula="of:=[.F866]-[.F$858]" office:value-type="float" office:value="1.65">
            <text:p>1.65</text:p>
          </table:table-cell>
          <table:table-cell/>
          <table:table-cell office:value-type="float" office:value="0.48">
            <text:p>0.48</text:p>
          </table:table-cell>
          <table:table-cell table:formula="of:=[.I866]-[.I$858]" office:value-type="float" office:value="-2.44">
            <text:p>-2.44</text:p>
          </table:table-cell>
          <table:table-cell table:formula="of:=[.J866]-[.J$858]" office:value-type="float" office:value="-3.38">
            <text:p>-3.38</text:p>
          </table:table-cell>
          <table:table-cell table:formula="of:=[.K866]-[.K$858]" office:value-type="float" office:value="0.93">
            <text:p>0.93</text:p>
          </table:table-cell>
          <table:table-cell table:formula="of:=[.L866]-[.L$858]" office:value-type="float" office:value="-0.310000000000002">
            <text:p>-0.31</text:p>
          </table:table-cell>
          <table:table-cell table:number-columns-repeated="5"/>
          <table:table-cell office:value-type="float" office:value="0.48">
            <text:p>0.48</text:p>
          </table:table-cell>
          <table:table-cell table:formula="of:=[.S866]-[.S$858]" office:value-type="float" office:value="27.37">
            <text:p>27.37</text:p>
          </table:table-cell>
          <table:table-cell table:formula="of:=[.T866]-[.T$858]" office:value-type="float" office:value="25.48">
            <text:p>25.48</text:p>
          </table:table-cell>
          <table:table-cell table:formula="of:=[.U866]-[.U$858]" office:value-type="float" office:value="9.09">
            <text:p>9.09</text:p>
          </table:table-cell>
          <table:table-cell table:formula="of:=[.V866]-[.V$858]" office:value-type="float" office:value="8.3">
            <text:p>8.3</text:p>
          </table:table-cell>
          <table:table-cell/>
          <table:table-cell office:value-type="float" office:value="0.48">
            <text:p>0.48</text:p>
          </table:table-cell>
          <table:table-cell table:formula="of:=[.Y866]-[.Y$858]" office:value-type="float" office:value="27.19">
            <text:p>27.19</text:p>
          </table:table-cell>
          <table:table-cell table:formula="of:=[.Z866]-[.Z$858]" office:value-type="float" office:value="24.85">
            <text:p>24.85</text:p>
          </table:table-cell>
          <table:table-cell table:formula="of:=[.AA866]-[.AA$858]" office:value-type="float" office:value="8.79">
            <text:p>8.79</text:p>
          </table:table-cell>
          <table:table-cell table:formula="of:=[.V866]-[.AB$858]"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0.52">
            <text:p>0.52</text:p>
          </table:table-cell>
          <table:table-cell table:formula="of:=[.C867]-[.C$858]" office:value-type="float" office:value="1.57">
            <text:p>1.57</text:p>
          </table:table-cell>
          <table:table-cell table:formula="of:=[.D867]-[.D$858]" office:value-type="float" office:value="-0.98">
            <text:p>-0.98</text:p>
          </table:table-cell>
          <table:table-cell table:formula="of:=[.E867]-[.E$858]" office:value-type="float" office:value="4.73">
            <text:p>4.73</text:p>
          </table:table-cell>
          <table:table-cell table:formula="of:=[.F867]-[.F$858]" office:value-type="float" office:value="2.35">
            <text:p>2.35</text:p>
          </table:table-cell>
          <table:table-cell/>
          <table:table-cell office:value-type="float" office:value="0.52">
            <text:p>0.52</text:p>
          </table:table-cell>
          <table:table-cell table:formula="of:=[.I867]-[.I$858]" office:value-type="float" office:value="-3.21">
            <text:p>-3.21</text:p>
          </table:table-cell>
          <table:table-cell table:formula="of:=[.J867]-[.J$858]" office:value-type="float" office:value="-4.46">
            <text:p>-4.46</text:p>
          </table:table-cell>
          <table:table-cell table:formula="of:=[.K867]-[.K$858]" office:value-type="float" office:value="1.62">
            <text:p>1.62</text:p>
          </table:table-cell>
          <table:table-cell table:formula="of:=[.L867]-[.L$858]" office:value-type="float" office:value="-0.450000000000003">
            <text:p>-0.45</text:p>
          </table:table-cell>
          <table:table-cell table:number-columns-repeated="5"/>
          <table:table-cell office:value-type="float" office:value="0.52">
            <text:p>0.52</text:p>
          </table:table-cell>
          <table:table-cell table:formula="of:=[.S867]-[.S$858]" office:value-type="float" office:value="31.86">
            <text:p>31.86</text:p>
          </table:table-cell>
          <table:table-cell table:formula="of:=[.T867]-[.T$858]" office:value-type="float" office:value="28.79">
            <text:p>28.79</text:p>
          </table:table-cell>
          <table:table-cell table:formula="of:=[.U867]-[.U$858]" office:value-type="float" office:value="10.15">
            <text:p>10.15</text:p>
          </table:table-cell>
          <table:table-cell table:formula="of:=[.V867]-[.V$858]" office:value-type="float" office:value="9.45">
            <text:p>9.45</text:p>
          </table:table-cell>
          <table:table-cell/>
          <table:table-cell office:value-type="float" office:value="0.52">
            <text:p>0.52</text:p>
          </table:table-cell>
          <table:table-cell table:formula="of:=[.Y867]-[.Y$858]" office:value-type="float" office:value="30.83">
            <text:p>30.83</text:p>
          </table:table-cell>
          <table:table-cell table:formula="of:=[.Z867]-[.Z$858]" office:value-type="float" office:value="29.04">
            <text:p>29.04</text:p>
          </table:table-cell>
          <table:table-cell table:formula="of:=[.AA867]-[.AA$858]" office:value-type="float" office:value="10.11">
            <text:p>10.11</text:p>
          </table:table-cell>
          <table:table-cell table:formula="of:=[.V867]-[.AB$858]" office:value-type="float" office:value="9.45">
            <text:p>9.45</text:p>
          </table:table-cell>
        </table:table-row>
        <table:table-row table:style-name="ro1">
          <table:table-cell/>
          <table:table-cell office:value-type="float" office:value="0.56">
            <text:p>0.56</text:p>
          </table:table-cell>
          <table:table-cell table:formula="of:=[.C868]-[.C$858]" office:value-type="float" office:value="0.98">
            <text:p>0.98</text:p>
          </table:table-cell>
          <table:table-cell table:formula="of:=[.D868]-[.D$858]" office:value-type="float" office:value="-0.52">
            <text:p>-0.52</text:p>
          </table:table-cell>
          <table:table-cell table:formula="of:=[.E868]-[.E$858]" office:value-type="float" office:value="4.92">
            <text:p>4.92</text:p>
          </table:table-cell>
          <table:table-cell table:formula="of:=[.F868]-[.F$858]" office:value-type="float" office:value="2.84">
            <text:p>2.84</text:p>
          </table:table-cell>
          <table:table-cell/>
          <table:table-cell office:value-type="float" office:value="0.56">
            <text:p>0.56</text:p>
          </table:table-cell>
          <table:table-cell table:formula="of:=[.I868]-[.I$858]" office:value-type="float" office:value="-4.65">
            <text:p>-4.65</text:p>
          </table:table-cell>
          <table:table-cell table:formula="of:=[.J868]-[.J$858]" office:value-type="float" office:value="-5.05">
            <text:p>-5.05</text:p>
          </table:table-cell>
          <table:table-cell table:formula="of:=[.K868]-[.K$858]" office:value-type="float" office:value="1.48">
            <text:p>1.48</text:p>
          </table:table-cell>
          <table:table-cell table:formula="of:=[.L868]-[.L$858]" office:value-type="float" office:value="0.0699999999999967">
            <text:p>0.07</text:p>
          </table:table-cell>
          <table:table-cell table:number-columns-repeated="5"/>
          <table:table-cell office:value-type="float" office:value="0.56">
            <text:p>0.56</text:p>
          </table:table-cell>
          <table:table-cell table:formula="of:=[.S868]-[.S$858]" office:value-type="float" office:value="36.37">
            <text:p>36.37</text:p>
          </table:table-cell>
          <table:table-cell table:formula="of:=[.T868]-[.T$858]" office:value-type="float" office:value="32.39">
            <text:p>32.39</text:p>
          </table:table-cell>
          <table:table-cell table:formula="of:=[.U868]-[.U$858]" office:value-type="float" office:value="11.96">
            <text:p>11.96</text:p>
          </table:table-cell>
          <table:table-cell table:formula="of:=[.V868]-[.V$858]" office:value-type="float" office:value="11.05">
            <text:p>11.05</text:p>
          </table:table-cell>
          <table:table-cell/>
          <table:table-cell office:value-type="float" office:value="0.56">
            <text:p>0.56</text:p>
          </table:table-cell>
          <table:table-cell table:formula="of:=[.Y868]-[.Y$858]" office:value-type="float" office:value="36.55">
            <text:p>36.55</text:p>
          </table:table-cell>
          <table:table-cell table:formula="of:=[.Z868]-[.Z$858]" office:value-type="float" office:value="32.89">
            <text:p>32.89</text:p>
          </table:table-cell>
          <table:table-cell table:formula="of:=[.AA868]-[.AA$858]" office:value-type="float" office:value="11.62">
            <text:p>11.62</text:p>
          </table:table-cell>
          <table:table-cell table:formula="of:=[.V868]-[.AB$858]" office:value-type="float" office:value="11.05">
            <text:p>11.05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869]-[.C$858]" office:value-type="float" office:value="0.43">
            <text:p>0.43</text:p>
          </table:table-cell>
          <table:table-cell table:formula="of:=[.D869]-[.D$858]" office:value-type="float" office:value="-1.28">
            <text:p>-1.28</text:p>
          </table:table-cell>
          <table:table-cell table:formula="of:=[.E869]-[.E$858]" office:value-type="float" office:value="5.7">
            <text:p>5.7</text:p>
          </table:table-cell>
          <table:table-cell table:formula="of:=[.F869]-[.F$858]" office:value-type="float" office:value="3.35">
            <text:p>3.35</text:p>
          </table:table-cell>
          <table:table-cell/>
          <table:table-cell office:value-type="float" office:value="0.6">
            <text:p>0.6</text:p>
          </table:table-cell>
          <table:table-cell table:formula="of:=[.I869]-[.I$858]" office:value-type="float" office:value="-5.77">
            <text:p>-5.77</text:p>
          </table:table-cell>
          <table:table-cell table:formula="of:=[.J869]-[.J$858]" office:value-type="float" office:value="-5.76">
            <text:p>-5.76</text:p>
          </table:table-cell>
          <table:table-cell table:formula="of:=[.K869]-[.K$858]" office:value-type="float" office:value="1.46">
            <text:p>1.46</text:p>
          </table:table-cell>
          <table:table-cell table:formula="of:=[.L869]-[.L$858]" office:value-type="float" office:value="0.359999999999999">
            <text:p>0.36</text:p>
          </table:table-cell>
          <table:table-cell table:number-columns-repeated="5"/>
          <table:table-cell office:value-type="float" office:value="0.6">
            <text:p>0.6</text:p>
          </table:table-cell>
          <table:table-cell table:formula="of:=[.S869]-[.S$858]" office:value-type="float" office:value="41.12">
            <text:p>41.12</text:p>
          </table:table-cell>
          <table:table-cell table:formula="of:=[.T869]-[.T$858]" office:value-type="float" office:value="37.9">
            <text:p>37.9</text:p>
          </table:table-cell>
          <table:table-cell table:formula="of:=[.U869]-[.U$858]" office:value-type="float" office:value="13.93">
            <text:p>13.93</text:p>
          </table:table-cell>
          <table:table-cell table:formula="of:=[.V869]-[.V$858]" office:value-type="float" office:value="12.42">
            <text:p>12.42</text:p>
          </table:table-cell>
          <table:table-cell/>
          <table:table-cell office:value-type="float" office:value="0.6">
            <text:p>0.6</text:p>
          </table:table-cell>
          <table:table-cell table:formula="of:=[.Y869]-[.Y$858]" office:value-type="float" office:value="40.9">
            <text:p>40.9</text:p>
          </table:table-cell>
          <table:table-cell table:formula="of:=[.Z869]-[.Z$858]" office:value-type="float" office:value="37.42">
            <text:p>37.42</text:p>
          </table:table-cell>
          <table:table-cell table:formula="of:=[.AA869]-[.AA$858]" office:value-type="float" office:value="13.41">
            <text:p>13.41</text:p>
          </table:table-cell>
          <table:table-cell table:formula="of:=[.AB869]-[.AB$858]" office:value-type="float" office:value="12.02">
            <text:p>12.02</text:p>
          </table:table-cell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870]-[.C$858]" office:value-type="float" office:value="-1.19">
            <text:p>-1.19</text:p>
          </table:table-cell>
          <table:table-cell table:formula="of:=[.D870]-[.D$858]" office:value-type="float" office:value="-1.61">
            <text:p>-1.61</text:p>
          </table:table-cell>
          <table:table-cell table:formula="of:=[.E870]-[.E$858]" office:value-type="float" office:value="5.84">
            <text:p>5.84</text:p>
          </table:table-cell>
          <table:table-cell table:formula="of:=[.F870]-[.F$858]" office:value-type="float" office:value="4.19">
            <text:p>4.19</text:p>
          </table:table-cell>
          <table:table-cell/>
          <table:table-cell office:value-type="float" office:value="0.64">
            <text:p>0.64</text:p>
          </table:table-cell>
          <table:table-cell table:formula="of:=[.I870]-[.I$858]" office:value-type="float" office:value="-6.28">
            <text:p>-6.28</text:p>
          </table:table-cell>
          <table:table-cell table:formula="of:=[.J870]-[.J$858]" office:value-type="float" office:value="-6.7">
            <text:p>-6.7</text:p>
          </table:table-cell>
          <table:table-cell table:formula="of:=[.K870]-[.K$858]" office:value-type="float" office:value="1.37">
            <text:p>1.37</text:p>
          </table:table-cell>
          <table:table-cell table:formula="of:=[.L870]-[.L$858]" office:value-type="float" office:value="0.0199999999999996">
            <text:p>0.02</text:p>
          </table:table-cell>
          <table:table-cell table:number-columns-repeated="5"/>
          <table:table-cell office:value-type="float" office:value="0.64">
            <text:p>0.64</text:p>
          </table:table-cell>
          <table:table-cell table:formula="of:=[.S870]-[.S$858]" office:value-type="float" office:value="45.83">
            <text:p>45.83</text:p>
          </table:table-cell>
          <table:table-cell table:formula="of:=[.T870]-[.T$858]" office:value-type="float" office:value="41.94">
            <text:p>41.94</text:p>
          </table:table-cell>
          <table:table-cell table:formula="of:=[.U870]-[.U$858]" office:value-type="float" office:value="16.17">
            <text:p>16.17</text:p>
          </table:table-cell>
          <table:table-cell table:formula="of:=[.V870]-[.V$858]" office:value-type="float" office:value="14.75">
            <text:p>14.75</text:p>
          </table:table-cell>
          <table:table-cell/>
          <table:table-cell office:value-type="float" office:value="0.64">
            <text:p>0.64</text:p>
          </table:table-cell>
          <table:table-cell table:formula="of:=[.Y870]-[.Y$858]" office:value-type="float" office:value="45.97">
            <text:p>45.97</text:p>
          </table:table-cell>
          <table:table-cell table:formula="of:=[.Z870]-[.Z$858]" office:value-type="float" office:value="41.57">
            <text:p>41.57</text:p>
          </table:table-cell>
          <table:table-cell table:formula="of:=[.AA870]-[.AA$858]" office:value-type="float" office:value="15.71">
            <text:p>15.71</text:p>
          </table:table-cell>
          <table:table-cell table:formula="of:=[.AB870]-[.AB$858]" office:value-type="float" office:value="14.82">
            <text:p>14.82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871]-[.C$858]" office:value-type="float" office:value="-1.37">
            <text:p>-1.37</text:p>
          </table:table-cell>
          <table:table-cell table:formula="of:=[.D871]-[.D$858]" office:value-type="float" office:value="-2.07">
            <text:p>-2.07</text:p>
          </table:table-cell>
          <table:table-cell table:formula="of:=[.E871]-[.E$858]" office:value-type="float" office:value="6.15">
            <text:p>6.15</text:p>
          </table:table-cell>
          <table:table-cell table:formula="of:=[.F871]-[.F$858]" office:value-type="float" office:value="4.49">
            <text:p>4.49</text:p>
          </table:table-cell>
          <table:table-cell/>
          <table:table-cell office:value-type="float" office:value="0.68">
            <text:p>0.68</text:p>
          </table:table-cell>
          <table:table-cell table:formula="of:=[.I871]-[.I$858]" office:value-type="float" office:value="-7.52">
            <text:p>-7.52</text:p>
          </table:table-cell>
          <table:table-cell table:formula="of:=[.J871]-[.J$858]" office:value-type="float" office:value="-6.94">
            <text:p>-6.94</text:p>
          </table:table-cell>
          <table:table-cell table:formula="of:=[.K871]-[.K$858]" office:value-type="float" office:value="1.51">
            <text:p>1.51</text:p>
          </table:table-cell>
          <table:table-cell table:formula="of:=[.L871]-[.L$858]" office:value-type="float" office:value="0.279999999999998">
            <text:p>0.28</text:p>
          </table:table-cell>
          <table:table-cell table:number-columns-repeated="5"/>
          <table:table-cell office:value-type="float" office:value="0.68">
            <text:p>0.68</text:p>
          </table:table-cell>
          <table:table-cell table:formula="of:=[.S871]-[.S$858]" office:value-type="float" office:value="50.75">
            <text:p>50.75</text:p>
          </table:table-cell>
          <table:table-cell table:formula="of:=[.T871]-[.T$858]" office:value-type="float" office:value="46.02">
            <text:p>46.02</text:p>
          </table:table-cell>
          <table:table-cell table:formula="of:=[.U871]-[.U$858]" office:value-type="float" office:value="18.95">
            <text:p>18.95</text:p>
          </table:table-cell>
          <table:table-cell table:formula="of:=[.V871]-[.V$858]" office:value-type="float" office:value="16.74">
            <text:p>16.74</text:p>
          </table:table-cell>
          <table:table-cell/>
          <table:table-cell office:value-type="float" office:value="0.68">
            <text:p>0.68</text:p>
          </table:table-cell>
          <table:table-cell table:formula="of:=[.Y871]-[.Y$858]" office:value-type="float" office:value="50.61">
            <text:p>50.61</text:p>
          </table:table-cell>
          <table:table-cell table:formula="of:=[.Z871]-[.Z$858]" office:value-type="float" office:value="45.11">
            <text:p>45.11</text:p>
          </table:table-cell>
          <table:table-cell table:formula="of:=[.AA871]-[.AA$858]" office:value-type="float" office:value="18.08">
            <text:p>18.08</text:p>
          </table:table-cell>
          <table:table-cell table:formula="of:=[.AB871]-[.AB$858]" office:value-type="float" office:value="16.53">
            <text:p>16.53</text:p>
          </table:table-cell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872]-[.C$858]" office:value-type="float" office:value="-2.4">
            <text:p>-2.4</text:p>
          </table:table-cell>
          <table:table-cell table:formula="of:=[.D872]-[.D$858]" office:value-type="float" office:value="-2.4">
            <text:p>-2.4</text:p>
          </table:table-cell>
          <table:table-cell table:formula="of:=[.E872]-[.E$858]" office:value-type="float" office:value="5.46">
            <text:p>5.46</text:p>
          </table:table-cell>
          <table:table-cell table:formula="of:=[.F872]-[.F$858]" office:value-type="float" office:value="4.59">
            <text:p>4.59</text:p>
          </table:table-cell>
          <table:table-cell/>
          <table:table-cell office:value-type="float" office:value="0.72">
            <text:p>0.72</text:p>
          </table:table-cell>
          <table:table-cell table:formula="of:=[.I872]-[.I$858]" office:value-type="float" office:value="-7.75">
            <text:p>-7.75</text:p>
          </table:table-cell>
          <table:table-cell table:formula="of:=[.J872]-[.J$858]" office:value-type="float" office:value="-7.98">
            <text:p>-7.98</text:p>
          </table:table-cell>
          <table:table-cell table:formula="of:=[.K872]-[.K$858]" office:value-type="float" office:value="1.12">
            <text:p>1.12</text:p>
          </table:table-cell>
          <table:table-cell table:formula="of:=[.L872]-[.L$858]" office:value-type="float" office:value="0.0499999999999972">
            <text:p>0.05</text:p>
          </table:table-cell>
          <table:table-cell table:number-columns-repeated="5"/>
          <table:table-cell office:value-type="float" office:value="0.72">
            <text:p>0.72</text:p>
          </table:table-cell>
          <table:table-cell table:formula="of:=[.S872]-[.S$858]" office:value-type="float" office:value="55.53">
            <text:p>55.53</text:p>
          </table:table-cell>
          <table:table-cell table:formula="of:=[.T872]-[.T$858]" office:value-type="float" office:value="50.63">
            <text:p>50.63</text:p>
          </table:table-cell>
          <table:table-cell table:formula="of:=[.U872]-[.U$858]" office:value-type="float" office:value="22.09">
            <text:p>22.09</text:p>
          </table:table-cell>
          <table:table-cell table:formula="of:=[.V872]-[.V$858]" office:value-type="float" office:value="19.59">
            <text:p>19.59</text:p>
          </table:table-cell>
          <table:table-cell/>
          <table:table-cell office:value-type="float" office:value="0.72">
            <text:p>0.72</text:p>
          </table:table-cell>
          <table:table-cell table:formula="of:=[.Y872]-[.Y$858]" office:value-type="float" office:value="55.5">
            <text:p>55.5</text:p>
          </table:table-cell>
          <table:table-cell table:formula="of:=[.Z872]-[.Z$858]" office:value-type="float" office:value="50.91">
            <text:p>50.91</text:p>
          </table:table-cell>
          <table:table-cell table:formula="of:=[.AA872]-[.AA$858]" office:value-type="float" office:value="21.47">
            <text:p>21.47</text:p>
          </table:table-cell>
          <table:table-cell table:formula="of:=[.AB872]-[.AB$858]" office:value-type="float" office:value="18.83">
            <text:p>18.83</text:p>
          </table:table-cell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873]-[.C$858]" office:value-type="float" office:value="-2.87">
            <text:p>-2.87</text:p>
          </table:table-cell>
          <table:table-cell table:formula="of:=[.D873]-[.D$858]" office:value-type="float" office:value="-3.66">
            <text:p>-3.66</text:p>
          </table:table-cell>
          <table:table-cell table:formula="of:=[.E873]-[.E$858]" office:value-type="float" office:value="5.06">
            <text:p>5.06</text:p>
          </table:table-cell>
          <table:table-cell table:formula="of:=[.F873]-[.F$858]" office:value-type="float" office:value="4.44">
            <text:p>4.44</text:p>
          </table:table-cell>
          <table:table-cell/>
          <table:table-cell office:value-type="float" office:value="0.76">
            <text:p>0.76</text:p>
          </table:table-cell>
          <table:table-cell table:formula="of:=[.I873]-[.I$858]" office:value-type="float" office:value="-8.59">
            <text:p>-8.59</text:p>
          </table:table-cell>
          <table:table-cell table:formula="of:=[.J873]-[.J$858]" office:value-type="float" office:value="-8.54">
            <text:p>-8.54</text:p>
          </table:table-cell>
          <table:table-cell table:formula="of:=[.K873]-[.K$858]" office:value-type="float" office:value="0.34">
            <text:p>0.34</text:p>
          </table:table-cell>
          <table:table-cell table:formula="of:=[.L873]-[.L$858]" office:value-type="float" office:value="-0.0600000000000023">
            <text:p>-0.06</text:p>
          </table:table-cell>
          <table:table-cell table:number-columns-repeated="5"/>
          <table:table-cell office:value-type="float" office:value="0.76">
            <text:p>0.76</text:p>
          </table:table-cell>
          <table:table-cell table:formula="of:=[.S873]-[.S$858]" office:value-type="float" office:value="60.16">
            <text:p>60.16</text:p>
          </table:table-cell>
          <table:table-cell table:formula="of:=[.T873]-[.T$858]" office:value-type="float" office:value="56.38">
            <text:p>56.38</text:p>
          </table:table-cell>
          <table:table-cell table:formula="of:=[.U873]-[.U$858]" office:value-type="float" office:value="25.48">
            <text:p>25.48</text:p>
          </table:table-cell>
          <table:table-cell table:formula="of:=[.V873]-[.V$858]" office:value-type="float" office:value="23.11">
            <text:p>23.11</text:p>
          </table:table-cell>
          <table:table-cell/>
          <table:table-cell office:value-type="float" office:value="0.76">
            <text:p>0.76</text:p>
          </table:table-cell>
          <table:table-cell table:formula="of:=[.Y873]-[.Y$858]" office:value-type="float" office:value="60.24">
            <text:p>60.24</text:p>
          </table:table-cell>
          <table:table-cell table:formula="of:=[.Z873]-[.Z$858]" office:value-type="float" office:value="54.35">
            <text:p>54.35</text:p>
          </table:table-cell>
          <table:table-cell table:formula="of:=[.AA873]-[.AA$858]" office:value-type="float" office:value="24.88">
            <text:p>24.88</text:p>
          </table:table-cell>
          <table:table-cell table:formula="of:=[.AB873]-[.AB$858]" office:value-type="float" office:value="22.28">
            <text:p>22.28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874]-[.C$858]" office:value-type="float" office:value="-4.07">
            <text:p>-4.07</text:p>
          </table:table-cell>
          <table:table-cell table:formula="of:=[.D874]-[.D$858]" office:value-type="float" office:value="-3.21">
            <text:p>-3.21</text:p>
          </table:table-cell>
          <table:table-cell table:formula="of:=[.E874]-[.E$858]" office:value-type="float" office:value="4.59">
            <text:p>4.59</text:p>
          </table:table-cell>
          <table:table-cell table:formula="of:=[.F874]-[.F$858]" office:value-type="float" office:value="4.36">
            <text:p>4.36</text:p>
          </table:table-cell>
          <table:table-cell/>
          <table:table-cell office:value-type="float" office:value="0.8">
            <text:p>0.8</text:p>
          </table:table-cell>
          <table:table-cell table:formula="of:=[.I874]-[.I$858]" office:value-type="float" office:value="-9.6">
            <text:p>-9.6</text:p>
          </table:table-cell>
          <table:table-cell table:formula="of:=[.J874]-[.J$858]" office:value-type="float" office:value="-8.86">
            <text:p>-8.86</text:p>
          </table:table-cell>
          <table:table-cell table:formula="of:=[.K874]-[.K$858]" office:value-type="float" office:value="-0.120000000000001">
            <text:p>-0.12</text:p>
          </table:table-cell>
          <table:table-cell table:formula="of:=[.L874]-[.L$858]" office:value-type="float" office:value="-0.0100000000000016">
            <text:p>-0.01</text:p>
          </table:table-cell>
          <table:table-cell table:number-columns-repeated="5"/>
          <table:table-cell office:value-type="float" office:value="0.8">
            <text:p>0.8</text:p>
          </table:table-cell>
          <table:table-cell table:formula="of:=[.S874]-[.S$858]" office:value-type="float" office:value="65.47">
            <text:p>65.47</text:p>
          </table:table-cell>
          <table:table-cell table:formula="of:=[.T874]-[.T$858]" office:value-type="float" office:value="59.44">
            <text:p>59.44</text:p>
          </table:table-cell>
          <table:table-cell table:formula="of:=[.U874]-[.U$858]" office:value-type="float" office:value="29.28">
            <text:p>29.28</text:p>
          </table:table-cell>
          <table:table-cell table:formula="of:=[.V874]-[.V$858]" office:value-type="float" office:value="26.52">
            <text:p>26.52</text:p>
          </table:table-cell>
          <table:table-cell/>
          <table:table-cell office:value-type="float" office:value="0.8">
            <text:p>0.8</text:p>
          </table:table-cell>
          <table:table-cell table:formula="of:=[.Y874]-[.Y$858]" office:value-type="float" office:value="64.55">
            <text:p>64.55</text:p>
          </table:table-cell>
          <table:table-cell table:formula="of:=[.Z874]-[.Z$858]" office:value-type="float" office:value="58.36">
            <text:p>58.36</text:p>
          </table:table-cell>
          <table:table-cell table:formula="of:=[.AA874]-[.AA$858]" office:value-type="float" office:value="28.36">
            <text:p>28.36</text:p>
          </table:table-cell>
          <table:table-cell table:formula="of:=[.AB874]-[.AB$858]" office:value-type="float" office:value="24.54">
            <text:p>24.54</text:p>
          </table:table-cell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875]-[.C$858]" office:value-type="float" office:value="-4.35">
            <text:p>-4.35</text:p>
          </table:table-cell>
          <table:table-cell table:formula="of:=[.D875]-[.D$858]" office:value-type="float" office:value="-4.37">
            <text:p>-4.37</text:p>
          </table:table-cell>
          <table:table-cell table:formula="of:=[.E875]-[.E$858]" office:value-type="float" office:value="3.96">
            <text:p>3.96</text:p>
          </table:table-cell>
          <table:table-cell table:formula="of:=[.F875]-[.F$858]" office:value-type="float" office:value="3.6">
            <text:p>3.6</text:p>
          </table:table-cell>
          <table:table-cell/>
          <table:table-cell office:value-type="float" office:value="0.84">
            <text:p>0.84</text:p>
          </table:table-cell>
          <table:table-cell table:formula="of:=[.I875]-[.I$858]" office:value-type="float" office:value="-10.2">
            <text:p>-10.2</text:p>
          </table:table-cell>
          <table:table-cell table:formula="of:=[.J875]-[.J$858]" office:value-type="float" office:value="-8.99">
            <text:p>-8.99</text:p>
          </table:table-cell>
          <table:table-cell table:formula="of:=[.K875]-[.K$858]" office:value-type="float" office:value="-0.520000000000003">
            <text:p>-0.52</text:p>
          </table:table-cell>
          <table:table-cell table:formula="of:=[.L875]-[.L$858]" office:value-type="float" office:value="-0.100000000000001">
            <text:p>-0.1</text:p>
          </table:table-cell>
          <table:table-cell table:number-columns-repeated="5"/>
          <table:table-cell office:value-type="float" office:value="0.84">
            <text:p>0.84</text:p>
          </table:table-cell>
          <table:table-cell table:formula="of:=[.S875]-[.S$858]" office:value-type="float" office:value="70.09">
            <text:p>70.09</text:p>
          </table:table-cell>
          <table:table-cell table:formula="of:=[.T875]-[.T$858]" office:value-type="float" office:value="62.73">
            <text:p>62.73</text:p>
          </table:table-cell>
          <table:table-cell table:formula="of:=[.U875]-[.U$858]" office:value-type="float" office:value="32.79">
            <text:p>32.79</text:p>
          </table:table-cell>
          <table:table-cell table:formula="of:=[.V875]-[.V$858]" office:value-type="float" office:value="29.05">
            <text:p>29.05</text:p>
          </table:table-cell>
          <table:table-cell/>
          <table:table-cell office:value-type="float" office:value="0.84">
            <text:p>0.84</text:p>
          </table:table-cell>
          <table:table-cell table:formula="of:=[.Y875]-[.Y$858]" office:value-type="float" office:value="69.64">
            <text:p>69.64</text:p>
          </table:table-cell>
          <table:table-cell table:formula="of:=[.Z875]-[.Z$858]" office:value-type="float" office:value="63.13">
            <text:p>63.13</text:p>
          </table:table-cell>
          <table:table-cell table:formula="of:=[.AA875]-[.AA$858]" office:value-type="float" office:value="32.67">
            <text:p>32.67</text:p>
          </table:table-cell>
          <table:table-cell table:formula="of:=[.AB875]-[.AB$858]" office:value-type="float" office:value="28.78">
            <text:p>28.78</text:p>
          </table:table-cell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876]-[.C$858]" office:value-type="float" office:value="-5.13">
            <text:p>-5.13</text:p>
          </table:table-cell>
          <table:table-cell table:formula="of:=[.D876]-[.D$858]" office:value-type="float" office:value="-4.35">
            <text:p>-4.35</text:p>
          </table:table-cell>
          <table:table-cell table:formula="of:=[.E876]-[.E$858]" office:value-type="float" office:value="2.75">
            <text:p>2.75</text:p>
          </table:table-cell>
          <table:table-cell table:formula="of:=[.F876]-[.F$858]" office:value-type="float" office:value="3.02">
            <text:p>3.02</text:p>
          </table:table-cell>
          <table:table-cell/>
          <table:table-cell office:value-type="float" office:value="0.88">
            <text:p>0.88</text:p>
          </table:table-cell>
          <table:table-cell table:formula="of:=[.I876]-[.I$858]" office:value-type="float" office:value="-9.97">
            <text:p>-9.97</text:p>
          </table:table-cell>
          <table:table-cell table:formula="of:=[.J876]-[.J$858]" office:value-type="float" office:value="-9.51">
            <text:p>-9.51</text:p>
          </table:table-cell>
          <table:table-cell table:formula="of:=[.K876]-[.K$858]" office:value-type="float" office:value="-0.940000000000001">
            <text:p>-0.94</text:p>
          </table:table-cell>
          <table:table-cell table:formula="of:=[.L876]-[.L$858]" office:value-type="float" office:value="-0.470000000000002">
            <text:p>-0.47</text:p>
          </table:table-cell>
          <table:table-cell table:number-columns-repeated="5"/>
          <table:table-cell office:value-type="float" office:value="0.88">
            <text:p>0.88</text:p>
          </table:table-cell>
          <table:table-cell table:formula="of:=[.S876]-[.S$858]" office:value-type="float" office:value="73.15">
            <text:p>73.15</text:p>
          </table:table-cell>
          <table:table-cell table:formula="of:=[.T876]-[.T$858]" office:value-type="float" office:value="66.6">
            <text:p>66.6</text:p>
          </table:table-cell>
          <table:table-cell table:formula="of:=[.U876]-[.U$858]" office:value-type="float" office:value="37.31">
            <text:p>37.31</text:p>
          </table:table-cell>
          <table:table-cell table:formula="of:=[.V876]-[.V$858]" office:value-type="float" office:value="32.72">
            <text:p>32.72</text:p>
          </table:table-cell>
          <table:table-cell/>
          <table:table-cell office:value-type="float" office:value="0.88">
            <text:p>0.88</text:p>
          </table:table-cell>
          <table:table-cell table:formula="of:=[.Y876]-[.Y$858]" office:value-type="float" office:value="71.97">
            <text:p>71.97</text:p>
          </table:table-cell>
          <table:table-cell table:formula="of:=[.Z876]-[.Z$858]" office:value-type="float" office:value="66.72">
            <text:p>66.72</text:p>
          </table:table-cell>
          <table:table-cell table:formula="of:=[.AA876]-[.AA$858]" office:value-type="float" office:value="36.42">
            <text:p>36.42</text:p>
          </table:table-cell>
          <table:table-cell table:formula="of:=[.AB876]-[.AB$858]" office:value-type="float" office:value="31.7">
            <text:p>31.7</text:p>
          </table:table-cell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877]-[.C$858]" office:value-type="float" office:value="-5.32">
            <text:p>-5.32</text:p>
          </table:table-cell>
          <table:table-cell table:formula="of:=[.D877]-[.D$858]" office:value-type="float" office:value="-5.29">
            <text:p>-5.29</text:p>
          </table:table-cell>
          <table:table-cell table:formula="of:=[.E877]-[.E$858]" office:value-type="float" office:value="2.29">
            <text:p>2.29</text:p>
          </table:table-cell>
          <table:table-cell table:formula="of:=[.F877]-[.F$858]" office:value-type="float" office:value="2.79">
            <text:p>2.79</text:p>
          </table:table-cell>
          <table:table-cell/>
          <table:table-cell office:value-type="float" office:value="0.92">
            <text:p>0.92</text:p>
          </table:table-cell>
          <table:table-cell table:formula="of:=[.I877]-[.I$858]" office:value-type="float" office:value="-10.41">
            <text:p>-10.41</text:p>
          </table:table-cell>
          <table:table-cell table:formula="of:=[.J877]-[.J$858]" office:value-type="float" office:value="-9.45">
            <text:p>-9.45</text:p>
          </table:table-cell>
          <table:table-cell table:formula="of:=[.K877]-[.K$858]" office:value-type="float" office:value="-0.810000000000002">
            <text:p>-0.81</text:p>
          </table:table-cell>
          <table:table-cell table:formula="of:=[.L877]-[.L$858]" office:value-type="float" office:value="-0.470000000000002">
            <text:p>-0.47</text:p>
          </table:table-cell>
          <table:table-cell table:number-columns-repeated="5"/>
          <table:table-cell office:value-type="float" office:value="0.92">
            <text:p>0.92</text:p>
          </table:table-cell>
          <table:table-cell table:formula="of:=[.S877]-[.S$858]" office:value-type="float" office:value="76.1">
            <text:p>76.1</text:p>
          </table:table-cell>
          <table:table-cell table:formula="of:=[.T877]-[.T$858]" office:value-type="float" office:value="69.23">
            <text:p>69.23</text:p>
          </table:table-cell>
          <table:table-cell table:formula="of:=[.U877]-[.U$858]" office:value-type="float" office:value="40.06">
            <text:p>40.06</text:p>
          </table:table-cell>
          <table:table-cell table:formula="of:=[.V877]-[.V$858]" office:value-type="float" office:value="35.91">
            <text:p>35.91</text:p>
          </table:table-cell>
          <table:table-cell/>
          <table:table-cell office:value-type="float" office:value="0.92">
            <text:p>0.92</text:p>
          </table:table-cell>
          <table:table-cell table:formula="of:=[.Y877]-[.Y$858]" office:value-type="float" office:value="75.62">
            <text:p>75.62</text:p>
          </table:table-cell>
          <table:table-cell table:formula="of:=[.Z877]-[.Z$858]" office:value-type="float" office:value="68.83">
            <text:p>68.83</text:p>
          </table:table-cell>
          <table:table-cell table:formula="of:=[.AA877]-[.AA$858]" office:value-type="float" office:value="39.52">
            <text:p>39.52</text:p>
          </table:table-cell>
          <table:table-cell table:formula="of:=[.AB877]-[.AB$858]"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878]-[.C$858]" office:value-type="float" office:value="-6.14">
            <text:p>-6.14</text:p>
          </table:table-cell>
          <table:table-cell table:formula="of:=[.D878]-[.D$858]" office:value-type="float" office:value="-4.64">
            <text:p>-4.64</text:p>
          </table:table-cell>
          <table:table-cell table:formula="of:=[.E878]-[.E$858]" office:value-type="float" office:value="1.87">
            <text:p>1.87</text:p>
          </table:table-cell>
          <table:table-cell table:formula="of:=[.F878]-[.F$858]" office:value-type="float" office:value="3.3">
            <text:p>3.3</text:p>
          </table:table-cell>
          <table:table-cell/>
          <table:table-cell office:value-type="float" office:value="0.96">
            <text:p>0.96</text:p>
          </table:table-cell>
          <table:table-cell table:formula="of:=[.I878]-[.I$858]" office:value-type="float" office:value="-10.39">
            <text:p>-10.39</text:p>
          </table:table-cell>
          <table:table-cell table:formula="of:=[.J878]-[.J$858]" office:value-type="float" office:value="-9.19">
            <text:p>-9.19</text:p>
          </table:table-cell>
          <table:table-cell table:formula="of:=[.K878]-[.K$858]" office:value-type="float" office:value="-1.06">
            <text:p>-1.06</text:p>
          </table:table-cell>
          <table:table-cell table:formula="of:=[.L878]-[.L$858]" office:value-type="float" office:value="-1.01">
            <text:p>-1.01</text:p>
          </table:table-cell>
          <table:table-cell table:number-columns-repeated="5"/>
          <table:table-cell office:value-type="float" office:value="0.96">
            <text:p>0.96</text:p>
          </table:table-cell>
          <table:table-cell table:formula="of:=[.S878]-[.S$858]" office:value-type="float" office:value="78.79">
            <text:p>78.79</text:p>
          </table:table-cell>
          <table:table-cell table:formula="of:=[.T878]-[.T$858]" office:value-type="float" office:value="74.26">
            <text:p>74.26</text:p>
          </table:table-cell>
          <table:table-cell table:formula="of:=[.U878]-[.U$858]" office:value-type="float" office:value="43.57">
            <text:p>43.57</text:p>
          </table:table-cell>
          <table:table-cell table:formula="of:=[.V878]-[.V$858]" office:value-type="float" office:value="37.19">
            <text:p>37.19</text:p>
          </table:table-cell>
          <table:table-cell/>
          <table:table-cell office:value-type="float" office:value="0.96">
            <text:p>0.96</text:p>
          </table:table-cell>
          <table:table-cell table:formula="of:=[.Y878]-[.Y$858]" office:value-type="float" office:value="77.9">
            <text:p>77.9</text:p>
          </table:table-cell>
          <table:table-cell table:formula="of:=[.Z878]-[.Z$858]" office:value-type="float" office:value="73.35">
            <text:p>73.35</text:p>
          </table:table-cell>
          <table:table-cell table:formula="of:=[.AA878]-[.AA$858]" office:value-type="float" office:value="42.19">
            <text:p>42.19</text:p>
          </table:table-cell>
          <table:table-cell table:formula="of:=[.AB878]-[.AB$858]" office:value-type="float" office:value="38.03">
            <text:p>38.0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879]-[.C$858]" office:value-type="float" office:value="-5.39">
            <text:p>-5.39</text:p>
          </table:table-cell>
          <table:table-cell table:formula="of:=[.D879]-[.D$858]" office:value-type="float" office:value="-0.17">
            <text:p>-0.17</text:p>
          </table:table-cell>
          <table:table-cell table:formula="of:=[.E879]-[.E$858]" office:value-type="float" office:value="0.810000000000001">
            <text:p>0.81</text:p>
          </table:table-cell>
          <table:table-cell table:formula="of:=[.F879]-[.F$858]" office:value-type="float" office:value="4.29">
            <text:p>4.29</text:p>
          </table:table-cell>
          <table:table-cell/>
          <table:table-cell office:value-type="float" office:value="1">
            <text:p>1</text:p>
          </table:table-cell>
          <table:table-cell table:formula="of:=[.I879]-[.I$858]" office:value-type="float" office:value="-9.31">
            <text:p>-9.31</text:p>
          </table:table-cell>
          <table:table-cell table:formula="of:=[.J879]-[.J$858]" office:value-type="float" office:value="-7.83">
            <text:p>-7.83</text:p>
          </table:table-cell>
          <table:table-cell table:formula="of:=[.K879]-[.K$858]" office:value-type="float" office:value="0.18">
            <text:p>0.18</text:p>
          </table:table-cell>
          <table:table-cell table:formula="of:=[.L879]-[.L$858]" office:value-type="float" office:value="0.93">
            <text:p>0.93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S879]-[.S$858]" office:value-type="float" office:value="81.29">
            <text:p>81.29</text:p>
          </table:table-cell>
          <table:table-cell table:formula="of:=[.T879]-[.T$858]" office:value-type="float" office:value="75.62">
            <text:p>75.62</text:p>
          </table:table-cell>
          <table:table-cell table:formula="of:=[.U879]-[.U$858]" office:value-type="float" office:value="46.16">
            <text:p>46.16</text:p>
          </table:table-cell>
          <table:table-cell table:formula="of:=[.V879]-[.V$858]" office:value-type="float" office:value="39.65">
            <text:p>39.65</text:p>
          </table:table-cell>
          <table:table-cell/>
          <table:table-cell office:value-type="float" office:value="1">
            <text:p>1</text:p>
          </table:table-cell>
          <table:table-cell table:formula="of:=[.Y879]-[.Y$858]" office:value-type="float" office:value="80.25">
            <text:p>80.25</text:p>
          </table:table-cell>
          <table:table-cell table:formula="of:=[.Z879]-[.Z$858]" office:value-type="float" office:value="77.8">
            <text:p>77.8</text:p>
          </table:table-cell>
          <table:table-cell table:formula="of:=[.AA879]-[.AA$858]" office:value-type="float" office:value="44.14">
            <text:p>44.14</text:p>
          </table:table-cell>
          <table:table-cell table:formula="of:=[.AB879]-[.AB$858]" office:value-type="float" office:value="39.37">
            <text:p>39.3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4.15">
            <text:p>14.15</text:p>
          </table:table-cell>
          <table:table-cell table:number-columns-repeated="2" office:value-type="float" office:value="13.57">
            <text:p>13.57</text:p>
          </table:table-cell>
          <table:table-cell table:number-columns-repeated="2"/>
          <table:table-cell table:number-columns-repeated="2" office:value-type="float" office:value="32.22">
            <text:p>32.22</text:p>
          </table:table-cell>
          <table:table-cell table:number-columns-repeated="2" office:value-type="float" office:value="29.67">
            <text:p>29.67</text:p>
          </table:table-cell>
          <table:table-cell table:number-columns-repeated="6"/>
          <table:table-cell table:number-columns-repeated="4"/>
          <table:table-cell table:number-columns-repeated="2"/>
          <table:table-cell table:number-columns-repeated="4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3.37">
            <text:p>13.37</text:p>
          </table:table-cell>
          <table:table-cell office:value-type="float" office:value="14.67">
            <text:p>14.67</text:p>
          </table:table-cell>
          <table:table-cell office:value-type="float" office:value="15.18">
            <text:p>15.18</text:p>
          </table:table-cell>
          <table:table-cell office:value-type="float" office:value="16.16">
            <text:p>16.16</text:p>
          </table:table-cell>
          <table:table-cell/>
          <table:table-cell office:value-type="float" office:value="0.2">
            <text:p>0.2</text:p>
          </table:table-cell>
          <table:table-cell office:value-type="float" office:value="29.14">
            <text:p>29.14</text:p>
          </table:table-cell>
          <table:table-cell office:value-type="float" office:value="31.18">
            <text:p>31.18</text:p>
          </table:table-cell>
          <table:table-cell office:value-type="float" office:value="29.82">
            <text:p>29.82</text:p>
          </table:table-cell>
          <table:table-cell office:value-type="float" office:value="31.7">
            <text:p>31.7</text:p>
          </table:table-cell>
          <table:table-cell table:number-columns-repeated="5"/>
          <table:table-cell office:value-type="float" office:value="0.2">
            <text:p>0.2</text:p>
          </table:table-cell>
          <table:table-cell office:value-type="float" office:value="24.91">
            <text:p>24.91</text:p>
          </table:table-cell>
          <table:table-cell office:value-type="float" office:value="23.3">
            <text:p>23.3</text:p>
          </table:table-cell>
          <table:table-cell office:value-type="float" office:value="8.04">
            <text:p>8.04</text:p>
          </table:table-cell>
          <table:table-cell office:value-type="float" office:value="7.87">
            <text:p>7.87</text:p>
          </table:table-cell>
          <table:table-cell/>
          <table:table-cell office:value-type="float" office:value="0.2">
            <text:p>0.2</text:p>
          </table:table-cell>
          <table:table-cell office:value-type="float" office:value="23.7">
            <text:p>23.7</text:p>
          </table:table-cell>
          <table:table-cell office:value-type="float" office:value="23.17">
            <text:p>23.17</text:p>
          </table:table-cell>
          <table:table-cell office:value-type="float" office:value="8">
            <text:p>8</text:p>
          </table:table-cell>
          <table:table-cell office:value-type="float" office:value="7.86">
            <text:p>7.86</text:p>
          </table:table-cell>
        </table:table-row>
        <table:table-row table:style-name="ro1">
          <table:table-cell/>
          <table:table-cell office:value-type="float" office:value="0.24">
            <text:p>0.24</text:p>
          </table:table-cell>
          <table:table-cell office:value-type="float" office:value="13.75">
            <text:p>13.75</text:p>
          </table:table-cell>
          <table:table-cell office:value-type="float" office:value="14.98">
            <text:p>14.98</text:p>
          </table:table-cell>
          <table:table-cell office:value-type="float" office:value="14.07">
            <text:p>14.07</text:p>
          </table:table-cell>
          <table:table-cell office:value-type="float" office:value="15.22">
            <text:p>15.22</text:p>
          </table:table-cell>
          <table:table-cell/>
          <table:table-cell office:value-type="float" office:value="0.24">
            <text:p>0.24</text:p>
          </table:table-cell>
          <table:table-cell office:value-type="float" office:value="30.83">
            <text:p>30.83</text:p>
          </table:table-cell>
          <table:table-cell office:value-type="float" office:value="31.34">
            <text:p>31.34</text:p>
          </table:table-cell>
          <table:table-cell office:value-type="float" office:value="29.6">
            <text:p>29.6</text:p>
          </table:table-cell>
          <table:table-cell office:value-type="float" office:value="30.84">
            <text:p>30.84</text:p>
          </table:table-cell>
          <table:table-cell table:number-columns-repeated="5"/>
          <table:table-cell office:value-type="float" office:value="0.24">
            <text:p>0.24</text:p>
          </table:table-cell>
          <table:table-cell office:value-type="float" office:value="20.2">
            <text:p>20.2</text:p>
          </table:table-cell>
          <table:table-cell office:value-type="float" office:value="19.71">
            <text:p>19.71</text:p>
          </table:table-cell>
          <table:table-cell office:value-type="float" office:value="7.01">
            <text:p>7.01</text:p>
          </table:table-cell>
          <table:table-cell office:value-type="float" office:value="6.79">
            <text:p>6.79</text:p>
          </table:table-cell>
          <table:table-cell/>
          <table:table-cell office:value-type="float" office:value="0.24">
            <text:p>0.24</text:p>
          </table:table-cell>
          <table:table-cell office:value-type="float" office:value="19.96">
            <text:p>19.96</text:p>
          </table:table-cell>
          <table:table-cell office:value-type="float" office:value="19.35">
            <text:p>19.35</text:p>
          </table:table-cell>
          <table:table-cell office:value-type="float" office:value="6.91">
            <text:p>6.91</text:p>
          </table:table-cell>
          <table:table-cell office:value-type="float" office:value="6.77">
            <text:p>6.77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4.92">
            <text:p>14.92</text:p>
          </table:table-cell>
          <table:table-cell office:value-type="float" office:value="15.37">
            <text:p>15.37</text:p>
          </table:table-cell>
          <table:table-cell office:value-type="float" office:value="13.99">
            <text:p>13.99</text:p>
          </table:table-cell>
          <table:table-cell office:value-type="float" office:value="14.56">
            <text:p>14.56</text:p>
          </table:table-cell>
          <table:table-cell/>
          <table:table-cell office:value-type="float" office:value="0.28">
            <text:p>0.28</text:p>
          </table:table-cell>
          <table:table-cell office:value-type="float" office:value="31.13">
            <text:p>31.13</text:p>
          </table:table-cell>
          <table:table-cell office:value-type="float" office:value="31.57">
            <text:p>31.57</text:p>
          </table:table-cell>
          <table:table-cell office:value-type="float" office:value="29.92">
            <text:p>29.92</text:p>
          </table:table-cell>
          <table:table-cell office:value-type="float" office:value="30.47">
            <text:p>30.47</text:p>
          </table:table-cell>
          <table:table-cell table:number-columns-repeated="5"/>
          <table:table-cell office:value-type="float" office:value="0.28">
            <text:p>0.28</text:p>
          </table:table-cell>
          <table:table-cell office:value-type="float" office:value="17.14">
            <text:p>17.14</text:p>
          </table:table-cell>
          <table:table-cell office:value-type="float" office:value="16.55">
            <text:p>16.55</text:p>
          </table:table-cell>
          <table:table-cell office:value-type="float" office:value="6.21">
            <text:p>6.21</text:p>
          </table:table-cell>
          <table:table-cell office:value-type="float" office:value="6.13">
            <text:p>6.13</text:p>
          </table:table-cell>
          <table:table-cell/>
          <table:table-cell office:value-type="float" office:value="0.28">
            <text:p>0.28</text:p>
          </table:table-cell>
          <table:table-cell office:value-type="float" office:value="17.23">
            <text:p>17.23</text:p>
          </table:table-cell>
          <table:table-cell office:value-type="float" office:value="16.75">
            <text:p>16.75</text:p>
          </table:table-cell>
          <table:table-cell office:value-type="float" office:value="6.17">
            <text:p>6.17</text:p>
          </table:table-cell>
          <table:table-cell office:value-type="float" office:value="6.07">
            <text:p>6.07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15.1">
            <text:p>15.1</text:p>
          </table:table-cell>
          <table:table-cell office:value-type="float" office:value="14.65">
            <text:p>14.65</text:p>
          </table:table-cell>
          <table:table-cell office:value-type="float" office:value="14.42">
            <text:p>14.42</text:p>
          </table:table-cell>
          <table:table-cell office:value-type="float" office:value="14.08">
            <text:p>14.08</text:p>
          </table:table-cell>
          <table:table-cell/>
          <table:table-cell office:value-type="float" office:value="0.32">
            <text:p>0.32</text:p>
          </table:table-cell>
          <table:table-cell office:value-type="float" office:value="31.74">
            <text:p>31.74</text:p>
          </table:table-cell>
          <table:table-cell office:value-type="float" office:value="31.13">
            <text:p>31.13</text:p>
          </table:table-cell>
          <table:table-cell office:value-type="float" office:value="30.37">
            <text:p>30.37</text:p>
          </table:table-cell>
          <table:table-cell office:value-type="float" office:value="30.11">
            <text:p>30.11</text:p>
          </table:table-cell>
          <table:table-cell table:number-columns-repeated="5"/>
          <table:table-cell office:value-type="float" office:value="0.32">
            <text:p>0.32</text:p>
          </table:table-cell>
          <table:table-cell office:value-type="float" office:value="16.21">
            <text:p>16.21</text:p>
          </table:table-cell>
          <table:table-cell office:value-type="float" office:value="15.51">
            <text:p>15.51</text:p>
          </table:table-cell>
          <table:table-cell office:value-type="float" office:value="5.94">
            <text:p>5.94</text:p>
          </table:table-cell>
          <table:table-cell office:value-type="float" office:value="5.73">
            <text:p>5.73</text:p>
          </table:table-cell>
          <table:table-cell/>
          <table:table-cell office:value-type="float" office:value="0.32">
            <text:p>0.32</text:p>
          </table:table-cell>
          <table:table-cell office:value-type="float" office:value="16.16">
            <text:p>16.16</text:p>
          </table:table-cell>
          <table:table-cell office:value-type="float" office:value="15.47">
            <text:p>15.47</text:p>
          </table:table-cell>
          <table:table-cell office:value-type="float" office:value="5.96">
            <text:p>5.96</text:p>
          </table:table-cell>
          <table:table-cell office:value-type="float" office:value="5.81">
            <text:p>5.81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6.01">
            <text:p>16.01</text:p>
          </table:table-cell>
          <table:table-cell office:value-type="float" office:value="14.05">
            <text:p>14.05</text:p>
          </table:table-cell>
          <table:table-cell office:value-type="float" office:value="14.9">
            <text:p>14.9</text:p>
          </table:table-cell>
          <table:table-cell office:value-type="float" office:value="13.76">
            <text:p>13.76</text:p>
          </table:table-cell>
          <table:table-cell/>
          <table:table-cell office:value-type="float" office:value="0.36">
            <text:p>0.36</text:p>
          </table:table-cell>
          <table:table-cell office:value-type="float" office:value="31.7">
            <text:p>31.7</text:p>
          </table:table-cell>
          <table:table-cell office:value-type="float" office:value="30.83">
            <text:p>30.83</text:p>
          </table:table-cell>
          <table:table-cell office:value-type="float" office:value="30.26">
            <text:p>30.26</text:p>
          </table:table-cell>
          <table:table-cell office:value-type="float" office:value="29.49">
            <text:p>29.49</text:p>
          </table:table-cell>
          <table:table-cell table:number-columns-repeated="5"/>
          <table:table-cell office:value-type="float" office:value="0.36">
            <text:p>0.36</text:p>
          </table:table-cell>
          <table:table-cell office:value-type="float" office:value="17.23">
            <text:p>17.23</text:p>
          </table:table-cell>
          <table:table-cell office:value-type="float" office:value="16.37">
            <text:p>16.37</text:p>
          </table:table-cell>
          <table:table-cell office:value-type="float" office:value="6.16">
            <text:p>6.16</text:p>
          </table:table-cell>
          <table:table-cell office:value-type="float" office:value="6">
            <text:p>6</text:p>
          </table:table-cell>
          <table:table-cell/>
          <table:table-cell office:value-type="float" office:value="0.36">
            <text:p>0.36</text:p>
          </table:table-cell>
          <table:table-cell office:value-type="float" office:value="17.23">
            <text:p>17.23</text:p>
          </table:table-cell>
          <table:table-cell office:value-type="float" office:value="16.66">
            <text:p>16.66</text:p>
          </table:table-cell>
          <table:table-cell office:value-type="float" office:value="6.21">
            <text:p>6.21</text:p>
          </table:table-cell>
          <table:table-cell office:value-type="float" office:value="6.01">
            <text:p>6.01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91">
            <text:p>15.91</text:p>
          </table:table-cell>
          <table:table-cell office:value-type="float" office:value="13.98">
            <text:p>13.98</text:p>
          </table:table-cell>
          <table:table-cell office:value-type="float" office:value="15.63">
            <text:p>15.63</text:p>
          </table:table-cell>
          <table:table-cell office:value-type="float" office:value="14.08">
            <text:p>14.08</text:p>
          </table:table-cell>
          <table:table-cell/>
          <table:table-cell office:value-type="float" office:value="0.4">
            <text:p>0.4</text:p>
          </table:table-cell>
          <table:table-cell office:value-type="float" office:value="31.14">
            <text:p>31.14</text:p>
          </table:table-cell>
          <table:table-cell office:value-type="float" office:value="30.2">
            <text:p>30.2</text:p>
          </table:table-cell>
          <table:table-cell office:value-type="float" office:value="30.31">
            <text:p>30.31</text:p>
          </table:table-cell>
          <table:table-cell office:value-type="float" office:value="29.21">
            <text:p>29.21</text:p>
          </table:table-cell>
          <table:table-cell table:number-columns-repeated="5"/>
          <table:table-cell office:value-type="float" office:value="0.4">
            <text:p>0.4</text:p>
          </table:table-cell>
          <table:table-cell office:value-type="float" office:value="19.93">
            <text:p>19.93</text:p>
          </table:table-cell>
          <table:table-cell office:value-type="float" office:value="18.47">
            <text:p>18.47</text:p>
          </table:table-cell>
          <table:table-cell office:value-type="float" office:value="6.85">
            <text:p>6.85</text:p>
          </table:table-cell>
          <table:table-cell office:value-type="float" office:value="6.55">
            <text:p>6.55</text:p>
          </table:table-cell>
          <table:table-cell/>
          <table:table-cell office:value-type="float" office:value="0.4">
            <text:p>0.4</text:p>
          </table:table-cell>
          <table:table-cell office:value-type="float" office:value="19.47">
            <text:p>19.47</text:p>
          </table:table-cell>
          <table:table-cell office:value-type="float" office:value="18.54">
            <text:p>18.54</text:p>
          </table:table-cell>
          <table:table-cell office:value-type="float" office:value="6.68">
            <text:p>6.68</text:p>
          </table:table-cell>
          <table:table-cell office:value-type="float" office:value="6.51">
            <text:p>6.51</text:p>
          </table:table-cell>
        </table:table-row>
        <table:table-row table:style-name="ro1">
          <table:table-cell/>
          <table:table-cell office:value-type="float" office:value="0.44">
            <text:p>0.44</text:p>
          </table:table-cell>
          <table:table-cell office:value-type="float" office:value="15.59">
            <text:p>15.59</text:p>
          </table:table-cell>
          <table:table-cell office:value-type="float" office:value="13.88">
            <text:p>13.88</text:p>
          </table:table-cell>
          <table:table-cell office:value-type="float" office:value="16.66">
            <text:p>16.66</text:p>
          </table:table-cell>
          <table:table-cell office:value-type="float" office:value="14.31">
            <text:p>14.31</text:p>
          </table:table-cell>
          <table:table-cell/>
          <table:table-cell office:value-type="float" office:value="0.44">
            <text:p>0.44</text:p>
          </table:table-cell>
          <table:table-cell office:value-type="float" office:value="29.96">
            <text:p>29.96</text:p>
          </table:table-cell>
          <table:table-cell office:value-type="float" office:value="28.9">
            <text:p>28.9</text:p>
          </table:table-cell>
          <table:table-cell office:value-type="float" office:value="31.29">
            <text:p>31.29</text:p>
          </table:table-cell>
          <table:table-cell office:value-type="float" office:value="29.37">
            <text:p>29.37</text:p>
          </table:table-cell>
          <table:table-cell table:number-columns-repeated="5"/>
          <table:table-cell office:value-type="float" office:value="0.44">
            <text:p>0.44</text:p>
          </table:table-cell>
          <table:table-cell office:value-type="float" office:value="23.09">
            <text:p>23.09</text:p>
          </table:table-cell>
          <table:table-cell office:value-type="float" office:value="21.44">
            <text:p>21.44</text:p>
          </table:table-cell>
          <table:table-cell office:value-type="float" office:value="7.78">
            <text:p>7.78</text:p>
          </table:table-cell>
          <table:table-cell office:value-type="float" office:value="7.24">
            <text:p>7.24</text:p>
          </table:table-cell>
          <table:table-cell/>
          <table:table-cell office:value-type="float" office:value="0.44">
            <text:p>0.44</text:p>
          </table:table-cell>
          <table:table-cell office:value-type="float" office:value="23.05">
            <text:p>23.05</text:p>
          </table:table-cell>
          <table:table-cell office:value-type="float" office:value="21.96">
            <text:p>21.96</text:p>
          </table:table-cell>
          <table:table-cell office:value-type="float" office:value="7.64">
            <text:p>7.64</text:p>
          </table:table-cell>
          <table:table-cell office:value-type="float" office:value="7.38">
            <text:p>7.38</text:p>
          </table:table-cell>
        </table:table-row>
        <table:table-row table:style-name="ro1">
          <table:table-cell/>
          <table:table-cell office:value-type="float" office:value="0.48">
            <text:p>0.48</text:p>
          </table:table-cell>
          <table:table-cell office:value-type="float" office:value="15.5">
            <text:p>15.5</text:p>
          </table:table-cell>
          <table:table-cell office:value-type="float" office:value="13.92">
            <text:p>13.92</text:p>
          </table:table-cell>
          <table:table-cell office:value-type="float" office:value="17.48">
            <text:p>17.48</text:p>
          </table:table-cell>
          <table:table-cell office:value-type="float" office:value="15.22">
            <text:p>15.22</text:p>
          </table:table-cell>
          <table:table-cell/>
          <table:table-cell office:value-type="float" office:value="0.48">
            <text:p>0.48</text:p>
          </table:table-cell>
          <table:table-cell office:value-type="float" office:value="29.78">
            <text:p>29.78</text:p>
          </table:table-cell>
          <table:table-cell office:value-type="float" office:value="28.84">
            <text:p>28.84</text:p>
          </table:table-cell>
          <table:table-cell office:value-type="float" office:value="30.6">
            <text:p>30.6</text:p>
          </table:table-cell>
          <table:table-cell office:value-type="float" office:value="29.36">
            <text:p>29.36</text:p>
          </table:table-cell>
          <table:table-cell table:number-columns-repeated="5"/>
          <table:table-cell office:value-type="float" office:value="0.48">
            <text:p>0.48</text:p>
          </table:table-cell>
          <table:table-cell office:value-type="float" office:value="27.37">
            <text:p>27.37</text:p>
          </table:table-cell>
          <table:table-cell office:value-type="float" office:value="25.48">
            <text:p>25.48</text:p>
          </table:table-cell>
          <table:table-cell office:value-type="float" office:value="9.09">
            <text:p>9.09</text:p>
          </table:table-cell>
          <table:table-cell office:value-type="float" office:value="8.3">
            <text:p>8.3</text:p>
          </table:table-cell>
          <table:table-cell/>
          <table:table-cell office:value-type="float" office:value="0.48">
            <text:p>0.48</text:p>
          </table:table-cell>
          <table:table-cell office:value-type="float" office:value="27.19">
            <text:p>27.19</text:p>
          </table:table-cell>
          <table:table-cell office:value-type="float" office:value="24.85">
            <text:p>24.85</text:p>
          </table:table-cell>
          <table:table-cell office:value-type="float" office:value="8.79">
            <text:p>8.79</text:p>
          </table:table-cell>
          <table:table-cell office:value-type="float" office:value="8.13">
            <text:p>8.13</text:p>
          </table:table-cell>
        </table:table-row>
        <table:table-row table:style-name="ro1">
          <table:table-cell/>
          <table:table-cell office:value-type="float" office:value="0.52">
            <text:p>0.52</text:p>
          </table:table-cell>
          <table:table-cell office:value-type="float" office:value="15.72">
            <text:p>15.72</text:p>
          </table:table-cell>
          <table:table-cell office:value-type="float" office:value="13.17">
            <text:p>13.17</text:p>
          </table:table-cell>
          <table:table-cell office:value-type="float" office:value="18.3">
            <text:p>18.3</text:p>
          </table:table-cell>
          <table:table-cell office:value-type="float" office:value="15.92">
            <text:p>15.92</text:p>
          </table:table-cell>
          <table:table-cell/>
          <table:table-cell office:value-type="float" office:value="0.52">
            <text:p>0.52</text:p>
          </table:table-cell>
          <table:table-cell office:value-type="float" office:value="29.01">
            <text:p>29.01</text:p>
          </table:table-cell>
          <table:table-cell office:value-type="float" office:value="27.76">
            <text:p>27.76</text:p>
          </table:table-cell>
          <table:table-cell office:value-type="float" office:value="31.29">
            <text:p>31.29</text:p>
          </table:table-cell>
          <table:table-cell office:value-type="float" office:value="29.22">
            <text:p>29.22</text:p>
          </table:table-cell>
          <table:table-cell table:number-columns-repeated="5"/>
          <table:table-cell office:value-type="float" office:value="0.52">
            <text:p>0.52</text:p>
          </table:table-cell>
          <table:table-cell office:value-type="float" office:value="31.86">
            <text:p>31.86</text:p>
          </table:table-cell>
          <table:table-cell office:value-type="float" office:value="28.79">
            <text:p>28.79</text:p>
          </table:table-cell>
          <table:table-cell office:value-type="float" office:value="10.15">
            <text:p>10.15</text:p>
          </table:table-cell>
          <table:table-cell office:value-type="float" office:value="9.45">
            <text:p>9.45</text:p>
          </table:table-cell>
          <table:table-cell/>
          <table:table-cell office:value-type="float" office:value="0.52">
            <text:p>0.52</text:p>
          </table:table-cell>
          <table:table-cell office:value-type="float" office:value="30.83">
            <text:p>30.83</text:p>
          </table:table-cell>
          <table:table-cell office:value-type="float" office:value="29.04">
            <text:p>29.04</text:p>
          </table:table-cell>
          <table:table-cell office:value-type="float" office:value="10.11">
            <text:p>10.11</text:p>
          </table:table-cell>
          <table:table-cell office:value-type="float" office:value="9.25">
            <text:p>9.25</text:p>
          </table:table-cell>
        </table:table-row>
        <table:table-row table:style-name="ro1">
          <table:table-cell/>
          <table:table-cell office:value-type="float" office:value="0.56">
            <text:p>0.56</text:p>
          </table:table-cell>
          <table:table-cell office:value-type="float" office:value="15.13">
            <text:p>15.13</text:p>
          </table:table-cell>
          <table:table-cell office:value-type="float" office:value="13.63">
            <text:p>13.63</text:p>
          </table:table-cell>
          <table:table-cell office:value-type="float" office:value="18.49">
            <text:p>18.49</text:p>
          </table:table-cell>
          <table:table-cell office:value-type="float" office:value="16.41">
            <text:p>16.41</text:p>
          </table:table-cell>
          <table:table-cell/>
          <table:table-cell office:value-type="float" office:value="0.56">
            <text:p>0.56</text:p>
          </table:table-cell>
          <table:table-cell office:value-type="float" office:value="27.57">
            <text:p>27.57</text:p>
          </table:table-cell>
          <table:table-cell office:value-type="float" office:value="27.17">
            <text:p>27.17</text:p>
          </table:table-cell>
          <table:table-cell office:value-type="float" office:value="31.15">
            <text:p>31.15</text:p>
          </table:table-cell>
          <table:table-cell office:value-type="float" office:value="29.74">
            <text:p>29.74</text:p>
          </table:table-cell>
          <table:table-cell table:number-columns-repeated="5"/>
          <table:table-cell office:value-type="float" office:value="0.56">
            <text:p>0.56</text:p>
          </table:table-cell>
          <table:table-cell office:value-type="float" office:value="36.37">
            <text:p>36.37</text:p>
          </table:table-cell>
          <table:table-cell office:value-type="float" office:value="32.39">
            <text:p>32.39</text:p>
          </table:table-cell>
          <table:table-cell office:value-type="float" office:value="11.96">
            <text:p>11.96</text:p>
          </table:table-cell>
          <table:table-cell office:value-type="float" office:value="11.05">
            <text:p>11.05</text:p>
          </table:table-cell>
          <table:table-cell/>
          <table:table-cell office:value-type="float" office:value="0.56">
            <text:p>0.56</text:p>
          </table:table-cell>
          <table:table-cell office:value-type="float" office:value="36.55">
            <text:p>36.55</text:p>
          </table:table-cell>
          <table:table-cell office:value-type="float" office:value="32.89">
            <text:p>32.89</text:p>
          </table:table-cell>
          <table:table-cell office:value-type="float" office:value="11.62">
            <text:p>11.62</text:p>
          </table:table-cell>
          <table:table-cell office:value-type="float" office:value="10.51">
            <text:p>10.51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58">
            <text:p>14.58</text:p>
          </table:table-cell>
          <table:table-cell office:value-type="float" office:value="12.87">
            <text:p>12.87</text:p>
          </table:table-cell>
          <table:table-cell office:value-type="float" office:value="19.27">
            <text:p>19.27</text:p>
          </table:table-cell>
          <table:table-cell office:value-type="float" office:value="16.92">
            <text:p>16.92</text:p>
          </table:table-cell>
          <table:table-cell/>
          <table:table-cell office:value-type="float" office:value="0.6">
            <text:p>0.6</text:p>
          </table:table-cell>
          <table:table-cell office:value-type="float" office:value="26.45">
            <text:p>26.45</text:p>
          </table:table-cell>
          <table:table-cell office:value-type="float" office:value="26.46">
            <text:p>26.46</text:p>
          </table:table-cell>
          <table:table-cell office:value-type="float" office:value="31.13">
            <text:p>31.13</text:p>
          </table:table-cell>
          <table:table-cell office:value-type="float" office:value="30.03">
            <text:p>30.03</text:p>
          </table:table-cell>
          <table:table-cell table:number-columns-repeated="5"/>
          <table:table-cell office:value-type="float" office:value="0.6">
            <text:p>0.6</text:p>
          </table:table-cell>
          <table:table-cell office:value-type="float" office:value="41.12">
            <text:p>41.12</text:p>
          </table:table-cell>
          <table:table-cell office:value-type="float" office:value="37.9">
            <text:p>37.9</text:p>
          </table:table-cell>
          <table:table-cell office:value-type="float" office:value="13.93">
            <text:p>13.93</text:p>
          </table:table-cell>
          <table:table-cell office:value-type="float" office:value="12.42">
            <text:p>12.42</text:p>
          </table:table-cell>
          <table:table-cell/>
          <table:table-cell office:value-type="float" office:value="0.6">
            <text:p>0.6</text:p>
          </table:table-cell>
          <table:table-cell office:value-type="float" office:value="40.9">
            <text:p>40.9</text:p>
          </table:table-cell>
          <table:table-cell office:value-type="float" office:value="37.42">
            <text:p>37.42</text:p>
          </table:table-cell>
          <table:table-cell office:value-type="float" office:value="13.41">
            <text:p>13.41</text:p>
          </table:table-cell>
          <table:table-cell office:value-type="float" office:value="12.02">
            <text:p>12.02</text:p>
          </table:table-cell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2.96">
            <text:p>12.96</text:p>
          </table:table-cell>
          <table:table-cell office:value-type="float" office:value="12.54">
            <text:p>12.54</text:p>
          </table:table-cell>
          <table:table-cell office:value-type="float" office:value="19.41">
            <text:p>19.41</text:p>
          </table:table-cell>
          <table:table-cell office:value-type="float" office:value="17.76">
            <text:p>17.76</text:p>
          </table:table-cell>
          <table:table-cell/>
          <table:table-cell office:value-type="float" office:value="0.64">
            <text:p>0.64</text:p>
          </table:table-cell>
          <table:table-cell office:value-type="float" office:value="25.94">
            <text:p>25.94</text:p>
          </table:table-cell>
          <table:table-cell office:value-type="float" office:value="25.52">
            <text:p>25.52</text:p>
          </table:table-cell>
          <table:table-cell office:value-type="float" office:value="31.04">
            <text:p>31.04</text:p>
          </table:table-cell>
          <table:table-cell office:value-type="float" office:value="29.69">
            <text:p>29.69</text:p>
          </table:table-cell>
          <table:table-cell table:number-columns-repeated="5"/>
          <table:table-cell office:value-type="float" office:value="0.64">
            <text:p>0.64</text:p>
          </table:table-cell>
          <table:table-cell office:value-type="float" office:value="45.83">
            <text:p>45.83</text:p>
          </table:table-cell>
          <table:table-cell office:value-type="float" office:value="41.94">
            <text:p>41.94</text:p>
          </table:table-cell>
          <table:table-cell office:value-type="float" office:value="16.17">
            <text:p>16.17</text:p>
          </table:table-cell>
          <table:table-cell office:value-type="float" office:value="14.75">
            <text:p>14.75</text:p>
          </table:table-cell>
          <table:table-cell/>
          <table:table-cell office:value-type="float" office:value="0.64">
            <text:p>0.64</text:p>
          </table:table-cell>
          <table:table-cell office:value-type="float" office:value="45.97">
            <text:p>45.97</text:p>
          </table:table-cell>
          <table:table-cell office:value-type="float" office:value="41.57">
            <text:p>41.57</text:p>
          </table:table-cell>
          <table:table-cell office:value-type="float" office:value="15.71">
            <text:p>15.71</text:p>
          </table:table-cell>
          <table:table-cell office:value-type="float" office:value="14.82">
            <text:p>14.82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12.78">
            <text:p>12.78</text:p>
          </table:table-cell>
          <table:table-cell office:value-type="float" office:value="12.08">
            <text:p>12.08</text:p>
          </table:table-cell>
          <table:table-cell office:value-type="float" office:value="19.72">
            <text:p>19.72</text:p>
          </table:table-cell>
          <table:table-cell office:value-type="float" office:value="18.06">
            <text:p>18.06</text:p>
          </table:table-cell>
          <table:table-cell/>
          <table:table-cell office:value-type="float" office:value="0.68">
            <text:p>0.68</text:p>
          </table:table-cell>
          <table:table-cell office:value-type="float" office:value="24.7">
            <text:p>24.7</text:p>
          </table:table-cell>
          <table:table-cell office:value-type="float" office:value="25.28">
            <text:p>25.28</text:p>
          </table:table-cell>
          <table:table-cell office:value-type="float" office:value="31.18">
            <text:p>31.18</text:p>
          </table:table-cell>
          <table:table-cell office:value-type="float" office:value="29.95">
            <text:p>29.95</text:p>
          </table:table-cell>
          <table:table-cell table:number-columns-repeated="5"/>
          <table:table-cell office:value-type="float" office:value="0.68">
            <text:p>0.68</text:p>
          </table:table-cell>
          <table:table-cell office:value-type="float" office:value="50.75">
            <text:p>50.75</text:p>
          </table:table-cell>
          <table:table-cell office:value-type="float" office:value="46.02">
            <text:p>46.02</text:p>
          </table:table-cell>
          <table:table-cell office:value-type="float" office:value="18.95">
            <text:p>18.95</text:p>
          </table:table-cell>
          <table:table-cell office:value-type="float" office:value="16.74">
            <text:p>16.74</text:p>
          </table:table-cell>
          <table:table-cell/>
          <table:table-cell office:value-type="float" office:value="0.68">
            <text:p>0.68</text:p>
          </table:table-cell>
          <table:table-cell office:value-type="float" office:value="50.61">
            <text:p>50.61</text:p>
          </table:table-cell>
          <table:table-cell office:value-type="float" office:value="45.11">
            <text:p>45.11</text:p>
          </table:table-cell>
          <table:table-cell office:value-type="float" office:value="18.08">
            <text:p>18.08</text:p>
          </table:table-cell>
          <table:table-cell office:value-type="float" office:value="16.53">
            <text:p>16.53</text:p>
          </table:table-cell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number-columns-repeated="2" office:value-type="float" office:value="11.75">
            <text:p>11.75</text:p>
          </table:table-cell>
          <table:table-cell office:value-type="float" office:value="19.03">
            <text:p>19.03</text:p>
          </table:table-cell>
          <table:table-cell office:value-type="float" office:value="18.16">
            <text:p>18.16</text:p>
          </table:table-cell>
          <table:table-cell/>
          <table:table-cell office:value-type="float" office:value="0.72">
            <text:p>0.72</text:p>
          </table:table-cell>
          <table:table-cell office:value-type="float" office:value="24.47">
            <text:p>24.47</text:p>
          </table:table-cell>
          <table:table-cell office:value-type="float" office:value="24.24">
            <text:p>24.24</text:p>
          </table:table-cell>
          <table:table-cell office:value-type="float" office:value="30.79">
            <text:p>30.79</text:p>
          </table:table-cell>
          <table:table-cell office:value-type="float" office:value="29.72">
            <text:p>29.72</text:p>
          </table:table-cell>
          <table:table-cell table:number-columns-repeated="5"/>
          <table:table-cell office:value-type="float" office:value="0.72">
            <text:p>0.72</text:p>
          </table:table-cell>
          <table:table-cell office:value-type="float" office:value="55.53">
            <text:p>55.53</text:p>
          </table:table-cell>
          <table:table-cell office:value-type="float" office:value="50.63">
            <text:p>50.63</text:p>
          </table:table-cell>
          <table:table-cell office:value-type="float" office:value="22.09">
            <text:p>22.09</text:p>
          </table:table-cell>
          <table:table-cell office:value-type="float" office:value="19.59">
            <text:p>19.59</text:p>
          </table:table-cell>
          <table:table-cell/>
          <table:table-cell office:value-type="float" office:value="0.72">
            <text:p>0.72</text:p>
          </table:table-cell>
          <table:table-cell office:value-type="float" office:value="55.5">
            <text:p>55.5</text:p>
          </table:table-cell>
          <table:table-cell office:value-type="float" office:value="50.91">
            <text:p>50.91</text:p>
          </table:table-cell>
          <table:table-cell office:value-type="float" office:value="21.47">
            <text:p>21.47</text:p>
          </table:table-cell>
          <table:table-cell office:value-type="float" office:value="18.83">
            <text:p>18.83</text:p>
          </table:table-cell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1.28">
            <text:p>11.28</text:p>
          </table:table-cell>
          <table:table-cell office:value-type="float" office:value="10.49">
            <text:p>10.49</text:p>
          </table:table-cell>
          <table:table-cell office:value-type="float" office:value="18.63">
            <text:p>18.63</text:p>
          </table:table-cell>
          <table:table-cell office:value-type="float" office:value="18.01">
            <text:p>18.01</text:p>
          </table:table-cell>
          <table:table-cell/>
          <table:table-cell office:value-type="float" office:value="0.76">
            <text:p>0.76</text:p>
          </table:table-cell>
          <table:table-cell office:value-type="float" office:value="23.63">
            <text:p>23.63</text:p>
          </table:table-cell>
          <table:table-cell office:value-type="float" office:value="23.68">
            <text:p>23.68</text:p>
          </table:table-cell>
          <table:table-cell office:value-type="float" office:value="30.01">
            <text:p>30.01</text:p>
          </table:table-cell>
          <table:table-cell office:value-type="float" office:value="29.61">
            <text:p>29.61</text:p>
          </table:table-cell>
          <table:table-cell table:number-columns-repeated="5"/>
          <table:table-cell office:value-type="float" office:value="0.76">
            <text:p>0.76</text:p>
          </table:table-cell>
          <table:table-cell office:value-type="float" office:value="60.16">
            <text:p>60.16</text:p>
          </table:table-cell>
          <table:table-cell office:value-type="float" office:value="56.38">
            <text:p>56.38</text:p>
          </table:table-cell>
          <table:table-cell office:value-type="float" office:value="25.48">
            <text:p>25.48</text:p>
          </table:table-cell>
          <table:table-cell office:value-type="float" office:value="23.11">
            <text:p>23.11</text:p>
          </table:table-cell>
          <table:table-cell/>
          <table:table-cell office:value-type="float" office:value="0.76">
            <text:p>0.76</text:p>
          </table:table-cell>
          <table:table-cell office:value-type="float" office:value="60.24">
            <text:p>60.24</text:p>
          </table:table-cell>
          <table:table-cell office:value-type="float" office:value="54.35">
            <text:p>54.35</text:p>
          </table:table-cell>
          <table:table-cell office:value-type="float" office:value="24.88">
            <text:p>24.88</text:p>
          </table:table-cell>
          <table:table-cell office:value-type="float" office:value="22.28">
            <text:p>22.28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0.08">
            <text:p>10.08</text:p>
          </table:table-cell>
          <table:table-cell office:value-type="float" office:value="10.94">
            <text:p>10.94</text:p>
          </table:table-cell>
          <table:table-cell office:value-type="float" office:value="18.16">
            <text:p>18.16</text:p>
          </table:table-cell>
          <table:table-cell office:value-type="float" office:value="17.93">
            <text:p>17.93</text:p>
          </table:table-cell>
          <table:table-cell/>
          <table:table-cell office:value-type="float" office:value="0.8">
            <text:p>0.8</text:p>
          </table:table-cell>
          <table:table-cell office:value-type="float" office:value="22.62">
            <text:p>22.62</text:p>
          </table:table-cell>
          <table:table-cell office:value-type="float" office:value="23.36">
            <text:p>23.36</text:p>
          </table:table-cell>
          <table:table-cell office:value-type="float" office:value="29.55">
            <text:p>29.55</text:p>
          </table:table-cell>
          <table:table-cell office:value-type="float" office:value="29.66">
            <text:p>29.66</text:p>
          </table:table-cell>
          <table:table-cell table:number-columns-repeated="5"/>
          <table:table-cell office:value-type="float" office:value="0.8">
            <text:p>0.8</text:p>
          </table:table-cell>
          <table:table-cell office:value-type="float" office:value="65.47">
            <text:p>65.47</text:p>
          </table:table-cell>
          <table:table-cell office:value-type="float" office:value="59.44">
            <text:p>59.44</text:p>
          </table:table-cell>
          <table:table-cell office:value-type="float" office:value="29.28">
            <text:p>29.28</text:p>
          </table:table-cell>
          <table:table-cell office:value-type="float" office:value="26.52">
            <text:p>26.52</text:p>
          </table:table-cell>
          <table:table-cell/>
          <table:table-cell office:value-type="float" office:value="0.8">
            <text:p>0.8</text:p>
          </table:table-cell>
          <table:table-cell office:value-type="float" office:value="64.55">
            <text:p>64.55</text:p>
          </table:table-cell>
          <table:table-cell office:value-type="float" office:value="58.36">
            <text:p>58.36</text:p>
          </table:table-cell>
          <table:table-cell office:value-type="float" office:value="28.36">
            <text:p>28.36</text:p>
          </table:table-cell>
          <table:table-cell office:value-type="float" office:value="24.54">
            <text:p>24.54</text:p>
          </table:table-cell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9.8">
            <text:p>9.8</text:p>
          </table:table-cell>
          <table:table-cell office:value-type="float" office:value="9.78">
            <text:p>9.78</text:p>
          </table:table-cell>
          <table:table-cell office:value-type="float" office:value="17.53">
            <text:p>17.53</text:p>
          </table:table-cell>
          <table:table-cell office:value-type="float" office:value="17.17">
            <text:p>17.17</text:p>
          </table:table-cell>
          <table:table-cell/>
          <table:table-cell office:value-type="float" office:value="0.84">
            <text:p>0.84</text:p>
          </table:table-cell>
          <table:table-cell office:value-type="float" office:value="22.02">
            <text:p>22.02</text:p>
          </table:table-cell>
          <table:table-cell office:value-type="float" office:value="23.23">
            <text:p>23.23</text:p>
          </table:table-cell>
          <table:table-cell office:value-type="float" office:value="29.15">
            <text:p>29.15</text:p>
          </table:table-cell>
          <table:table-cell office:value-type="float" office:value="29.57">
            <text:p>29.57</text:p>
          </table:table-cell>
          <table:table-cell table:number-columns-repeated="5"/>
          <table:table-cell office:value-type="float" office:value="0.84">
            <text:p>0.84</text:p>
          </table:table-cell>
          <table:table-cell office:value-type="float" office:value="70.09">
            <text:p>70.09</text:p>
          </table:table-cell>
          <table:table-cell office:value-type="float" office:value="62.73">
            <text:p>62.73</text:p>
          </table:table-cell>
          <table:table-cell office:value-type="float" office:value="32.79">
            <text:p>32.79</text:p>
          </table:table-cell>
          <table:table-cell office:value-type="float" office:value="29.05">
            <text:p>29.05</text:p>
          </table:table-cell>
          <table:table-cell/>
          <table:table-cell office:value-type="float" office:value="0.84">
            <text:p>0.84</text:p>
          </table:table-cell>
          <table:table-cell office:value-type="float" office:value="69.64">
            <text:p>69.64</text:p>
          </table:table-cell>
          <table:table-cell office:value-type="float" office:value="63.13">
            <text:p>63.13</text:p>
          </table:table-cell>
          <table:table-cell office:value-type="float" office:value="32.67">
            <text:p>32.67</text:p>
          </table:table-cell>
          <table:table-cell office:value-type="float" office:value="28.78">
            <text:p>28.78</text:p>
          </table:table-cell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9.02">
            <text:p>9.02</text:p>
          </table:table-cell>
          <table:table-cell office:value-type="float" office:value="9.8">
            <text:p>9.8</text:p>
          </table:table-cell>
          <table:table-cell office:value-type="float" office:value="16.32">
            <text:p>16.32</text:p>
          </table:table-cell>
          <table:table-cell office:value-type="float" office:value="16.59">
            <text:p>16.59</text:p>
          </table:table-cell>
          <table:table-cell/>
          <table:table-cell office:value-type="float" office:value="0.88">
            <text:p>0.88</text:p>
          </table:table-cell>
          <table:table-cell office:value-type="float" office:value="22.25">
            <text:p>22.25</text:p>
          </table:table-cell>
          <table:table-cell office:value-type="float" office:value="22.71">
            <text:p>22.71</text:p>
          </table:table-cell>
          <table:table-cell office:value-type="float" office:value="28.73">
            <text:p>28.73</text:p>
          </table:table-cell>
          <table:table-cell office:value-type="float" office:value="29.2">
            <text:p>29.2</text:p>
          </table:table-cell>
          <table:table-cell table:number-columns-repeated="5"/>
          <table:table-cell office:value-type="float" office:value="0.88">
            <text:p>0.88</text:p>
          </table:table-cell>
          <table:table-cell office:value-type="float" office:value="73.15">
            <text:p>73.15</text:p>
          </table:table-cell>
          <table:table-cell office:value-type="float" office:value="66.6">
            <text:p>66.6</text:p>
          </table:table-cell>
          <table:table-cell office:value-type="float" office:value="37.31">
            <text:p>37.31</text:p>
          </table:table-cell>
          <table:table-cell office:value-type="float" office:value="32.72">
            <text:p>32.72</text:p>
          </table:table-cell>
          <table:table-cell/>
          <table:table-cell office:value-type="float" office:value="0.88">
            <text:p>0.88</text:p>
          </table:table-cell>
          <table:table-cell office:value-type="float" office:value="71.97">
            <text:p>71.97</text:p>
          </table:table-cell>
          <table:table-cell office:value-type="float" office:value="66.72">
            <text:p>66.72</text:p>
          </table:table-cell>
          <table:table-cell office:value-type="float" office:value="36.42">
            <text:p>36.42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8.83">
            <text:p>8.83</text:p>
          </table:table-cell>
          <table:table-cell office:value-type="float" office:value="8.86">
            <text:p>8.86</text:p>
          </table:table-cell>
          <table:table-cell office:value-type="float" office:value="15.86">
            <text:p>15.86</text:p>
          </table:table-cell>
          <table:table-cell office:value-type="float" office:value="16.36">
            <text:p>16.36</text:p>
          </table:table-cell>
          <table:table-cell/>
          <table:table-cell office:value-type="float" office:value="0.92">
            <text:p>0.92</text:p>
          </table:table-cell>
          <table:table-cell office:value-type="float" office:value="21.81">
            <text:p>21.81</text:p>
          </table:table-cell>
          <table:table-cell office:value-type="float" office:value="22.77">
            <text:p>22.77</text:p>
          </table:table-cell>
          <table:table-cell office:value-type="float" office:value="28.86">
            <text:p>28.86</text:p>
          </table:table-cell>
          <table:table-cell office:value-type="float" office:value="29.2">
            <text:p>29.2</text:p>
          </table:table-cell>
          <table:table-cell table:number-columns-repeated="5"/>
          <table:table-cell office:value-type="float" office:value="0.92">
            <text:p>0.92</text:p>
          </table:table-cell>
          <table:table-cell office:value-type="float" office:value="76.1">
            <text:p>76.1</text:p>
          </table:table-cell>
          <table:table-cell office:value-type="float" office:value="69.23">
            <text:p>69.23</text:p>
          </table:table-cell>
          <table:table-cell office:value-type="float" office:value="40.06">
            <text:p>40.06</text:p>
          </table:table-cell>
          <table:table-cell office:value-type="float" office:value="35.91">
            <text:p>35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75.62">
            <text:p>75.62</text:p>
          </table:table-cell>
          <table:table-cell office:value-type="float" office:value="68.83">
            <text:p>68.83</text:p>
          </table:table-cell>
          <table:table-cell office:value-type="float" office:value="39.52">
            <text:p>39.52</text:p>
          </table:table-cell>
          <table:table-cell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8.01">
            <text:p>8.01</text:p>
          </table:table-cell>
          <table:table-cell office:value-type="float" office:value="9.51">
            <text:p>9.51</text:p>
          </table:table-cell>
          <table:table-cell office:value-type="float" office:value="15.44">
            <text:p>15.44</text:p>
          </table:table-cell>
          <table:table-cell office:value-type="float" office:value="16.87">
            <text:p>16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21.83">
            <text:p>21.83</text:p>
          </table:table-cell>
          <table:table-cell office:value-type="float" office:value="23.03">
            <text:p>23.03</text:p>
          </table:table-cell>
          <table:table-cell office:value-type="float" office:value="28.61">
            <text:p>28.61</text:p>
          </table:table-cell>
          <table:table-cell office:value-type="float" office:value="28.66">
            <text:p>28.66</text:p>
          </table:table-cell>
          <table:table-cell table:number-columns-repeated="5"/>
          <table:table-cell office:value-type="float" office:value="0.96">
            <text:p>0.96</text:p>
          </table:table-cell>
          <table:table-cell office:value-type="float" office:value="78.79">
            <text:p>78.79</text:p>
          </table:table-cell>
          <table:table-cell office:value-type="float" office:value="74.26">
            <text:p>74.26</text:p>
          </table:table-cell>
          <table:table-cell office:value-type="float" office:value="43.57">
            <text:p>43.57</text:p>
          </table:table-cell>
          <table:table-cell office:value-type="float" office:value="37.19">
            <text:p>37.19</text:p>
          </table:table-cell>
          <table:table-cell/>
          <table:table-cell office:value-type="float" office:value="0.96">
            <text:p>0.96</text:p>
          </table:table-cell>
          <table:table-cell office:value-type="float" office:value="77.9">
            <text:p>77.9</text:p>
          </table:table-cell>
          <table:table-cell office:value-type="float" office:value="73.35">
            <text:p>73.35</text:p>
          </table:table-cell>
          <table:table-cell office:value-type="float" office:value="42.19">
            <text:p>42.19</text:p>
          </table:table-cell>
          <table:table-cell office:value-type="float" office:value="38.03">
            <text:p>38.0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.76">
            <text:p>8.76</text:p>
          </table:table-cell>
          <table:table-cell office:value-type="float" office:value="13.98">
            <text:p>13.98</text:p>
          </table:table-cell>
          <table:table-cell office:value-type="float" office:value="14.38">
            <text:p>14.38</text:p>
          </table:table-cell>
          <table:table-cell office:value-type="float" office:value="17.86">
            <text:p>17.86</text:p>
          </table:table-cell>
          <table:table-cell/>
          <table:table-cell office:value-type="float" office:value="1">
            <text:p>1</text:p>
          </table:table-cell>
          <table:table-cell office:value-type="float" office:value="22.91">
            <text:p>22.91</text:p>
          </table:table-cell>
          <table:table-cell office:value-type="float" office:value="24.39">
            <text:p>24.39</text:p>
          </table:table-cell>
          <table:table-cell office:value-type="float" office:value="29.85">
            <text:p>29.85</text:p>
          </table:table-cell>
          <table:table-cell office:value-type="float" office:value="30.6">
            <text:p>30.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81.29">
            <text:p>81.29</text:p>
          </table:table-cell>
          <table:table-cell office:value-type="float" office:value="75.62">
            <text:p>75.62</text:p>
          </table:table-cell>
          <table:table-cell office:value-type="float" office:value="46.16">
            <text:p>46.16</text:p>
          </table:table-cell>
          <table:table-cell office:value-type="float" office:value="39.65">
            <text:p>39.65</text:p>
          </table:table-cell>
          <table:table-cell/>
          <table:table-cell office:value-type="float" office:value="1">
            <text:p>1</text:p>
          </table:table-cell>
          <table:table-cell office:value-type="float" office:value="80.25">
            <text:p>80.25</text:p>
          </table:table-cell>
          <table:table-cell office:value-type="float" office:value="77.8">
            <text:p>77.8</text:p>
          </table:table-cell>
          <table:table-cell office:value-type="float" office:value="44.14">
            <text:p>44.14</text:p>
          </table:table-cell>
          <table:table-cell office:value-type="float" office:value="39.37">
            <text:p>39.37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>
          <table:table-cell>
            <draw:frame table:end-cell-address="Sheet1.G898" table:end-x="0.6661in" table:end-y="0.1736in" draw:z-index="38" draw:style-name="gr1" svg:width="6in" svg:height="2.7598in" svg:x="0in" svg:y="0.0811in">
              <draw:object draw:notify-on-update-of-ranges="Sheet1.B837:Sheet1.B857 Sheet1.C836:Sheet1.C836 Sheet1.C837:Sheet1.C857 Sheet1.D836:Sheet1.D836 Sheet1.D837:Sheet1.D857 Sheet1.E836:Sheet1.E836 Sheet1.E837:Sheet1.E857 Sheet1.F836:Sheet1.F836 Sheet1.F837:Sheet1.F857"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frame table:end-cell-address="Sheet1.N901" table:end-x="0.8705in" table:end-y="0.0902in" draw:z-index="39" draw:style-name="gr1" svg:width="6in" svg:height="2.7598in" svg:x="0.2047in" svg:y="0.1752in">
              <draw:object draw:notify-on-update-of-ranges="Sheet1.H837:Sheet1.H857 Sheet1.I836:Sheet1.I836 Sheet1.I837:Sheet1.I857 Sheet1.J836:Sheet1.J836 Sheet1.J837:Sheet1.J857 Sheet1.K836:Sheet1.K836 Sheet1.K837:Sheet1.K857 Sheet1.L836:Sheet1.L836 Sheet1.L837:Sheet1.L857"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number-columns-repeated="15"/>
          <table:table-cell>
            <draw:frame table:end-cell-address="Sheet1.AE901" table:end-x="0.0248in" table:end-y="0.0173in" draw:z-index="41" draw:style-name="gr1" svg:width="6in" svg:height="2.7598in" svg:x="0.248in" svg:y="0.1024in">
              <draw:object draw:notify-on-update-of-ranges="Sheet1.X837:Sheet1.X857 Sheet1.Y836:Sheet1.Y836 Sheet1.Y837:Sheet1.Y857 Sheet1.Z836:Sheet1.Z836 Sheet1.Z837:Sheet1.Z857 Sheet1.AA836:Sheet1.AA836 Sheet1.AA837:Sheet1.AA857 Sheet1.AB836:Sheet1.AB836 Sheet1.AB837:Sheet1.AB857"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5"/>
          <table:table-cell>
            <draw:frame table:end-cell-address="Sheet1.V901" table:end-x="0.8807in" table:end-y="0.1323in" draw:z-index="40" draw:style-name="gr1" svg:width="6in" svg:height="2.7598in" svg:x="0.215in" svg:y="0.0398in">
              <draw:object draw:notify-on-update-of-ranges="Sheet1.R837:Sheet1.R857 Sheet1.S836:Sheet1.S836 Sheet1.S837:Sheet1.S857 Sheet1.T836:Sheet1.T836 Sheet1.T837:Sheet1.T857 Sheet1.U836:Sheet1.U836 Sheet1.U837:Sheet1.U857 Sheet1.V836:Sheet1.V836 Sheet1.V837:Sheet1.V857"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>
            <text:p>2 99, intelligent</text:p>
          </table:table-cell>
          <table:table-cell office:value-type="string">
            <text:p>2 99, direction change</text:p>
          </table:table-cell>
          <table:table-cell office:value-type="string">
            <text:p>0.05, intelligent</text:p>
          </table:table-cell>
          <table:table-cell office:value-type="string">
            <text:p>0,05 direction change</text:p>
          </table:table-cell>
          <table:table-cell table:number-columns-repeated="3"/>
          <table:table-cell table:style-name="ce6" office:value-type="string">
            <text:p>2 99, intelligent</text:p>
          </table:table-cell>
          <table:table-cell office:value-type="string">
            <text:p>2 99, direction change</text:p>
          </table:table-cell>
          <table:table-cell office:value-type="string">
            <text:p>0.05, intelligent</text:p>
          </table:table-cell>
          <table:table-cell office:value-type="string">
            <text:p>0,05 direction change</text:p>
          </table:table-cell>
          <table:table-cell table:number-columns-repeated="15"/>
        </table:table-row>
        <table:table-row table:style-name="ro1">
          <table:table-cell office:value-type="string">
            <text:p>tournament factor, switch explore/exploit speed 1, 2000</text:p>
          </table:table-cell>
          <table:table-cell table:number-columns-repeated="6"/>
          <table:table-cell office:value-type="string">
            <text:p>blocked, switch explore/exploit speed 1, 200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XCS (h = 0.2), <text:s text:c="9"/>intelligent</text:p>
          </table:table-cell>
          <table:table-cell office:value-type="string">
            <text:p>SXCS (h = 0.2), <text:s text:c="7"/>Richtungsänderung</text:p>
          </table:table-cell>
          <table:table-cell office:value-type="string">
            <text:p>SXCS (h = 0.05), <text:s text:c="7"/>intelligent</text:p>
          </table:table-cell>
          <table:table-cell office:value-type="string">
            <text:p>SXCS (h = 0.05), <text:s text:c="5"/>Richtungsänderung</text:p>
          </table:table-cell>
          <table:table-cell table:number-columns-repeated="3"/>
          <table:table-cell office:value-type="string">
            <text:p>SXCS (h = 0.2), <text:s text:c="9"/>intelligent</text:p>
          </table:table-cell>
          <table:table-cell office:value-type="string">
            <text:p>SXCS (h = 0.2), <text:s text:c="7"/>Richtungsänderung</text:p>
          </table:table-cell>
          <table:table-cell office:value-type="string">
            <text:p>SXCS (h = 0.05), <text:s text:c="7"/>intelligent</text:p>
          </table:table-cell>
          <table:table-cell office:value-type="string">
            <text:p>SXCS (h = 0.05), <text:s text:c="5"/>Richtungsänderung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930]-[.C$929]" office:value-type="float" office:value="0.0399999999999991">
            <text:p>0.04</text:p>
          </table:table-cell>
          <table:table-cell table:formula="of:=[.D930]-[.D$929]" office:value-type="float" office:value="-0.809999999999999">
            <text:p>-0.81</text:p>
          </table:table-cell>
          <table:table-cell table:formula="of:=[.E930]-[.E$929]" office:value-type="float" office:value="0.810000000000001">
            <text:p>0.81</text:p>
          </table:table-cell>
          <table:table-cell table:formula="of:=[.F930]-[.F$929]" office:value-type="float" office:value="1.48">
            <text:p>1.48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J930]-[.J$929]" office:value-type="float" office:value="19.76">
            <text:p>19.76</text:p>
          </table:table-cell>
          <table:table-cell table:formula="of:=[.K930]-[.K$929]" office:value-type="float" office:value="18.74">
            <text:p>18.74</text:p>
          </table:table-cell>
          <table:table-cell table:formula="of:=[.L930]-[.L$929]" office:value-type="float" office:value="6.88">
            <text:p>6.88</text:p>
          </table:table-cell>
          <table:table-cell table:formula="of:=[.M930]-[.M$929]" office:value-type="float" office:value="6.56">
            <text:p>6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4">
            <text:p>0.24</text:p>
          </table:table-cell>
          <table:table-cell table:formula="of:=[.C931]-[.C$929]" office:value-type="float" office:value="0.459999999999999">
            <text:p>0.46</text:p>
          </table:table-cell>
          <table:table-cell table:formula="of:=[.D931]-[.D$929]" office:value-type="float" office:value="0.0500000000000043">
            <text:p>0.05</text:p>
          </table:table-cell>
          <table:table-cell table:formula="of:=[.E931]-[.E$929]" office:value-type="float" office:value="0.449999999999999">
            <text:p>0.45</text:p>
          </table:table-cell>
          <table:table-cell table:formula="of:=[.F931]-[.F$929]" office:value-type="float" office:value="1.16">
            <text:p>1.16</text:p>
          </table:table-cell>
          <table:table-cell table:number-columns-repeated="2"/>
          <table:table-cell office:value-type="float" office:value="0.24">
            <text:p>0.24</text:p>
          </table:table-cell>
          <table:table-cell table:formula="of:=[.J931]-[.J$929]" office:value-type="float" office:value="16.95">
            <text:p>16.95</text:p>
          </table:table-cell>
          <table:table-cell table:formula="of:=[.K931]-[.K$929]" office:value-type="float" office:value="16.37">
            <text:p>16.37</text:p>
          </table:table-cell>
          <table:table-cell table:formula="of:=[.L931]-[.L$929]" office:value-type="float" office:value="6.15">
            <text:p>6.15</text:p>
          </table:table-cell>
          <table:table-cell table:formula="of:=[.M931]-[.M$929]" office:value-type="float" office:value="6.06">
            <text:p>6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8">
            <text:p>0.28</text:p>
          </table:table-cell>
          <table:table-cell table:formula="of:=[.C932]-[.C$929]" office:value-type="float" office:value="0.869999999999999">
            <text:p>0.87</text:p>
          </table:table-cell>
          <table:table-cell table:formula="of:=[.D932]-[.D$929]" office:value-type="float" office:value="0.140000000000001">
            <text:p>0.14</text:p>
          </table:table-cell>
          <table:table-cell table:formula="of:=[.E932]-[.E$929]" office:value-type="float" office:value="0.219999999999999">
            <text:p>0.22</text:p>
          </table:table-cell>
          <table:table-cell table:formula="of:=[.F932]-[.F$929]" office:value-type="float" office:value="0.659999999999997">
            <text:p>0.66</text:p>
          </table:table-cell>
          <table:table-cell table:number-columns-repeated="2"/>
          <table:table-cell office:value-type="float" office:value="0.28">
            <text:p>0.28</text:p>
          </table:table-cell>
          <table:table-cell table:formula="of:=[.J932]-[.J$929]" office:value-type="float" office:value="15.17">
            <text:p>15.17</text:p>
          </table:table-cell>
          <table:table-cell table:formula="of:=[.K932]-[.K$929]" office:value-type="float" office:value="14.88">
            <text:p>14.88</text:p>
          </table:table-cell>
          <table:table-cell table:formula="of:=[.L932]-[.L$929]" office:value-type="float" office:value="5.76">
            <text:p>5.76</text:p>
          </table:table-cell>
          <table:table-cell table:formula="of:=[.M932]-[.M$929]"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2">
            <text:p>0.32</text:p>
          </table:table-cell>
          <table:table-cell table:formula="of:=[.C933]-[.C$929]" office:value-type="float" office:value="0.629999999999999">
            <text:p>0.63</text:p>
          </table:table-cell>
          <table:table-cell table:formula="of:=[.D933]-[.D$929]" office:value-type="float" office:value="0.469999999999999">
            <text:p>0.47</text:p>
          </table:table-cell>
          <table:table-cell table:formula="of:=[.E933]-[.E$929]" office:value-type="float" office:value="0.91">
            <text:p>0.91</text:p>
          </table:table-cell>
          <table:table-cell table:formula="of:=[.F933]-[.F$929]" office:value-type="float" office:value="1.14">
            <text:p>1.14</text:p>
          </table:table-cell>
          <table:table-cell table:number-columns-repeated="2"/>
          <table:table-cell office:value-type="float" office:value="0.32">
            <text:p>0.32</text:p>
          </table:table-cell>
          <table:table-cell table:formula="of:=[.J933]-[.J$929]" office:value-type="float" office:value="14.95">
            <text:p>14.95</text:p>
          </table:table-cell>
          <table:table-cell table:formula="of:=[.K933]-[.K$929]" office:value-type="float" office:value="15.01">
            <text:p>15.01</text:p>
          </table:table-cell>
          <table:table-cell table:formula="of:=[.L933]-[.L$929]" office:value-type="float" office:value="5.62">
            <text:p>5.62</text:p>
          </table:table-cell>
          <table:table-cell table:formula="of:=[.M933]-[.M$929]" office:value-type="float" office:value="5.6">
            <text:p>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6">
            <text:p>0.36</text:p>
          </table:table-cell>
          <table:table-cell table:formula="of:=[.C934]-[.C$929]" office:value-type="float" office:value="1.46">
            <text:p>1.46</text:p>
          </table:table-cell>
          <table:table-cell table:formula="of:=[.D934]-[.D$929]" office:value-type="float" office:value="-0.0499999999999972">
            <text:p>-0.05</text:p>
          </table:table-cell>
          <table:table-cell table:formula="of:=[.E934]-[.E$929]" office:value-type="float" office:value="0.92">
            <text:p>0.92</text:p>
          </table:table-cell>
          <table:table-cell table:formula="of:=[.F934]-[.F$929]" office:value-type="float" office:value="1.23">
            <text:p>1.23</text:p>
          </table:table-cell>
          <table:table-cell table:number-columns-repeated="2"/>
          <table:table-cell office:value-type="float" office:value="0.36">
            <text:p>0.36</text:p>
          </table:table-cell>
          <table:table-cell table:formula="of:=[.J934]-[.J$929]" office:value-type="float" office:value="16.09">
            <text:p>16.09</text:p>
          </table:table-cell>
          <table:table-cell table:formula="of:=[.K934]-[.K$929]" office:value-type="float" office:value="15.68">
            <text:p>15.68</text:p>
          </table:table-cell>
          <table:table-cell table:formula="of:=[.L934]-[.L$929]" office:value-type="float" office:value="5.83">
            <text:p>5.83</text:p>
          </table:table-cell>
          <table:table-cell table:formula="of:=[.M934]-[.M$929]"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935]-[.C$929]" office:value-type="float" office:value="1.8">
            <text:p>1.8</text:p>
          </table:table-cell>
          <table:table-cell table:formula="of:=[.D935]-[.D$929]" office:value-type="float" office:value="-0.289999999999999">
            <text:p>-0.29</text:p>
          </table:table-cell>
          <table:table-cell table:formula="of:=[.E935]-[.E$929]" office:value-type="float" office:value="1.69">
            <text:p>1.69</text:p>
          </table:table-cell>
          <table:table-cell table:formula="of:=[.F935]-[.F$929]" office:value-type="float" office:value="1.56">
            <text:p>1.56</text:p>
          </table:table-cell>
          <table:table-cell table:number-columns-repeated="2"/>
          <table:table-cell office:value-type="float" office:value="0.4">
            <text:p>0.4</text:p>
          </table:table-cell>
          <table:table-cell table:formula="of:=[.J935]-[.J$929]" office:value-type="float" office:value="17.84">
            <text:p>17.84</text:p>
          </table:table-cell>
          <table:table-cell table:formula="of:=[.K935]-[.K$929]" office:value-type="float" office:value="17.45">
            <text:p>17.45</text:p>
          </table:table-cell>
          <table:table-cell table:formula="of:=[.L935]-[.L$929]" office:value-type="float" office:value="6.3">
            <text:p>6.3</text:p>
          </table:table-cell>
          <table:table-cell table:formula="of:=[.M935]-[.M$929]" office:value-type="float" office:value="6.14">
            <text:p>6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>
            <text:p>0.44</text:p>
          </table:table-cell>
          <table:table-cell table:formula="of:=[.C936]-[.C$929]" office:value-type="float" office:value="2.08">
            <text:p>2.08</text:p>
          </table:table-cell>
          <table:table-cell table:formula="of:=[.D936]-[.D$929]" office:value-type="float" office:value="0.130000000000003">
            <text:p>0.13</text:p>
          </table:table-cell>
          <table:table-cell table:formula="of:=[.E936]-[.E$929]" office:value-type="float" office:value="2.19">
            <text:p>2.19</text:p>
          </table:table-cell>
          <table:table-cell table:formula="of:=[.F936]-[.F$929]" office:value-type="float" office:value="1.91">
            <text:p>1.91</text:p>
          </table:table-cell>
          <table:table-cell table:number-columns-repeated="2"/>
          <table:table-cell office:value-type="float" office:value="0.44">
            <text:p>0.44</text:p>
          </table:table-cell>
          <table:table-cell table:formula="of:=[.J936]-[.J$929]" office:value-type="float" office:value="20.05">
            <text:p>20.05</text:p>
          </table:table-cell>
          <table:table-cell table:formula="of:=[.K936]-[.K$929]" office:value-type="float" office:value="19.28">
            <text:p>19.28</text:p>
          </table:table-cell>
          <table:table-cell table:formula="of:=[.L936]-[.L$929]" office:value-type="float" office:value="6.97">
            <text:p>6.97</text:p>
          </table:table-cell>
          <table:table-cell table:formula="of:=[.M936]-[.M$929]" office:value-type="float" office:value="6.81">
            <text:p>6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">
            <text:p>0.48</text:p>
          </table:table-cell>
          <table:table-cell table:formula="of:=[.C937]-[.C$929]" office:value-type="float" office:value="2.65">
            <text:p>2.65</text:p>
          </table:table-cell>
          <table:table-cell table:formula="of:=[.D937]-[.D$929]" office:value-type="float" office:value="-0.279999999999998">
            <text:p>-0.28</text:p>
          </table:table-cell>
          <table:table-cell table:formula="of:=[.E937]-[.E$929]" office:value-type="float" office:value="3.08">
            <text:p>3.08</text:p>
          </table:table-cell>
          <table:table-cell table:formula="of:=[.F937]-[.F$929]" office:value-type="float" office:value="2.87">
            <text:p>2.87</text:p>
          </table:table-cell>
          <table:table-cell table:number-columns-repeated="2"/>
          <table:table-cell office:value-type="float" office:value="0.48">
            <text:p>0.48</text:p>
          </table:table-cell>
          <table:table-cell table:formula="of:=[.J937]-[.J$929]" office:value-type="float" office:value="23.09">
            <text:p>23.09</text:p>
          </table:table-cell>
          <table:table-cell table:formula="of:=[.K937]-[.K$929]" office:value-type="float" office:value="21.83">
            <text:p>21.83</text:p>
          </table:table-cell>
          <table:table-cell table:formula="of:=[.L937]-[.L$929]" office:value-type="float" office:value="7.92">
            <text:p>7.92</text:p>
          </table:table-cell>
          <table:table-cell table:formula="of:=[.M937]-[.M$929]" office:value-type="float" office:value="7.48">
            <text:p>7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>
            <text:p>0.52</text:p>
          </table:table-cell>
          <table:table-cell table:formula="of:=[.C938]-[.C$929]" office:value-type="float" office:value="3.26">
            <text:p>3.26</text:p>
          </table:table-cell>
          <table:table-cell table:formula="of:=[.D938]-[.D$929]" office:value-type="float" office:value="-0.779999999999998">
            <text:p>-0.78</text:p>
          </table:table-cell>
          <table:table-cell table:formula="of:=[.E938]-[.E$929]" office:value-type="float" office:value="3.64">
            <text:p>3.64</text:p>
          </table:table-cell>
          <table:table-cell table:formula="of:=[.F938]-[.F$929]" office:value-type="float" office:value="3.42">
            <text:p>3.42</text:p>
          </table:table-cell>
          <table:table-cell table:number-columns-repeated="2"/>
          <table:table-cell office:value-type="float" office:value="0.52">
            <text:p>0.52</text:p>
          </table:table-cell>
          <table:table-cell table:formula="of:=[.J938]-[.J$929]" office:value-type="float" office:value="26">
            <text:p>26</text:p>
          </table:table-cell>
          <table:table-cell table:formula="of:=[.K938]-[.K$929]" office:value-type="float" office:value="24.33">
            <text:p>24.33</text:p>
          </table:table-cell>
          <table:table-cell table:formula="of:=[.L938]-[.L$929]" office:value-type="float" office:value="8.98">
            <text:p>8.98</text:p>
          </table:table-cell>
          <table:table-cell table:formula="of:=[.M938]-[.M$929]" office:value-type="float" office:value="8.28">
            <text:p>8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">
            <text:p>0.56</text:p>
          </table:table-cell>
          <table:table-cell table:formula="of:=[.C939]-[.C$929]" office:value-type="float" office:value="2.54">
            <text:p>2.54</text:p>
          </table:table-cell>
          <table:table-cell table:formula="of:=[.D939]-[.D$929]" office:value-type="float" office:value="-0.349999999999998">
            <text:p>-0.35</text:p>
          </table:table-cell>
          <table:table-cell table:formula="of:=[.E939]-[.E$929]" office:value-type="float" office:value="4.27">
            <text:p>4.27</text:p>
          </table:table-cell>
          <table:table-cell table:formula="of:=[.F939]-[.F$929]" office:value-type="float" office:value="3.66">
            <text:p>3.66</text:p>
          </table:table-cell>
          <table:table-cell table:number-columns-repeated="2"/>
          <table:table-cell office:value-type="float" office:value="0.56">
            <text:p>0.56</text:p>
          </table:table-cell>
          <table:table-cell table:formula="of:=[.J939]-[.J$929]" office:value-type="float" office:value="28.69">
            <text:p>28.69</text:p>
          </table:table-cell>
          <table:table-cell table:formula="of:=[.K939]-[.K$929]" office:value-type="float" office:value="26.76">
            <text:p>26.76</text:p>
          </table:table-cell>
          <table:table-cell table:formula="of:=[.L939]-[.L$929]" office:value-type="float" office:value="9.86">
            <text:p>9.86</text:p>
          </table:table-cell>
          <table:table-cell table:formula="of:=[.M939]-[.M$929]" office:value-type="float" office:value="9.2">
            <text:p>9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940]-[.C$929]" office:value-type="float" office:value="1.73">
            <text:p>1.73</text:p>
          </table:table-cell>
          <table:table-cell table:formula="of:=[.D940]-[.D$929]" office:value-type="float" office:value="-1.01">
            <text:p>-1.01</text:p>
          </table:table-cell>
          <table:table-cell table:formula="of:=[.E940]-[.E$929]" office:value-type="float" office:value="4.87">
            <text:p>4.87</text:p>
          </table:table-cell>
          <table:table-cell table:formula="of:=[.F940]-[.F$929]" office:value-type="float" office:value="4.09">
            <text:p>4.09</text:p>
          </table:table-cell>
          <table:table-cell table:number-columns-repeated="2"/>
          <table:table-cell office:value-type="float" office:value="0.6">
            <text:p>0.6</text:p>
          </table:table-cell>
          <table:table-cell table:formula="of:=[.J940]-[.J$929]" office:value-type="float" office:value="31.56">
            <text:p>31.56</text:p>
          </table:table-cell>
          <table:table-cell table:formula="of:=[.K940]-[.K$929]" office:value-type="float" office:value="29.99">
            <text:p>29.99</text:p>
          </table:table-cell>
          <table:table-cell table:formula="of:=[.L940]-[.L$929]" office:value-type="float" office:value="11.16">
            <text:p>11.16</text:p>
          </table:table-cell>
          <table:table-cell table:formula="of:=[.M940]-[.M$929]" office:value-type="float" office:value="10.19">
            <text:p>10.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941]-[.C$929]" office:value-type="float" office:value="1.46">
            <text:p>1.46</text:p>
          </table:table-cell>
          <table:table-cell table:formula="of:=[.D941]-[.D$929]" office:value-type="float" office:value="-1.02">
            <text:p>-1.02</text:p>
          </table:table-cell>
          <table:table-cell table:formula="of:=[.E941]-[.E$929]" office:value-type="float" office:value="4.86">
            <text:p>4.86</text:p>
          </table:table-cell>
          <table:table-cell table:formula="of:=[.F941]-[.F$929]" office:value-type="float" office:value="4.4">
            <text:p>4.4</text:p>
          </table:table-cell>
          <table:table-cell table:number-columns-repeated="2"/>
          <table:table-cell office:value-type="float" office:value="0.64">
            <text:p>0.64</text:p>
          </table:table-cell>
          <table:table-cell table:formula="of:=[.J941]-[.J$929]" office:value-type="float" office:value="34.73">
            <text:p>34.73</text:p>
          </table:table-cell>
          <table:table-cell table:formula="of:=[.K941]-[.K$929]" office:value-type="float" office:value="32.87">
            <text:p>32.87</text:p>
          </table:table-cell>
          <table:table-cell table:formula="of:=[.L941]-[.L$929]" office:value-type="float" office:value="12.7">
            <text:p>12.7</text:p>
          </table:table-cell>
          <table:table-cell table:formula="of:=[.M941]-[.M$929]" office:value-type="float" office:value="11.53">
            <text:p>11.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942]-[.C$929]" office:value-type="float" office:value="1.34">
            <text:p>1.34</text:p>
          </table:table-cell>
          <table:table-cell table:formula="of:=[.D942]-[.D$929]" office:value-type="float" office:value="-1.23">
            <text:p>-1.23</text:p>
          </table:table-cell>
          <table:table-cell table:formula="of:=[.E942]-[.E$929]" office:value-type="float" office:value="5.05">
            <text:p>5.05</text:p>
          </table:table-cell>
          <table:table-cell table:formula="of:=[.F942]-[.F$929]" office:value-type="float" office:value="4.71">
            <text:p>4.71</text:p>
          </table:table-cell>
          <table:table-cell table:number-columns-repeated="2"/>
          <table:table-cell office:value-type="float" office:value="0.68">
            <text:p>0.68</text:p>
          </table:table-cell>
          <table:table-cell table:formula="of:=[.J942]-[.J$929]" office:value-type="float" office:value="37.42">
            <text:p>37.42</text:p>
          </table:table-cell>
          <table:table-cell table:formula="of:=[.K942]-[.K$929]" office:value-type="float" office:value="35.03">
            <text:p>35.03</text:p>
          </table:table-cell>
          <table:table-cell table:formula="of:=[.L942]-[.L$929]" office:value-type="float" office:value="13.82">
            <text:p>13.82</text:p>
          </table:table-cell>
          <table:table-cell table:formula="of:=[.M942]-[.M$929]" office:value-type="float" office:value="12.77">
            <text:p>12.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943]-[.C$929]" office:value-type="float" office:value="0.889999999999999">
            <text:p>0.89</text:p>
          </table:table-cell>
          <table:table-cell table:formula="of:=[.D943]-[.D$929]" office:value-type="float" office:value="-2.02">
            <text:p>-2.02</text:p>
          </table:table-cell>
          <table:table-cell table:formula="of:=[.E943]-[.E$929]" office:value-type="float" office:value="5.3">
            <text:p>5.3</text:p>
          </table:table-cell>
          <table:table-cell table:formula="of:=[.F943]-[.F$929]" office:value-type="float" office:value="5.13">
            <text:p>5.13</text:p>
          </table:table-cell>
          <table:table-cell table:number-columns-repeated="2"/>
          <table:table-cell office:value-type="float" office:value="0.72">
            <text:p>0.72</text:p>
          </table:table-cell>
          <table:table-cell table:formula="of:=[.J943]-[.J$929]" office:value-type="float" office:value="40.87">
            <text:p>40.87</text:p>
          </table:table-cell>
          <table:table-cell table:formula="of:=[.K943]-[.K$929]" office:value-type="float" office:value="38.29">
            <text:p>38.29</text:p>
          </table:table-cell>
          <table:table-cell table:formula="of:=[.L943]-[.L$929]" office:value-type="float" office:value="15.18">
            <text:p>15.18</text:p>
          </table:table-cell>
          <table:table-cell table:formula="of:=[.M943]-[.M$929]" office:value-type="float" office:value="14.04">
            <text:p>14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944]-[.C$929]" office:value-type="float" office:value="0.810000000000001">
            <text:p>0.81</text:p>
          </table:table-cell>
          <table:table-cell table:formula="of:=[.D944]-[.D$929]" office:value-type="float" office:value="-2.14">
            <text:p>-2.14</text:p>
          </table:table-cell>
          <table:table-cell table:formula="of:=[.E944]-[.E$929]" office:value-type="float" office:value="5.04">
            <text:p>5.04</text:p>
          </table:table-cell>
          <table:table-cell table:formula="of:=[.F944]-[.F$929]" office:value-type="float" office:value="4.21">
            <text:p>4.21</text:p>
          </table:table-cell>
          <table:table-cell table:number-columns-repeated="2"/>
          <table:table-cell office:value-type="float" office:value="0.76">
            <text:p>0.76</text:p>
          </table:table-cell>
          <table:table-cell table:formula="of:=[.J944]-[.J$929]" office:value-type="float" office:value="43.46">
            <text:p>43.46</text:p>
          </table:table-cell>
          <table:table-cell table:formula="of:=[.K944]-[.K$929]" office:value-type="float" office:value="40.91">
            <text:p>40.91</text:p>
          </table:table-cell>
          <table:table-cell table:formula="of:=[.L944]-[.L$929]" office:value-type="float" office:value="17.35">
            <text:p>17.35</text:p>
          </table:table-cell>
          <table:table-cell table:formula="of:=[.M944]-[.M$929]" office:value-type="float" office:value="15.67">
            <text:p>15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945]-[.C$929]" office:value-type="float" office:value="-0.15">
            <text:p>-0.15</text:p>
          </table:table-cell>
          <table:table-cell table:formula="of:=[.D945]-[.D$929]" office:value-type="float" office:value="-2.73">
            <text:p>-2.73</text:p>
          </table:table-cell>
          <table:table-cell table:formula="of:=[.E945]-[.E$929]" office:value-type="float" office:value="4.82">
            <text:p>4.82</text:p>
          </table:table-cell>
          <table:table-cell table:formula="of:=[.F945]-[.F$929]" office:value-type="float" office:value="4.97">
            <text:p>4.97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J945]-[.J$929]" office:value-type="float" office:value="46.9">
            <text:p>46.9</text:p>
          </table:table-cell>
          <table:table-cell table:formula="of:=[.K945]-[.K$929]" office:value-type="float" office:value="44.07">
            <text:p>44.07</text:p>
          </table:table-cell>
          <table:table-cell table:formula="of:=[.L945]-[.L$929]" office:value-type="float" office:value="19.4">
            <text:p>19.4</text:p>
          </table:table-cell>
          <table:table-cell table:formula="of:=[.M945]-[.M$929]" office:value-type="float" office:value="17.63">
            <text:p>17.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946]-[.C$929]" office:value-type="float" office:value="-0.710000000000001">
            <text:p>-0.71</text:p>
          </table:table-cell>
          <table:table-cell table:formula="of:=[.D946]-[.D$929]" office:value-type="float" office:value="-3.39">
            <text:p>-3.39</text:p>
          </table:table-cell>
          <table:table-cell table:formula="of:=[.E946]-[.E$929]" office:value-type="float" office:value="4.38">
            <text:p>4.38</text:p>
          </table:table-cell>
          <table:table-cell table:formula="of:=[.F946]-[.F$929]" office:value-type="float" office:value="4.49">
            <text:p>4.49</text:p>
          </table:table-cell>
          <table:table-cell table:number-columns-repeated="2"/>
          <table:table-cell office:value-type="float" office:value="0.84">
            <text:p>0.84</text:p>
          </table:table-cell>
          <table:table-cell table:formula="of:=[.J946]-[.J$929]" office:value-type="float" office:value="50.31">
            <text:p>50.31</text:p>
          </table:table-cell>
          <table:table-cell table:formula="of:=[.K946]-[.K$929]" office:value-type="float" office:value="47.26">
            <text:p>47.26</text:p>
          </table:table-cell>
          <table:table-cell table:formula="of:=[.L946]-[.L$929]" office:value-type="float" office:value="22.28">
            <text:p>22.28</text:p>
          </table:table-cell>
          <table:table-cell table:formula="of:=[.M946]-[.M$929]" office:value-type="float" office:value="19.08">
            <text:p>19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947]-[.C$929]" office:value-type="float" office:value="-1.5">
            <text:p>-1.5</text:p>
          </table:table-cell>
          <table:table-cell table:formula="of:=[.D947]-[.D$929]" office:value-type="float" office:value="-4.31">
            <text:p>-4.31</text:p>
          </table:table-cell>
          <table:table-cell table:formula="of:=[.E947]-[.E$929]" office:value-type="float" office:value="3.38">
            <text:p>3.38</text:p>
          </table:table-cell>
          <table:table-cell table:formula="of:=[.F947]-[.F$929]" office:value-type="float" office:value="4.02">
            <text:p>4.02</text:p>
          </table:table-cell>
          <table:table-cell table:number-columns-repeated="2"/>
          <table:table-cell office:value-type="float" office:value="0.88">
            <text:p>0.88</text:p>
          </table:table-cell>
          <table:table-cell table:formula="of:=[.J947]-[.J$929]" office:value-type="float" office:value="53.62">
            <text:p>53.62</text:p>
          </table:table-cell>
          <table:table-cell table:formula="of:=[.K947]-[.K$929]" office:value-type="float" office:value="50.21">
            <text:p>50.21</text:p>
          </table:table-cell>
          <table:table-cell table:formula="of:=[.L947]-[.L$929]" office:value-type="float" office:value="25.08">
            <text:p>25.08</text:p>
          </table:table-cell>
          <table:table-cell table:formula="of:=[.M947]-[.M$929]" office:value-type="float" office:value="22.09">
            <text:p>2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948]-[.C$929]" office:value-type="float" office:value="-2.23">
            <text:p>-2.23</text:p>
          </table:table-cell>
          <table:table-cell table:formula="of:=[.D948]-[.D$929]" office:value-type="float" office:value="-4.31">
            <text:p>-4.31</text:p>
          </table:table-cell>
          <table:table-cell table:formula="of:=[.E948]-[.E$929]" office:value-type="float" office:value="2.6">
            <text:p>2.6</text:p>
          </table:table-cell>
          <table:table-cell table:formula="of:=[.F948]-[.F$929]" office:value-type="float" office:value="3.42">
            <text:p>3.42</text:p>
          </table:table-cell>
          <table:table-cell table:number-columns-repeated="2"/>
          <table:table-cell office:value-type="float" office:value="0.92">
            <text:p>0.92</text:p>
          </table:table-cell>
          <table:table-cell table:formula="of:=[.J948]-[.J$929]" office:value-type="float" office:value="58.26">
            <text:p>58.26</text:p>
          </table:table-cell>
          <table:table-cell table:formula="of:=[.K948]-[.K$929]" office:value-type="float" office:value="53.2">
            <text:p>53.2</text:p>
          </table:table-cell>
          <table:table-cell table:formula="of:=[.L948]-[.L$929]" office:value-type="float" office:value="28.84">
            <text:p>28.84</text:p>
          </table:table-cell>
          <table:table-cell table:formula="of:=[.M948]-[.M$929]" office:value-type="float" office:value="24.05">
            <text:p>24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949]-[.C$929]" office:value-type="float" office:value="-3.33">
            <text:p>-3.33</text:p>
          </table:table-cell>
          <table:table-cell table:formula="of:=[.D949]-[.D$929]" office:value-type="float" office:value="-5.06">
            <text:p>-5.06</text:p>
          </table:table-cell>
          <table:table-cell table:formula="of:=[.E949]-[.E$929]" office:value-type="float" office:value="1.7">
            <text:p>1.7</text:p>
          </table:table-cell>
          <table:table-cell table:formula="of:=[.F949]-[.F$929]" office:value-type="float" office:value="2.95">
            <text:p>2.95</text:p>
          </table:table-cell>
          <table:table-cell table:number-columns-repeated="2"/>
          <table:table-cell office:value-type="float" office:value="0.96">
            <text:p>0.96</text:p>
          </table:table-cell>
          <table:table-cell table:formula="of:=[.J949]-[.J$929]" office:value-type="float" office:value="61.83">
            <text:p>61.83</text:p>
          </table:table-cell>
          <table:table-cell table:formula="of:=[.K949]-[.K$929]" office:value-type="float" office:value="57.33">
            <text:p>57.33</text:p>
          </table:table-cell>
          <table:table-cell table:formula="of:=[.L949]-[.L$929]" office:value-type="float" office:value="32.51">
            <text:p>32.51</text:p>
          </table:table-cell>
          <table:table-cell table:formula="of:=[.M949]-[.M$929]" office:value-type="float" office:value="27.87">
            <text:p>27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950]-[.C$929]" office:value-type="float" office:value="-5.64">
            <text:p>-5.64</text:p>
          </table:table-cell>
          <table:table-cell table:formula="of:=[.D950]-[.D$929]" office:value-type="float" office:value="-6.45">
            <text:p>-6.45</text:p>
          </table:table-cell>
          <table:table-cell table:formula="of:=[.E950]-[.E$929]" office:value-type="float" office:value="-0.720000000000001">
            <text:p>-0.72</text:p>
          </table:table-cell>
          <table:table-cell table:formula="of:=[.F950]-[.F$929]" office:value-type="float" office:value="2.37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J950]-[.J$929]" office:value-type="float" office:value="69.64">
            <text:p>69.64</text:p>
          </table:table-cell>
          <table:table-cell table:formula="of:=[.K950]-[.K$929]" office:value-type="float" office:value="62.8">
            <text:p>62.8</text:p>
          </table:table-cell>
          <table:table-cell table:formula="of:=[.L950]-[.L$929]" office:value-type="float" office:value="40.77">
            <text:p>40.77</text:p>
          </table:table-cell>
          <table:table-cell table:formula="of:=[.M950]-[.M$929]" office:value-type="float" office:value="32.78">
            <text:p>32.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4.15">
            <text:p>14.15</text:p>
          </table:table-cell>
          <table:table-cell office:value-type="float" office:value="32.22">
            <text:p>32.22</text:p>
          </table:table-cell>
          <table:table-cell office:value-type="float" office:value="13.57">
            <text:p>13.57</text:p>
          </table:table-cell>
          <table:table-cell office:value-type="float" office:value="29.67">
            <text:p>29.67</text:p>
          </table:table-cell>
          <table:table-cell table:number-columns-repeated="3"/>
          <table:table-cell table:number-columns-repeated="4"/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4.19">
            <text:p>14.19</text:p>
          </table:table-cell>
          <table:table-cell office:value-type="float" office:value="31.41">
            <text:p>31.41</text:p>
          </table:table-cell>
          <table:table-cell office:value-type="float" office:value="14.38">
            <text:p>14.38</text:p>
          </table:table-cell>
          <table:table-cell office:value-type="float" office:value="31.15">
            <text:p>31.1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9.76">
            <text:p>19.76</text:p>
          </table:table-cell>
          <table:table-cell office:value-type="float" office:value="18.74">
            <text:p>18.74</text:p>
          </table:table-cell>
          <table:table-cell office:value-type="float" office:value="6.88">
            <text:p>6.88</text:p>
          </table:table-cell>
          <table:table-cell office:value-type="float" office:value="6.56">
            <text:p>6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4">
            <text:p>0.24</text:p>
          </table:table-cell>
          <table:table-cell office:value-type="float" office:value="14.61">
            <text:p>14.61</text:p>
          </table:table-cell>
          <table:table-cell office:value-type="float" office:value="32.27">
            <text:p>32.27</text:p>
          </table:table-cell>
          <table:table-cell office:value-type="float" office:value="14.02">
            <text:p>14.02</text:p>
          </table:table-cell>
          <table:table-cell office:value-type="float" office:value="30.83">
            <text:p>30.83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16.95">
            <text:p>16.95</text:p>
          </table:table-cell>
          <table:table-cell office:value-type="float" office:value="16.37">
            <text:p>16.37</text:p>
          </table:table-cell>
          <table:table-cell office:value-type="float" office:value="6.15">
            <text:p>6.15</text:p>
          </table:table-cell>
          <table:table-cell office:value-type="float" office:value="6.06">
            <text:p>6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5.02">
            <text:p>15.02</text:p>
          </table:table-cell>
          <table:table-cell office:value-type="float" office:value="32.36">
            <text:p>32.36</text:p>
          </table:table-cell>
          <table:table-cell office:value-type="float" office:value="13.79">
            <text:p>13.79</text:p>
          </table:table-cell>
          <table:table-cell office:value-type="float" office:value="30.33">
            <text:p>30.3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5.17">
            <text:p>15.17</text:p>
          </table:table-cell>
          <table:table-cell office:value-type="float" office:value="14.88">
            <text:p>14.88</text:p>
          </table:table-cell>
          <table:table-cell office:value-type="float" office:value="5.76">
            <text:p>5.76</text:p>
          </table:table-cell>
          <table:table-cell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14.78">
            <text:p>14.78</text:p>
          </table:table-cell>
          <table:table-cell office:value-type="float" office:value="32.69">
            <text:p>32.69</text:p>
          </table:table-cell>
          <table:table-cell office:value-type="float" office:value="14.48">
            <text:p>14.48</text:p>
          </table:table-cell>
          <table:table-cell office:value-type="float" office:value="30.81">
            <text:p>30.81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14.95">
            <text:p>14.95</text:p>
          </table:table-cell>
          <table:table-cell office:value-type="float" office:value="15.01">
            <text:p>15.01</text:p>
          </table:table-cell>
          <table:table-cell office:value-type="float" office:value="5.62">
            <text:p>5.62</text:p>
          </table:table-cell>
          <table:table-cell office:value-type="float" office:value="5.6">
            <text:p>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5.61">
            <text:p>15.61</text:p>
          </table:table-cell>
          <table:table-cell office:value-type="float" office:value="32.17">
            <text:p>32.17</text:p>
          </table:table-cell>
          <table:table-cell office:value-type="float" office:value="14.49">
            <text:p>14.49</text:p>
          </table:table-cell>
          <table:table-cell office:value-type="float" office:value="30.9">
            <text:p>30.9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16.09">
            <text:p>16.09</text:p>
          </table:table-cell>
          <table:table-cell office:value-type="float" office:value="15.68">
            <text:p>15.68</text:p>
          </table:table-cell>
          <table:table-cell office:value-type="float" office:value="5.83">
            <text:p>5.83</text:p>
          </table:table-cell>
          <table:table-cell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95">
            <text:p>15.95</text:p>
          </table:table-cell>
          <table:table-cell office:value-type="float" office:value="31.93">
            <text:p>31.93</text:p>
          </table:table-cell>
          <table:table-cell office:value-type="float" office:value="15.26">
            <text:p>15.26</text:p>
          </table:table-cell>
          <table:table-cell office:value-type="float" office:value="31.23">
            <text:p>31.23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17.84">
            <text:p>17.84</text:p>
          </table:table-cell>
          <table:table-cell office:value-type="float" office:value="17.45">
            <text:p>17.45</text:p>
          </table:table-cell>
          <table:table-cell office:value-type="float" office:value="6.3">
            <text:p>6.3</text:p>
          </table:table-cell>
          <table:table-cell office:value-type="float" office:value="6.14">
            <text:p>6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>
            <text:p>0.44</text:p>
          </table:table-cell>
          <table:table-cell office:value-type="float" office:value="16.23">
            <text:p>16.23</text:p>
          </table:table-cell>
          <table:table-cell office:value-type="float" office:value="32.35">
            <text:p>32.35</text:p>
          </table:table-cell>
          <table:table-cell office:value-type="float" office:value="15.76">
            <text:p>15.76</text:p>
          </table:table-cell>
          <table:table-cell office:value-type="float" office:value="31.58">
            <text:p>31.58</text:p>
          </table:table-cell>
          <table:table-cell table:number-columns-repeated="2"/>
          <table:table-cell office:value-type="float" office:value="0.44">
            <text:p>0.44</text:p>
          </table:table-cell>
          <table:table-cell office:value-type="float" office:value="20.05">
            <text:p>20.05</text:p>
          </table:table-cell>
          <table:table-cell office:value-type="float" office:value="19.28">
            <text:p>19.28</text:p>
          </table:table-cell>
          <table:table-cell office:value-type="float" office:value="6.97">
            <text:p>6.97</text:p>
          </table:table-cell>
          <table:table-cell office:value-type="float" office:value="6.81">
            <text:p>6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">
            <text:p>0.48</text:p>
          </table:table-cell>
          <table:table-cell office:value-type="float" office:value="16.8">
            <text:p>16.8</text:p>
          </table:table-cell>
          <table:table-cell office:value-type="float" office:value="31.94">
            <text:p>31.94</text:p>
          </table:table-cell>
          <table:table-cell office:value-type="float" office:value="16.65">
            <text:p>16.65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23.09">
            <text:p>23.09</text:p>
          </table:table-cell>
          <table:table-cell office:value-type="float" office:value="21.83">
            <text:p>21.83</text:p>
          </table:table-cell>
          <table:table-cell office:value-type="float" office:value="7.92">
            <text:p>7.92</text:p>
          </table:table-cell>
          <table:table-cell office:value-type="float" office:value="7.48">
            <text:p>7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>
            <text:p>0.52</text:p>
          </table:table-cell>
          <table:table-cell office:value-type="float" office:value="17.41">
            <text:p>17.41</text:p>
          </table:table-cell>
          <table:table-cell office:value-type="float" office:value="31.44">
            <text:p>31.44</text:p>
          </table:table-cell>
          <table:table-cell office:value-type="float" office:value="17.21">
            <text:p>17.21</text:p>
          </table:table-cell>
          <table:table-cell office:value-type="float" office:value="33.09">
            <text:p>33.09</text:p>
          </table:table-cell>
          <table:table-cell table:number-columns-repeated="2"/>
          <table:table-cell office:value-type="float" office:value="0.52">
            <text:p>0.52</text:p>
          </table:table-cell>
          <table:table-cell office:value-type="float" office:value="26">
            <text:p>26</text:p>
          </table:table-cell>
          <table:table-cell office:value-type="float" office:value="24.33">
            <text:p>24.33</text:p>
          </table:table-cell>
          <table:table-cell office:value-type="float" office:value="8.98">
            <text:p>8.98</text:p>
          </table:table-cell>
          <table:table-cell office:value-type="float" office:value="8.28">
            <text:p>8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">
            <text:p>0.56</text:p>
          </table:table-cell>
          <table:table-cell office:value-type="float" office:value="16.69">
            <text:p>16.69</text:p>
          </table:table-cell>
          <table:table-cell office:value-type="float" office:value="31.87">
            <text:p>31.87</text:p>
          </table:table-cell>
          <table:table-cell office:value-type="float" office:value="17.84">
            <text:p>17.84</text:p>
          </table:table-cell>
          <table:table-cell office:value-type="float" office:value="33.33">
            <text:p>33.33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28.69">
            <text:p>28.69</text:p>
          </table:table-cell>
          <table:table-cell office:value-type="float" office:value="26.76">
            <text:p>26.76</text:p>
          </table:table-cell>
          <table:table-cell office:value-type="float" office:value="9.86">
            <text:p>9.86</text:p>
          </table:table-cell>
          <table:table-cell office:value-type="float" office:value="9.2">
            <text:p>9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5.88">
            <text:p>15.88</text:p>
          </table:table-cell>
          <table:table-cell office:value-type="float" office:value="31.21">
            <text:p>31.21</text:p>
          </table:table-cell>
          <table:table-cell office:value-type="float" office:value="18.44">
            <text:p>18.44</text:p>
          </table:table-cell>
          <table:table-cell office:value-type="float" office:value="33.76">
            <text:p>33.76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31.56">
            <text:p>31.56</text:p>
          </table:table-cell>
          <table:table-cell office:value-type="float" office:value="29.99">
            <text:p>29.99</text:p>
          </table:table-cell>
          <table:table-cell office:value-type="float" office:value="11.16">
            <text:p>11.16</text:p>
          </table:table-cell>
          <table:table-cell office:value-type="float" office:value="10.19">
            <text:p>10.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5.61">
            <text:p>15.61</text:p>
          </table:table-cell>
          <table:table-cell office:value-type="float" office:value="31.2">
            <text:p>31.2</text:p>
          </table:table-cell>
          <table:table-cell office:value-type="float" office:value="18.43">
            <text:p>18.43</text:p>
          </table:table-cell>
          <table:table-cell office:value-type="float" office:value="34.07">
            <text:p>34.07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34.73">
            <text:p>34.73</text:p>
          </table:table-cell>
          <table:table-cell office:value-type="float" office:value="32.87">
            <text:p>32.87</text:p>
          </table:table-cell>
          <table:table-cell office:value-type="float" office:value="12.7">
            <text:p>12.7</text:p>
          </table:table-cell>
          <table:table-cell office:value-type="float" office:value="11.53">
            <text:p>11.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15.49">
            <text:p>15.49</text:p>
          </table:table-cell>
          <table:table-cell office:value-type="float" office:value="30.99">
            <text:p>30.99</text:p>
          </table:table-cell>
          <table:table-cell office:value-type="float" office:value="18.62">
            <text:p>18.62</text:p>
          </table:table-cell>
          <table:table-cell office:value-type="float" office:value="34.38">
            <text:p>34.38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37.42">
            <text:p>37.42</text:p>
          </table:table-cell>
          <table:table-cell office:value-type="float" office:value="35.03">
            <text:p>35.03</text:p>
          </table:table-cell>
          <table:table-cell office:value-type="float" office:value="13.82">
            <text:p>13.82</text:p>
          </table:table-cell>
          <table:table-cell office:value-type="float" office:value="12.77">
            <text:p>12.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5.04">
            <text:p>15.04</text:p>
          </table:table-cell>
          <table:table-cell office:value-type="float" office:value="30.2">
            <text:p>30.2</text:p>
          </table:table-cell>
          <table:table-cell office:value-type="float" office:value="18.87">
            <text:p>18.87</text:p>
          </table:table-cell>
          <table:table-cell office:value-type="float" office:value="34.8">
            <text:p>34.8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40.87">
            <text:p>40.87</text:p>
          </table:table-cell>
          <table:table-cell office:value-type="float" office:value="38.29">
            <text:p>38.29</text:p>
          </table:table-cell>
          <table:table-cell office:value-type="float" office:value="15.18">
            <text:p>15.18</text:p>
          </table:table-cell>
          <table:table-cell office:value-type="float" office:value="14.04">
            <text:p>14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4.96">
            <text:p>14.96</text:p>
          </table:table-cell>
          <table:table-cell office:value-type="float" office:value="30.08">
            <text:p>30.08</text:p>
          </table:table-cell>
          <table:table-cell office:value-type="float" office:value="18.61">
            <text:p>18.61</text:p>
          </table:table-cell>
          <table:table-cell office:value-type="float" office:value="33.88">
            <text:p>33.88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43.46">
            <text:p>43.46</text:p>
          </table:table-cell>
          <table:table-cell office:value-type="float" office:value="40.91">
            <text:p>40.91</text:p>
          </table:table-cell>
          <table:table-cell office:value-type="float" office:value="17.35">
            <text:p>17.35</text:p>
          </table:table-cell>
          <table:table-cell office:value-type="float" office:value="15.67">
            <text:p>15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">
            <text:p>14</text:p>
          </table:table-cell>
          <table:table-cell office:value-type="float" office:value="29.49">
            <text:p>29.49</text:p>
          </table:table-cell>
          <table:table-cell office:value-type="float" office:value="18.39">
            <text:p>18.39</text:p>
          </table:table-cell>
          <table:table-cell office:value-type="float" office:value="34.64">
            <text:p>34.64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46.9">
            <text:p>46.9</text:p>
          </table:table-cell>
          <table:table-cell office:value-type="float" office:value="44.07">
            <text:p>44.07</text:p>
          </table:table-cell>
          <table:table-cell office:value-type="float" office:value="19.4">
            <text:p>19.4</text:p>
          </table:table-cell>
          <table:table-cell office:value-type="float" office:value="17.63">
            <text:p>17.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13.44">
            <text:p>13.44</text:p>
          </table:table-cell>
          <table:table-cell office:value-type="float" office:value="28.83">
            <text:p>28.83</text:p>
          </table:table-cell>
          <table:table-cell office:value-type="float" office:value="17.95">
            <text:p>17.95</text:p>
          </table:table-cell>
          <table:table-cell office:value-type="float" office:value="34.16">
            <text:p>34.1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50.31">
            <text:p>50.31</text:p>
          </table:table-cell>
          <table:table-cell office:value-type="float" office:value="47.26">
            <text:p>47.26</text:p>
          </table:table-cell>
          <table:table-cell office:value-type="float" office:value="22.28">
            <text:p>22.28</text:p>
          </table:table-cell>
          <table:table-cell office:value-type="float" office:value="19.08">
            <text:p>19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2.65">
            <text:p>12.65</text:p>
          </table:table-cell>
          <table:table-cell office:value-type="float" office:value="27.91">
            <text:p>27.91</text:p>
          </table:table-cell>
          <table:table-cell office:value-type="float" office:value="16.95">
            <text:p>16.95</text:p>
          </table:table-cell>
          <table:table-cell office:value-type="float" office:value="33.69">
            <text:p>33.69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53.62">
            <text:p>53.62</text:p>
          </table:table-cell>
          <table:table-cell office:value-type="float" office:value="50.21">
            <text:p>50.21</text:p>
          </table:table-cell>
          <table:table-cell office:value-type="float" office:value="25.08">
            <text:p>25.08</text:p>
          </table:table-cell>
          <table:table-cell office:value-type="float" office:value="22.09">
            <text:p>2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1.92">
            <text:p>11.92</text:p>
          </table:table-cell>
          <table:table-cell office:value-type="float" office:value="27.91">
            <text:p>27.91</text:p>
          </table:table-cell>
          <table:table-cell office:value-type="float" office:value="16.17">
            <text:p>16.17</text:p>
          </table:table-cell>
          <table:table-cell office:value-type="float" office:value="33.09">
            <text:p>33.09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58.26">
            <text:p>58.26</text:p>
          </table:table-cell>
          <table:table-cell office:value-type="float" office:value="53.2">
            <text:p>53.2</text:p>
          </table:table-cell>
          <table:table-cell office:value-type="float" office:value="28.84">
            <text:p>28.84</text:p>
          </table:table-cell>
          <table:table-cell office:value-type="float" office:value="24.05">
            <text:p>24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0.82">
            <text:p>10.82</text:p>
          </table:table-cell>
          <table:table-cell office:value-type="float" office:value="27.16">
            <text:p>27.16</text:p>
          </table:table-cell>
          <table:table-cell office:value-type="float" office:value="15.27">
            <text:p>15.27</text:p>
          </table:table-cell>
          <table:table-cell office:value-type="float" office:value="32.62">
            <text:p>32.62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61.83">
            <text:p>61.83</text:p>
          </table:table-cell>
          <table:table-cell office:value-type="float" office:value="57.33">
            <text:p>57.33</text:p>
          </table:table-cell>
          <table:table-cell office:value-type="float" office:value="32.51">
            <text:p>32.51</text:p>
          </table:table-cell>
          <table:table-cell office:value-type="float" office:value="27.87">
            <text:p>27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.51">
            <text:p>8.51</text:p>
          </table:table-cell>
          <table:table-cell office:value-type="float" office:value="25.77">
            <text:p>25.77</text:p>
          </table:table-cell>
          <table:table-cell office:value-type="float" office:value="12.85">
            <text:p>12.85</text:p>
          </table:table-cell>
          <table:table-cell office:value-type="float" office:value="32.04">
            <text:p>32.0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9.64">
            <text:p>69.64</text:p>
          </table:table-cell>
          <table:table-cell office:value-type="float" office:value="62.8">
            <text:p>62.8</text:p>
          </table:table-cell>
          <table:table-cell office:value-type="float" office:value="40.77">
            <text:p>40.77</text:p>
          </table:table-cell>
          <table:table-cell office:value-type="float" office:value="32.78">
            <text:p>32.78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>
            <draw:frame table:end-cell-address="Sheet1.G968" table:end-x="0.6661in" table:end-y="0.0067in" draw:z-index="42" draw:style-name="gr1" svg:width="6in" svg:height="2.7598in" svg:x="0in" svg:y="0.0917in">
              <draw:object draw:notify-on-update-of-ranges="Sheet1.B908:Sheet1.B928 Sheet1.C907:Sheet1.C907 Sheet1.C908:Sheet1.C928 Sheet1.D907:Sheet1.D907 Sheet1.D908:Sheet1.D928 Sheet1.E907:Sheet1.E907 Sheet1.E908:Sheet1.E928 Sheet1.F907:Sheet1.F907 Sheet1.F908:Sheet1.F928"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number-columns-repeated="8"/>
          <table:table-cell>
            <draw:frame table:end-cell-address="Sheet1.P967" table:end-x="0.8594in" table:end-y="0.1327in" draw:z-index="43" draw:style-name="gr1" svg:width="6in" svg:height="2.7598in" svg:x="0.1933in" svg:y="0.0398in">
              <draw:object draw:notify-on-update-of-ranges="Sheet1.I908:Sheet1.I928 Sheet1.J907:Sheet1.J907 Sheet1.J908:Sheet1.J928 Sheet1.K907:Sheet1.K907 Sheet1.K908:Sheet1.K928 Sheet1.L907:Sheet1.L907 Sheet1.L908:Sheet1.L928 Sheet1.M907:Sheet1.M907 Sheet1.M908:Sheet1.M928"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03/24/2009</text:date>, <text:time>20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24T20:57:07.27</dc:date>
    <dc:creator>Clemens Lode</dc:creator>
    <meta:editing-duration>PT157H16M16S</meta:editing-duration>
    <meta:editing-cycles>36</meta:editing-cycles>
    <meta:generator>OpenOffice.org/3.0$Win32 OpenOffice.org_project/300m9$Build-9358</meta:generator>
    <meta:document-statistic meta:table-count="3" meta:cell-count="4472" meta:object-count="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63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502cm" svg:height="6.988cm" chart:class="chart:line" chart:style-name="ch1">
        <chart:legend chart:legend-position="end" svg:x="12.055cm" svg:y="2.119cm" chart:style-name="ch2"/>
        <chart:plot-area chart:style-name="ch3" table:cell-range-address="Sheet1.L159:Sheet1.R180" chart:data-source-has-labels="both" svg:x="0.31cm" svg:y="0.139cm" svg:width="11.436cm" svg:height="6.571cm">
          <chart:axis chart:dimension="x" chart:name="primary-x" chart:style-name="ch4">
            <chart:categories table:cell-range-address="Sheet1.L160:Sheet1.L1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60:Sheet1.M180" chart:label-cell-address="Sheet1.M159:Sheet1.M159" chart:class="chart:line">
            <chart:data-point chart:repeated="21"/>
          </chart:series>
          <chart:series chart:style-name="ch7" chart:values-cell-range-address="Sheet1.N160:Sheet1.N180" chart:label-cell-address="Sheet1.N159:Sheet1.N159" chart:class="chart:line">
            <chart:data-point chart:repeated="21"/>
          </chart:series>
          <chart:series chart:style-name="ch8" chart:values-cell-range-address="Sheet1.O160:Sheet1.O180" chart:label-cell-address="Sheet1.O159:Sheet1.O159" chart:class="chart:line">
            <chart:data-point chart:repeated="21"/>
          </chart:series>
          <chart:series chart:style-name="ch9" chart:values-cell-range-address="Sheet1.P160:Sheet1.P180" chart:label-cell-address="Sheet1.P159:Sheet1.P159" chart:class="chart:line">
            <chart:data-point chart:repeated="21"/>
          </chart:series>
          <chart:series chart:style-name="ch10" chart:values-cell-range-address="Sheet1.Q160:Sheet1.Q180" chart:label-cell-address="Sheet1.Q159:Sheet1.Q159" chart:class="chart:line">
            <chart:data-point chart:repeated="21"/>
          </chart:series>
          <chart:series chart:style-name="ch11" chart:values-cell-range-address="Sheet1.R160:Sheet1.R180" chart:label-cell-address="Sheet1.R159:Sheet1.R159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159:Sheet1.M159">Einfache Heuristik</text:p>
              </table:table-cell>
              <table:table-cell office:value-type="string">
                <text:p text:id="Sheet1.N159:Sheet1.N159">Intelligente Heuristik</text:p>
              </table:table-cell>
              <table:table-cell office:value-type="string">
                <text:p text:id="Sheet1.O159:Sheet1.O159">XCS (2000)</text:p>
              </table:table-cell>
              <table:table-cell office:value-type="string">
                <text:p text:id="Sheet1.P159:Sheet1.P159">SXCS (2000)</text:p>
              </table:table-cell>
              <table:table-cell office:value-type="string">
                <text:p text:id="Sheet1.Q159:Sheet1.Q159"/>
              </table:table-cell>
              <table:table-cell office:value-type="string">
                <text:p text:id="Sheet1.R159:Sheet1.R159"/>
              </table:table-cell>
            </table:table-row>
          </table:table-header-rows>
          <table:table-rows>
            <table:table-row>
              <table:table-cell office:value-type="string">
                <text:p text:id="Sheet1.L160:Sheet1.L180">0</text:p>
              </table:table-cell>
              <table:table-cell office:value-type="float" office:value="64.23">
                <text:p text:id="Sheet1.M160:Sheet1.M180">64.23</text:p>
              </table:table-cell>
              <table:table-cell office:value-type="float" office:value="63.93">
                <text:p text:id="Sheet1.N160:Sheet1.N180">63.93</text:p>
              </table:table-cell>
              <table:table-cell office:value-type="float" office:value="11.16">
                <text:p text:id="Sheet1.O160:Sheet1.O180">11.16</text:p>
              </table:table-cell>
              <table:table-cell office:value-type="float" office:value="-34.46">
                <text:p text:id="Sheet1.P160:Sheet1.P180">-34.46</text:p>
              </table:table-cell>
              <table:table-cell office:value-type="float" office:value="1.#NAN">
                <text:p text:id="Sheet1.Q160:Sheet1.Q180">1.#NAN</text:p>
              </table:table-cell>
              <table:table-cell office:value-type="float" office:value="1.#NAN">
                <text:p text:id="Sheet1.R160:Sheet1.R180"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0.95">
                <text:p>60.95</text:p>
              </table:table-cell>
              <table:table-cell office:value-type="float" office:value="60.97">
                <text:p>60.97</text:p>
              </table:table-cell>
              <table:table-cell office:value-type="float" office:value="-5.53">
                <text:p>-5.53</text:p>
              </table:table-cell>
              <table:table-cell office:value-type="float" office:value="-35.31">
                <text:p>-35.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1.05">
                <text:p>61.05</text:p>
              </table:table-cell>
              <table:table-cell office:value-type="float" office:value="62.88">
                <text:p>62.88</text:p>
              </table:table-cell>
              <table:table-cell office:value-type="float" office:value="-6.12">
                <text:p>-6.12</text:p>
              </table:table-cell>
              <table:table-cell office:value-type="float" office:value="-32.22">
                <text:p>-32.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58.61">
                <text:p>58.61</text:p>
              </table:table-cell>
              <table:table-cell office:value-type="float" office:value="59.43">
                <text:p>59.43</text:p>
              </table:table-cell>
              <table:table-cell office:value-type="float" office:value="-7.76">
                <text:p>-7.76</text:p>
              </table:table-cell>
              <table:table-cell office:value-type="float" office:value="-33.16">
                <text:p>-33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58.07">
                <text:p>58.07</text:p>
              </table:table-cell>
              <table:table-cell office:value-type="float" office:value="59.76">
                <text:p>59.76</text:p>
              </table:table-cell>
              <table:table-cell office:value-type="float" office:value="-7.61">
                <text:p>-7.61</text:p>
              </table:table-cell>
              <table:table-cell office:value-type="float" office:value="-33.2">
                <text:p>-3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56.92">
                <text:p>56.92</text:p>
              </table:table-cell>
              <table:table-cell office:value-type="float" office:value="58.35">
                <text:p>58.35</text:p>
              </table:table-cell>
              <table:table-cell office:value-type="float" office:value="-8.65">
                <text:p>-8.65</text:p>
              </table:table-cell>
              <table:table-cell office:value-type="float" office:value="-33.03">
                <text:p>-33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54.97">
                <text:p>54.97</text:p>
              </table:table-cell>
              <table:table-cell office:value-type="float" office:value="56.23">
                <text:p>56.23</text:p>
              </table:table-cell>
              <table:table-cell office:value-type="float" office:value="-8.13">
                <text:p>-8.13</text:p>
              </table:table-cell>
              <table:table-cell office:value-type="float" office:value="-33.05">
                <text:p>-33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53.73">
                <text:p>53.73</text:p>
              </table:table-cell>
              <table:table-cell office:value-type="float" office:value="54.98">
                <text:p>54.98</text:p>
              </table:table-cell>
              <table:table-cell office:value-type="float" office:value="-8.68">
                <text:p>-8.68</text:p>
              </table:table-cell>
              <table:table-cell office:value-type="float" office:value="-33.13">
                <text:p>-33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1.36">
                <text:p>51.36</text:p>
              </table:table-cell>
              <table:table-cell office:value-type="float" office:value="53.25">
                <text:p>53.25</text:p>
              </table:table-cell>
              <table:table-cell office:value-type="float" office:value="-10.1">
                <text:p>-10.1</text:p>
              </table:table-cell>
              <table:table-cell office:value-type="float" office:value="-33.45">
                <text:p>-33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8.89">
                <text:p>48.89</text:p>
              </table:table-cell>
              <table:table-cell office:value-type="float" office:value="51.21">
                <text:p>51.21</text:p>
              </table:table-cell>
              <table:table-cell office:value-type="float" office:value="-10.11">
                <text:p>-10.11</text:p>
              </table:table-cell>
              <table:table-cell office:value-type="float" office:value="-33.74">
                <text:p>-33.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7.88">
                <text:p>47.88</text:p>
              </table:table-cell>
              <table:table-cell office:value-type="float" office:value="50.14">
                <text:p>50.14</text:p>
              </table:table-cell>
              <table:table-cell office:value-type="float" office:value="-8.91">
                <text:p>-8.91</text:p>
              </table:table-cell>
              <table:table-cell office:value-type="float" office:value="6.83">
                <text:p>6.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43.82">
                <text:p>43.82</text:p>
              </table:table-cell>
              <table:table-cell office:value-type="float" office:value="46.45">
                <text:p>46.45</text:p>
              </table:table-cell>
              <table:table-cell office:value-type="float" office:value="-9.59">
                <text:p>-9.59</text:p>
              </table:table-cell>
              <table:table-cell office:value-type="float" office:value="5.33">
                <text:p>5.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1.25">
                <text:p>41.25</text:p>
              </table:table-cell>
              <table:table-cell office:value-type="float" office:value="42.59">
                <text:p>42.59</text:p>
              </table:table-cell>
              <table:table-cell office:value-type="float" office:value="-10.71">
                <text:p>-10.71</text:p>
              </table:table-cell>
              <table:table-cell office:value-type="float" office:value="4.23">
                <text:p>4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9.07">
                <text:p>39.07</text:p>
              </table:table-cell>
              <table:table-cell office:value-type="float" office:value="41.81">
                <text:p>41.81</text:p>
              </table:table-cell>
              <table:table-cell office:value-type="float" office:value="-9.35">
                <text:p>-9.35</text:p>
              </table:table-cell>
              <table:table-cell office:value-type="float" office:value="4.85">
                <text:p>4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6.34">
                <text:p>36.34</text:p>
              </table:table-cell>
              <table:table-cell office:value-type="float" office:value="38.33">
                <text:p>38.33</text:p>
              </table:table-cell>
              <table:table-cell office:value-type="float" office:value="-10.1">
                <text:p>-10.1</text:p>
              </table:table-cell>
              <table:table-cell office:value-type="float" office:value="4.02">
                <text:p>4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7">
                <text:p>32.7</text:p>
              </table:table-cell>
              <table:table-cell office:value-type="float" office:value="35.74">
                <text:p>35.74</text:p>
              </table:table-cell>
              <table:table-cell office:value-type="float" office:value="-10.16">
                <text:p>-10.16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36">
                <text:p>32.36</text:p>
              </table:table-cell>
              <table:table-cell office:value-type="float" office:value="34.19">
                <text:p>34.19</text:p>
              </table:table-cell>
              <table:table-cell office:value-type="float" office:value="-9.41">
                <text:p>-9.41</text:p>
              </table:table-cell>
              <table:table-cell office:value-type="float" office:value="4.61">
                <text:p>4.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8">
                <text:p>29.8</text:p>
              </table:table-cell>
              <table:table-cell office:value-type="float" office:value="32.83">
                <text:p>32.83</text:p>
              </table:table-cell>
              <table:table-cell office:value-type="float" office:value="-9.72">
                <text:p>-9.72</text:p>
              </table:table-cell>
              <table:table-cell office:value-type="float" office:value="4.98">
                <text:p>4.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15">
                <text:p>29.15</text:p>
              </table:table-cell>
              <table:table-cell office:value-type="float" office:value="31.88">
                <text:p>31.88</text:p>
              </table:table-cell>
              <table:table-cell office:value-type="float" office:value="-8.9">
                <text:p>-8.9</text:p>
              </table:table-cell>
              <table:table-cell office:value-type="float" office:value="5.27">
                <text:p>5.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6.92">
                <text:p>26.92</text:p>
              </table:table-cell>
              <table:table-cell office:value-type="float" office:value="29.94">
                <text:p>29.94</text:p>
              </table:table-cell>
              <table:table-cell office:value-type="float" office:value="-9.32">
                <text:p>-9.32</text:p>
              </table:table-cell>
              <table:table-cell office:value-type="float" office:value="3.08">
                <text:p>3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17">
                <text:p>28.17</text:p>
              </table:table-cell>
              <table:table-cell office:value-type="float" office:value="31.07">
                <text:p>31.07</text:p>
              </table:table-cell>
              <table:table-cell office:value-type="float" office:value="-9.55">
                <text:p>-9.55</text:p>
              </table:table-cell>
              <table:table-cell office:value-type="float" office:value="3.2">
                <text:p>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027cm" svg:y="3.192cm" chart:style-name="ch2"/>
        <chart:plot-area chart:style-name="ch3" table:cell-range-address="Sheet1.B210:Sheet1.B230 Sheet1.F209:Sheet1.F230" chart:data-source-has-labels="both" svg:x="0.16cm" svg:y="0.14cm" svg:width="5.707cm" svg:height="6.58cm">
          <chart:axis chart:dimension="x" chart:name="primary-x" chart:style-name="ch4">
            <chart:categories table:cell-range-address="Sheet1.B210:Sheet1.B2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10:Sheet1.F230" chart:label-cell-address="Sheet1.F209:Sheet1.F209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209:Sheet1.F209"/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1.3">
                <text:p text:id="Sheet1.F210:Sheet1.F230">1.3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46000000000001">
                <text:p>1.4600000000000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94000000000001">
                <text:p>1.9400000000000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.43000000000001">
                <text:p>1.4300000000000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.10000000000001">
                <text:p>2.10000000000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.38000000000001">
                <text:p>2.38000000000001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.88000000000001">
                <text:p>2.88000000000001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.73999999999999">
                <text:p>2.739999999999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.91999999999999">
                <text:p>3.91999999999999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2">
                <text:p>4.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2cm" svg:y="2.984cm" chart:style-name="ch2"/>
        <chart:plot-area chart:style-name="ch3" table:cell-range-address="Sheet1.B2:Sheet1.E9 Sheet1.A1:Sheet1.A1 Sheet1.A10:Sheet1.A10 Sheet1.E11:Sheet1.E18" chart:data-source-has-labels="both" svg:x="0.307cm" svg:y="0.14cm" svg:width="10.811cm" svg:height="6.652cm">
          <chart:axis chart:dimension="x" chart:name="primary-x" chart:style-name="ch4">
            <chart:title svg:x="4.354cm" svg:y="6.357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322cm" svg:y="5.511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56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2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56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2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56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2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56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2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56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2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2.984cm" chart:style-name="ch2"/>
        <chart:plot-area chart:style-name="ch3" table:cell-range-address="Sheet1.B302:Sheet1.D308" chart:data-source-has-labels="both" svg:x="0.407cm" svg:y="0.14cm" svg:width="11.593cm" svg:height="6.652cm">
          <chart:axis chart:dimension="x" chart:name="primary-x" chart:style-name="ch4">
            <chart:title svg:x="5.484cm" svg:y="6.343cm" chart:style-name="ch5">
              <text:p>Qualität (in %)</text:p>
            </chart:title>
            <chart:categories table:cell-range-address="Sheet1.B303:Sheet1.B308"/>
          </chart:axis>
          <chart:axis chart:dimension="y" chart:name="primary-y" chart:style-name="ch4">
            <chart:title svg:x="0.314cm" svg:y="5.164cm" chart:style-name="ch6">
              <text:p>Anzahl Schritte pro Problem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3">
                <text:p text:id="Sheet1.C303:Sheet1.C308">1.3</text:p>
              </table:table-cell>
              <table:table-cell office:value-type="float" office:value="1.86">
                <text:p text:id="Sheet1.D303:Sheet1.D308">1.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2">
                <text:p>6.5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18">
                <text:p>15.18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69">
                <text:p>21.69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5.24">
                <text:p>25.24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6.14">
                <text:p>26.14</text:p>
              </table:table-cell>
              <table:table-cell office:value-type="float" office:value="25.58">
                <text:p>25.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55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2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bar" chart:style-name="ch1">
        <chart:legend chart:legend-position="end" svg:x="11.42cm" svg:y="2.972cm" chart:style-name="ch2"/>
        <chart:plot-area chart:style-name="ch3" table:cell-range-address="Sheet1.B2:Sheet1.B18 Sheet1.A1:Sheet1.A1 Sheet1.C2:Sheet1.C9 Sheet1.A10:Sheet1.A10 Sheet1.C11:Sheet1.C18" chart:data-source-has-labels="both" svg:x="0.307cm" svg:y="0.139cm" svg:width="10.811cm" svg:height="6.631cm">
          <chart:axis chart:dimension="x" chart:name="primary-x" chart:style-name="ch4">
            <chart:title svg:x="4.354cm" svg:y="6.34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322cm" svg:y="4.343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61cm" svg:y="6.354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25cm" svg:y="6.096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61cm" svg:y="6.354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25cm" svg:y="6.043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6cm" svg:y="6.353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24cm" svg:y="6.097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52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2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54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23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52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2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52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2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52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2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5cm" svg:y="0.678cm" chart:style-name="ch2"/>
        <chart:plot-area chart:style-name="ch3" table:cell-range-address="Sheet1.B515:Sheet1.G523" chart:data-source-has-labels="both" svg:x="0.407cm" svg:y="0.14cm" svg:width="10.64cm" svg:height="6.652cm">
          <chart:axis chart:dimension="x" chart:name="primary-x" chart:style-name="ch4">
            <chart:title svg:x="5.02cm" svg:y="6.347cm" chart:style-name="ch5">
              <text:p>maxStackSize</text:p>
            </chart:title>
            <chart:categories table:cell-range-address="Sheet1.B516:Sheet1.B523"/>
          </chart:axis>
          <chart:axis chart:dimension="y" chart:name="primary-y" chart:style-name="ch4">
            <chart:title svg:x="0.318cm" svg:y="4.87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16:Sheet1.C523" chart:label-cell-address="Sheet1.C515:Sheet1.C515" chart:class="chart:line">
            <chart:data-point chart:repeated="8"/>
          </chart:series>
          <chart:series chart:style-name="ch9" chart:values-cell-range-address="Sheet1.D516:Sheet1.D523" chart:label-cell-address="Sheet1.D515:Sheet1.D515" chart:class="chart:line">
            <chart:data-point chart:repeated="8"/>
          </chart:series>
          <chart:series chart:style-name="ch10" chart:values-cell-range-address="Sheet1.E516:Sheet1.E523" chart:label-cell-address="Sheet1.E515:Sheet1.E515" chart:class="chart:line">
            <chart:data-point chart:repeated="8"/>
          </chart:series>
          <chart:series chart:style-name="ch11" chart:values-cell-range-address="Sheet1.F516:Sheet1.F523" chart:label-cell-address="Sheet1.F515:Sheet1.F515" chart:class="chart:line">
            <chart:data-point chart:repeated="8"/>
          </chart:series>
          <chart:series chart:style-name="ch12" chart:values-cell-range-address="Sheet1.G516:Sheet1.G523" chart:label-cell-address="Sheet1.G515:Sheet1.G5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15:Sheet1.C515">Säulenszenario 16x16, einfache Richtungsänderung</text:p>
              </table:table-cell>
              <table:table-cell office:value-type="string">
                <text:p text:id="Sheet1.D515:Sheet1.D515">Säulenszenario 32x32, einfache Richtungsänderung</text:p>
              </table:table-cell>
              <table:table-cell office:value-type="string">
                <text:p text:id="Sheet1.E515:Sheet1.E515">Schwieriges Szenario, ohne Richtungsänderung</text:p>
              </table:table-cell>
              <table:table-cell office:value-type="string">
                <text:p text:id="Sheet1.F515:Sheet1.F515">Säulenszenario, intelligentes Zielobjekt (Geschwindigkeit 1)</text:p>
              </table:table-cell>
              <table:table-cell office:value-type="string">
                <text:p text:id="Sheet1.G515:Sheet1.G515">Säulenszenario, intelligentes Zielobjekt</text:p>
              </table:table-cell>
            </table:table-row>
          </table:table-header-rows>
          <table:table-rows>
            <table:table-row>
              <table:table-cell office:value-type="string">
                <text:p text:id="Sheet1.B516:Sheet1.B523">8</text:p>
              </table:table-cell>
              <table:table-cell office:value-type="float" office:value="3.44">
                <text:p text:id="Sheet1.C516:Sheet1.C523">3.44</text:p>
              </table:table-cell>
              <table:table-cell office:value-type="float" office:value="1.66">
                <text:p text:id="Sheet1.D516:Sheet1.D523">1.66</text:p>
              </table:table-cell>
              <table:table-cell office:value-type="float" office:value="3.44">
                <text:p text:id="Sheet1.E516:Sheet1.E523">3.44</text:p>
              </table:table-cell>
              <table:table-cell office:value-type="float" office:value="10.24">
                <text:p text:id="Sheet1.F516:Sheet1.F523">10.24</text:p>
              </table:table-cell>
              <table:table-cell office:value-type="float" office:value="5.09">
                <text:p text:id="Sheet1.G516:Sheet1.G523">5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">
                <text:p>3.94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10.11">
                <text:p>10.1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">
                <text:p>4.03</text:p>
              </table:table-cell>
              <table:table-cell office:value-type="float" office:value="2.43">
                <text:p>2.43</text:p>
              </table:table-cell>
              <table:table-cell office:value-type="float" office:value="2.85">
                <text:p>2.85</text:p>
              </table:table-cell>
              <table:table-cell office:value-type="float" office:value="10.03">
                <text:p>10.0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9.27">
                <text:p>9.2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6">
                <text:p>4.06</text:p>
              </table:table-cell>
              <table:table-cell office:value-type="float" office:value="3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9.66">
                <text:p>9.6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">
                <text:p>3.69</text:p>
              </table:table-cell>
              <table:table-cell office:value-type="float" office:value="2.79">
                <text:p>2.79</text:p>
              </table:table-cell>
              <table:table-cell office:value-type="float" office:value="1.41">
                <text:p>1.41</text:p>
              </table:table-cell>
              <table:table-cell office:value-type="float" office:value="9.59">
                <text:p>9.5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1.64">
                <text:p>1.64</text:p>
              </table:table-cell>
              <table:table-cell office:value-type="float" office:value="9">
                <text:p>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3">
                <text:p>3.83</text:p>
              </table:table-cell>
              <table:table-cell office:value-type="float" office:value="2.78">
                <text:p>2.78</text:p>
              </table:table-cell>
              <table:table-cell office:value-type="float" office:value="-0.0100000000000016">
                <text:p>-0.0100000000000016</text:p>
              </table:table-cell>
              <table:table-cell office:value-type="float" office:value="9.69">
                <text:p>9.69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D552 Sheet1.C541:Sheet1.D552 Sheet1.G541:Sheet1.G552 Sheet1.B541:Sheet1.B541" chart:data-source-has-labels="both" svg:x="0.407cm" svg:y="0.14cm" svg:width="10.587cm" svg:height="6.652cm">
          <chart:axis chart:dimension="x" chart:name="primary-x" chart:style-name="ch4">
            <chart:title svg:x="4.597cm" svg:y="6.348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19cm" svg:y="4.87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2:Sheet1.C552" chart:label-cell-address="Sheet1.C541:Sheet1.C541" chart:class="chart:line">
            <chart:data-point chart:repeated="11"/>
          </chart:series>
          <chart:series chart:style-name="ch9" chart:values-cell-range-address="Sheet1.D542:Sheet1.D552" chart:label-cell-address="Sheet1.D541:Sheet1.D541" chart:class="chart:line">
            <chart:data-point chart:repeated="11"/>
          </chart:series>
          <chart:series chart:style-name="ch10" chart:values-cell-range-address="Sheet1.G542:Sheet1.G552" chart:label-cell-address="Sheet1.G541:Sheet1.G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41:Sheet1.C541">SXCS, andauernd exploit</text:p>
              </table:table-cell>
              <table:table-cell office:value-type="string">
                <text:p text:id="Sheet1.D541:Sheet1.D541">SXCS, abwechselnd explore/exploit</text:p>
              </table:table-cell>
              <table:table-cell office:value-type="string">
                <text:p text:id="Sheet1.G541:Sheet1.G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3.22">
                <text:p text:id="Sheet1.C542:Sheet1.C552">3.22</text:p>
              </table:table-cell>
              <table:table-cell office:value-type="float" office:value="5.84">
                <text:p text:id="Sheet1.D542:Sheet1.D552">5.84</text:p>
              </table:table-cell>
              <table:table-cell office:value-type="float" office:value="1.33">
                <text:p text:id="Sheet1.G542:Sheet1.G552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4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B552 Sheet1.E541:Sheet1.F552 Sheet1.H541:Sheet1.H552" chart:data-source-has-labels="both" svg:x="0.407cm" svg:y="0.14cm" svg:width="10.587cm" svg:height="6.652cm">
          <chart:axis chart:dimension="x" chart:name="primary-x" chart:style-name="ch4">
            <chart:title svg:x="4.597cm" svg:y="6.348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19cm" svg:y="4.87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2:Sheet1.E552" chart:label-cell-address="Sheet1.E541:Sheet1.E541" chart:class="chart:line">
            <chart:data-point chart:repeated="11"/>
          </chart:series>
          <chart:series chart:style-name="ch9" chart:values-cell-range-address="Sheet1.F542:Sheet1.F552" chart:label-cell-address="Sheet1.F541:Sheet1.F541" chart:class="chart:line">
            <chart:data-point chart:repeated="11"/>
          </chart:series>
          <chart:series chart:style-name="ch10" chart:values-cell-range-address="Sheet1.H542:Sheet1.H552" chart:label-cell-address="Sheet1.H541:Sheet1.H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41:Sheet1.E541">SXCS, andauernd exploit</text:p>
              </table:table-cell>
              <table:table-cell office:value-type="string">
                <text:p text:id="Sheet1.F541:Sheet1.F541">SXCS, abwechselnd explore/exploit</text:p>
              </table:table-cell>
              <table:table-cell office:value-type="string">
                <text:p text:id="Sheet1.H541:Sheet1.H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2.03">
                <text:p text:id="Sheet1.E542:Sheet1.E552">2.03</text:p>
              </table:table-cell>
              <table:table-cell office:value-type="float" office:value="3.11">
                <text:p text:id="Sheet1.F542:Sheet1.F552">3.11</text:p>
              </table:table-cell>
              <table:table-cell office:value-type="float" office:value="0.579999999999998">
                <text:p text:id="Sheet1.H542:Sheet1.H552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42:Sheet1.L552 Sheet1.K541:Sheet1.L552 Sheet1.O541:Sheet1.O552 Sheet1.J541:Sheet1.J541" chart:data-source-has-labels="both" svg:x="0.407cm" svg:y="0.14cm" svg:width="10.799cm" svg:height="6.652cm">
          <chart:axis chart:dimension="x" chart:name="primary-x" chart:style-name="ch4">
            <chart:title svg:x="4.703cm" svg:y="6.348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19cm" svg:y="4.87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2:Sheet1.K552" chart:label-cell-address="Sheet1.K541:Sheet1.K541" chart:class="chart:line">
            <chart:data-point chart:repeated="11"/>
          </chart:series>
          <chart:series chart:style-name="ch9" chart:values-cell-range-address="Sheet1.L542:Sheet1.L552" chart:label-cell-address="Sheet1.L541:Sheet1.L541" chart:class="chart:line">
            <chart:data-point chart:repeated="11"/>
          </chart:series>
          <chart:series chart:style-name="ch10" chart:values-cell-range-address="Sheet1.O542:Sheet1.O552" chart:label-cell-address="Sheet1.O541:Sheet1.O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41:Sheet1.K541">SXCS, andauernd exploit</text:p>
              </table:table-cell>
              <table:table-cell office:value-type="string">
                <text:p text:id="Sheet1.L541:Sheet1.L541">SXCS, abwechselnd explore/exploit</text:p>
              </table:table-cell>
              <table:table-cell office:value-type="string">
                <text:p text:id="Sheet1.O541:Sheet1.O541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7.13">
                <text:p text:id="Sheet1.K542:Sheet1.K552">7.13</text:p>
              </table:table-cell>
              <table:table-cell office:value-type="float" office:value="5.53">
                <text:p text:id="Sheet1.L542:Sheet1.L552">5.53</text:p>
              </table:table-cell>
              <table:table-cell office:value-type="float" office:value="4.94">
                <text:p text:id="Sheet1.O542:Sheet1.O552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42:Sheet1.J552 Sheet1.M541:Sheet1.N552 Sheet1.P541:Sheet1.P552" chart:data-source-has-labels="both" svg:x="0.407cm" svg:y="0.14cm" svg:width="10.587cm" svg:height="6.652cm">
          <chart:axis chart:dimension="x" chart:name="primary-x" chart:style-name="ch4">
            <chart:title svg:x="4.597cm" svg:y="6.348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19cm" svg:y="4.87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2:Sheet1.M552" chart:label-cell-address="Sheet1.M541:Sheet1.M541" chart:class="chart:line">
            <chart:data-point chart:repeated="11"/>
          </chart:series>
          <chart:series chart:style-name="ch9" chart:values-cell-range-address="Sheet1.N542:Sheet1.N552" chart:label-cell-address="Sheet1.N541:Sheet1.N541" chart:class="chart:line">
            <chart:data-point chart:repeated="11"/>
          </chart:series>
          <chart:series chart:style-name="ch10" chart:values-cell-range-address="Sheet1.P542:Sheet1.P552" chart:label-cell-address="Sheet1.P541:Sheet1.P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41:Sheet1.M541">SXCS, andauernd exploit</text:p>
              </table:table-cell>
              <table:table-cell office:value-type="string">
                <text:p text:id="Sheet1.N541:Sheet1.N541">SXCS, abwechselnd explore/exploit</text:p>
              </table:table-cell>
              <table:table-cell office:value-type="string">
                <text:p text:id="Sheet1.P541:Sheet1.P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3.42">
                <text:p text:id="Sheet1.M542:Sheet1.M552">3.42</text:p>
              </table:table-cell>
              <table:table-cell office:value-type="float" office:value="2.53">
                <text:p text:id="Sheet1.N542:Sheet1.N552">2.53</text:p>
              </table:table-cell>
              <table:table-cell office:value-type="float" office:value="2.53">
                <text:p text:id="Sheet1.P542:Sheet1.P552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26cm" svg:y="3.012cm" chart:style-name="ch2"/>
        <chart:plot-area chart:style-name="ch3" table:cell-range-address="Sheet1.B604:Sheet1.B613 Sheet1.Z603:Sheet1.Z613" chart:data-source-has-labels="both" svg:x="0.407cm" svg:y="0.14cm" svg:width="11.116cm" svg:height="6.652cm">
          <chart:axis chart:dimension="x" chart:name="primary-x" chart:style-name="ch4">
            <chart:title svg:x="4.848cm" svg:y="6.347cm" chart:style-name="ch5">
              <text:p>Anzahl Experimente</text:p>
            </chart:title>
            <chart:categories table:cell-range-address="Sheet1.B604:Sheet1.B613"/>
          </chart:axis>
          <chart:axis chart:dimension="y" chart:name="primary-y" chart:style-name="ch4">
            <chart:title svg:x="0.318cm" svg:y="4.145cm" chart:style-name="ch6">
              <text:p>Varianz (in %)</text:p>
            </chart:title>
            <chart:grid chart:style-name="ch7" chart:class="major"/>
          </chart:axis>
          <chart:series chart:style-name="ch8" chart:values-cell-range-address="Sheet1.Z604:Sheet1.Z613" chart:label-cell-address="Sheet1.Z603:Sheet1.Z60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Z603:Sheet1.Z603">Sich zufällig bewegende Agenten</text:p>
              </table:table-cell>
            </table:table-row>
          </table:table-header-rows>
          <table:table-rows>
            <table:table-row>
              <table:table-cell office:value-type="string">
                <text:p text:id="Sheet1.B604:Sheet1.B613">1</text:p>
              </table:table-cell>
              <table:table-cell office:value-type="float" office:value="12.33184">
                <text:p text:id="Sheet1.Z604:Sheet1.Z613">12.33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0580999999999">
                <text:p>7.6058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905">
                <text:p>1.4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521">
                <text:p>3.26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544">
                <text:p>5.4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381">
                <text:p>1.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160000000002">
                <text:p>0.5251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9">
                <text:p>0.6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090000000001">
                <text:p>0.76409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B638:Sheet1.F651" chart:data-source-has-labels="both" svg:x="0.407cm" svg:y="0.14cm" svg:width="10.825cm" svg:height="6.652cm">
          <chart:axis chart:dimension="x" chart:name="primary-x" chart:style-name="ch4">
            <chart:title svg:x="5.153cm" svg:y="6.346cm" chart:style-name="ch5">
              <text:p>Lernrate beta</text:p>
            </chart:title>
            <chart:categories table:cell-range-address="Sheet1.B639:Sheet1.B651"/>
          </chart:axis>
          <chart:axis chart:dimension="y" chart:name="primary-y" chart:style-name="ch4">
            <chart:title svg:x="0.317cm" svg:y="4.87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39:Sheet1.C651" chart:label-cell-address="Sheet1.C638:Sheet1.C638" chart:class="chart:line">
            <chart:data-point chart:repeated="13"/>
          </chart:series>
          <chart:series chart:style-name="ch9" chart:values-cell-range-address="Sheet1.D639:Sheet1.D651" chart:label-cell-address="Sheet1.D638:Sheet1.D638" chart:class="chart:line">
            <chart:data-point chart:repeated="13"/>
          </chart:series>
          <chart:series chart:style-name="ch10" chart:values-cell-range-address="Sheet1.E639:Sheet1.E651" chart:label-cell-address="Sheet1.E638:Sheet1.E638" chart:class="chart:line">
            <chart:data-point chart:repeated="13"/>
          </chart:series>
          <chart:series chart:style-name="ch11" chart:values-cell-range-address="Sheet1.F639:Sheet1.F651" chart:label-cell-address="Sheet1.F638:Sheet1.F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38:Sheet1.C638">SXCS, intelligent</text:p>
              </table:table-cell>
              <table:table-cell office:value-type="string">
                <text:p text:id="Sheet1.D638:Sheet1.D638">SXCS, einfache Richtungsänderung</text:p>
              </table:table-cell>
              <table:table-cell office:value-type="string">
                <text:p text:id="Sheet1.E638:Sheet1.E638">XCS, einfache Richtungsänderung</text:p>
              </table:table-cell>
              <table:table-cell office:value-type="string">
                <text:p text:id="Sheet1.F638:Sheet1.F638">XCS, intelligent</text:p>
              </table:table-cell>
            </table:table-row>
          </table:table-header-rows>
          <table:table-rows>
            <table:table-row>
              <table:table-cell office:value-type="string">
                <text:p text:id="Sheet1.B639:Sheet1.B651">0.00001</text:p>
              </table:table-cell>
              <table:table-cell office:value-type="float" office:value="7.81">
                <text:p text:id="Sheet1.C639:Sheet1.C651">7.81</text:p>
              </table:table-cell>
              <table:table-cell office:value-type="float" office:value="6.14">
                <text:p text:id="Sheet1.D639:Sheet1.D651">6.14</text:p>
              </table:table-cell>
              <table:table-cell office:value-type="float" office:value="2.72">
                <text:p text:id="Sheet1.E639:Sheet1.E651">2.72</text:p>
              </table:table-cell>
              <table:table-cell office:value-type="float" office:value="7.85">
                <text:p text:id="Sheet1.F639:Sheet1.F651">7.8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13">
                <text:p>8.13</text:p>
              </table:table-cell>
              <table:table-cell office:value-type="float" office:value="6.46">
                <text:p>6.46</text:p>
              </table:table-cell>
              <table:table-cell office:value-type="float" office:value="3.26">
                <text:p>3.2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7.63">
                <text:p>7.63</text:p>
              </table:table-cell>
              <table:table-cell office:value-type="float" office:value="6.11">
                <text:p>6.11</text:p>
              </table:table-cell>
              <table:table-cell office:value-type="float" office:value="3.3">
                <text:p>3.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8.08">
                <text:p>8.08</text:p>
              </table:table-cell>
              <table:table-cell office:value-type="float" office:value="6.65">
                <text:p>6.65</text:p>
              </table:table-cell>
              <table:table-cell office:value-type="float" office:value="3.35">
                <text:p>3.3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8.43">
                <text:p>8.43</text:p>
              </table:table-cell>
              <table:table-cell office:value-type="float" office:value="6.29">
                <text:p>6.29</text:p>
              </table:table-cell>
              <table:table-cell office:value-type="float" office:value="2.82">
                <text:p>2.8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9.46">
                <text:p>9.46</text:p>
              </table:table-cell>
              <table:table-cell office:value-type="float" office:value="6.61">
                <text:p>6.61</text:p>
              </table:table-cell>
              <table:table-cell office:value-type="float" office:value="2.86">
                <text:p>2.8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9.59">
                <text:p>9.59</text:p>
              </table:table-cell>
              <table:table-cell office:value-type="float" office:value="6.74">
                <text:p>6.74</text:p>
              </table:table-cell>
              <table:table-cell office:value-type="float" office:value="3.39">
                <text:p>3.3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82">
                <text:p>8.82</text:p>
              </table:table-cell>
              <table:table-cell office:value-type="float" office:value="6.94">
                <text:p>6.94</text:p>
              </table:table-cell>
              <table:table-cell office:value-type="float" office:value="2.5">
                <text:p>2.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12">
                <text:p>9.12</text:p>
              </table:table-cell>
              <table:table-cell office:value-type="float" office:value="6.06">
                <text:p>6.06</text:p>
              </table:table-cell>
              <table:table-cell office:value-type="float" office:value="2.34">
                <text:p>2.3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96">
                <text:p>8.96</text:p>
              </table:table-cell>
              <table:table-cell office:value-type="float" office:value="5.28">
                <text:p>5.28</text:p>
              </table:table-cell>
              <table:table-cell office:value-type="float" office:value="1.69">
                <text:p>1.6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8.06">
                <text:p>8.06</text:p>
              </table:table-cell>
              <table:table-cell office:value-type="float" office:value="5.14">
                <text:p>5.14</text:p>
              </table:table-cell>
              <table:table-cell office:value-type="float" office:value="0.25">
                <text:p>0.25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42">
                <text:p>7.42</text:p>
              </table:table-cell>
              <table:table-cell office:value-type="float" office:value="4.74">
                <text:p>4.74</text:p>
              </table:table-cell>
              <table:table-cell office:value-type="float" office:value="-1.13">
                <text:p>-1.1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46">
                <text:p>6.46</text:p>
              </table:table-cell>
              <table:table-cell office:value-type="float" office:value="3.53">
                <text:p>3.53</text:p>
              </table:table-cell>
              <table:table-cell office:value-type="float" office:value="-2.6">
                <text:p>-2.6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509cm" svg:y="2.388cm" chart:style-name="ch2"/>
        <chart:plot-area chart:style-name="ch3" table:cell-range-address="Sheet1.B670:Sheet1.E683" chart:data-source-has-labels="both" svg:x="0.407cm" svg:y="0.139cm" svg:width="10.799cm" svg:height="6.631cm">
          <chart:axis chart:dimension="x" chart:name="primary-x" chart:style-name="ch4">
            <chart:title svg:x="5.14cm" svg:y="6.322cm" chart:style-name="ch5">
              <text:p>Lernrate beta</text:p>
            </chart:title>
            <chart:categories table:cell-range-address="Sheet1.B671:Sheet1.B683"/>
          </chart:axis>
          <chart:axis chart:dimension="y" chart:name="primary-y" chart:style-name="ch4">
            <chart:title svg:x="0.316cm" svg:y="4.86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71:Sheet1.C683" chart:label-cell-address="Sheet1.C670:Sheet1.C670" chart:class="chart:line">
            <chart:data-point chart:repeated="13"/>
          </chart:series>
          <chart:series chart:style-name="ch9" chart:values-cell-range-address="Sheet1.D671:Sheet1.D683" chart:label-cell-address="Sheet1.D670:Sheet1.D670" chart:class="chart:line">
            <chart:data-point chart:repeated="13"/>
          </chart:series>
          <chart:series chart:style-name="ch10" chart:values-cell-range-address="Sheet1.E671:Sheet1.E683" chart:label-cell-address="Sheet1.E670:Sheet1.E670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70:Sheet1.C670">SXCS, andauernd exploit</text:p>
              </table:table-cell>
              <table:table-cell office:value-type="string">
                <text:p text:id="Sheet1.D670:Sheet1.D670">SXCS, abwechselnd explore/exploit</text:p>
              </table:table-cell>
              <table:table-cell office:value-type="string">
                <text:p text:id="Sheet1.E670:Sheet1.E670">XCS</text:p>
              </table:table-cell>
            </table:table-row>
          </table:table-header-rows>
          <table:table-rows>
            <table:table-row>
              <table:table-cell office:value-type="string">
                <text:p text:id="Sheet1.B671:Sheet1.B683">0.00001</text:p>
              </table:table-cell>
              <table:table-cell office:value-type="float" office:value="1.01">
                <text:p text:id="Sheet1.C671:Sheet1.C683">1.01</text:p>
              </table:table-cell>
              <table:table-cell office:value-type="float" office:value="0.149999999999999">
                <text:p text:id="Sheet1.D671:Sheet1.D683">0.149999999999999</text:p>
              </table:table-cell>
              <table:table-cell office:value-type="float" office:value="0.899999999999999">
                <text:p text:id="Sheet1.E671:Sheet1.E683">0.89999999999999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989999999999998">
                <text:p>0.98999999999999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2.02">
                <text:p>2.02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0.77">
                <text:p>0.7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93">
                <text:p>1.93</text:p>
              </table:table-cell>
              <table:table-cell office:value-type="float" office:value="1.12">
                <text:p>1.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18">
                <text:p>8.18</text:p>
              </table:table-cell>
              <table:table-cell office:value-type="float" office:value="5.3">
                <text:p>5.3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01">
                <text:p>9.01</text:p>
              </table:table-cell>
              <table:table-cell office:value-type="float" office:value="6.45">
                <text:p>6.45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69">
                <text:p>8.69</text:p>
              </table:table-cell>
              <table:table-cell office:value-type="float" office:value="6.2">
                <text:p>6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22">
                <text:p>7.22</text:p>
              </table:table-cell>
              <table:table-cell office:value-type="float" office:value="4.96">
                <text:p>4.96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.73">
                <text:p>6.73</text:p>
              </table:table-cell>
              <table:table-cell office:value-type="float" office:value="5.55">
                <text:p>5.5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.96">
                <text:p>7.96</text:p>
              </table:table-cell>
              <table:table-cell office:value-type="float" office:value="5.78">
                <text:p>5.78</text:p>
              </table:table-cell>
              <table:table-cell office:value-type="float" office:value="-4.73">
                <text:p>-4.7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1.447cm" chart:style-name="ch2"/>
        <chart:plot-area chart:style-name="ch3" table:cell-range-address="Sheet1.B705:Sheet1.F722" chart:data-source-has-labels="both" svg:x="0.407cm" svg:y="0.14cm" svg:width="10.693cm" svg:height="6.652cm">
          <chart:axis chart:dimension="x" chart:name="primary-x" chart:style-name="ch4">
            <chart:title svg:x="4.686cm" svg:y="6.343cm" chart:style-name="ch5">
              <text:p>prediction discount</text:p>
            </chart:title>
            <chart:categories table:cell-range-address="Sheet1.B706:Sheet1.B722"/>
          </chart:axis>
          <chart:axis chart:dimension="y" chart:name="primary-y" chart:style-name="ch4">
            <chart:title svg:x="0.314cm" svg:y="4.87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706:Sheet1.C722" chart:label-cell-address="Sheet1.C705:Sheet1.C705" chart:class="chart:line">
            <chart:data-point chart:repeated="17"/>
          </chart:series>
          <chart:series chart:style-name="ch9" chart:values-cell-range-address="Sheet1.D706:Sheet1.D722" chart:label-cell-address="Sheet1.D705:Sheet1.D705" chart:class="chart:line">
            <chart:data-point chart:repeated="17"/>
          </chart:series>
          <chart:series chart:style-name="ch10" chart:values-cell-range-address="Sheet1.E706:Sheet1.E722" chart:label-cell-address="Sheet1.E705:Sheet1.E705" chart:class="chart:line">
            <chart:data-point chart:repeated="17"/>
          </chart:series>
          <chart:series chart:style-name="ch11" chart:values-cell-range-address="Sheet1.F706:Sheet1.F722" chart:label-cell-address="Sheet1.F705:Sheet1.F705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705:Sheet1.C705">Intelligent, Geschwindigkeit 2</text:p>
              </table:table-cell>
              <table:table-cell office:value-type="string">
                <text:p text:id="Sheet1.D705:Sheet1.D705">Intelligent, Geschwindigkeit 1</text:p>
              </table:table-cell>
              <table:table-cell office:value-type="string">
                <text:p text:id="Sheet1.E705:Sheet1.E705">einfache Richtungsänderung, Geschwindigkeit 1</text:p>
              </table:table-cell>
              <table:table-cell office:value-type="string">
                <text:p text:id="Sheet1.F705:Sheet1.F705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B706:Sheet1.B722">0</text:p>
              </table:table-cell>
              <table:table-cell office:value-type="float" office:value="4.55">
                <text:p text:id="Sheet1.C706:Sheet1.C722">4.55</text:p>
              </table:table-cell>
              <table:table-cell office:value-type="float" office:value="8.18">
                <text:p text:id="Sheet1.D706:Sheet1.D722">8.18</text:p>
              </table:table-cell>
              <table:table-cell office:value-type="float" office:value="3.16">
                <text:p text:id="Sheet1.E706:Sheet1.E722">3.16</text:p>
              </table:table-cell>
              <table:table-cell office:value-type="float" office:value="-0.0500000000000007">
                <text:p text:id="Sheet1.F706:Sheet1.F722">-0.050000000000000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.32">
                <text:p>4.32</text:p>
              </table:table-cell>
              <table:table-cell office:value-type="float" office:value="9.04">
                <text:p>9.04</text:p>
              </table:table-cell>
              <table:table-cell office:value-type="float" office:value="2.99">
                <text:p>2.9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.46">
                <text:p>4.46</text:p>
              </table:table-cell>
              <table:table-cell office:value-type="float" office:value="8.72">
                <text:p>8.72</text:p>
              </table:table-cell>
              <table:table-cell office:value-type="float" office:value="3.05">
                <text:p>3.05</text:p>
              </table:table-cell>
              <table:table-cell office:value-type="float" office:value="0.449999999999999">
                <text:p>0.4499999999999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4.63">
                <text:p>4.63</text:p>
              </table:table-cell>
              <table:table-cell office:value-type="float" office:value="8.74">
                <text:p>8.74</text:p>
              </table:table-cell>
              <table:table-cell office:value-type="float" office:value="3.45">
                <text:p>3.45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4.65">
                <text:p>4.65</text:p>
              </table:table-cell>
              <table:table-cell office:value-type="float" office:value="8.57">
                <text:p>8.57</text:p>
              </table:table-cell>
              <table:table-cell office:value-type="float" office:value="2.85">
                <text:p>2.85</text:p>
              </table:table-cell>
              <table:table-cell office:value-type="float" office:value="0.0500000000000007">
                <text:p>0.050000000000000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4.84">
                <text:p>4.84</text:p>
              </table:table-cell>
              <table:table-cell office:value-type="float" office:value="8.85">
                <text:p>8.85</text:p>
              </table:table-cell>
              <table:table-cell office:value-type="float" office:value="2.87">
                <text:p>2.8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.43">
                <text:p>4.43</text:p>
              </table:table-cell>
              <table:table-cell office:value-type="float" office:value="8.74">
                <text:p>8.74</text:p>
              </table:table-cell>
              <table:table-cell office:value-type="float" office:value="2.55">
                <text:p>2.55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4.62">
                <text:p>4.62</text:p>
              </table:table-cell>
              <table:table-cell office:value-type="float" office:value="8.77">
                <text:p>8.77</text:p>
              </table:table-cell>
              <table:table-cell office:value-type="float" office:value="2.79">
                <text:p>2.79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.58">
                <text:p>4.58</text:p>
              </table:table-cell>
              <table:table-cell office:value-type="float" office:value="8.81">
                <text:p>8.81</text:p>
              </table:table-cell>
              <table:table-cell office:value-type="float" office:value="3.43">
                <text:p>3.4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4.62">
                <text:p>4.62</text:p>
              </table:table-cell>
              <table:table-cell office:value-type="float" office:value="9.21">
                <text:p>9.21</text:p>
              </table:table-cell>
              <table:table-cell office:value-type="float" office:value="2.51">
                <text:p>2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">
                <text:p>4.6</text:p>
              </table:table-cell>
              <table:table-cell office:value-type="float" office:value="9.07">
                <text:p>9.07</text:p>
              </table:table-cell>
              <table:table-cell office:value-type="float" office:value="3.4">
                <text:p>3.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.37">
                <text:p>4.37</text:p>
              </table:table-cell>
              <table:table-cell office:value-type="float" office:value="8.49">
                <text:p>8.49</text:p>
              </table:table-cell>
              <table:table-cell office:value-type="float" office:value="3.3">
                <text:p>3.3</text:p>
              </table:table-cell>
              <table:table-cell office:value-type="float" office:value="0.609999999999999">
                <text:p>0.60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6">
                <text:p>4.66</text:p>
              </table:table-cell>
              <table:table-cell office:value-type="float" office:value="8.51">
                <text:p>8.51</text:p>
              </table:table-cell>
              <table:table-cell office:value-type="float" office:value="3.14">
                <text:p>3.14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4.21">
                <text:p>4.21</text:p>
              </table:table-cell>
              <table:table-cell office:value-type="float" office:value="9.03">
                <text:p>9.03</text:p>
              </table:table-cell>
              <table:table-cell office:value-type="float" office:value="2.64">
                <text:p>2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2">
                <text:p>4.2</text:p>
              </table:table-cell>
              <table:table-cell office:value-type="float" office:value="8.92">
                <text:p>8.92</text:p>
              </table:table-cell>
              <table:table-cell office:value-type="float" office:value="3.48">
                <text:p>3.48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.84">
                <text:p>4.84</text:p>
              </table:table-cell>
              <table:table-cell office:value-type="float" office:value="8.78">
                <text:p>8.78</text:p>
              </table:table-cell>
              <table:table-cell office:value-type="float" office:value="3.2">
                <text:p>3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.77">
                <text:p>4.77</text:p>
              </table:table-cell>
              <table:table-cell office:value-type="float" office:value="7.45">
                <text:p>7.45</text:p>
              </table:table-cell>
              <table:table-cell office:value-type="float" office:value="3.57">
                <text:p>3.57</text:p>
              </table:table-cell>
              <table:table-cell office:value-type="float" office:value="0.620000000000001">
                <text:p>0.62000000000000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984cm" chart:style-name="ch2"/>
        <chart:plot-area chart:style-name="ch3" table:cell-range-address="Sheet1.B318:Sheet1.D325" chart:data-source-has-labels="both" svg:x="0.407cm" svg:y="0.14cm" svg:width="11.09cm" svg:height="6.652cm">
          <chart:axis chart:dimension="x" chart:name="primary-x" chart:style-name="ch4">
            <chart:title svg:x="5.02cm" svg:y="6.343cm" chart:style-name="ch5">
              <text:p>Anzahl Probleme</text:p>
            </chart:title>
            <chart:categories table:cell-range-address="Sheet1.B319:Sheet1.B325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19:Sheet1.C325" chart:label-cell-address="Sheet1.C318:Sheet1.C318" chart:class="chart:line">
            <chart:data-point chart:repeated="7"/>
          </chart:series>
          <chart:series chart:style-name="ch9" chart:values-cell-range-address="Sheet1.D319:Sheet1.D325" chart:label-cell-address="Sheet1.D318:Sheet1.D31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18:Sheet1.C318">Intelligente Heuristik</text:p>
              </table:table-cell>
              <table:table-cell office:value-type="string">
                <text:p text:id="Sheet1.D318:Sheet1.D318">SXCS</text:p>
              </table:table-cell>
            </table:table-row>
          </table:table-header-rows>
          <table:table-rows>
            <table:table-row>
              <table:table-cell office:value-type="string">
                <text:p text:id="Sheet1.B319:Sheet1.B325">1</text:p>
              </table:table-cell>
              <table:table-cell office:value-type="float" office:value="54.21">
                <text:p text:id="Sheet1.C319:Sheet1.C325">54.21</text:p>
              </table:table-cell>
              <table:table-cell office:value-type="float" office:value="24.54">
                <text:p text:id="Sheet1.D319:Sheet1.D325">24.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21">
                <text:p>48.21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2">
                <text:p>42.2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9">
                <text:p>31.79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">
                <text:p>13.8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1">
                <text:p>2.5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scatter" chart:style-name="ch1">
        <chart:legend chart:legend-position="end" svg:x="11.35cm" svg:y="1.788cm" chart:style-name="ch2"/>
        <chart:plot-area chart:style-name="ch3" table:cell-range-address="Sheet1.A744:Sheet1.A770 Sheet1.C744:Sheet1.D746 Sheet1.B744:Sheet1.B744 Sheet1.B753:Sheet1.B753 Sheet1.D753:Sheet1.D755 Sheet1.B762:Sheet1.B762 Sheet1.D762:Sheet1.D770 Sheet1.B765:Sheet1.B765 Sheet1.B768:Sheet1.B768" chart:data-source-has-labels="both" svg:x="0.407cm" svg:y="0.14cm" svg:width="10.64cm" svg:height="6.652cm">
          <chart:axis chart:dimension="x" chart:name="primary-x" chart:style-name="ch4">
            <chart:title svg:x="4.764cm" svg:y="6.342cm" chart:style-name="ch5">
              <text:p>Abdeckung (in %)</text:p>
            </chart:title>
            <chart:categories table:cell-range-address="Sheet1.A744:Sheet1.A770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744:Sheet1.D746" chart:label-cell-address="Sheet1.B744:Sheet1.B744" chart:class="chart:scatter">
            <chart:domain table:cell-range-address="Sheet1.C744:Sheet1.C746"/>
            <chart:data-point chart:repeated="3"/>
          </chart:series>
          <chart:series chart:style-name="ch9" chart:values-cell-range-address="Sheet1.D753:Sheet1.D755" chart:label-cell-address="Sheet1.B753:Sheet1.B753" chart:class="chart:scatter">
            <chart:domain table:cell-range-address="Sheet1.C753:Sheet1.C755"/>
            <chart:data-point chart:repeated="3"/>
          </chart:series>
          <chart:series chart:style-name="ch10" chart:values-cell-range-address="Sheet1.D762:Sheet1.D764" chart:label-cell-address="Sheet1.B762:Sheet1.B762" chart:class="chart:scatter">
            <chart:domain table:cell-range-address="Sheet1.C762:Sheet1.C764"/>
            <chart:data-point chart:repeated="3"/>
          </chart:series>
          <chart:series chart:style-name="ch11" chart:values-cell-range-address="Sheet1.D765:Sheet1.D767" chart:label-cell-address="Sheet1.B765:Sheet1.B765" chart:class="chart:scatter">
            <chart:domain table:cell-range-address="Sheet1.C765:Sheet1.C767"/>
            <chart:data-point chart:repeated="3"/>
          </chart:series>
          <chart:series chart:style-name="ch12" chart:values-cell-range-address="Sheet1.D768:Sheet1.D770" chart:label-cell-address="Sheet1.B768:Sheet1.B768" chart:class="chart:scatter">
            <chart:domain table:cell-range-address="Sheet1.C768:Sheet1.C77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B744:Sheet1.B744">Leeres Szenario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53:Sheet1.B753">Säulenszenario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2:Sheet1.B762">Szenario mit Hindernissen, h = 0,2; p = 0,99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5:Sheet1.B765">Szenario mit Hindernissen, h = 0,1; p = 0,99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8:Sheet1.B768">Szenario mit Hindernissen, h = 0,1; p = 0,5</text:p>
              </table:table-cell>
            </table:table-row>
          </table:table-header-rows>
          <table:table-rows>
            <table:table-row>
              <table:table-cell office:value-type="string">
                <text:p text:id="Sheet1.A744:Sheet1.A770">Qualität/Ausbreitung</text:p>
              </table:table-cell>
              <table:table-cell office:value-type="float" office:value="73.78">
                <text:p text:id="Sheet1.C744:Sheet1.C746">73.78</text:p>
              </table:table-cell>
              <table:table-cell office:value-type="float" office:value="32.36">
                <text:p text:id="Sheet1.D744:Sheet1.D746">32.36</text:p>
              </table:table-cell>
              <table:table-cell office:value-type="float" office:value="72.11">
                <text:p text:id="Sheet1.C753:Sheet1.C755">72.11</text:p>
              </table:table-cell>
              <table:table-cell office:value-type="float" office:value="32.13">
                <text:p text:id="Sheet1.D753:Sheet1.D755">32.13</text:p>
              </table:table-cell>
              <table:table-cell office:value-type="float" office:value="62.5">
                <text:p text:id="Sheet1.C762:Sheet1.C764">62.5</text:p>
              </table:table-cell>
              <table:table-cell office:value-type="float" office:value="34.54">
                <text:p text:id="Sheet1.D762:Sheet1.D764">34.54</text:p>
              </table:table-cell>
              <table:table-cell office:value-type="float" office:value="68.33">
                <text:p text:id="Sheet1.C765:Sheet1.C767">68.33</text:p>
              </table:table-cell>
              <table:table-cell office:value-type="float" office:value="32.81">
                <text:p text:id="Sheet1.D765:Sheet1.D767">32.81</text:p>
              </table:table-cell>
              <table:table-cell office:value-type="float" office:value="66.01">
                <text:p text:id="Sheet1.C768:Sheet1.C770">66.01</text:p>
              </table:table-cell>
              <table:table-cell office:value-type="float" office:value="32.03">
                <text:p text:id="Sheet1.D768:Sheet1.D770">32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22">
                <text:p>73.22</text:p>
              </table:table-cell>
              <table:table-cell office:value-type="float" office:value="32.1">
                <text:p>32.1</text:p>
              </table:table-cell>
              <table:table-cell office:value-type="float" office:value="71.7">
                <text:p>71.7</text:p>
              </table:table-cell>
              <table:table-cell office:value-type="float" office:value="31.99">
                <text:p>31.99</text:p>
              </table:table-cell>
              <table:table-cell office:value-type="float" office:value="63.02">
                <text:p>63.02</text:p>
              </table:table-cell>
              <table:table-cell office:value-type="float" office:value="34.48">
                <text:p>34.48</text:p>
              </table:table-cell>
              <table:table-cell office:value-type="float" office:value="68.49">
                <text:p>68.49</text:p>
              </table:table-cell>
              <table:table-cell office:value-type="float" office:value="33.36">
                <text:p>33.36</text:p>
              </table:table-cell>
              <table:table-cell office:value-type="float" office:value="66.52">
                <text:p>66.52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26">
                <text:p>81.26</text:p>
              </table:table-cell>
              <table:table-cell office:value-type="float" office:value="35.91">
                <text:p>35.91</text:p>
              </table:table-cell>
              <table:table-cell office:value-type="float" office:value="79.61">
                <text:p>79.61</text:p>
              </table:table-cell>
              <table:table-cell office:value-type="float" office:value="35.29">
                <text:p>35.29</text:p>
              </table:table-cell>
              <table:table-cell office:value-type="float" office:value="68.22">
                <text:p>68.22</text:p>
              </table:table-cell>
              <table:table-cell office:value-type="float" office:value="37.89">
                <text:p>37.89</text:p>
              </table:table-cell>
              <table:table-cell office:value-type="float" office:value="74.81">
                <text:p>74.81</text:p>
              </table:table-cell>
              <table:table-cell office:value-type="float" office:value="36.29">
                <text:p>36.29</text:p>
              </table:table-cell>
              <table:table-cell office:value-type="float" office:value="72.63">
                <text:p>72.6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 dr3d:edge-rounding="5%"/>
      <style:text-properties fo:font-size="6pt" style:font-size-asian="6pt" style:font-size-complex="6pt"/>
    </style:style>
    <style:style style:name="ch9" style:family="chart">
      <style:graphic-properties draw:fill-color="#ff420e" dr3d:edge-rounding="5%"/>
      <style:text-properties fo:font-size="6pt" style:font-size-asian="6pt" style:font-size-complex="6pt"/>
    </style:style>
    <style:style style:name="ch10" style:family="chart">
      <style:graphic-properties draw:fill-color="#ffd320" dr3d:edge-rounding="5%"/>
      <style:text-properties fo:font-size="6pt" style:font-size-asian="6pt" style:font-size-complex="6pt"/>
    </style:style>
    <style:style style:name="ch11" style:family="chart">
      <style:graphic-properties draw:fill-color="#579d1c" dr3d:edge-rounding="5%"/>
      <style:text-properties fo:font-size="6pt" style:font-size-asian="6pt" style:font-size-complex="6pt"/>
    </style:style>
    <style:style style:name="ch12" style:family="chart">
      <style:graphic-properties draw:fill-color="#7e0021" dr3d:edge-rounding="5%"/>
      <style:text-properties fo:font-size="6pt" style:font-size-asian="6pt" style:font-size-complex="6pt"/>
    </style:style>
    <style:style style:name="ch13" style:family="chart">
      <style:graphic-properties draw:fill-color="#83caff" dr3d:edge-rounding="5%"/>
      <style:text-properties fo:font-size="6pt" style:font-size-asian="6pt" style:font-size-complex="6pt"/>
    </style:style>
    <style:style style:name="ch14" style:family="chart">
      <style:graphic-properties draw:fill-color="#314004" dr3d:edge-rounding="5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3.969cm" svg:y="1.916cm" chart:style-name="ch2"/>
        <chart:plot-area chart:style-name="ch3" table:cell-range-address="Sheet1.C775:Sheet1.G782" chart:data-source-has-labels="both" svg:x="-3.339cm" svg:y="0.14cm" svg:width="17.005cm" svg:height="6.053cm">
          <chart:axis chart:dimension="x" chart:name="primary-x" chart:style-name="ch4">
            <chart:categories table:cell-range-address="Sheet1.D775:Sheet1.G775"/>
          </chart:axis>
          <chart:axis chart:dimension="y" chart:name="primary-y" chart:style-name="ch5">
            <chart:title svg:x="5.272cm" svg:y="6.341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D776:Sheet1.G776" chart:label-cell-address="Sheet1.C776:Sheet1.C776" chart:class="chart:bar">
            <chart:data-point chart:repeated="4"/>
          </chart:series>
          <chart:series chart:style-name="ch9" chart:values-cell-range-address="Sheet1.D777:Sheet1.G777" chart:label-cell-address="Sheet1.C777:Sheet1.C777" chart:class="chart:bar">
            <chart:data-point chart:repeated="4"/>
          </chart:series>
          <chart:series chart:style-name="ch10" chart:values-cell-range-address="Sheet1.D778:Sheet1.G778" chart:label-cell-address="Sheet1.C778:Sheet1.C778" chart:class="chart:bar">
            <chart:data-point chart:repeated="4"/>
          </chart:series>
          <chart:series chart:style-name="ch11" chart:values-cell-range-address="Sheet1.D779:Sheet1.G779" chart:label-cell-address="Sheet1.C779:Sheet1.C779" chart:class="chart:bar">
            <chart:data-point chart:repeated="4"/>
          </chart:series>
          <chart:series chart:style-name="ch12" chart:values-cell-range-address="Sheet1.D780:Sheet1.G780" chart:label-cell-address="Sheet1.C780:Sheet1.C780" chart:class="chart:bar">
            <chart:data-point chart:repeated="4"/>
          </chart:series>
          <chart:series chart:style-name="ch13" chart:values-cell-range-address="Sheet1.D781:Sheet1.G781" chart:label-cell-address="Sheet1.C781:Sheet1.C781" chart:class="chart:bar">
            <chart:data-point chart:repeated="4"/>
          </chart:series>
          <chart:series chart:style-name="ch14" chart:values-cell-range-address="Sheet1.D782:Sheet1.G782" chart:label-cell-address="Sheet1.C782:Sheet1.C78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775:Sheet1.G775">XCS, Geschwindigkeit 1, einfache Richtungsänderung</text:p>
              </table:table-cell>
              <table:table-cell office:value-type="string">
                <text:p>XCS, Geschwindigkeit 2, einfache Richtungsänderung</text:p>
              </table:table-cell>
              <table:table-cell office:value-type="string">
                <text:p>XCS, Geschwindigkeit 1, intelligentes Verhalten</text:p>
              </table:table-cell>
              <table:table-cell office:value-type="string">
                <text:p>XCS, Geschwindigkeit 2, intelligentes Verhalten</text:p>
              </table:table-cell>
            </table:table-row>
          </table:table-header-rows>
          <table:table-rows>
            <table:table-row>
              <table:table-cell office:value-type="string">
                <text:p text:id="Sheet1.C776:Sheet1.C776">[1]</text:p>
              </table:table-cell>
              <table:table-cell office:value-type="float" office:value="-0.440000000000001">
                <text:p text:id="Sheet1.D776:Sheet1.G776">-0.440000000000001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 text:id="Sheet1.C777:Sheet1.C777">[2]</text:p>
              </table:table-cell>
              <table:table-cell office:value-type="float" office:value="0.0899999999999999">
                <text:p text:id="Sheet1.D777:Sheet1.G777">0.089999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 text:id="Sheet1.C778:Sheet1.C778">[3]</text:p>
              </table:table-cell>
              <table:table-cell office:value-type="float" office:value="2.51">
                <text:p text:id="Sheet1.D778:Sheet1.G778">2.51</text:p>
              </table:table-cell>
              <table:table-cell office:value-type="float" office:value="0.41">
                <text:p>0.41</text:p>
              </table:table-cell>
              <table:table-cell office:value-type="float" office:value="9.22">
                <text:p>9.2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 text:id="Sheet1.C779:Sheet1.C779">[4]</text:p>
              </table:table-cell>
              <table:table-cell office:value-type="float" office:value="3.55">
                <text:p text:id="Sheet1.D779:Sheet1.G779">3.55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7.28">
                <text:p>7.2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 text:id="Sheet1.C780:Sheet1.C780">[5]</text:p>
              </table:table-cell>
              <table:table-cell office:value-type="float" office:value="0.109999999999999">
                <text:p text:id="Sheet1.D780:Sheet1.G780">0.10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 text:id="Sheet1.C781:Sheet1.C781">[6]</text:p>
              </table:table-cell>
              <table:table-cell office:value-type="float" office:value="0.00999999999999801">
                <text:p text:id="Sheet1.D781:Sheet1.G781">0.00999999999999801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 text:id="Sheet1.C782:Sheet1.C782">[7]</text:p>
              </table:table-cell>
              <table:table-cell office:value-type="float" office:value="0.309999999999999">
                <text:p text:id="Sheet1.D782:Sheet1.G782">0.309999999999999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3.19">
                <text:p>3.19</text:p>
              </table:table-cell>
              <table:table-cell office:value-type="float" office:value="1.42">
                <text:p>1.4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66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12.701cm" chart:class="chart:bar" chart:style-name="ch1">
        <chart:legend chart:legend-position="end" svg:x="13.969cm" svg:y="4.761cm" chart:style-name="ch2"/>
        <chart:plot-area chart:style-name="ch3" table:cell-range-address="Sheet1.C775:Sheet1.K782" chart:data-source-has-labels="both" svg:x="-3.339cm" svg:y="0.254cm" svg:width="17.005cm" svg:height="11.287cm">
          <chart:axis chart:dimension="x" chart:name="primary-x" chart:style-name="ch4">
            <chart:categories table:cell-range-address="Sheet1.D775:Sheet1.K775"/>
          </chart:axis>
          <chart:axis chart:dimension="y" chart:name="primary-y" chart:style-name="ch5">
            <chart:title svg:x="5.272cm" svg:y="11.80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D776:Sheet1.K776" chart:label-cell-address="Sheet1.C776:Sheet1.C776" chart:class="chart:bar">
            <chart:data-point chart:repeated="8"/>
          </chart:series>
          <chart:series chart:style-name="ch9" chart:values-cell-range-address="Sheet1.D777:Sheet1.K777" chart:label-cell-address="Sheet1.C777:Sheet1.C777" chart:class="chart:bar">
            <chart:data-point chart:repeated="8"/>
          </chart:series>
          <chart:series chart:style-name="ch10" chart:values-cell-range-address="Sheet1.D778:Sheet1.K778" chart:label-cell-address="Sheet1.C778:Sheet1.C778" chart:class="chart:bar">
            <chart:data-point chart:repeated="8"/>
          </chart:series>
          <chart:series chart:style-name="ch11" chart:values-cell-range-address="Sheet1.D779:Sheet1.K779" chart:label-cell-address="Sheet1.C779:Sheet1.C779" chart:class="chart:bar">
            <chart:data-point chart:repeated="8"/>
          </chart:series>
          <chart:series chart:style-name="ch12" chart:values-cell-range-address="Sheet1.D780:Sheet1.K780" chart:label-cell-address="Sheet1.C780:Sheet1.C780" chart:class="chart:bar">
            <chart:data-point chart:repeated="8"/>
          </chart:series>
          <chart:series chart:style-name="ch13" chart:values-cell-range-address="Sheet1.D781:Sheet1.K781" chart:label-cell-address="Sheet1.C781:Sheet1.C781" chart:class="chart:bar">
            <chart:data-point chart:repeated="8"/>
          </chart:series>
          <chart:series chart:style-name="ch14" chart:values-cell-range-address="Sheet1.D782:Sheet1.K782" chart:label-cell-address="Sheet1.C782:Sheet1.C78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775:Sheet1.K775">XCS, Geschwindigkeit 1, einfache Richtungsänderung</text:p>
              </table:table-cell>
              <table:table-cell office:value-type="string">
                <text:p>XCS, Geschwindigkeit 2, einfache Richtungsänderung</text:p>
              </table:table-cell>
              <table:table-cell office:value-type="string">
                <text:p>XCS, Geschwindigkeit 1, intelligentes Verhalten</text:p>
              </table:table-cell>
              <table:table-cell office:value-type="string">
                <text:p>XCS, Geschwindigkeit 2, intelligentes Verhalten</text:p>
              </table:table-cell>
              <table:table-cell office:value-type="string">
                <text:p>SXCS, Geschwindigkeit 1, einfache Richtungsänderung</text:p>
              </table:table-cell>
              <table:table-cell office:value-type="string">
                <text:p>SXCS, Geschwindigkeit 2, einfache Richtungsänderung</text:p>
              </table:table-cell>
              <table:table-cell office:value-type="string">
                <text:p>SXCS, Geschwindigkeit 1, intelligentes Verhalten</text:p>
              </table:table-cell>
              <table:table-cell office:value-type="string">
                <text:p>SXCS, Geschwindigkeit 2, intelligentes Verhalten</text:p>
              </table:table-cell>
            </table:table-row>
          </table:table-header-rows>
          <table:table-rows>
            <table:table-row>
              <table:table-cell office:value-type="string">
                <text:p text:id="Sheet1.C776:Sheet1.C776">[1]</text:p>
              </table:table-cell>
              <table:table-cell office:value-type="float" office:value="-0.440000000000001">
                <text:p text:id="Sheet1.D776:Sheet1.K776">-0.440000000000001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 text:id="Sheet1.C777:Sheet1.C777">[2]</text:p>
              </table:table-cell>
              <table:table-cell office:value-type="float" office:value="0.0899999999999999">
                <text:p text:id="Sheet1.D777:Sheet1.K777">0.089999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-0.319999999999998">
                <text:p>-0.31999999999999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 text:id="Sheet1.C778:Sheet1.C778">[3]</text:p>
              </table:table-cell>
              <table:table-cell office:value-type="float" office:value="2.51">
                <text:p text:id="Sheet1.D778:Sheet1.K778">2.51</text:p>
              </table:table-cell>
              <table:table-cell office:value-type="float" office:value="0.41">
                <text:p>0.41</text:p>
              </table:table-cell>
              <table:table-cell office:value-type="float" office:value="9.22">
                <text:p>9.22</text:p>
              </table:table-cell>
              <table:table-cell office:value-type="float" office:value="4.62">
                <text:p>4.62</text:p>
              </table:table-cell>
              <table:table-cell office:value-type="float" office:value="3.84">
                <text:p>3.84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8.88">
                <text:p>8.8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 text:id="Sheet1.C779:Sheet1.C779">[4]</text:p>
              </table:table-cell>
              <table:table-cell office:value-type="float" office:value="3.55">
                <text:p text:id="Sheet1.D779:Sheet1.K779">3.55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7.28">
                <text:p>7.28</text:p>
              </table:table-cell>
              <table:table-cell office:value-type="float" office:value="5.93">
                <text:p>5.93</text:p>
              </table:table-cell>
              <table:table-cell office:value-type="float" office:value="2.36">
                <text:p>2.36</text:p>
              </table:table-cell>
              <table:table-cell office:value-type="float" office:value="-0.739999999999998">
                <text:p>-0.739999999999998</text:p>
              </table:table-cell>
              <table:table-cell office:value-type="float" office:value="2.91">
                <text:p>2.9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 text:id="Sheet1.C780:Sheet1.C780">[5]</text:p>
              </table:table-cell>
              <table:table-cell office:value-type="float" office:value="0.109999999999999">
                <text:p text:id="Sheet1.D780:Sheet1.K780">0.10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29">
                <text:p>1.29</text:p>
              </table:table-cell>
              <table:table-cell office:value-type="float" office:value="-2.13">
                <text:p>-2.13</text:p>
              </table:table-cell>
              <table:table-cell office:value-type="float" office:value="-1.89">
                <text:p>-1.89</text:p>
              </table:table-cell>
              <table:table-cell office:value-type="float" office:value="3.08">
                <text:p>3.0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 text:id="Sheet1.C781:Sheet1.C781">[6]</text:p>
              </table:table-cell>
              <table:table-cell office:value-type="float" office:value="0.00999999999999801">
                <text:p text:id="Sheet1.D781:Sheet1.K781">0.00999999999999801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47">
                <text:p>1.47</text:p>
              </table:table-cell>
              <table:table-cell office:value-type="float" office:value="6.25">
                <text:p>6.25</text:p>
              </table:table-cell>
              <table:table-cell office:value-type="float" office:value="3.6">
                <text:p>3.6</text:p>
              </table:table-cell>
              <table:table-cell office:value-type="float" office:value="6.85">
                <text:p>6.8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 text:id="Sheet1.C782:Sheet1.C782">[7]</text:p>
              </table:table-cell>
              <table:table-cell office:value-type="float" office:value="0.309999999999999">
                <text:p text:id="Sheet1.D782:Sheet1.K782">0.309999999999999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3.19">
                <text:p>3.19</text:p>
              </table:table-cell>
              <table:table-cell office:value-type="float" office:value="1.42">
                <text:p>1.42</text:p>
              </table:table-cell>
              <table:table-cell office:value-type="float" office:value="2.05">
                <text:p>2.05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5.43">
                <text:p>5.43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B836:Sheet1.F857" chart:data-source-has-labels="both" svg:x="0.407cm" svg:y="0.14cm" svg:width="11.513cm" svg:height="6.652cm">
          <chart:axis chart:dimension="x" chart:name="primary-x" chart:style-name="ch4">
            <chart:title svg:x="5.198cm" svg:y="6.339cm" chart:style-name="ch5">
              <text:p>tournament factor</text:p>
            </chart:title>
            <chart:categories table:cell-range-address="Sheet1.B837:Sheet1.B857"/>
          </chart:axis>
          <chart:axis chart:dimension="y" chart:name="primary-y" chart:style-name="ch4">
            <chart:title svg:x="0.31cm" svg:y="4.881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837:Sheet1.C857" chart:label-cell-address="Sheet1.C836:Sheet1.C836" chart:class="chart:line">
            <chart:data-point chart:repeated="21"/>
          </chart:series>
          <chart:series chart:style-name="ch9" chart:values-cell-range-address="Sheet1.D837:Sheet1.D857" chart:label-cell-address="Sheet1.D836:Sheet1.D836" chart:class="chart:line">
            <chart:data-point chart:repeated="21"/>
          </chart:series>
          <chart:series chart:style-name="ch10" chart:values-cell-range-address="Sheet1.E837:Sheet1.E857" chart:label-cell-address="Sheet1.E836:Sheet1.E836" chart:class="chart:line">
            <chart:data-point chart:repeated="21"/>
          </chart:series>
          <chart:series chart:style-name="ch11" chart:values-cell-range-address="Sheet1.F837:Sheet1.F857" chart:label-cell-address="Sheet1.F836:Sheet1.F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836:Sheet1.C836">SXCS (h = 0.2)</text:p>
              </table:table-cell>
              <table:table-cell office:value-type="string">
                <text:p text:id="Sheet1.D836:Sheet1.D836">XCS (h = 0.2)</text:p>
              </table:table-cell>
              <table:table-cell office:value-type="string">
                <text:p text:id="Sheet1.E836:Sheet1.E836">SXCS (h = 0.05)</text:p>
              </table:table-cell>
              <table:table-cell office:value-type="string">
                <text:p text:id="Sheet1.F836:Sheet1.F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B837:Sheet1.B857">0.2</text:p>
              </table:table-cell>
              <table:table-cell office:value-type="float" office:value="-0.780000000000001">
                <text:p text:id="Sheet1.C837:Sheet1.C857">-0.780000000000001</text:p>
              </table:table-cell>
              <table:table-cell office:value-type="float" office:value="0.52">
                <text:p text:id="Sheet1.D837:Sheet1.D857">0.52</text:p>
              </table:table-cell>
              <table:table-cell office:value-type="float" office:value="1.61">
                <text:p text:id="Sheet1.E837:Sheet1.E857">1.61</text:p>
              </table:table-cell>
              <table:table-cell office:value-type="float" office:value="2.59">
                <text:p text:id="Sheet1.F837:Sheet1.F857">2.59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-0.4">
                <text:p>-0.4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.77">
                <text:p>0.77</text:p>
              </table:table-cell>
              <table:table-cell office:value-type="float" office:value="1.22">
                <text:p>1.22</text:p>
              </table:table-cell>
              <table:table-cell office:value-type="float" office:value="0.42">
                <text:p>0.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0.949999999999999">
                <text:p>0.949999999999999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.86">
                <text:p>1.86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1.33">
                <text:p>1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76">
                <text:p>1.76</text:p>
              </table:table-cell>
              <table:table-cell office:value-type="float" office:value="-0.17">
                <text:p>-0.17</text:p>
              </table:table-cell>
              <table:table-cell office:value-type="float" office:value="2.06">
                <text:p>2.0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1.44">
                <text:p>1.44</text:p>
              </table:table-cell>
              <table:table-cell office:value-type="float" office:value="-0.27">
                <text:p>-0.27</text:p>
              </table:table-cell>
              <table:table-cell office:value-type="float" office:value="3.09">
                <text:p>3.0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1.35">
                <text:p>1.35</text:p>
              </table:table-cell>
              <table:table-cell office:value-type="float" office:value="-0.23">
                <text:p>-0.23</text:p>
              </table:table-cell>
              <table:table-cell office:value-type="float" office:value="3.91">
                <text:p>3.9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1.57">
                <text:p>1.57</text:p>
              </table:table-cell>
              <table:table-cell office:value-type="float" office:value="-0.98">
                <text:p>-0.98</text:p>
              </table:table-cell>
              <table:table-cell office:value-type="float" office:value="4.73">
                <text:p>4.7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0.98">
                <text:p>0.98</text:p>
              </table:table-cell>
              <table:table-cell office:value-type="float" office:value="-0.52">
                <text:p>-0.52</text:p>
              </table:table-cell>
              <table:table-cell office:value-type="float" office:value="4.92">
                <text:p>4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43">
                <text:p>0.43</text:p>
              </table:table-cell>
              <table:table-cell office:value-type="float" office:value="-1.28">
                <text:p>-1.28</text:p>
              </table:table-cell>
              <table:table-cell office:value-type="float" office:value="5.7">
                <text:p>5.7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-1.19">
                <text:p>-1.19</text:p>
              </table:table-cell>
              <table:table-cell office:value-type="float" office:value="-1.61">
                <text:p>-1.61</text:p>
              </table:table-cell>
              <table:table-cell office:value-type="float" office:value="5.84">
                <text:p>5.8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-1.37">
                <text:p>-1.37</text:p>
              </table:table-cell>
              <table:table-cell office:value-type="float" office:value="-2.07">
                <text:p>-2.07</text:p>
              </table:table-cell>
              <table:table-cell office:value-type="float" office:value="6.15">
                <text:p>6.1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-2.4">
                <text:p>-2.4</text:p>
              </table:table-cell>
              <table:table-cell office:value-type="float" office:value="-2.4">
                <text:p>-2.4</text:p>
              </table:table-cell>
              <table:table-cell office:value-type="float" office:value="5.46">
                <text:p>5.4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-2.87">
                <text:p>-2.87</text:p>
              </table:table-cell>
              <table:table-cell office:value-type="float" office:value="-3.66">
                <text:p>-3.66</text:p>
              </table:table-cell>
              <table:table-cell office:value-type="float" office:value="5.06">
                <text:p>5.0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4.07">
                <text:p>-4.07</text:p>
              </table:table-cell>
              <table:table-cell office:value-type="float" office:value="-3.21">
                <text:p>-3.21</text:p>
              </table:table-cell>
              <table:table-cell office:value-type="float" office:value="4.59">
                <text:p>4.5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4.35">
                <text:p>-4.35</text:p>
              </table:table-cell>
              <table:table-cell office:value-type="float" office:value="-4.37">
                <text:p>-4.37</text:p>
              </table:table-cell>
              <table:table-cell office:value-type="float" office:value="3.96">
                <text:p>3.9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5.13">
                <text:p>-5.13</text:p>
              </table:table-cell>
              <table:table-cell office:value-type="float" office:value="-4.35">
                <text:p>-4.35</text:p>
              </table:table-cell>
              <table:table-cell office:value-type="float" office:value="2.75">
                <text:p>2.7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5.32">
                <text:p>-5.32</text:p>
              </table:table-cell>
              <table:table-cell office:value-type="float" office:value="-5.29">
                <text:p>-5.29</text:p>
              </table:table-cell>
              <table:table-cell office:value-type="float" office:value="2.29">
                <text:p>2.2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6.14">
                <text:p>-6.14</text:p>
              </table:table-cell>
              <table:table-cell office:value-type="float" office:value="-4.64">
                <text:p>-4.64</text:p>
              </table:table-cell>
              <table:table-cell office:value-type="float" office:value="1.87">
                <text:p>1.8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5.39">
                <text:p>-5.39</text:p>
              </table:table-cell>
              <table:table-cell office:value-type="float" office:value="-0.17">
                <text:p>-0.17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4.29">
                <text:p>4.2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H836:Sheet1.L857" chart:data-source-has-labels="both" svg:x="0.407cm" svg:y="0.14cm" svg:width="11.513cm" svg:height="6.652cm">
          <chart:axis chart:dimension="x" chart:name="primary-x" chart:style-name="ch4">
            <chart:title svg:x="5.198cm" svg:y="6.339cm" chart:style-name="ch5">
              <text:p>tournament factor</text:p>
            </chart:title>
            <chart:categories table:cell-range-address="Sheet1.H837:Sheet1.H857"/>
          </chart:axis>
          <chart:axis chart:dimension="y" chart:name="primary-y" chart:style-name="ch4">
            <chart:title svg:x="0.31cm" svg:y="4.418cm" chart:style-name="ch6">
              <text:p>Qualitätsdifferenz</text:p>
            </chart:title>
            <chart:grid chart:style-name="ch7" chart:class="major"/>
          </chart:axis>
          <chart:series chart:style-name="ch8" chart:values-cell-range-address="Sheet1.I837:Sheet1.I857" chart:label-cell-address="Sheet1.I836:Sheet1.I836" chart:class="chart:line">
            <chart:data-point chart:repeated="21"/>
          </chart:series>
          <chart:series chart:style-name="ch9" chart:values-cell-range-address="Sheet1.J837:Sheet1.J857" chart:label-cell-address="Sheet1.J836:Sheet1.J836" chart:class="chart:line">
            <chart:data-point chart:repeated="21"/>
          </chart:series>
          <chart:series chart:style-name="ch10" chart:values-cell-range-address="Sheet1.K837:Sheet1.K857" chart:label-cell-address="Sheet1.K836:Sheet1.K836" chart:class="chart:line">
            <chart:data-point chart:repeated="21"/>
          </chart:series>
          <chart:series chart:style-name="ch11" chart:values-cell-range-address="Sheet1.L837:Sheet1.L857" chart:label-cell-address="Sheet1.L836:Sheet1.L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836:Sheet1.I836">SXCS (h = 0.2)</text:p>
              </table:table-cell>
              <table:table-cell office:value-type="string">
                <text:p text:id="Sheet1.J836:Sheet1.J836">XCS (h = 0.2)</text:p>
              </table:table-cell>
              <table:table-cell office:value-type="string">
                <text:p text:id="Sheet1.K836:Sheet1.K836">SXCS (h = 0.05)</text:p>
              </table:table-cell>
              <table:table-cell office:value-type="string">
                <text:p text:id="Sheet1.L836:Sheet1.L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H837:Sheet1.H857">0.2</text:p>
              </table:table-cell>
              <table:table-cell office:value-type="float" office:value="-3.08">
                <text:p text:id="Sheet1.I837:Sheet1.I857">-3.08</text:p>
              </table:table-cell>
              <table:table-cell office:value-type="float" office:value="-1.04">
                <text:p text:id="Sheet1.J837:Sheet1.J857">-1.04</text:p>
              </table:table-cell>
              <table:table-cell office:value-type="float" office:value="0.149999999999999">
                <text:p text:id="Sheet1.K837:Sheet1.K857">0.149999999999999</text:p>
              </table:table-cell>
              <table:table-cell office:value-type="float" office:value="2.03">
                <text:p text:id="Sheet1.L837:Sheet1.L857">2.03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-1.39">
                <text:p>-1.39</text:p>
              </table:table-cell>
              <table:table-cell office:value-type="float" office:value="-0.879999999999999">
                <text:p>-0.879999999999999</text:p>
              </table:table-cell>
              <table:table-cell office:value-type="float" office:value="-0.0700000000000003">
                <text:p>-0.070000000000000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-1.09">
                <text:p>-1.09</text:p>
              </table:table-cell>
              <table:table-cell office:value-type="float" office:value="-0.649999999999999">
                <text:p>-0.649999999999999</text:p>
              </table:table-cell>
              <table:table-cell office:value-type="float" office:value="0.25">
                <text:p>0.25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1.09">
                <text:p>-1.0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-0.52">
                <text:p>-0.52</text:p>
              </table:table-cell>
              <table:table-cell office:value-type="float" office:value="-1.39">
                <text:p>-1.39</text:p>
              </table:table-cell>
              <table:table-cell office:value-type="float" office:value="0.59">
                <text:p>0.59</text:p>
              </table:table-cell>
              <table:table-cell office:value-type="float" office:value="-0.180000000000003">
                <text:p>-0.18000000000000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-1.08">
                <text:p>-1.08</text:p>
              </table:table-cell>
              <table:table-cell office:value-type="float" office:value="-2.02">
                <text:p>-2.02</text:p>
              </table:table-cell>
              <table:table-cell office:value-type="float" office:value="0.639999999999997">
                <text:p>0.639999999999997</text:p>
              </table:table-cell>
              <table:table-cell office:value-type="float" office:value="-0.460000000000001">
                <text:p>-0.460000000000001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-2.26">
                <text:p>-2.26</text:p>
              </table:table-cell>
              <table:table-cell office:value-type="float" office:value="-3.32">
                <text:p>-3.32</text:p>
              </table:table-cell>
              <table:table-cell office:value-type="float" office:value="1.62">
                <text:p>1.62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-2.44">
                <text:p>-2.44</text:p>
              </table:table-cell>
              <table:table-cell office:value-type="float" office:value="-3.38">
                <text:p>-3.38</text:p>
              </table:table-cell>
              <table:table-cell office:value-type="float" office:value="0.93">
                <text:p>0.93</text:p>
              </table:table-cell>
              <table:table-cell office:value-type="float" office:value="-0.310000000000002">
                <text:p>-0.310000000000002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-3.21">
                <text:p>-3.21</text:p>
              </table:table-cell>
              <table:table-cell office:value-type="float" office:value="-4.46">
                <text:p>-4.46</text:p>
              </table:table-cell>
              <table:table-cell office:value-type="float" office:value="1.62">
                <text:p>1.62</text:p>
              </table:table-cell>
              <table:table-cell office:value-type="float" office:value="-0.450000000000003">
                <text:p>-0.450000000000003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-4.65">
                <text:p>-4.65</text:p>
              </table:table-cell>
              <table:table-cell office:value-type="float" office:value="-5.05">
                <text:p>-5.05</text:p>
              </table:table-cell>
              <table:table-cell office:value-type="float" office:value="1.48">
                <text:p>1.48</text:p>
              </table:table-cell>
              <table:table-cell office:value-type="float" office:value="0.0699999999999967">
                <text:p>0.069999999999996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-5.77">
                <text:p>-5.77</text:p>
              </table:table-cell>
              <table:table-cell office:value-type="float" office:value="-5.76">
                <text:p>-5.76</text:p>
              </table:table-cell>
              <table:table-cell office:value-type="float" office:value="1.46">
                <text:p>1.46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-6.28">
                <text:p>-6.28</text:p>
              </table:table-cell>
              <table:table-cell office:value-type="float" office:value="-6.7">
                <text:p>-6.7</text:p>
              </table:table-cell>
              <table:table-cell office:value-type="float" office:value="1.37">
                <text:p>1.37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-7.52">
                <text:p>-7.52</text:p>
              </table:table-cell>
              <table:table-cell office:value-type="float" office:value="-6.94">
                <text:p>-6.94</text:p>
              </table:table-cell>
              <table:table-cell office:value-type="float" office:value="1.51">
                <text:p>1.51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-7.75">
                <text:p>-7.75</text:p>
              </table:table-cell>
              <table:table-cell office:value-type="float" office:value="-7.98">
                <text:p>-7.98</text:p>
              </table:table-cell>
              <table:table-cell office:value-type="float" office:value="1.12">
                <text:p>1.12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-8.59">
                <text:p>-8.59</text:p>
              </table:table-cell>
              <table:table-cell office:value-type="float" office:value="-8.54">
                <text:p>-8.54</text:p>
              </table:table-cell>
              <table:table-cell office:value-type="float" office:value="0.34">
                <text:p>0.34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9.6">
                <text:p>-9.6</text:p>
              </table:table-cell>
              <table:table-cell office:value-type="float" office:value="-8.86">
                <text:p>-8.86</text:p>
              </table:table-cell>
              <table:table-cell office:value-type="float" office:value="-0.120000000000001">
                <text:p>-0.120000000000001</text:p>
              </table:table-cell>
              <table:table-cell office:value-type="float" office:value="-0.0100000000000016">
                <text:p>-0.010000000000001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10.2">
                <text:p>-10.2</text:p>
              </table:table-cell>
              <table:table-cell office:value-type="float" office:value="-8.99">
                <text:p>-8.99</text:p>
              </table:table-cell>
              <table:table-cell office:value-type="float" office:value="-0.520000000000003">
                <text:p>-0.520000000000003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9.97">
                <text:p>-9.97</text:p>
              </table:table-cell>
              <table:table-cell office:value-type="float" office:value="-9.51">
                <text:p>-9.51</text:p>
              </table:table-cell>
              <table:table-cell office:value-type="float" office:value="-0.940000000000001">
                <text:p>-0.940000000000001</text:p>
              </table:table-cell>
              <table:table-cell office:value-type="float" office:value="-0.470000000000002">
                <text:p>-0.47000000000000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10.41">
                <text:p>-10.41</text:p>
              </table:table-cell>
              <table:table-cell office:value-type="float" office:value="-9.45">
                <text:p>-9.45</text:p>
              </table:table-cell>
              <table:table-cell office:value-type="float" office:value="-0.810000000000002">
                <text:p>-0.810000000000002</text:p>
              </table:table-cell>
              <table:table-cell office:value-type="float" office:value="-0.470000000000002">
                <text:p>-0.47000000000000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10.39">
                <text:p>-10.39</text:p>
              </table:table-cell>
              <table:table-cell office:value-type="float" office:value="-9.19">
                <text:p>-9.19</text:p>
              </table:table-cell>
              <table:table-cell office:value-type="float" office:value="-1.06">
                <text:p>-1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9.31">
                <text:p>-9.31</text:p>
              </table:table-cell>
              <table:table-cell office:value-type="float" office:value="-7.83">
                <text:p>-7.83</text:p>
              </table:table-cell>
              <table:table-cell office:value-type="float" office:value="0.18">
                <text:p>0.18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R836:Sheet1.V857" chart:data-source-has-labels="both" svg:x="0.407cm" svg:y="0.14cm" svg:width="11.513cm" svg:height="6.652cm">
          <chart:axis chart:dimension="x" chart:name="primary-x" chart:style-name="ch4">
            <chart:title svg:x="5.197cm" svg:y="6.338cm" chart:style-name="ch5">
              <text:p>tournament factor</text:p>
            </chart:title>
            <chart:categories table:cell-range-address="Sheet1.R837:Sheet1.R857"/>
          </chart:axis>
          <chart:axis chart:dimension="y" chart:name="primary-y" chart:style-name="ch4">
            <chart:title svg:x="0.309cm" svg:y="5.336cm" chart:style-name="ch6">
              <text:p>blockierte Bewegungen (in %)</text:p>
            </chart:title>
            <chart:grid chart:style-name="ch7" chart:class="major"/>
          </chart:axis>
          <chart:series chart:style-name="ch8" chart:values-cell-range-address="Sheet1.S837:Sheet1.S857" chart:label-cell-address="Sheet1.S836:Sheet1.S836" chart:class="chart:line">
            <chart:data-point chart:repeated="21"/>
          </chart:series>
          <chart:series chart:style-name="ch9" chart:values-cell-range-address="Sheet1.T837:Sheet1.T857" chart:label-cell-address="Sheet1.T836:Sheet1.T836" chart:class="chart:line">
            <chart:data-point chart:repeated="21"/>
          </chart:series>
          <chart:series chart:style-name="ch10" chart:values-cell-range-address="Sheet1.U837:Sheet1.U857" chart:label-cell-address="Sheet1.U836:Sheet1.U836" chart:class="chart:line">
            <chart:data-point chart:repeated="21"/>
          </chart:series>
          <chart:series chart:style-name="ch11" chart:values-cell-range-address="Sheet1.V837:Sheet1.V857" chart:label-cell-address="Sheet1.V836:Sheet1.V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S836:Sheet1.S836">SXCS (h = 0.2)</text:p>
              </table:table-cell>
              <table:table-cell office:value-type="string">
                <text:p text:id="Sheet1.T836:Sheet1.T836">XCS (h = 0.2)</text:p>
              </table:table-cell>
              <table:table-cell office:value-type="string">
                <text:p text:id="Sheet1.U836:Sheet1.U836">SXCS (h = 0.05)</text:p>
              </table:table-cell>
              <table:table-cell office:value-type="string">
                <text:p text:id="Sheet1.V836:Sheet1.V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R837:Sheet1.R857">0.2</text:p>
              </table:table-cell>
              <table:table-cell office:value-type="float" office:value="24.91">
                <text:p text:id="Sheet1.S837:Sheet1.S857">24.91</text:p>
              </table:table-cell>
              <table:table-cell office:value-type="float" office:value="23.3">
                <text:p text:id="Sheet1.T837:Sheet1.T857">23.3</text:p>
              </table:table-cell>
              <table:table-cell office:value-type="float" office:value="8.04">
                <text:p text:id="Sheet1.U837:Sheet1.U857">8.04</text:p>
              </table:table-cell>
              <table:table-cell office:value-type="float" office:value="7.87">
                <text:p text:id="Sheet1.V837:Sheet1.V857">7.87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20.2">
                <text:p>20.2</text:p>
              </table:table-cell>
              <table:table-cell office:value-type="float" office:value="19.71">
                <text:p>19.71</text:p>
              </table:table-cell>
              <table:table-cell office:value-type="float" office:value="7.01">
                <text:p>7.01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17.14">
                <text:p>17.14</text:p>
              </table:table-cell>
              <table:table-cell office:value-type="float" office:value="16.55">
                <text:p>16.55</text:p>
              </table:table-cell>
              <table:table-cell office:value-type="float" office:value="6.21">
                <text:p>6.21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6.21">
                <text:p>16.21</text:p>
              </table:table-cell>
              <table:table-cell office:value-type="float" office:value="15.51">
                <text:p>15.51</text:p>
              </table:table-cell>
              <table:table-cell office:value-type="float" office:value="5.94">
                <text:p>5.9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7.23">
                <text:p>17.23</text:p>
              </table:table-cell>
              <table:table-cell office:value-type="float" office:value="16.37">
                <text:p>16.37</text:p>
              </table:table-cell>
              <table:table-cell office:value-type="float" office:value="6.16">
                <text:p>6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93">
                <text:p>19.93</text:p>
              </table:table-cell>
              <table:table-cell office:value-type="float" office:value="18.47">
                <text:p>18.47</text:p>
              </table:table-cell>
              <table:table-cell office:value-type="float" office:value="6.85">
                <text:p>6.85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3.09">
                <text:p>23.09</text:p>
              </table:table-cell>
              <table:table-cell office:value-type="float" office:value="21.44">
                <text:p>21.44</text:p>
              </table:table-cell>
              <table:table-cell office:value-type="float" office:value="7.78">
                <text:p>7.7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7.37">
                <text:p>27.37</text:p>
              </table:table-cell>
              <table:table-cell office:value-type="float" office:value="25.48">
                <text:p>25.48</text:p>
              </table:table-cell>
              <table:table-cell office:value-type="float" office:value="9.09">
                <text:p>9.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1.86">
                <text:p>31.86</text:p>
              </table:table-cell>
              <table:table-cell office:value-type="float" office:value="28.79">
                <text:p>28.79</text:p>
              </table:table-cell>
              <table:table-cell office:value-type="float" office:value="10.15">
                <text:p>10.1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36.37">
                <text:p>36.37</text:p>
              </table:table-cell>
              <table:table-cell office:value-type="float" office:value="32.39">
                <text:p>32.39</text:p>
              </table:table-cell>
              <table:table-cell office:value-type="float" office:value="11.96">
                <text:p>11.96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1.12">
                <text:p>41.12</text:p>
              </table:table-cell>
              <table:table-cell office:value-type="float" office:value="37.9">
                <text:p>37.9</text:p>
              </table:table-cell>
              <table:table-cell office:value-type="float" office:value="13.93">
                <text:p>13.93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45.83">
                <text:p>45.83</text:p>
              </table:table-cell>
              <table:table-cell office:value-type="float" office:value="41.94">
                <text:p>41.94</text:p>
              </table:table-cell>
              <table:table-cell office:value-type="float" office:value="16.17">
                <text:p>16.17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0.75">
                <text:p>50.75</text:p>
              </table:table-cell>
              <table:table-cell office:value-type="float" office:value="46.02">
                <text:p>46.02</text:p>
              </table:table-cell>
              <table:table-cell office:value-type="float" office:value="18.95">
                <text:p>18.95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5.53">
                <text:p>55.53</text:p>
              </table:table-cell>
              <table:table-cell office:value-type="float" office:value="50.63">
                <text:p>50.63</text:p>
              </table:table-cell>
              <table:table-cell office:value-type="float" office:value="22.09">
                <text:p>22.09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60.16">
                <text:p>60.16</text:p>
              </table:table-cell>
              <table:table-cell office:value-type="float" office:value="56.38">
                <text:p>56.38</text:p>
              </table:table-cell>
              <table:table-cell office:value-type="float" office:value="25.48">
                <text:p>25.48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5.47">
                <text:p>65.47</text:p>
              </table:table-cell>
              <table:table-cell office:value-type="float" office:value="59.44">
                <text:p>59.44</text:p>
              </table:table-cell>
              <table:table-cell office:value-type="float" office:value="29.28">
                <text:p>29.28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70.09">
                <text:p>70.09</text:p>
              </table:table-cell>
              <table:table-cell office:value-type="float" office:value="62.73">
                <text:p>62.73</text:p>
              </table:table-cell>
              <table:table-cell office:value-type="float" office:value="32.79">
                <text:p>32.79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3.15">
                <text:p>73.15</text:p>
              </table:table-cell>
              <table:table-cell office:value-type="float" office:value="66.6">
                <text:p>66.6</text:p>
              </table:table-cell>
              <table:table-cell office:value-type="float" office:value="37.31">
                <text:p>37.31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6.1">
                <text:p>76.1</text:p>
              </table:table-cell>
              <table:table-cell office:value-type="float" office:value="69.23">
                <text:p>69.23</text:p>
              </table:table-cell>
              <table:table-cell office:value-type="float" office:value="40.06">
                <text:p>40.06</text:p>
              </table:table-cell>
              <table:table-cell office:value-type="float" office:value="35.91">
                <text:p>35.9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8.79">
                <text:p>78.79</text:p>
              </table:table-cell>
              <table:table-cell office:value-type="float" office:value="74.26">
                <text:p>74.26</text:p>
              </table:table-cell>
              <table:table-cell office:value-type="float" office:value="43.57">
                <text:p>43.57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1.29">
                <text:p>81.29</text:p>
              </table:table-cell>
              <table:table-cell office:value-type="float" office:value="75.62">
                <text:p>75.62</text:p>
              </table:table-cell>
              <table:table-cell office:value-type="float" office:value="46.16">
                <text:p>46.16</text:p>
              </table:table-cell>
              <table:table-cell office:value-type="float" office:value="39.65">
                <text:p>39.65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X836:Sheet1.AB857" chart:data-source-has-labels="both" svg:x="0.407cm" svg:y="0.14cm" svg:width="11.513cm" svg:height="6.652cm">
          <chart:axis chart:dimension="x" chart:name="primary-x" chart:style-name="ch4">
            <chart:title svg:x="5.197cm" svg:y="6.338cm" chart:style-name="ch5">
              <text:p>tournament factor</text:p>
            </chart:title>
            <chart:categories table:cell-range-address="Sheet1.X837:Sheet1.X857"/>
          </chart:axis>
          <chart:axis chart:dimension="y" chart:name="primary-y" chart:style-name="ch4">
            <chart:title svg:x="0.309cm" svg:y="5.336cm" chart:style-name="ch6">
              <text:p>blockierte Bewegungen (in %)</text:p>
            </chart:title>
            <chart:grid chart:style-name="ch7" chart:class="major"/>
          </chart:axis>
          <chart:series chart:style-name="ch8" chart:values-cell-range-address="Sheet1.Y837:Sheet1.Y857" chart:label-cell-address="Sheet1.Y836:Sheet1.Y836" chart:class="chart:line">
            <chart:data-point chart:repeated="21"/>
          </chart:series>
          <chart:series chart:style-name="ch9" chart:values-cell-range-address="Sheet1.Z837:Sheet1.Z857" chart:label-cell-address="Sheet1.Z836:Sheet1.Z836" chart:class="chart:line">
            <chart:data-point chart:repeated="21"/>
          </chart:series>
          <chart:series chart:style-name="ch10" chart:values-cell-range-address="Sheet1.AA837:Sheet1.AA857" chart:label-cell-address="Sheet1.AA836:Sheet1.AA836" chart:class="chart:line">
            <chart:data-point chart:repeated="21"/>
          </chart:series>
          <chart:series chart:style-name="ch11" chart:values-cell-range-address="Sheet1.AB837:Sheet1.AB857" chart:label-cell-address="Sheet1.AB836:Sheet1.AB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Y836:Sheet1.Y836">SXCS (h = 0.2)</text:p>
              </table:table-cell>
              <table:table-cell office:value-type="string">
                <text:p text:id="Sheet1.Z836:Sheet1.Z836">XCS (h = 0.2)</text:p>
              </table:table-cell>
              <table:table-cell office:value-type="string">
                <text:p text:id="Sheet1.AA836:Sheet1.AA836">SXCS (h = 0.05)</text:p>
              </table:table-cell>
              <table:table-cell office:value-type="string">
                <text:p text:id="Sheet1.AB836:Sheet1.AB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X837:Sheet1.X857">0.2</text:p>
              </table:table-cell>
              <table:table-cell office:value-type="float" office:value="23.7">
                <text:p text:id="Sheet1.Y837:Sheet1.Y857">23.7</text:p>
              </table:table-cell>
              <table:table-cell office:value-type="float" office:value="23.17">
                <text:p text:id="Sheet1.Z837:Sheet1.Z857">23.17</text:p>
              </table:table-cell>
              <table:table-cell office:value-type="float" office:value="8">
                <text:p text:id="Sheet1.AA837:Sheet1.AA857">8</text:p>
              </table:table-cell>
              <table:table-cell office:value-type="float" office:value="7.87">
                <text:p text:id="Sheet1.AB837:Sheet1.AB857">7.87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19.96">
                <text:p>19.96</text:p>
              </table:table-cell>
              <table:table-cell office:value-type="float" office:value="19.35">
                <text:p>19.35</text:p>
              </table:table-cell>
              <table:table-cell office:value-type="float" office:value="6.91">
                <text:p>6.91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17.23">
                <text:p>17.23</text:p>
              </table:table-cell>
              <table:table-cell office:value-type="float" office:value="16.75">
                <text:p>16.75</text:p>
              </table:table-cell>
              <table:table-cell office:value-type="float" office:value="6.17">
                <text:p>6.1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6.16">
                <text:p>16.16</text:p>
              </table:table-cell>
              <table:table-cell office:value-type="float" office:value="15.47">
                <text:p>15.47</text:p>
              </table:table-cell>
              <table:table-cell office:value-type="float" office:value="5.96">
                <text:p>5.96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7.23">
                <text:p>17.23</text:p>
              </table:table-cell>
              <table:table-cell office:value-type="float" office:value="16.66">
                <text:p>16.66</text:p>
              </table:table-cell>
              <table:table-cell office:value-type="float" office:value="6.21">
                <text:p>6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47">
                <text:p>19.47</text:p>
              </table:table-cell>
              <table:table-cell office:value-type="float" office:value="18.54">
                <text:p>18.54</text:p>
              </table:table-cell>
              <table:table-cell office:value-type="float" office:value="6.68">
                <text:p>6.6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3.05">
                <text:p>23.05</text:p>
              </table:table-cell>
              <table:table-cell office:value-type="float" office:value="21.96">
                <text:p>21.96</text:p>
              </table:table-cell>
              <table:table-cell office:value-type="float" office:value="7.64">
                <text:p>7.6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7.19">
                <text:p>27.19</text:p>
              </table:table-cell>
              <table:table-cell office:value-type="float" office:value="24.85">
                <text:p>24.85</text:p>
              </table:table-cell>
              <table:table-cell office:value-type="float" office:value="8.79">
                <text:p>8.7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0.83">
                <text:p>30.83</text:p>
              </table:table-cell>
              <table:table-cell office:value-type="float" office:value="29.04">
                <text:p>29.04</text:p>
              </table:table-cell>
              <table:table-cell office:value-type="float" office:value="10.11">
                <text:p>10.1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36.55">
                <text:p>36.55</text:p>
              </table:table-cell>
              <table:table-cell office:value-type="float" office:value="32.89">
                <text:p>32.89</text:p>
              </table:table-cell>
              <table:table-cell office:value-type="float" office:value="11.62">
                <text:p>11.6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0.9">
                <text:p>40.9</text:p>
              </table:table-cell>
              <table:table-cell office:value-type="float" office:value="37.42">
                <text:p>37.42</text:p>
              </table:table-cell>
              <table:table-cell office:value-type="float" office:value="13.41">
                <text:p>13.4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45.97">
                <text:p>45.97</text:p>
              </table:table-cell>
              <table:table-cell office:value-type="float" office:value="41.57">
                <text:p>41.57</text:p>
              </table:table-cell>
              <table:table-cell office:value-type="float" office:value="15.71">
                <text:p>15.71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0.61">
                <text:p>50.61</text:p>
              </table:table-cell>
              <table:table-cell office:value-type="float" office:value="45.11">
                <text:p>45.11</text:p>
              </table:table-cell>
              <table:table-cell office:value-type="float" office:value="18.08">
                <text:p>18.08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5.5">
                <text:p>55.5</text:p>
              </table:table-cell>
              <table:table-cell office:value-type="float" office:value="50.91">
                <text:p>50.91</text:p>
              </table:table-cell>
              <table:table-cell office:value-type="float" office:value="21.47">
                <text:p>21.47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60.24">
                <text:p>60.24</text:p>
              </table:table-cell>
              <table:table-cell office:value-type="float" office:value="54.35">
                <text:p>54.35</text:p>
              </table:table-cell>
              <table:table-cell office:value-type="float" office:value="24.88">
                <text:p>24.88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4.55">
                <text:p>64.55</text:p>
              </table:table-cell>
              <table:table-cell office:value-type="float" office:value="58.36">
                <text:p>58.36</text:p>
              </table:table-cell>
              <table:table-cell office:value-type="float" office:value="28.36">
                <text:p>28.3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69.64">
                <text:p>69.64</text:p>
              </table:table-cell>
              <table:table-cell office:value-type="float" office:value="63.13">
                <text:p>63.13</text:p>
              </table:table-cell>
              <table:table-cell office:value-type="float" office:value="32.67">
                <text:p>32.67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1.97">
                <text:p>71.97</text:p>
              </table:table-cell>
              <table:table-cell office:value-type="float" office:value="66.72">
                <text:p>66.72</text:p>
              </table:table-cell>
              <table:table-cell office:value-type="float" office:value="36.42">
                <text:p>36.4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5.62">
                <text:p>75.62</text:p>
              </table:table-cell>
              <table:table-cell office:value-type="float" office:value="68.83">
                <text:p>68.83</text:p>
              </table:table-cell>
              <table:table-cell office:value-type="float" office:value="39.52">
                <text:p>39.52</text:p>
              </table:table-cell>
              <table:table-cell office:value-type="float" office:value="35.43">
                <text:p>35.43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7.9">
                <text:p>77.9</text:p>
              </table:table-cell>
              <table:table-cell office:value-type="float" office:value="73.35">
                <text:p>73.35</text:p>
              </table:table-cell>
              <table:table-cell office:value-type="float" office:value="42.19">
                <text:p>42.19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0.25">
                <text:p>80.25</text:p>
              </table:table-cell>
              <table:table-cell office:value-type="float" office:value="77.8">
                <text:p>77.8</text:p>
              </table:table-cell>
              <table:table-cell office:value-type="float" office:value="44.14">
                <text:p>44.14</text:p>
              </table:table-cell>
              <table:table-cell office:value-type="float" office:value="39.37">
                <text:p>39.3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88cm" svg:y="1.817cm" chart:style-name="ch2"/>
        <chart:plot-area chart:style-name="ch3" table:cell-range-address="Sheet1.B907:Sheet1.F928" chart:data-source-has-labels="both" svg:x="0.407cm" svg:y="0.14cm" svg:width="10.878cm" svg:height="6.652cm">
          <chart:axis chart:dimension="x" chart:name="primary-x" chart:style-name="ch4">
            <chart:title svg:x="4.878cm" svg:y="6.337cm" chart:style-name="ch5">
              <text:p>tournament factor</text:p>
            </chart:title>
            <chart:categories table:cell-range-address="Sheet1.B908:Sheet1.B928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908:Sheet1.C928" chart:label-cell-address="Sheet1.C907:Sheet1.C907" chart:class="chart:line">
            <chart:data-point chart:repeated="21"/>
          </chart:series>
          <chart:series chart:style-name="ch9" chart:values-cell-range-address="Sheet1.D908:Sheet1.D928" chart:label-cell-address="Sheet1.D907:Sheet1.D907" chart:class="chart:line">
            <chart:data-point chart:repeated="21"/>
          </chart:series>
          <chart:series chart:style-name="ch10" chart:values-cell-range-address="Sheet1.E908:Sheet1.E928" chart:label-cell-address="Sheet1.E907:Sheet1.E907" chart:class="chart:line">
            <chart:data-point chart:repeated="21"/>
          </chart:series>
          <chart:series chart:style-name="ch11" chart:values-cell-range-address="Sheet1.F908:Sheet1.F928" chart:label-cell-address="Sheet1.F907:Sheet1.F907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907:Sheet1.C907">SXCS (h = 0.2),          intelligent</text:p>
              </table:table-cell>
              <table:table-cell office:value-type="string">
                <text:p text:id="Sheet1.D907:Sheet1.D907">SXCS (h = 0.2),        Richtungsänderung</text:p>
              </table:table-cell>
              <table:table-cell office:value-type="string">
                <text:p text:id="Sheet1.E907:Sheet1.E907">SXCS (h = 0.05),        intelligent</text:p>
              </table:table-cell>
              <table:table-cell office:value-type="string">
                <text:p text:id="Sheet1.F907:Sheet1.F907">SXCS (h = 0.05),     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B908:Sheet1.B928">0.2</text:p>
              </table:table-cell>
              <table:table-cell office:value-type="float" office:value="0.0399999999999991">
                <text:p text:id="Sheet1.C908:Sheet1.C928">0.0399999999999991</text:p>
              </table:table-cell>
              <table:table-cell office:value-type="float" office:value="-0.809999999999999">
                <text:p text:id="Sheet1.D908:Sheet1.D928">-0.809999999999999</text:p>
              </table:table-cell>
              <table:table-cell office:value-type="float" office:value="0.810000000000001">
                <text:p text:id="Sheet1.E908:Sheet1.E928">0.810000000000001</text:p>
              </table:table-cell>
              <table:table-cell office:value-type="float" office:value="1.48">
                <text:p text:id="Sheet1.F908:Sheet1.F928">1.48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0.459999999999999">
                <text:p>0.459999999999999</text:p>
              </table:table-cell>
              <table:table-cell office:value-type="float" office:value="0.0500000000000043">
                <text:p>0.0500000000000043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.869999999999999">
                <text:p>0.869999999999999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219999999999999">
                <text:p>0.219999999999999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0.629999999999999">
                <text:p>0.629999999999999</text:p>
              </table:table-cell>
              <table:table-cell office:value-type="float" office:value="0.469999999999999">
                <text:p>0.469999999999999</text:p>
              </table:table-cell>
              <table:table-cell office:value-type="float" office:value="0.91">
                <text:p>0.9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.46">
                <text:p>1.46</text:p>
              </table:table-cell>
              <table:table-cell office:value-type="float" office:value="-0.0499999999999972">
                <text:p>-0.0499999999999972</text:p>
              </table:table-cell>
              <table:table-cell office:value-type="float" office:value="0.92">
                <text:p>0.9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8">
                <text:p>1.8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1.69">
                <text:p>1.6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.08">
                <text:p>2.08</text:p>
              </table:table-cell>
              <table:table-cell office:value-type="float" office:value="0.130000000000003">
                <text:p>0.130000000000003</text:p>
              </table:table-cell>
              <table:table-cell office:value-type="float" office:value="2.19">
                <text:p>2.1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.65">
                <text:p>2.65</text:p>
              </table:table-cell>
              <table:table-cell office:value-type="float" office:value="-0.279999999999998">
                <text:p>-0.279999999999998</text:p>
              </table:table-cell>
              <table:table-cell office:value-type="float" office:value="3.08">
                <text:p>3.0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.26">
                <text:p>3.26</text:p>
              </table:table-cell>
              <table:table-cell office:value-type="float" office:value="-0.779999999999998">
                <text:p>-0.779999999999998</text:p>
              </table:table-cell>
              <table:table-cell office:value-type="float" office:value="3.64">
                <text:p>3.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2.54">
                <text:p>2.54</text:p>
              </table:table-cell>
              <table:table-cell office:value-type="float" office:value="-0.349999999999998">
                <text:p>-0.349999999999998</text:p>
              </table:table-cell>
              <table:table-cell office:value-type="float" office:value="4.27">
                <text:p>4.2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.73">
                <text:p>1.73</text:p>
              </table:table-cell>
              <table:table-cell office:value-type="float" office:value="-1.01">
                <text:p>-1.01</text:p>
              </table:table-cell>
              <table:table-cell office:value-type="float" office:value="4.87">
                <text:p>4.8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.46">
                <text:p>1.46</text:p>
              </table:table-cell>
              <table:table-cell office:value-type="float" office:value="-1.02">
                <text:p>-1.02</text:p>
              </table:table-cell>
              <table:table-cell office:value-type="float" office:value="4.86">
                <text:p>4.8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34">
                <text:p>1.34</text:p>
              </table:table-cell>
              <table:table-cell office:value-type="float" office:value="-1.23">
                <text:p>-1.23</text:p>
              </table:table-cell>
              <table:table-cell office:value-type="float" office:value="5.05">
                <text:p>5.0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0.889999999999999">
                <text:p>0.889999999999999</text:p>
              </table:table-cell>
              <table:table-cell office:value-type="float" office:value="-2.02">
                <text:p>-2.02</text:p>
              </table:table-cell>
              <table:table-cell office:value-type="float" office:value="5.3">
                <text:p>5.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2.14">
                <text:p>-2.14</text:p>
              </table:table-cell>
              <table:table-cell office:value-type="float" office:value="5.04">
                <text:p>5.0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0.15">
                <text:p>-0.15</text:p>
              </table:table-cell>
              <table:table-cell office:value-type="float" office:value="-2.73">
                <text:p>-2.73</text:p>
              </table:table-cell>
              <table:table-cell office:value-type="float" office:value="4.82">
                <text:p>4.82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0.710000000000001">
                <text:p>-0.710000000000001</text:p>
              </table:table-cell>
              <table:table-cell office:value-type="float" office:value="-3.39">
                <text:p>-3.39</text:p>
              </table:table-cell>
              <table:table-cell office:value-type="float" office:value="4.38">
                <text:p>4.38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1.5">
                <text:p>-1.5</text:p>
              </table:table-cell>
              <table:table-cell office:value-type="float" office:value="-4.31">
                <text:p>-4.31</text:p>
              </table:table-cell>
              <table:table-cell office:value-type="float" office:value="3.38">
                <text:p>3.3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2.23">
                <text:p>-2.23</text:p>
              </table:table-cell>
              <table:table-cell office:value-type="float" office:value="-4.31">
                <text:p>-4.31</text:p>
              </table:table-cell>
              <table:table-cell office:value-type="float" office:value="2.6">
                <text:p>2.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3.33">
                <text:p>-3.33</text:p>
              </table:table-cell>
              <table:table-cell office:value-type="float" office:value="-5.06">
                <text:p>-5.06</text:p>
              </table:table-cell>
              <table:table-cell office:value-type="float" office:value="1.7">
                <text:p>1.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5.64">
                <text:p>-5.64</text:p>
              </table:table-cell>
              <table:table-cell office:value-type="float" office:value="-6.45">
                <text:p>-6.45</text:p>
              </table:table-cell>
              <table:table-cell office:value-type="float" office:value="-0.720000000000001">
                <text:p>-0.720000000000001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88cm" svg:y="1.817cm" chart:style-name="ch2"/>
        <chart:plot-area chart:style-name="ch3" table:cell-range-address="Sheet1.I907:Sheet1.M928" chart:data-source-has-labels="both" svg:x="0.407cm" svg:y="0.14cm" svg:width="10.878cm" svg:height="6.652cm">
          <chart:axis chart:dimension="x" chart:name="primary-x" chart:style-name="ch4">
            <chart:title svg:x="4.878cm" svg:y="6.337cm" chart:style-name="ch5">
              <text:p>tournament factor</text:p>
            </chart:title>
            <chart:categories table:cell-range-address="Sheet1.I908:Sheet1.I928"/>
          </chart:axis>
          <chart:axis chart:dimension="y" chart:name="primary-y" chart:style-name="ch4">
            <chart:title svg:x="0.308cm" svg:y="5.336cm" chart:style-name="ch6">
              <text:p>blockierte Bewegungen (in %)</text:p>
            </chart:title>
            <chart:grid chart:style-name="ch7" chart:class="major"/>
          </chart:axis>
          <chart:series chart:style-name="ch8" chart:values-cell-range-address="Sheet1.J908:Sheet1.J928" chart:label-cell-address="Sheet1.J907:Sheet1.J907" chart:class="chart:line">
            <chart:data-point chart:repeated="21"/>
          </chart:series>
          <chart:series chart:style-name="ch9" chart:values-cell-range-address="Sheet1.K908:Sheet1.K928" chart:label-cell-address="Sheet1.K907:Sheet1.K907" chart:class="chart:line">
            <chart:data-point chart:repeated="21"/>
          </chart:series>
          <chart:series chart:style-name="ch10" chart:values-cell-range-address="Sheet1.L908:Sheet1.L928" chart:label-cell-address="Sheet1.L907:Sheet1.L907" chart:class="chart:line">
            <chart:data-point chart:repeated="21"/>
          </chart:series>
          <chart:series chart:style-name="ch11" chart:values-cell-range-address="Sheet1.M908:Sheet1.M928" chart:label-cell-address="Sheet1.M907:Sheet1.M907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907:Sheet1.J907">SXCS (h = 0.2),          intelligent</text:p>
              </table:table-cell>
              <table:table-cell office:value-type="string">
                <text:p text:id="Sheet1.K907:Sheet1.K907">SXCS (h = 0.2),        Richtungsänderung</text:p>
              </table:table-cell>
              <table:table-cell office:value-type="string">
                <text:p text:id="Sheet1.L907:Sheet1.L907">SXCS (h = 0.05),        intelligent</text:p>
              </table:table-cell>
              <table:table-cell office:value-type="string">
                <text:p text:id="Sheet1.M907:Sheet1.M907">SXCS (h = 0.05),     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I908:Sheet1.I928">0.2</text:p>
              </table:table-cell>
              <table:table-cell office:value-type="float" office:value="19.76">
                <text:p text:id="Sheet1.J908:Sheet1.J928">19.76</text:p>
              </table:table-cell>
              <table:table-cell office:value-type="float" office:value="18.74">
                <text:p text:id="Sheet1.K908:Sheet1.K928">18.74</text:p>
              </table:table-cell>
              <table:table-cell office:value-type="float" office:value="6.88">
                <text:p text:id="Sheet1.L908:Sheet1.L928">6.88</text:p>
              </table:table-cell>
              <table:table-cell office:value-type="float" office:value="6.56">
                <text:p text:id="Sheet1.M908:Sheet1.M928">6.56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16.95">
                <text:p>16.95</text:p>
              </table:table-cell>
              <table:table-cell office:value-type="float" office:value="16.37">
                <text:p>16.37</text:p>
              </table:table-cell>
              <table:table-cell office:value-type="float" office:value="6.15">
                <text:p>6.15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15.17">
                <text:p>15.17</text:p>
              </table:table-cell>
              <table:table-cell office:value-type="float" office:value="14.88">
                <text:p>14.88</text:p>
              </table:table-cell>
              <table:table-cell office:value-type="float" office:value="5.76">
                <text:p>5.76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4.95">
                <text:p>14.95</text:p>
              </table:table-cell>
              <table:table-cell office:value-type="float" office:value="15.01">
                <text:p>15.01</text:p>
              </table:table-cell>
              <table:table-cell office:value-type="float" office:value="5.62">
                <text:p>5.6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6.09">
                <text:p>16.09</text:p>
              </table:table-cell>
              <table:table-cell office:value-type="float" office:value="15.68">
                <text:p>15.68</text:p>
              </table:table-cell>
              <table:table-cell office:value-type="float" office:value="5.83">
                <text:p>5.8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7.84">
                <text:p>17.84</text:p>
              </table:table-cell>
              <table:table-cell office:value-type="float" office:value="17.45">
                <text:p>17.45</text:p>
              </table:table-cell>
              <table:table-cell office:value-type="float" office:value="6.3">
                <text:p>6.3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0.05">
                <text:p>20.05</text:p>
              </table:table-cell>
              <table:table-cell office:value-type="float" office:value="19.28">
                <text:p>19.28</text:p>
              </table:table-cell>
              <table:table-cell office:value-type="float" office:value="6.97">
                <text:p>6.97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3.09">
                <text:p>23.09</text:p>
              </table:table-cell>
              <table:table-cell office:value-type="float" office:value="21.83">
                <text:p>21.83</text:p>
              </table:table-cell>
              <table:table-cell office:value-type="float" office:value="7.92">
                <text:p>7.9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26">
                <text:p>26</text:p>
              </table:table-cell>
              <table:table-cell office:value-type="float" office:value="24.33">
                <text:p>24.33</text:p>
              </table:table-cell>
              <table:table-cell office:value-type="float" office:value="8.98">
                <text:p>8.9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28.69">
                <text:p>28.69</text:p>
              </table:table-cell>
              <table:table-cell office:value-type="float" office:value="26.76">
                <text:p>26.76</text:p>
              </table:table-cell>
              <table:table-cell office:value-type="float" office:value="9.86">
                <text:p>9.8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1.56">
                <text:p>31.56</text:p>
              </table:table-cell>
              <table:table-cell office:value-type="float" office:value="29.99">
                <text:p>29.99</text:p>
              </table:table-cell>
              <table:table-cell office:value-type="float" office:value="11.16">
                <text:p>11.16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4.73">
                <text:p>34.73</text:p>
              </table:table-cell>
              <table:table-cell office:value-type="float" office:value="32.87">
                <text:p>32.87</text:p>
              </table:table-cell>
              <table:table-cell office:value-type="float" office:value="12.7">
                <text:p>12.7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7.42">
                <text:p>37.42</text:p>
              </table:table-cell>
              <table:table-cell office:value-type="float" office:value="35.03">
                <text:p>35.03</text:p>
              </table:table-cell>
              <table:table-cell office:value-type="float" office:value="13.82">
                <text:p>13.82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0.87">
                <text:p>40.87</text:p>
              </table:table-cell>
              <table:table-cell office:value-type="float" office:value="38.29">
                <text:p>38.29</text:p>
              </table:table-cell>
              <table:table-cell office:value-type="float" office:value="15.18">
                <text:p>15.18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43.46">
                <text:p>43.46</text:p>
              </table:table-cell>
              <table:table-cell office:value-type="float" office:value="40.91">
                <text:p>40.91</text:p>
              </table:table-cell>
              <table:table-cell office:value-type="float" office:value="17.35">
                <text:p>17.35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6.9">
                <text:p>46.9</text:p>
              </table:table-cell>
              <table:table-cell office:value-type="float" office:value="44.07">
                <text:p>44.07</text:p>
              </table:table-cell>
              <table:table-cell office:value-type="float" office:value="19.4">
                <text:p>19.4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50.31">
                <text:p>50.31</text:p>
              </table:table-cell>
              <table:table-cell office:value-type="float" office:value="47.26">
                <text:p>47.26</text:p>
              </table:table-cell>
              <table:table-cell office:value-type="float" office:value="22.28">
                <text:p>22.28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53.62">
                <text:p>53.62</text:p>
              </table:table-cell>
              <table:table-cell office:value-type="float" office:value="50.21">
                <text:p>50.21</text:p>
              </table:table-cell>
              <table:table-cell office:value-type="float" office:value="25.08">
                <text:p>25.08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58.26">
                <text:p>58.26</text:p>
              </table:table-cell>
              <table:table-cell office:value-type="float" office:value="53.2">
                <text:p>53.2</text:p>
              </table:table-cell>
              <table:table-cell office:value-type="float" office:value="28.84">
                <text:p>28.8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1.83">
                <text:p>61.83</text:p>
              </table:table-cell>
              <table:table-cell office:value-type="float" office:value="57.33">
                <text:p>57.33</text:p>
              </table:table-cell>
              <table:table-cell office:value-type="float" office:value="32.51">
                <text:p>32.51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9.64">
                <text:p>69.64</text:p>
              </table:table-cell>
              <table:table-cell office:value-type="float" office:value="62.8">
                <text:p>62.8</text:p>
              </table:table-cell>
              <table:table-cell office:value-type="float" office:value="40.77">
                <text:p>40.77</text:p>
              </table:table-cell>
              <table:table-cell office:value-type="float" office:value="32.78">
                <text:p>32.7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244cm" svg:y="2.203cm" chart:style-name="ch2"/>
        <chart:plot-area chart:style-name="ch3" table:cell-range-address="Sheet1.B209:Sheet1.E230" chart:data-source-has-labels="both" svg:x="0.407cm" svg:y="0.139cm" svg:width="10.534cm" svg:height="6.631cm">
          <chart:axis chart:dimension="x" chart:name="primary-x" chart:style-name="ch4">
            <chart:title svg:x="4.028cm" svg:y="6.314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8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series chart:style-name="ch9" chart:values-cell-range-address="Sheet1.D210:Sheet1.D230" chart:label-cell-address="Sheet1.D209:Sheet1.D209" chart:class="chart:line">
            <chart:data-point chart:repeated="21"/>
          </chart:series>
          <chart:series chart:style-name="ch10" chart:values-cell-range-address="Sheet1.E210:Sheet1.E230" chart:label-cell-address="Sheet1.E209:Sheet1.E209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721cm" svg:y="2.77cm" chart:style-name="ch2"/>
        <chart:plot-area chart:style-name="ch3" table:cell-range-address="Sheet1.B159:Sheet1.E180" chart:data-source-has-labels="both" svg:x="0.407cm" svg:y="0.14cm" svg:width="11.011cm" svg:height="6.652cm">
          <chart:axis chart:dimension="x" chart:name="primary-x" chart:style-name="ch4">
            <chart:title svg:x="3.858cm" svg:y="6.335cm" chart:style-name="ch5">
              <text:p>Geschwindigkeit des Zielobjekts</text:p>
            </chart:title>
            <chart:categories table:cell-range-address="Sheet1.B160:Sheet1.B18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160:Sheet1.C180" chart:label-cell-address="Sheet1.C159:Sheet1.C159" chart:class="chart:line">
            <chart:data-point chart:repeated="21"/>
          </chart:series>
          <chart:series chart:style-name="ch9" chart:values-cell-range-address="Sheet1.D160:Sheet1.D180" chart:label-cell-address="Sheet1.D159:Sheet1.D159" chart:class="chart:line">
            <chart:data-point chart:repeated="21"/>
          </chart:series>
          <chart:series chart:style-name="ch10" chart:values-cell-range-address="Sheet1.E160:Sheet1.E180" chart:label-cell-address="Sheet1.E159:Sheet1.E159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9:Sheet1.C159">Zufällige Bewegung</text:p>
              </table:table-cell>
              <table:table-cell office:value-type="string">
                <text:p text:id="Sheet1.D159:Sheet1.D159">Einfache Heuristik</text:p>
              </table:table-cell>
              <table:table-cell office:value-type="string">
                <text:p text:id="Sheet1.E159:Sheet1.E159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160:Sheet1.B180">0</text:p>
              </table:table-cell>
              <table:table-cell office:value-type="float" office:value="34.46">
                <text:p text:id="Sheet1.C160:Sheet1.C180">34.46</text:p>
              </table:table-cell>
              <table:table-cell office:value-type="float" office:value="98.69">
                <text:p text:id="Sheet1.D160:Sheet1.D180">98.69</text:p>
              </table:table-cell>
              <table:table-cell office:value-type="float" office:value="98.39">
                <text:p text:id="Sheet1.E160:Sheet1.E180">98.3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31">
                <text:p>35.31</text:p>
              </table:table-cell>
              <table:table-cell office:value-type="float" office:value="96.26">
                <text:p>96.26</text:p>
              </table:table-cell>
              <table:table-cell office:value-type="float" office:value="96.28">
                <text:p>96.2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2.22">
                <text:p>32.22</text:p>
              </table:table-cell>
              <table:table-cell office:value-type="float" office:value="93.27">
                <text:p>93.2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3.16">
                <text:p>33.16</text:p>
              </table:table-cell>
              <table:table-cell office:value-type="float" office:value="91.77">
                <text:p>91.77</text:p>
              </table:table-cell>
              <table:table-cell office:value-type="float" office:value="92.59">
                <text:p>92.5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3.2">
                <text:p>33.2</text:p>
              </table:table-cell>
              <table:table-cell office:value-type="float" office:value="91.27">
                <text:p>91.27</text:p>
              </table:table-cell>
              <table:table-cell office:value-type="float" office:value="92.96">
                <text:p>92.9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3.03">
                <text:p>33.03</text:p>
              </table:table-cell>
              <table:table-cell office:value-type="float" office:value="89.95">
                <text:p>89.95</text:p>
              </table:table-cell>
              <table:table-cell office:value-type="float" office:value="91.38">
                <text:p>91.38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05">
                <text:p>33.05</text:p>
              </table:table-cell>
              <table:table-cell office:value-type="float" office:value="88.02">
                <text:p>88.02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3.13">
                <text:p>33.13</text:p>
              </table:table-cell>
              <table:table-cell office:value-type="float" office:value="86.86">
                <text:p>86.86</text:p>
              </table:table-cell>
              <table:table-cell office:value-type="float" office:value="88.11">
                <text:p>88.1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45">
                <text:p>33.45</text:p>
              </table:table-cell>
              <table:table-cell office:value-type="float" office:value="84.81">
                <text:p>84.81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3.74">
                <text:p>33.74</text:p>
              </table:table-cell>
              <table:table-cell office:value-type="float" office:value="82.63">
                <text:p>82.63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2.81">
                <text:p>32.81</text:p>
              </table:table-cell>
              <table:table-cell office:value-type="float" office:value="80.69">
                <text:p>80.69</text:p>
              </table:table-cell>
              <table:table-cell office:value-type="float" office:value="82.95">
                <text:p>82.9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35">
                <text:p>33.35</text:p>
              </table:table-cell>
              <table:table-cell office:value-type="float" office:value="77.17">
                <text:p>77.1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4">
                <text:p>34</text:p>
              </table:table-cell>
              <table:table-cell office:value-type="float" office:value="75.25">
                <text:p>75.25</text:p>
              </table:table-cell>
              <table:table-cell office:value-type="float" office:value="76.59">
                <text:p>76.5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.24">
                <text:p>33.24</text:p>
              </table:table-cell>
              <table:table-cell office:value-type="float" office:value="72.31">
                <text:p>72.31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3.66">
                <text:p>33.66</text:p>
              </table:table-cell>
              <table:table-cell office:value-type="float" office:value="70">
                <text:p>70</text:p>
              </table:table-cell>
              <table:table-cell office:value-type="float" office:value="71.99">
                <text:p>71.99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4.19">
                <text:p>34.19</text:p>
              </table:table-cell>
              <table:table-cell office:value-type="float" office:value="66.89">
                <text:p>66.89</text:p>
              </table:table-cell>
              <table:table-cell office:value-type="float" office:value="69.93">
                <text:p>69.93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3.15">
                <text:p>33.15</text:p>
              </table:table-cell>
              <table:table-cell office:value-type="float" office:value="65.51">
                <text:p>65.51</text:p>
              </table:table-cell>
              <table:table-cell office:value-type="float" office:value="67.34">
                <text:p>67.34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3.19">
                <text:p>33.19</text:p>
              </table:table-cell>
              <table:table-cell office:value-type="float" office:value="62.99">
                <text:p>62.99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2.85">
                <text:p>32.85</text:p>
              </table:table-cell>
              <table:table-cell office:value-type="float" office:value="62">
                <text:p>62</text:p>
              </table:table-cell>
              <table:table-cell office:value-type="float" office:value="64.73">
                <text:p>64.7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3.06">
                <text:p>33.06</text:p>
              </table:table-cell>
              <table:table-cell office:value-type="float" office:value="59.98">
                <text:p>59.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76">
                <text:p>32.76</text:p>
              </table:table-cell>
              <table:table-cell office:value-type="float" office:value="60.93">
                <text:p>60.93</text:p>
              </table:table-cell>
              <table:table-cell office:value-type="float" office:value="63.83">
                <text:p>63.8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62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62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37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38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504cm" svg:y="6.337cm" chart:style-name="ch5">
              <text:p>Anzahl Felder</text:p>
            </chart:title>
          </chart:axis>
          <chart:axis chart:dimension="y" chart:name="primary-y" chart:style-name="ch4">
            <chart:title svg:x="0.281cm" svg:y="4.346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